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/>
    </style:style>
    <style:style style:name="TBL_0_0_col_0" style:family="table-column">
      <style:table-column-properties style:column-width="8.26in"/>
    </style:style>
    <style:style style:name="TBL_0_1" style:master-page-name="master_0" style:family="table">
      <style:table-properties fo:break-before="page"/>
    </style:style>
    <style:style style:name="TBL_0_1_col_0" style:family="table-column">
      <style:table-column-properties style:column-width="8.26in"/>
    </style:style>
    <style:style style:name="TBL_0_2" style:master-page-name="master_0" style:family="table">
      <style:table-properties fo:break-before="page"/>
    </style:style>
    <style:style style:name="TBL_0_2_col_0" style:family="table-column">
      <style:table-column-properties style:column-width="8.26in"/>
    </style:style>
    <style:style style:name="TBL_0_3" style:master-page-name="master_0" style:family="table">
      <style:table-properties fo:break-before="page"/>
    </style:style>
    <style:style style:name="TBL_0_3_col_0" style:family="table-column">
      <style:table-column-properties style:column-width="8.26in"/>
    </style:style>
    <style:style style:name="TBL_0_4" style:master-page-name="master_0" style:family="table">
      <style:table-properties fo:break-before="page"/>
    </style:style>
    <style:style style:name="TBL_0_4_col_0" style:family="table-column">
      <style:table-column-properties style:column-width="8.26in"/>
    </style:style>
    <style:style style:name="TBL_0_5" style:master-page-name="master_0" style:family="table">
      <style:table-properties fo:break-before="page"/>
    </style:style>
    <style:style style:name="TBL_0_5_col_0" style:family="table-column">
      <style:table-column-properties style:column-width="8.26in"/>
    </style:style>
    <style:style style:name="TBL_0_6" style:master-page-name="master_0" style:family="table">
      <style:table-properties fo:break-before="page"/>
    </style:style>
    <style:style style:name="TBL_0_6_col_0" style:family="table-column">
      <style:table-column-properties style:column-width="8.26in"/>
    </style:style>
    <style:style style:name="TBL_0_7" style:master-page-name="master_0" style:family="table">
      <style:table-properties fo:break-before="page"/>
    </style:style>
    <style:style style:name="TBL_0_7_col_0" style:family="table-column">
      <style:table-column-properties style:column-width="8.26in"/>
    </style:style>
    <style:style style:name="TBL_0_8" style:master-page-name="master_0" style:family="table">
      <style:table-properties fo:break-before="page"/>
    </style:style>
    <style:style style:name="TBL_0_8_col_0" style:family="table-column">
      <style:table-column-properties style:column-width="8.26in"/>
    </style:style>
    <style:style style:name="TBL_0_9" style:master-page-name="master_0" style:family="table">
      <style:table-properties fo:break-before="page"/>
    </style:style>
    <style:style style:name="TBL_0_9_col_0" style:family="table-column">
      <style:table-column-properties style:column-width="8.26in"/>
    </style:style>
    <style:style style:name="TBL_0_10" style:master-page-name="master_0" style:family="table">
      <style:table-properties fo:break-before="page"/>
    </style:style>
    <style:style style:name="TBL_0_10_col_0" style:family="table-column">
      <style:table-column-properties style:column-width="8.26in"/>
    </style:style>
    <style:style style:name="TBL_0_11" style:master-page-name="master_0" style:family="table">
      <style:table-properties fo:break-before="page"/>
    </style:style>
    <style:style style:name="TBL_0_11_col_0" style:family="table-column">
      <style:table-column-properties style:column-width="8.26in"/>
    </style:style>
    <style:style style:name="TBL_0_12" style:master-page-name="master_0" style:family="table">
      <style:table-properties fo:break-before="page"/>
    </style:style>
    <style:style style:name="TBL_0_12_col_0" style:family="table-column">
      <style:table-column-properties style:column-width="8.26in"/>
    </style:style>
    <style:style style:name="TBL_0_13" style:master-page-name="master_0" style:family="table">
      <style:table-properties fo:break-before="page"/>
    </style:style>
    <style:style style:name="TBL_0_13_col_0" style:family="table-column">
      <style:table-column-properties style:column-width="8.26in"/>
    </style:style>
    <style:style style:name="TBL_0_14" style:master-page-name="master_0" style:family="table">
      <style:table-properties fo:break-before="page"/>
    </style:style>
    <style:style style:name="TBL_0_14_col_0" style:family="table-column">
      <style:table-column-properties style:column-width="8.26in"/>
    </style:style>
    <style:style style:name="TBL_0_15" style:master-page-name="master_0" style:family="table">
      <style:table-properties fo:break-before="page"/>
    </style:style>
    <style:style style:name="TBL_0_15_col_0" style:family="table-column">
      <style:table-column-properties style:column-width="8.26in"/>
    </style:style>
    <style:style style:name="TBL_0_16" style:master-page-name="master_0" style:family="table">
      <style:table-properties fo:break-before="page"/>
    </style:style>
    <style:style style:name="TBL_0_16_col_0" style:family="table-column">
      <style:table-column-properties style:column-width="8.26in"/>
    </style:style>
    <style:style style:name="TBL_0_17" style:master-page-name="master_0" style:family="table">
      <style:table-properties fo:break-before="page"/>
    </style:style>
    <style:style style:name="TBL_0_17_col_0" style:family="table-column">
      <style:table-column-properties style:column-width="8.26in"/>
    </style:style>
    <style:style style:name="TBL_0_18" style:master-page-name="master_0" style:family="table">
      <style:table-properties fo:break-before="page"/>
    </style:style>
    <style:style style:name="TBL_0_18_col_0" style:family="table-column">
      <style:table-column-properties style:column-width="8.26in"/>
    </style:style>
    <style:style style:name="TBL_0_19" style:master-page-name="master_0" style:family="table">
      <style:table-properties fo:break-before="page"/>
    </style:style>
    <style:style style:name="TBL_0_19_col_0" style:family="table-column">
      <style:table-column-properties style:column-width="8.26in"/>
    </style:style>
    <style:style style:name="TBL_0_20" style:master-page-name="master_0" style:family="table">
      <style:table-properties fo:break-before="page"/>
    </style:style>
    <style:style style:name="TBL_0_20_col_0" style:family="table-column">
      <style:table-column-properties style:column-width="8.26in"/>
    </style:style>
    <style:style style:name="TBL_0_21" style:master-page-name="master_0" style:family="table">
      <style:table-properties fo:break-before="page"/>
    </style:style>
    <style:style style:name="TBL_0_21_col_0" style:family="table-column">
      <style:table-column-properties style:column-width="8.26in"/>
    </style:style>
    <style:style style:name="TBL_0_22" style:master-page-name="master_0" style:family="table">
      <style:table-properties fo:break-before="page"/>
    </style:style>
    <style:style style:name="TBL_0_22_col_0" style:family="table-column">
      <style:table-column-properties style:column-width="8.26in"/>
    </style:style>
    <style:style style:name="TBL_0_23" style:master-page-name="master_0" style:family="table">
      <style:table-properties fo:break-before="page"/>
    </style:style>
    <style:style style:name="TBL_0_23_col_0" style:family="table-column">
      <style:table-column-properties style:column-width="8.26in"/>
    </style:style>
    <style:style style:name="TBL_0_24" style:master-page-name="master_0" style:family="table">
      <style:table-properties fo:break-before="page"/>
    </style:style>
    <style:style style:name="TBL_0_24_col_0" style:family="table-column">
      <style:table-column-properties style:column-width="8.26in"/>
    </style:style>
    <style:style style:name="TBL_0_25" style:master-page-name="master_0" style:family="table">
      <style:table-properties fo:break-before="page"/>
    </style:style>
    <style:style style:name="TBL_0_25_col_0" style:family="table-column">
      <style:table-column-properties style:column-width="8.26in"/>
    </style:style>
    <style:style style:name="TBL_0_26" style:master-page-name="master_0" style:family="table">
      <style:table-properties fo:break-before="page"/>
    </style:style>
    <style:style style:name="TBL_0_26_col_0" style:family="table-column">
      <style:table-column-properties style:column-width="8.26in"/>
    </style:style>
    <style:style style:name="TBL_0_27" style:master-page-name="master_0" style:family="table">
      <style:table-properties fo:break-before="page"/>
    </style:style>
    <style:style style:name="TBL_0_27_col_0" style:family="table-column">
      <style:table-column-properties style:column-width="8.26in"/>
    </style:style>
    <style:style style:name="TBL_0_28" style:master-page-name="master_0" style:family="table">
      <style:table-properties fo:break-before="page"/>
    </style:style>
    <style:style style:name="TBL_0_28_col_0" style:family="table-column">
      <style:table-column-properties style:column-width="8.26in"/>
    </style:style>
    <style:style style:name="TBL_0_29" style:master-page-name="master_0" style:family="table">
      <style:table-properties fo:break-before="page"/>
    </style:style>
    <style:style style:name="TBL_0_29_col_0" style:family="table-column">
      <style:table-column-properties style:column-width="8.26in"/>
    </style:style>
    <style:style style:name="TBL_0_30" style:master-page-name="master_0" style:family="table">
      <style:table-properties fo:break-before="page"/>
    </style:style>
    <style:style style:name="TBL_0_30_col_0" style:family="table-column">
      <style:table-column-properties style:column-width="8.26in"/>
    </style:style>
    <style:style style:name="TBL_0_31" style:master-page-name="master_0" style:family="table">
      <style:table-properties fo:break-before="page"/>
    </style:style>
    <style:style style:name="TBL_0_31_col_0" style:family="table-column">
      <style:table-column-properties style:column-width="8.26in"/>
    </style:style>
    <style:style style:name="TBL_0_32" style:master-page-name="master_0" style:family="table">
      <style:table-properties fo:break-before="page"/>
    </style:style>
    <style:style style:name="TBL_0_32_col_0" style:family="table-column">
      <style:table-column-properties style:column-width="8.26in"/>
    </style:style>
    <style:style style:name="TBL_0_33" style:master-page-name="master_0" style:family="table">
      <style:table-properties fo:break-before="page"/>
    </style:style>
    <style:style style:name="TBL_0_33_col_0" style:family="table-column">
      <style:table-column-properties style:column-width="8.26in"/>
    </style:style>
    <style:style style:name="TBL_0_34" style:master-page-name="master_0" style:family="table">
      <style:table-properties fo:break-before="page"/>
    </style:style>
    <style:style style:name="TBL_0_34_col_0" style:family="table-column">
      <style:table-column-properties style:column-width="8.26in"/>
    </style:style>
    <style:style style:name="TBL_0_35" style:master-page-name="master_0" style:family="table">
      <style:table-properties fo:break-before="page"/>
    </style:style>
    <style:style style:name="TBL_0_35_col_0" style:family="table-column">
      <style:table-column-properties style:column-width="8.26in"/>
    </style:style>
    <style:style style:name="TBL_0_36" style:master-page-name="master_0" style:family="table">
      <style:table-properties fo:break-before="page"/>
    </style:style>
    <style:style style:name="TBL_0_36_col_0" style:family="table-column">
      <style:table-column-properties style:column-width="8.26in"/>
    </style:style>
    <style:style style:name="TBL_0_37" style:master-page-name="master_0" style:family="table">
      <style:table-properties fo:break-before="page"/>
    </style:style>
    <style:style style:name="TBL_0_37_col_0" style:family="table-column">
      <style:table-column-properties style:column-width="8.26in"/>
    </style:style>
    <style:style style:name="TBL_0_38" style:master-page-name="master_0" style:family="table">
      <style:table-properties fo:break-before="page"/>
    </style:style>
    <style:style style:name="TBL_0_38_col_0" style:family="table-column">
      <style:table-column-properties style:column-width="8.26in"/>
    </style:style>
    <style:style style:name="TBL_0_39" style:master-page-name="master_0" style:family="table">
      <style:table-properties fo:break-before="page"/>
    </style:style>
    <style:style style:name="TBL_0_39_col_0" style:family="table-column">
      <style:table-column-properties style:column-width="8.26in"/>
    </style:style>
    <style:style style:name="TBL_0_40" style:master-page-name="master_0" style:family="table">
      <style:table-properties fo:break-before="page"/>
    </style:style>
    <style:style style:name="TBL_0_40_col_0" style:family="table-column">
      <style:table-column-properties style:column-width="8.26in"/>
    </style:style>
    <style:style style:name="TBL_0_41" style:master-page-name="master_0" style:family="table">
      <style:table-properties fo:break-before="page"/>
    </style:style>
    <style:style style:name="TBL_0_41_col_0" style:family="table-column">
      <style:table-column-properties style:column-width="8.26in"/>
    </style:style>
    <style:style style:name="TBL_0_42" style:master-page-name="master_0" style:family="table">
      <style:table-properties fo:break-before="page"/>
    </style:style>
    <style:style style:name="TBL_0_42_col_0" style:family="table-column">
      <style:table-column-properties style:column-width="8.26in"/>
    </style:style>
    <style:style style:name="TBL_0_43" style:master-page-name="master_0" style:family="table">
      <style:table-properties fo:break-before="page"/>
    </style:style>
    <style:style style:name="TBL_0_43_col_0" style:family="table-column">
      <style:table-column-properties style:column-width="8.26in"/>
    </style:style>
    <style:style style:name="TBL_0_44" style:master-page-name="master_0" style:family="table">
      <style:table-properties fo:break-before="page"/>
    </style:style>
    <style:style style:name="TBL_0_44_col_0" style:family="table-column">
      <style:table-column-properties style:column-width="8.26in"/>
    </style:style>
    <style:style style:name="TBL_0_45" style:master-page-name="master_0" style:family="table">
      <style:table-properties fo:break-before="page"/>
    </style:style>
    <style:style style:name="TBL_0_45_col_0" style:family="table-column">
      <style:table-column-properties style:column-width="8.26in"/>
    </style:style>
    <style:style style:name="TBL_0_46" style:master-page-name="master_0" style:family="table">
      <style:table-properties fo:break-before="page"/>
    </style:style>
    <style:style style:name="TBL_0_46_col_0" style:family="table-column">
      <style:table-column-properties style:column-width="8.26in"/>
    </style:style>
    <style:style style:name="TBL_0_47" style:master-page-name="master_0" style:family="table">
      <style:table-properties fo:break-before="page"/>
    </style:style>
    <style:style style:name="TBL_0_47_col_0" style:family="table-column">
      <style:table-column-properties style:column-width="8.26in"/>
    </style:style>
    <style:style style:name="TBL_0_48" style:master-page-name="master_0" style:family="table">
      <style:table-properties fo:break-before="page"/>
    </style:style>
    <style:style style:name="TBL_0_48_col_0" style:family="table-column">
      <style:table-column-properties style:column-width="8.26in"/>
    </style:style>
    <style:style style:name="TBL_0_49" style:master-page-name="master_0" style:family="table">
      <style:table-properties fo:break-before="page"/>
    </style:style>
    <style:style style:name="TBL_0_49_col_0" style:family="table-column">
      <style:table-column-properties style:column-width="8.26in"/>
    </style:style>
    <style:style style:name="TBL_0_50" style:master-page-name="master_0" style:family="table">
      <style:table-properties fo:break-before="page"/>
    </style:style>
    <style:style style:name="TBL_0_50_col_0" style:family="table-column">
      <style:table-column-properties style:column-width="8.26in"/>
    </style:style>
    <style:style style:name="TBL_0_51" style:master-page-name="master_0" style:family="table">
      <style:table-properties fo:break-before="page"/>
    </style:style>
    <style:style style:name="TBL_0_51_col_0" style:family="table-column">
      <style:table-column-properties style:column-width="8.26in"/>
    </style:style>
    <style:style style:name="TBL_0_52" style:master-page-name="master_0" style:family="table">
      <style:table-properties fo:break-before="page"/>
    </style:style>
    <style:style style:name="TBL_0_52_col_0" style:family="table-column">
      <style:table-column-properties style:column-width="8.26in"/>
    </style:style>
    <style:style style:name="TBL_0_53" style:master-page-name="master_0" style:family="table">
      <style:table-properties fo:break-before="page"/>
    </style:style>
    <style:style style:name="TBL_0_53_col_0" style:family="table-column">
      <style:table-column-properties style:column-width="8.26in"/>
    </style:style>
    <style:style style:name="TBL_0_54" style:master-page-name="master_0" style:family="table">
      <style:table-properties fo:break-before="page"/>
    </style:style>
    <style:style style:name="TBL_0_54_col_0" style:family="table-column">
      <style:table-column-properties style:column-width="8.26in"/>
    </style:style>
    <style:style style:name="TBL_0_55" style:master-page-name="master_0" style:family="table">
      <style:table-properties fo:break-before="page"/>
    </style:style>
    <style:style style:name="TBL_0_55_col_0" style:family="table-column">
      <style:table-column-properties style:column-width="8.26in"/>
    </style:style>
    <style:style style:name="TBL_0_56" style:master-page-name="master_0" style:family="table">
      <style:table-properties fo:break-before="page"/>
    </style:style>
    <style:style style:name="TBL_0_56_col_0" style:family="table-column">
      <style:table-column-properties style:column-width="8.26in"/>
    </style:style>
    <style:style style:name="TBL_0_57" style:master-page-name="master_0" style:family="table">
      <style:table-properties fo:break-before="page"/>
    </style:style>
    <style:style style:name="TBL_0_57_col_0" style:family="table-column">
      <style:table-column-properties style:column-width="8.26in"/>
    </style:style>
    <style:style style:name="TBL_0_58" style:master-page-name="master_0" style:family="table">
      <style:table-properties fo:break-before="page"/>
    </style:style>
    <style:style style:name="TBL_0_58_col_0" style:family="table-column">
      <style:table-column-properties style:column-width="8.26in"/>
    </style:style>
    <style:style style:name="TBL_0_59" style:master-page-name="master_0" style:family="table">
      <style:table-properties fo:break-before="page"/>
    </style:style>
    <style:style style:name="TBL_0_59_col_0" style:family="table-column">
      <style:table-column-properties style:column-width="8.26in"/>
    </style:style>
    <style:style style:name="TBL_0_60" style:master-page-name="master_0" style:family="table">
      <style:table-properties fo:break-before="page"/>
    </style:style>
    <style:style style:name="TBL_0_60_col_0" style:family="table-column">
      <style:table-column-properties style:column-width="8.26in"/>
    </style:style>
    <style:style style:name="TBL_0_61" style:master-page-name="master_0" style:family="table">
      <style:table-properties fo:break-before="page"/>
    </style:style>
    <style:style style:name="TBL_0_61_col_0" style:family="table-column">
      <style:table-column-properties style:column-width="8.26in"/>
    </style:style>
    <style:style style:name="TBL_0_62" style:master-page-name="master_0" style:family="table">
      <style:table-properties fo:break-before="page"/>
    </style:style>
    <style:style style:name="TBL_0_62_col_0" style:family="table-column">
      <style:table-column-properties style:column-width="8.26in"/>
    </style:style>
    <style:style style:name="TBL_0_63" style:master-page-name="master_0" style:family="table">
      <style:table-properties fo:break-before="page"/>
    </style:style>
    <style:style style:name="TBL_0_63_col_0" style:family="table-column">
      <style:table-column-properties style:column-width="8.26in"/>
    </style:style>
    <style:style style:name="TBL_0_64" style:master-page-name="master_0" style:family="table">
      <style:table-properties fo:break-before="page"/>
    </style:style>
    <style:style style:name="TBL_0_64_col_0" style:family="table-column">
      <style:table-column-properties style:column-width="8.26in"/>
    </style:style>
    <style:style style:name="TBL_0_65" style:master-page-name="master_0" style:family="table">
      <style:table-properties fo:break-before="page"/>
    </style:style>
    <style:style style:name="TBL_0_65_col_0" style:family="table-column">
      <style:table-column-properties style:column-width="8.26in"/>
    </style:style>
    <style:style style:name="TBL_0_66" style:master-page-name="master_0" style:family="table">
      <style:table-properties fo:break-before="page"/>
    </style:style>
    <style:style style:name="TBL_0_66_col_0" style:family="table-column">
      <style:table-column-properties style:column-width="8.26in"/>
    </style:style>
    <style:style style:name="TBL_0_67" style:master-page-name="master_0" style:family="table">
      <style:table-properties fo:break-before="page"/>
    </style:style>
    <style:style style:name="TBL_0_67_col_0" style:family="table-column">
      <style:table-column-properties style:column-width="8.26in"/>
    </style:style>
    <style:style style:name="TBL_0_68" style:master-page-name="master_0" style:family="table">
      <style:table-properties fo:break-before="page"/>
    </style:style>
    <style:style style:name="TBL_0_68_col_0" style:family="table-column">
      <style:table-column-properties style:column-width="8.26in"/>
    </style:style>
    <style:style style:name="TBL_0_69" style:master-page-name="master_0" style:family="table">
      <style:table-properties fo:break-before="page"/>
    </style:style>
    <style:style style:name="TBL_0_69_col_0" style:family="table-column">
      <style:table-column-properties style:column-width="8.26in"/>
    </style:style>
    <style:style style:name="TBL_0_70" style:master-page-name="master_0" style:family="table">
      <style:table-properties fo:break-before="page"/>
    </style:style>
    <style:style style:name="TBL_0_70_col_0" style:family="table-column">
      <style:table-column-properties style:column-width="8.26in"/>
    </style:style>
    <style:style style:name="TBL_0_71" style:master-page-name="master_0" style:family="table">
      <style:table-properties fo:break-before="page"/>
    </style:style>
    <style:style style:name="TBL_0_71_col_0" style:family="table-column">
      <style:table-column-properties style:column-width="8.26in"/>
    </style:style>
    <style:style style:name="TBL_0_72" style:master-page-name="master_0" style:family="table">
      <style:table-properties fo:break-before="page"/>
    </style:style>
    <style:style style:name="TBL_0_72_col_0" style:family="table-column">
      <style:table-column-properties style:column-width="8.26in"/>
    </style:style>
    <style:style style:name="TBL_0_73" style:master-page-name="master_0" style:family="table">
      <style:table-properties fo:break-before="page"/>
    </style:style>
    <style:style style:name="TBL_0_73_col_0" style:family="table-column">
      <style:table-column-properties style:column-width="8.26in"/>
    </style:style>
    <style:style style:name="TBL_0_74" style:master-page-name="master_0" style:family="table">
      <style:table-properties fo:break-before="page"/>
    </style:style>
    <style:style style:name="TBL_0_74_col_0" style:family="table-column">
      <style:table-column-properties style:column-width="8.26in"/>
    </style:style>
    <style:style style:name="TBL_0_75" style:master-page-name="master_0" style:family="table">
      <style:table-properties fo:break-before="page"/>
    </style:style>
    <style:style style:name="TBL_0_75_col_0" style:family="table-column">
      <style:table-column-properties style:column-width="8.26in"/>
    </style:style>
    <style:style style:name="TBL_0_76" style:master-page-name="master_0" style:family="table">
      <style:table-properties fo:break-before="page"/>
    </style:style>
    <style:style style:name="TBL_0_76_col_0" style:family="table-column">
      <style:table-column-properties style:column-width="8.26in"/>
    </style:style>
    <style:style style:name="TBL_0_77" style:master-page-name="master_0" style:family="table">
      <style:table-properties fo:break-before="page"/>
    </style:style>
    <style:style style:name="TBL_0_77_col_0" style:family="table-column">
      <style:table-column-properties style:column-width="8.26in"/>
    </style:style>
    <style:style style:name="TBL_0_78" style:master-page-name="master_0" style:family="table">
      <style:table-properties fo:break-before="page"/>
    </style:style>
    <style:style style:name="TBL_0_78_col_0" style:family="table-column">
      <style:table-column-properties style:column-width="8.26in"/>
    </style:style>
    <style:style style:name="TBL_0_79" style:master-page-name="master_0" style:family="table">
      <style:table-properties fo:break-before="page"/>
    </style:style>
    <style:style style:name="TBL_0_79_col_0" style:family="table-column">
      <style:table-column-properties style:column-width="8.26in"/>
    </style:style>
    <style:style style:name="TBL_0_80" style:master-page-name="master_0" style:family="table">
      <style:table-properties fo:break-before="page"/>
    </style:style>
    <style:style style:name="TBL_0_80_col_0" style:family="table-column">
      <style:table-column-properties style:column-width="8.26in"/>
    </style:style>
    <style:style style:name="TBL_0_81" style:master-page-name="master_0" style:family="table">
      <style:table-properties fo:break-before="page"/>
    </style:style>
    <style:style style:name="TBL_0_81_col_0" style:family="table-column">
      <style:table-column-properties style:column-width="8.26in"/>
    </style:style>
    <style:style style:name="TBL_0_82" style:master-page-name="master_0" style:family="table">
      <style:table-properties fo:break-before="page"/>
    </style:style>
    <style:style style:name="TBL_0_82_col_0" style:family="table-column">
      <style:table-column-properties style:column-width="8.26in"/>
    </style:style>
    <style:style style:name="TBL_0_83" style:master-page-name="master_0" style:family="table">
      <style:table-properties fo:break-before="page"/>
    </style:style>
    <style:style style:name="TBL_0_83_col_0" style:family="table-column">
      <style:table-column-properties style:column-width="8.26in"/>
    </style:style>
    <style:style style:name="TBL_0_84" style:master-page-name="master_0" style:family="table">
      <style:table-properties fo:break-before="page"/>
    </style:style>
    <style:style style:name="TBL_0_84_col_0" style:family="table-column">
      <style:table-column-properties style:column-width="8.26in"/>
    </style:style>
    <style:style style:name="TBL_0_85" style:master-page-name="master_0" style:family="table">
      <style:table-properties fo:break-before="page"/>
    </style:style>
    <style:style style:name="TBL_0_85_col_0" style:family="table-column">
      <style:table-column-properties style:column-width="8.26in"/>
    </style:style>
    <style:style style:name="TBL_0_86" style:master-page-name="master_0" style:family="table">
      <style:table-properties fo:break-before="page"/>
    </style:style>
    <style:style style:name="TBL_0_86_col_0" style:family="table-column">
      <style:table-column-properties style:column-width="8.26in"/>
    </style:style>
    <style:style style:name="TBL_0_87" style:master-page-name="master_0" style:family="table">
      <style:table-properties fo:break-before="page"/>
    </style:style>
    <style:style style:name="TBL_0_87_col_0" style:family="table-column">
      <style:table-column-properties style:column-width="8.26in"/>
    </style:style>
    <style:style style:name="TBL_0_88" style:master-page-name="master_0" style:family="table">
      <style:table-properties fo:break-before="page"/>
    </style:style>
    <style:style style:name="TBL_0_88_col_0" style:family="table-column">
      <style:table-column-properties style:column-width="8.26in"/>
    </style:style>
    <style:style style:name="TBL_0_89" style:master-page-name="master_0" style:family="table">
      <style:table-properties fo:break-before="page"/>
    </style:style>
    <style:style style:name="TBL_0_89_col_0" style:family="table-column">
      <style:table-column-properties style:column-width="8.26in"/>
    </style:style>
    <style:style style:name="TBL_0_90" style:master-page-name="master_0" style:family="table">
      <style:table-properties fo:break-before="page"/>
    </style:style>
    <style:style style:name="TBL_0_90_col_0" style:family="table-column">
      <style:table-column-properties style:column-width="8.26in"/>
    </style:style>
    <style:style style:name="TBL_0_91" style:master-page-name="master_0" style:family="table">
      <style:table-properties fo:break-before="page"/>
    </style:style>
    <style:style style:name="TBL_0_91_col_0" style:family="table-column">
      <style:table-column-properties style:column-width="8.26in"/>
    </style:style>
    <style:style style:name="TBL_0_92" style:master-page-name="master_0" style:family="table">
      <style:table-properties fo:break-before="page"/>
    </style:style>
    <style:style style:name="TBL_0_92_col_0" style:family="table-column">
      <style:table-column-properties style:column-width="8.26in"/>
    </style:style>
    <style:style style:name="TBL_0_93" style:master-page-name="master_0" style:family="table">
      <style:table-properties fo:break-before="page"/>
    </style:style>
    <style:style style:name="TBL_0_93_col_0" style:family="table-column">
      <style:table-column-properties style:column-width="8.26in"/>
    </style:style>
    <style:style style:name="TBL_0_94" style:master-page-name="master_0" style:family="table">
      <style:table-properties fo:break-before="page"/>
    </style:style>
    <style:style style:name="TBL_0_94_col_0" style:family="table-column">
      <style:table-column-properties style:column-width="8.26in"/>
    </style:style>
    <style:style style:name="TBL_0_95" style:master-page-name="master_0" style:family="table">
      <style:table-properties fo:break-before="page"/>
    </style:style>
    <style:style style:name="TBL_0_95_col_0" style:family="table-column">
      <style:table-column-properties style:column-width="8.26in"/>
    </style:style>
    <style:style style:name="TBL_0_96" style:master-page-name="master_0" style:family="table">
      <style:table-properties fo:break-before="page"/>
    </style:style>
    <style:style style:name="TBL_0_96_col_0" style:family="table-column">
      <style:table-column-properties style:column-width="8.26in"/>
    </style:style>
    <style:style style:name="TBL_0_97" style:master-page-name="master_0" style:family="table">
      <style:table-properties fo:break-before="page"/>
    </style:style>
    <style:style style:name="TBL_0_97_col_0" style:family="table-column">
      <style:table-column-properties style:column-width="8.26in"/>
    </style:style>
    <style:style style:name="TBL_0_98" style:master-page-name="master_0" style:family="table">
      <style:table-properties fo:break-before="page"/>
    </style:style>
    <style:style style:name="TBL_0_98_col_0" style:family="table-column">
      <style:table-column-properties style:column-width="8.26in"/>
    </style:style>
    <style:style style:name="TBL_0_99" style:master-page-name="master_0" style:family="table">
      <style:table-properties fo:break-before="page"/>
    </style:style>
    <style:style style:name="TBL_0_99_col_0" style:family="table-column">
      <style:table-column-properties style:column-width="8.26in"/>
    </style:style>
    <style:style style:name="TBL_0_100" style:master-page-name="master_0" style:family="table">
      <style:table-properties fo:break-before="page"/>
    </style:style>
    <style:style style:name="TBL_0_100_col_0" style:family="table-column">
      <style:table-column-properties style:column-width="8.26in"/>
    </style:style>
    <style:style style:name="TBL_0_101" style:master-page-name="master_0" style:family="table">
      <style:table-properties fo:break-before="page"/>
    </style:style>
    <style:style style:name="TBL_0_101_col_0" style:family="table-column">
      <style:table-column-properties style:column-width="8.26in"/>
    </style:style>
    <style:style style:name="TBL_0_102" style:master-page-name="master_0" style:family="table">
      <style:table-properties fo:break-before="page"/>
    </style:style>
    <style:style style:name="TBL_0_102_col_0" style:family="table-column">
      <style:table-column-properties style:column-width="8.26in"/>
    </style:style>
    <style:style style:name="TBL_0_103" style:master-page-name="master_0" style:family="table">
      <style:table-properties fo:break-before="page"/>
    </style:style>
    <style:style style:name="TBL_0_103_col_0" style:family="table-column">
      <style:table-column-properties style:column-width="8.26in"/>
    </style:style>
    <style:style style:name="TBL_0_104" style:master-page-name="master_0" style:family="table">
      <style:table-properties fo:break-before="page"/>
    </style:style>
    <style:style style:name="TBL_0_104_col_0" style:family="table-column">
      <style:table-column-properties style:column-width="8.26in"/>
    </style:style>
    <style:style style:name="TBL_0_105" style:master-page-name="master_0" style:family="table">
      <style:table-properties fo:break-before="page"/>
    </style:style>
    <style:style style:name="TBL_0_105_col_0" style:family="table-column">
      <style:table-column-properties style:column-width="8.26in"/>
    </style:style>
    <style:style style:name="TBL_0_106" style:master-page-name="master_0" style:family="table">
      <style:table-properties fo:break-before="page"/>
    </style:style>
    <style:style style:name="TBL_0_106_col_0" style:family="table-column">
      <style:table-column-properties style:column-width="8.26in"/>
    </style:style>
    <style:style style:name="TBL_0_107" style:master-page-name="master_0" style:family="table">
      <style:table-properties fo:break-before="page"/>
    </style:style>
    <style:style style:name="TBL_0_107_col_0" style:family="table-column">
      <style:table-column-properties style:column-width="8.26in"/>
    </style:style>
    <style:style style:name="TBL_0_108" style:master-page-name="master_0" style:family="table">
      <style:table-properties fo:break-before="page"/>
    </style:style>
    <style:style style:name="TBL_0_108_col_0" style:family="table-column">
      <style:table-column-properties style:column-width="8.26in"/>
    </style:style>
    <style:style style:name="TBL_0_109" style:master-page-name="master_0" style:family="table">
      <style:table-properties fo:break-before="page"/>
    </style:style>
    <style:style style:name="TBL_0_109_col_0" style:family="table-column">
      <style:table-column-properties style:column-width="8.26in"/>
    </style:style>
    <style:style style:name="TBL_0_110" style:master-page-name="master_0" style:family="table">
      <style:table-properties fo:break-before="page"/>
    </style:style>
    <style:style style:name="TBL_0_110_col_0" style:family="table-column">
      <style:table-column-properties style:column-width="8.26in"/>
    </style:style>
    <style:style style:name="TBL_0_111" style:master-page-name="master_0" style:family="table">
      <style:table-properties fo:break-before="page"/>
    </style:style>
    <style:style style:name="TBL_0_111_col_0" style:family="table-column">
      <style:table-column-properties style:column-width="8.26in"/>
    </style:style>
    <style:style style:name="TBL_0_112" style:master-page-name="master_0" style:family="table">
      <style:table-properties fo:break-before="page"/>
    </style:style>
    <style:style style:name="TBL_0_112_col_0" style:family="table-column">
      <style:table-column-properties style:column-width="8.26in"/>
    </style:style>
    <style:style style:name="TBL_0_113" style:master-page-name="master_0" style:family="table">
      <style:table-properties fo:break-before="page"/>
    </style:style>
    <style:style style:name="TBL_0_113_col_0" style:family="table-column">
      <style:table-column-properties style:column-width="8.26in"/>
    </style:style>
    <style:style style:name="TBL_0_114" style:master-page-name="master_0" style:family="table">
      <style:table-properties fo:break-before="page"/>
    </style:style>
    <style:style style:name="TBL_0_114_col_0" style:family="table-column">
      <style:table-column-properties style:column-width="8.26in"/>
    </style:style>
    <style:style style:name="TBL_0_115" style:master-page-name="master_0" style:family="table">
      <style:table-properties fo:break-before="page"/>
    </style:style>
    <style:style style:name="TBL_0_115_col_0" style:family="table-column">
      <style:table-column-properties style:column-width="8.26in"/>
    </style:style>
    <style:style style:name="TBL_0_116" style:master-page-name="master_0" style:family="table">
      <style:table-properties fo:break-before="page"/>
    </style:style>
    <style:style style:name="TBL_0_116_col_0" style:family="table-column">
      <style:table-column-properties style:column-width="8.26in"/>
    </style:style>
    <style:style style:name="TBL_0_117" style:master-page-name="master_0" style:family="table">
      <style:table-properties fo:break-before="page"/>
    </style:style>
    <style:style style:name="TBL_0_117_col_0" style:family="table-column">
      <style:table-column-properties style:column-width="8.26in"/>
    </style:style>
    <style:style style:name="TBL_0_118" style:master-page-name="master_0" style:family="table">
      <style:table-properties fo:break-before="page"/>
    </style:style>
    <style:style style:name="TBL_0_118_col_0" style:family="table-column">
      <style:table-column-properties style:column-width="8.26in"/>
    </style:style>
    <style:style style:name="TBL_0_119" style:master-page-name="master_0" style:family="table">
      <style:table-properties fo:break-before="page"/>
    </style:style>
    <style:style style:name="TBL_0_119_col_0" style:family="table-column">
      <style:table-column-properties style:column-width="8.26in"/>
    </style:style>
    <style:style style:name="TBL_0_120" style:master-page-name="master_0" style:family="table">
      <style:table-properties fo:break-before="page"/>
    </style:style>
    <style:style style:name="TBL_0_120_col_0" style:family="table-column">
      <style:table-column-properties style:column-width="8.26in"/>
    </style:style>
    <style:style style:name="TBL_0_121" style:master-page-name="master_0" style:family="table">
      <style:table-properties fo:break-before="page"/>
    </style:style>
    <style:style style:name="TBL_0_121_col_0" style:family="table-column">
      <style:table-column-properties style:column-width="8.26in"/>
    </style:style>
    <style:style style:name="TBL_0_122" style:master-page-name="master_0" style:family="table">
      <style:table-properties fo:break-before="page"/>
    </style:style>
    <style:style style:name="TBL_0_122_col_0" style:family="table-column">
      <style:table-column-properties style:column-width="8.26in"/>
    </style:style>
    <style:style style:name="TBL_0_123" style:master-page-name="master_0" style:family="table">
      <style:table-properties fo:break-before="page"/>
    </style:style>
    <style:style style:name="TBL_0_123_col_0" style:family="table-column">
      <style:table-column-properties style:column-width="8.26in"/>
    </style:style>
    <style:style style:name="TBL_0_124" style:master-page-name="master_0" style:family="table">
      <style:table-properties fo:break-before="page"/>
    </style:style>
    <style:style style:name="TBL_0_124_col_0" style:family="table-column">
      <style:table-column-properties style:column-width="8.26in"/>
    </style:style>
    <style:style style:name="TBL_0_125" style:master-page-name="master_0" style:family="table">
      <style:table-properties fo:break-before="page"/>
    </style:style>
    <style:style style:name="TBL_0_125_col_0" style:family="table-column">
      <style:table-column-properties style:column-width="8.26in"/>
    </style:style>
    <style:style style:name="TBL_0_126" style:master-page-name="master_0" style:family="table">
      <style:table-properties fo:break-before="page"/>
    </style:style>
    <style:style style:name="TBL_0_126_col_0" style:family="table-column">
      <style:table-column-properties style:column-width="8.26in"/>
    </style:style>
    <style:style style:name="TBL_0_127" style:master-page-name="master_0" style:family="table">
      <style:table-properties fo:break-before="page"/>
    </style:style>
    <style:style style:name="TBL_0_127_col_0" style:family="table-column">
      <style:table-column-properties style:column-width="8.26in"/>
    </style:style>
    <style:style style:name="TBL_0_128" style:master-page-name="master_0" style:family="table">
      <style:table-properties fo:break-before="page"/>
    </style:style>
    <style:style style:name="TBL_0_128_col_0" style:family="table-column">
      <style:table-column-properties style:column-width="8.26in"/>
    </style:style>
    <style:style style:name="TBL_0_129" style:master-page-name="master_0" style:family="table">
      <style:table-properties fo:break-before="page"/>
    </style:style>
    <style:style style:name="TBL_0_129_col_0" style:family="table-column">
      <style:table-column-properties style:column-width="8.26in"/>
    </style:style>
    <style:style style:name="TBL_0_130" style:master-page-name="master_0" style:family="table">
      <style:table-properties fo:break-before="page"/>
    </style:style>
    <style:style style:name="TBL_0_130_col_0" style:family="table-column">
      <style:table-column-properties style:column-width="8.26in"/>
    </style:style>
    <style:style style:name="TBL_0_131" style:master-page-name="master_0" style:family="table">
      <style:table-properties fo:break-before="page"/>
    </style:style>
    <style:style style:name="TBL_0_131_col_0" style:family="table-column">
      <style:table-column-properties style:column-width="8.26in"/>
    </style:style>
    <style:style style:name="TBL_0_132" style:master-page-name="master_0" style:family="table">
      <style:table-properties fo:break-before="page"/>
    </style:style>
    <style:style style:name="TBL_0_132_col_0" style:family="table-column">
      <style:table-column-properties style:column-width="8.26in"/>
    </style:style>
    <style:style style:name="TBL_0_133" style:master-page-name="master_0" style:family="table">
      <style:table-properties fo:break-before="page"/>
    </style:style>
    <style:style style:name="TBL_0_133_col_0" style:family="table-column">
      <style:table-column-properties style:column-width="8.26in"/>
    </style:style>
    <style:style style:name="TBL_0_134" style:master-page-name="master_0" style:family="table">
      <style:table-properties fo:break-before="page"/>
    </style:style>
    <style:style style:name="TBL_0_134_col_0" style:family="table-column">
      <style:table-column-properties style:column-width="8.26in"/>
    </style:style>
    <style:style style:name="TBL_0_135" style:master-page-name="master_0" style:family="table">
      <style:table-properties fo:break-before="page"/>
    </style:style>
    <style:style style:name="TBL_0_135_col_0" style:family="table-column">
      <style:table-column-properties style:column-width="8.26in"/>
    </style:style>
    <style:style style:name="TBL_0_136" style:master-page-name="master_0" style:family="table">
      <style:table-properties fo:break-before="page"/>
    </style:style>
    <style:style style:name="TBL_0_136_col_0" style:family="table-column">
      <style:table-column-properties style:column-width="8.26in"/>
    </style:style>
    <style:style style:name="TBL_0_137" style:master-page-name="master_0" style:family="table">
      <style:table-properties fo:break-before="page"/>
    </style:style>
    <style:style style:name="TBL_0_137_col_0" style:family="table-column">
      <style:table-column-properties style:column-width="8.26in"/>
    </style:style>
    <style:style style:name="TBL_0_138" style:master-page-name="master_0" style:family="table">
      <style:table-properties fo:break-before="page"/>
    </style:style>
    <style:style style:name="TBL_0_138_col_0" style:family="table-column">
      <style:table-column-properties style:column-width="8.26in"/>
    </style:style>
    <style:style style:name="TBL_0_139" style:master-page-name="master_0" style:family="table">
      <style:table-properties fo:break-before="page"/>
    </style:style>
    <style:style style:name="TBL_0_139_col_0" style:family="table-column">
      <style:table-column-properties style:column-width="8.26in"/>
    </style:style>
    <style:style style:name="TBL_0_140" style:master-page-name="master_0" style:family="table">
      <style:table-properties fo:break-before="page"/>
    </style:style>
    <style:style style:name="TBL_0_140_col_0" style:family="table-column">
      <style:table-column-properties style:column-width="8.26in"/>
    </style:style>
    <style:style style:name="TBL_0_141" style:master-page-name="master_0" style:family="table">
      <style:table-properties fo:break-before="page"/>
    </style:style>
    <style:style style:name="TBL_0_141_col_0" style:family="table-column">
      <style:table-column-properties style:column-width="8.26in"/>
    </style:style>
    <style:style style:name="TBL_0_142" style:master-page-name="master_0" style:family="table">
      <style:table-properties fo:break-before="page"/>
    </style:style>
    <style:style style:name="TBL_0_142_col_0" style:family="table-column">
      <style:table-column-properties style:column-width="8.26in"/>
    </style:style>
    <style:style style:name="TBL_0_143" style:master-page-name="master_0" style:family="table">
      <style:table-properties fo:break-before="page"/>
    </style:style>
    <style:style style:name="TBL_0_143_col_0" style:family="table-column">
      <style:table-column-properties style:column-width="8.26in"/>
    </style:style>
    <style:style style:name="TBL_0_144" style:master-page-name="master_0" style:family="table">
      <style:table-properties fo:break-before="page"/>
    </style:style>
    <style:style style:name="TBL_0_144_col_0" style:family="table-column">
      <style:table-column-properties style:column-width="8.26in"/>
    </style:style>
    <style:style style:name="TBL_0_145" style:master-page-name="master_0" style:family="table">
      <style:table-properties fo:break-before="page"/>
    </style:style>
    <style:style style:name="TBL_0_145_col_0" style:family="table-column">
      <style:table-column-properties style:column-width="8.26in"/>
    </style:style>
    <style:style style:name="TBL_0_146" style:master-page-name="master_0" style:family="table">
      <style:table-properties fo:break-before="page"/>
    </style:style>
    <style:style style:name="TBL_0_146_col_0" style:family="table-column">
      <style:table-column-properties style:column-width="8.26in"/>
    </style:style>
    <style:style style:name="TBL_0_147" style:master-page-name="master_0" style:family="table">
      <style:table-properties fo:break-before="page"/>
    </style:style>
    <style:style style:name="TBL_0_147_col_0" style:family="table-column">
      <style:table-column-properties style:column-width="8.26in"/>
    </style:style>
    <style:style style:name="TBL_0_148" style:master-page-name="master_0" style:family="table">
      <style:table-properties fo:break-before="page"/>
    </style:style>
    <style:style style:name="TBL_0_148_col_0" style:family="table-column">
      <style:table-column-properties style:column-width="8.26in"/>
    </style:style>
    <style:style style:name="TBL_0_149" style:master-page-name="master_0" style:family="table">
      <style:table-properties fo:break-before="page"/>
    </style:style>
    <style:style style:name="TBL_0_149_col_0" style:family="table-column">
      <style:table-column-properties style:column-width="8.26in"/>
    </style:style>
    <style:style style:name="TBL_0_150" style:master-page-name="master_0" style:family="table">
      <style:table-properties fo:break-before="page"/>
    </style:style>
    <style:style style:name="TBL_0_150_col_0" style:family="table-column">
      <style:table-column-properties style:column-width="8.26in"/>
    </style:style>
    <style:style style:name="TBL_0_151" style:master-page-name="master_0" style:family="table">
      <style:table-properties fo:break-before="page"/>
    </style:style>
    <style:style style:name="TBL_0_151_col_0" style:family="table-column">
      <style:table-column-properties style:column-width="8.26in"/>
    </style:style>
    <style:style style:name="TBL_0_152" style:master-page-name="master_0" style:family="table">
      <style:table-properties fo:break-before="page"/>
    </style:style>
    <style:style style:name="TBL_0_152_col_0" style:family="table-column">
      <style:table-column-properties style:column-width="8.26in"/>
    </style:style>
    <style:style style:name="TBL_0_153" style:master-page-name="master_0" style:family="table">
      <style:table-properties fo:break-before="page"/>
    </style:style>
    <style:style style:name="TBL_0_153_col_0" style:family="table-column">
      <style:table-column-properties style:column-width="8.26in"/>
    </style:style>
    <style:style style:name="TBL_0_154" style:master-page-name="master_0" style:family="table">
      <style:table-properties fo:break-before="page"/>
    </style:style>
    <style:style style:name="TBL_0_154_col_0" style:family="table-column">
      <style:table-column-properties style:column-width="8.26in"/>
    </style:style>
    <style:style style:name="TBL_0_155" style:master-page-name="master_0" style:family="table">
      <style:table-properties fo:break-before="page"/>
    </style:style>
    <style:style style:name="TBL_0_155_col_0" style:family="table-column">
      <style:table-column-properties style:column-width="8.26in"/>
    </style:style>
    <style:style style:name="TBL_0_156" style:master-page-name="master_0" style:family="table">
      <style:table-properties fo:break-before="page"/>
    </style:style>
    <style:style style:name="TBL_0_156_col_0" style:family="table-column">
      <style:table-column-properties style:column-width="8.26in"/>
    </style:style>
    <style:style style:name="TBL_0_157" style:master-page-name="master_0" style:family="table">
      <style:table-properties fo:break-before="page"/>
    </style:style>
    <style:style style:name="TBL_0_157_col_0" style:family="table-column">
      <style:table-column-properties style:column-width="8.26in"/>
    </style:style>
    <style:style style:name="TBL_0_158" style:master-page-name="master_0" style:family="table">
      <style:table-properties fo:break-before="page"/>
    </style:style>
    <style:style style:name="TBL_0_158_col_0" style:family="table-column">
      <style:table-column-properties style:column-width="8.26in"/>
    </style:style>
    <style:style style:name="TBL_0_159" style:master-page-name="master_0" style:family="table">
      <style:table-properties fo:break-before="page"/>
    </style:style>
    <style:style style:name="TBL_0_159_col_0" style:family="table-column">
      <style:table-column-properties style:column-width="8.26in"/>
    </style:style>
    <style:style style:name="TBL_0_160" style:master-page-name="master_0" style:family="table">
      <style:table-properties fo:break-before="page"/>
    </style:style>
    <style:style style:name="TBL_0_160_col_0" style:family="table-column">
      <style:table-column-properties style:column-width="8.26in"/>
    </style:style>
    <style:style style:name="TBL_0_161" style:master-page-name="master_0" style:family="table">
      <style:table-properties fo:break-before="page"/>
    </style:style>
    <style:style style:name="TBL_0_161_col_0" style:family="table-column">
      <style:table-column-properties style:column-width="8.26in"/>
    </style:style>
    <style:style style:name="TBL_0_162" style:master-page-name="master_0" style:family="table">
      <style:table-properties fo:break-before="page"/>
    </style:style>
    <style:style style:name="TBL_0_162_col_0" style:family="table-column">
      <style:table-column-properties style:column-width="8.26in"/>
    </style:style>
    <style:style style:name="TBL_0_163" style:master-page-name="master_0" style:family="table">
      <style:table-properties fo:break-before="page"/>
    </style:style>
    <style:style style:name="TBL_0_163_col_0" style:family="table-column">
      <style:table-column-properties style:column-width="8.26in"/>
    </style:style>
    <style:style style:name="TBL_0_164" style:master-page-name="master_0" style:family="table">
      <style:table-properties fo:break-before="page"/>
    </style:style>
    <style:style style:name="TBL_0_164_col_0" style:family="table-column">
      <style:table-column-properties style:column-width="8.26in"/>
    </style:style>
    <style:style style:name="TBL_0_165" style:master-page-name="master_0" style:family="table">
      <style:table-properties fo:break-before="page"/>
    </style:style>
    <style:style style:name="TBL_0_165_col_0" style:family="table-column">
      <style:table-column-properties style:column-width="8.26in"/>
    </style:style>
    <style:style style:name="TBL_0_166" style:master-page-name="master_0" style:family="table">
      <style:table-properties fo:break-before="page"/>
    </style:style>
    <style:style style:name="TBL_0_166_col_0" style:family="table-column">
      <style:table-column-properties style:column-width="8.26in"/>
    </style:style>
    <style:style style:name="TBL_0_167" style:master-page-name="master_0" style:family="table">
      <style:table-properties fo:break-before="page"/>
    </style:style>
    <style:style style:name="TBL_0_167_col_0" style:family="table-column">
      <style:table-column-properties style:column-width="8.26in"/>
    </style:style>
    <style:style style:name="TBL_0_168" style:master-page-name="master_0" style:family="table">
      <style:table-properties fo:break-before="page"/>
    </style:style>
    <style:style style:name="TBL_0_168_col_0" style:family="table-column">
      <style:table-column-properties style:column-width="8.26in"/>
    </style:style>
    <style:style style:name="TBL_0_169" style:master-page-name="master_0" style:family="table">
      <style:table-properties fo:break-before="page"/>
    </style:style>
    <style:style style:name="TBL_0_169_col_0" style:family="table-column">
      <style:table-column-properties style:column-width="8.26in"/>
    </style:style>
    <style:style style:name="TBL_0_170" style:master-page-name="master_0" style:family="table">
      <style:table-properties fo:break-before="page"/>
    </style:style>
    <style:style style:name="TBL_0_170_col_0" style:family="table-column">
      <style:table-column-properties style:column-width="8.26in"/>
    </style:style>
    <style:style style:name="TBL_0_171" style:master-page-name="master_0" style:family="table">
      <style:table-properties fo:break-before="page"/>
    </style:style>
    <style:style style:name="TBL_0_171_col_0" style:family="table-column">
      <style:table-column-properties style:column-width="8.26in"/>
    </style:style>
    <style:style style:name="TBL_0_172" style:master-page-name="master_0" style:family="table">
      <style:table-properties fo:break-before="page"/>
    </style:style>
    <style:style style:name="TBL_0_172_col_0" style:family="table-column">
      <style:table-column-properties style:column-width="8.26in"/>
    </style:style>
    <style:style style:name="TBL_0_173" style:master-page-name="master_0" style:family="table">
      <style:table-properties fo:break-before="page"/>
    </style:style>
    <style:style style:name="TBL_0_173_col_0" style:family="table-column">
      <style:table-column-properties style:column-width="8.26in"/>
    </style:style>
    <style:style style:name="TBL_0_174" style:master-page-name="master_0" style:family="table">
      <style:table-properties fo:break-before="page"/>
    </style:style>
    <style:style style:name="TBL_0_174_col_0" style:family="table-column">
      <style:table-column-properties style:column-width="8.26in"/>
    </style:style>
    <style:style style:name="TBL_0_175" style:master-page-name="master_0" style:family="table">
      <style:table-properties fo:break-before="page"/>
    </style:style>
    <style:style style:name="TBL_0_175_col_0" style:family="table-column">
      <style:table-column-properties style:column-width="8.26in"/>
    </style:style>
    <style:style style:name="TBL_0_176" style:master-page-name="master_0" style:family="table">
      <style:table-properties fo:break-before="page"/>
    </style:style>
    <style:style style:name="TBL_0_176_col_0" style:family="table-column">
      <style:table-column-properties style:column-width="8.26in"/>
    </style:style>
    <style:style style:name="TBL_0_177" style:master-page-name="master_0" style:family="table">
      <style:table-properties fo:break-before="page"/>
    </style:style>
    <style:style style:name="TBL_0_177_col_0" style:family="table-column">
      <style:table-column-properties style:column-width="8.26in"/>
    </style:style>
    <style:style style:name="TBL_0_178" style:master-page-name="master_0" style:family="table">
      <style:table-properties fo:break-before="page"/>
    </style:style>
    <style:style style:name="TBL_0_178_col_0" style:family="table-column">
      <style:table-column-properties style:column-width="8.26in"/>
    </style:style>
    <style:style style:name="TBL_0_179" style:master-page-name="master_0" style:family="table">
      <style:table-properties fo:break-before="page"/>
    </style:style>
    <style:style style:name="TBL_0_179_col_0" style:family="table-column">
      <style:table-column-properties style:column-width="8.26in"/>
    </style:style>
    <style:style style:name="TBL_0_180" style:master-page-name="master_0" style:family="table">
      <style:table-properties fo:break-before="page"/>
    </style:style>
    <style:style style:name="TBL_0_180_col_0" style:family="table-column">
      <style:table-column-properties style:column-width="8.26in"/>
    </style:style>
    <style:style style:name="TBL_0_181" style:master-page-name="master_0" style:family="table">
      <style:table-properties fo:break-before="page"/>
    </style:style>
    <style:style style:name="TBL_0_181_col_0" style:family="table-column">
      <style:table-column-properties style:column-width="8.26in"/>
    </style:style>
    <style:style style:name="TBL_0_182" style:master-page-name="master_0" style:family="table">
      <style:table-properties fo:break-before="page"/>
    </style:style>
    <style:style style:name="TBL_0_182_col_0" style:family="table-column">
      <style:table-column-properties style:column-width="8.26in"/>
    </style:style>
    <style:style style:name="TBL_0_183" style:master-page-name="master_0" style:family="table">
      <style:table-properties fo:break-before="page"/>
    </style:style>
    <style:style style:name="TBL_0_183_col_0" style:family="table-column">
      <style:table-column-properties style:column-width="8.26in"/>
    </style:style>
    <style:style style:name="TBL_0_184" style:master-page-name="master_0" style:family="table">
      <style:table-properties fo:break-before="page"/>
    </style:style>
    <style:style style:name="TBL_0_184_col_0" style:family="table-column">
      <style:table-column-properties style:column-width="8.26in"/>
    </style:style>
    <style:style style:name="TBL_0_185" style:master-page-name="master_0" style:family="table">
      <style:table-properties fo:break-before="page"/>
    </style:style>
    <style:style style:name="TBL_0_185_col_0" style:family="table-column">
      <style:table-column-properties style:column-width="8.26in"/>
    </style:style>
    <style:style style:name="TBL_0_186" style:master-page-name="master_0" style:family="table">
      <style:table-properties fo:break-before="page"/>
    </style:style>
    <style:style style:name="TBL_0_186_col_0" style:family="table-column">
      <style:table-column-properties style:column-width="8.26in"/>
    </style:style>
    <style:style style:name="TBL_0_187" style:master-page-name="master_0" style:family="table">
      <style:table-properties fo:break-before="page"/>
    </style:style>
    <style:style style:name="TBL_0_187_col_0" style:family="table-column">
      <style:table-column-properties style:column-width="8.26in"/>
    </style:style>
    <style:style style:name="TBL_0_188" style:master-page-name="master_0" style:family="table">
      <style:table-properties fo:break-before="page"/>
    </style:style>
    <style:style style:name="TBL_0_188_col_0" style:family="table-column">
      <style:table-column-properties style:column-width="8.26in"/>
    </style:style>
    <style:style style:name="TBL_0_189" style:master-page-name="master_0" style:family="table">
      <style:table-properties fo:break-before="page"/>
    </style:style>
    <style:style style:name="TBL_0_189_col_0" style:family="table-column">
      <style:table-column-properties style:column-width="8.26in"/>
    </style:style>
    <style:style style:name="TBL_0_190" style:master-page-name="master_0" style:family="table">
      <style:table-properties fo:break-before="page"/>
    </style:style>
    <style:style style:name="TBL_0_190_col_0" style:family="table-column">
      <style:table-column-properties style:column-width="8.26in"/>
    </style:style>
    <style:style style:name="TBL_0_191" style:master-page-name="master_0" style:family="table">
      <style:table-properties fo:break-before="page"/>
    </style:style>
    <style:style style:name="TBL_0_191_col_0" style:family="table-column">
      <style:table-column-properties style:column-width="8.26in"/>
    </style:style>
    <style:style style:name="TBL_0_192" style:master-page-name="master_0" style:family="table">
      <style:table-properties fo:break-before="page"/>
    </style:style>
    <style:style style:name="TBL_0_192_col_0" style:family="table-column">
      <style:table-column-properties style:column-width="8.26in"/>
    </style:style>
    <style:style style:name="TBL_0_193" style:master-page-name="master_0" style:family="table">
      <style:table-properties fo:break-before="page"/>
    </style:style>
    <style:style style:name="TBL_0_193_col_0" style:family="table-column">
      <style:table-column-properties style:column-width="8.26in"/>
    </style:style>
    <style:style style:name="TBL_0_194" style:master-page-name="master_0" style:family="table">
      <style:table-properties fo:break-before="page"/>
    </style:style>
    <style:style style:name="TBL_0_194_col_0" style:family="table-column">
      <style:table-column-properties style:column-width="8.26in"/>
    </style:style>
    <style:style style:name="TBL_0_195" style:master-page-name="master_0" style:family="table">
      <style:table-properties fo:break-before="page"/>
    </style:style>
    <style:style style:name="TBL_0_195_col_0" style:family="table-column">
      <style:table-column-properties style:column-width="8.26in"/>
    </style:style>
    <style:style style:name="TBL_0_196" style:master-page-name="master_0" style:family="table">
      <style:table-properties fo:break-before="page"/>
    </style:style>
    <style:style style:name="TBL_0_196_col_0" style:family="table-column">
      <style:table-column-properties style:column-width="8.26in"/>
    </style:style>
    <style:style style:name="TBL_0_197" style:master-page-name="master_0" style:family="table">
      <style:table-properties fo:break-before="page"/>
    </style:style>
    <style:style style:name="TBL_0_197_col_0" style:family="table-column">
      <style:table-column-properties style:column-width="8.26in"/>
    </style:style>
    <style:style style:name="TBL_0_198" style:master-page-name="master_0" style:family="table">
      <style:table-properties fo:break-before="page"/>
    </style:style>
    <style:style style:name="TBL_0_198_col_0" style:family="table-column">
      <style:table-column-properties style:column-width="8.26in"/>
    </style:style>
    <style:style style:name="TBL_0_199" style:master-page-name="master_0" style:family="table">
      <style:table-properties fo:break-before="page"/>
    </style:style>
    <style:style style:name="TBL_0_199_col_0" style:family="table-column">
      <style:table-column-properties style:column-width="8.26in"/>
    </style:style>
    <style:style style:name="TBL_0_200" style:master-page-name="master_0" style:family="table">
      <style:table-properties fo:break-before="page"/>
    </style:style>
    <style:style style:name="TBL_0_200_col_0" style:family="table-column">
      <style:table-column-properties style:column-width="8.26in"/>
    </style:style>
    <style:style style:name="TBL_0_201" style:master-page-name="master_0" style:family="table">
      <style:table-properties fo:break-before="page"/>
    </style:style>
    <style:style style:name="TBL_0_201_col_0" style:family="table-column">
      <style:table-column-properties style:column-width="8.26in"/>
    </style:style>
    <style:style style:name="TBL_0_202" style:master-page-name="master_0" style:family="table">
      <style:table-properties fo:break-before="page"/>
    </style:style>
    <style:style style:name="TBL_0_202_col_0" style:family="table-column">
      <style:table-column-properties style:column-width="8.26in"/>
    </style:style>
    <style:style style:name="TBL_0_203" style:master-page-name="master_0" style:family="table">
      <style:table-properties fo:break-before="page"/>
    </style:style>
    <style:style style:name="TBL_0_203_col_0" style:family="table-column">
      <style:table-column-properties style:column-width="8.26in"/>
    </style:style>
    <style:style style:name="TBL_0_204" style:master-page-name="master_0" style:family="table">
      <style:table-properties fo:break-before="page"/>
    </style:style>
    <style:style style:name="TBL_0_204_col_0" style:family="table-column">
      <style:table-column-properties style:column-width="8.26in"/>
    </style:style>
    <style:style style:name="TBL_0_205" style:master-page-name="master_0" style:family="table">
      <style:table-properties fo:break-before="page"/>
    </style:style>
    <style:style style:name="TBL_0_205_col_0" style:family="table-column">
      <style:table-column-properties style:column-width="8.26in"/>
    </style:style>
    <style:style style:name="TBL_0_206" style:master-page-name="master_0" style:family="table">
      <style:table-properties fo:break-before="page"/>
    </style:style>
    <style:style style:name="TBL_0_206_col_0" style:family="table-column">
      <style:table-column-properties style:column-width="8.26in"/>
    </style:style>
    <style:style style:name="TBL_0_207" style:master-page-name="master_0" style:family="table">
      <style:table-properties fo:break-before="page"/>
    </style:style>
    <style:style style:name="TBL_0_207_col_0" style:family="table-column">
      <style:table-column-properties style:column-width="0.27in"/>
    </style:style>
    <style:style style:name="TBL_0_207_col_1" style:family="table-column">
      <style:table-column-properties style:column-width="0.97in"/>
    </style:style>
    <style:style style:name="TBL_0_207_col_2" style:family="table-column">
      <style:table-column-properties style:column-width="1.38in"/>
    </style:style>
    <style:style style:name="TBL_0_207_col_3" style:family="table-column">
      <style:table-column-properties style:column-width="0.69in"/>
    </style:style>
    <style:style style:name="TBL_0_207_col_4" style:family="table-column">
      <style:table-column-properties style:column-width="0.69in"/>
    </style:style>
    <style:style style:name="TBL_0_207_col_5" style:family="table-column">
      <style:table-column-properties style:column-width="0.69in"/>
    </style:style>
    <style:style style:name="TBL_0_207_col_6" style:family="table-column">
      <style:table-column-properties style:column-width="0.69in"/>
    </style:style>
    <style:style style:name="TBL_0_207_col_7" style:family="table-column">
      <style:table-column-properties style:column-width="0.69in"/>
    </style:style>
    <style:style style:name="TBL_0_207_col_8" style:family="table-column">
      <style:table-column-properties style:column-width="1.87in"/>
    </style:style>
    <style:style style:name="TBL_0_207_col_9" style:family="table-column">
      <style:table-column-properties style:column-width="0.27in"/>
    </style:style>
    <style:style style:name="TBL_0_207_row_0" style:family="table-row">
      <style:table-row-properties style:use-optimal-row-height="false" style:row-height="5.08in"/>
    </style:style>
    <style:style style:name="TBL_0_207_row_1" style:family="table-row">
      <style:table-row-properties style:use-optimal-row-height="false" style:row-height="0.41in"/>
    </style:style>
    <style:style style:name="C0" style:family="table-cell">
      <style:table-cell-properties fo:wrap-option="wrap" style:shrink-to-fit="false" fo:background-color="#F0F8FF" fo:border-top="0.006944444444444444in solid #FFFFFF" fo:padding-top="0.0in" fo:border-left="0.006944444444444444in solid #FFFFFF" fo:padding-left="0.0in" fo:border-bottom="0.006944444444444444in solid #FFFFFF" fo:padding-bottom="0.0in" fo:border-right="0.006944444444444444in solid #FFFFFF" fo:padding-right="0.0in" style:vertical-align="top"/>
    </style:style>
    <style:style style:name="TBL_0_207_1" style:family="table">
      <style:table-properties/>
    </style:style>
    <style:style style:name="TBL_0_207_1_col_0" style:family="table-column">
      <style:table-column-properties style:column-width="0.69in"/>
    </style:style>
    <style:style style:name="TBL_0_207_1_row_0" style:family="table-row">
      <style:table-row-properties style:use-optimal-row-height="false" style:row-height="0.41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</style:style>
    <style:style style:name="P0" style:family="paragraph">
      <style:paragraph-properties fo:text-align="center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>
</style:text-properties>
    </style:style>
    <style:style style:name="TBL_0_207_2" style:family="table">
      <style:table-properties/>
    </style:style>
    <style:style style:name="TBL_0_207_2_col_0" style:family="table-column">
      <style:table-column-properties style:column-width="0.69in"/>
    </style:style>
    <style:style style:name="TBL_0_207_2_row_0" style:family="table-row">
      <style:table-row-properties style:use-optimal-row-height="false" style:row-height="0.41in"/>
    </style:style>
    <style:style style:name="TBL_0_207_3" style:family="table">
      <style:table-properties/>
    </style:style>
    <style:style style:name="TBL_0_207_3_col_0" style:family="table-column">
      <style:table-column-properties style:column-width="0.69in"/>
    </style:style>
    <style:style style:name="TBL_0_207_3_row_0" style:family="table-row">
      <style:table-row-properties style:use-optimal-row-height="false" style:row-height="0.41in"/>
    </style:style>
    <style:style style:name="TBL_0_207_4" style:family="table">
      <style:table-properties/>
    </style:style>
    <style:style style:name="TBL_0_207_4_col_0" style:family="table-column">
      <style:table-column-properties style:column-width="0.69in"/>
    </style:style>
    <style:style style:name="TBL_0_207_4_row_0" style:family="table-row">
      <style:table-row-properties style:use-optimal-row-height="false" style:row-height="0.41in"/>
    </style:style>
    <style:style style:name="C2" style:family="table-cell">
      <style:table-cell-properties fo:wrap-option="wrap" style:shrink-to-fit="false" fo:background-color="#BFE1FF" fo:border-top="0.006944444444444444in solid #FFFFFF" fo:padding-top="0.0in" fo:border-left="0.006944444444444444in solid #FFFFFF" fo:padding-left="0.0in" fo:border-bottom="0.006944444444444444in solid #FFFFFF" fo:padding-bottom="0.0in" fo:border-right="0.006944444444444444in solid #FFFFFF" fo:padding-right="0.0in" style:vertical-align="top"/>
    </style:style>
    <style:style style:name="TBL_0_207_5" style:family="table">
      <style:table-properties/>
    </style:style>
    <style:style style:name="TBL_0_207_5_col_0" style:family="table-column">
      <style:table-column-properties style:column-width="0.69in"/>
    </style:style>
    <style:style style:name="TBL_0_207_5_row_0" style:family="table-row">
      <style:table-row-properties style:use-optimal-row-height="false" style:row-height="0.41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middle"/>
    </style:style>
    <style:style style:name="P1" style:family="paragraph">
      <style:paragraph-properties fo:text-align="center" style:vertical-align="middle">
</style:paragraph-properties>
      <style:text-properties style:text-rotation-angle="0">
</style:text-properties>
    </style:style>
    <style:style style:name="TBL_0_207_row_2" style:family="table-row">
      <style:table-row-properties style:use-optimal-row-height="false" style:row-height="0.34in"/>
    </style:style>
    <style:style style:name="TBL_0_207_6" style:family="table">
      <style:table-properties/>
    </style:style>
    <style:style style:name="TBL_0_207_6_col_0" style:family="table-column">
      <style:table-column-properties style:column-width="0.97in"/>
    </style:style>
    <style:style style:name="TBL_0_207_6_row_0" style:family="table-row">
      <style:table-row-properties style:use-optimal-row-height="false" style:row-height="0.34in"/>
    </style:style>
    <style:style style:name="TBL_0_207_7" style:family="table">
      <style:table-properties/>
    </style:style>
    <style:style style:name="TBL_0_207_7_col_0" style:family="table-column">
      <style:table-column-properties style:column-width="1.38in"/>
    </style:style>
    <style:style style:name="TBL_0_207_7_row_0" style:family="table-row">
      <style:table-row-properties style:use-optimal-row-height="false" style:row-height="0.34in"/>
    </style:style>
    <style:style style:name="C4" style:family="table-cell">
      <style:table-cell-properties fo:wrap-option="wrap" style:shrink-to-fit="false" fo:border-top="0.006944444444444444in solid #FFFFFF" fo:padding-top="0.0in" fo:border-left="0.006944444444444444in solid #FFFFFF" fo:padding-left="0.0in" fo:border-bottom="0.006944444444444444in solid #FFFFFF" fo:padding-bottom="0.0in" fo:border-right="0.006944444444444444in solid #FFFFFF" fo:padding-right="0.0in" style:vertical-align="top"/>
    </style:style>
    <style:style style:name="TBL_0_207_8" style:family="table">
      <style:table-properties/>
    </style:style>
    <style:style style:name="TBL_0_207_8_col_0" style:family="table-column">
      <style:table-column-properties style:column-width="0.69in"/>
    </style:style>
    <style:style style:name="TBL_0_207_8_row_0" style:family="table-row">
      <style:table-row-properties style:use-optimal-row-height="false" style:row-height="0.34in"/>
    </style:style>
    <style:style style:name="TBL_0_207_9" style:family="table">
      <style:table-properties/>
    </style:style>
    <style:style style:name="TBL_0_207_9_col_0" style:family="table-column">
      <style:table-column-properties style:column-width="0.69in"/>
    </style:style>
    <style:style style:name="TBL_0_207_9_row_0" style:family="table-row">
      <style:table-row-properties style:use-optimal-row-height="false" style:row-height="0.34in"/>
    </style:style>
    <style:style style:name="TBL_0_207_10" style:family="table">
      <style:table-properties/>
    </style:style>
    <style:style style:name="TBL_0_207_10_col_0" style:family="table-column">
      <style:table-column-properties style:column-width="0.69in"/>
    </style:style>
    <style:style style:name="TBL_0_207_10_row_0" style:family="table-row">
      <style:table-row-properties style:use-optimal-row-height="false" style:row-height="0.34in"/>
    </style:style>
    <style:style style:name="TBL_0_207_11" style:family="table">
      <style:table-properties/>
    </style:style>
    <style:style style:name="TBL_0_207_11_col_0" style:family="table-column">
      <style:table-column-properties style:column-width="0.69in"/>
    </style:style>
    <style:style style:name="TBL_0_207_11_row_0" style:family="table-row">
      <style:table-row-properties style:use-optimal-row-height="false" style:row-height="0.34in"/>
    </style:style>
    <style:style style:name="TBL_0_207_12" style:family="table">
      <style:table-properties/>
    </style:style>
    <style:style style:name="TBL_0_207_12_col_0" style:family="table-column">
      <style:table-column-properties style:column-width="0.69in"/>
    </style:style>
    <style:style style:name="TBL_0_207_12_row_0" style:family="table-row">
      <style:table-row-properties style:use-optimal-row-height="false" style:row-height="0.34in"/>
    </style:style>
    <style:style style:name="TBL_0_207_row_3" style:family="table-row">
      <style:table-row-properties style:use-optimal-row-height="false" style:row-height="0.34in"/>
    </style:style>
    <style:style style:name="TBL_0_207_13" style:family="table">
      <style:table-properties/>
    </style:style>
    <style:style style:name="TBL_0_207_13_col_0" style:family="table-column">
      <style:table-column-properties style:column-width="0.97in"/>
    </style:style>
    <style:style style:name="TBL_0_207_13_row_0" style:family="table-row">
      <style:table-row-properties style:use-optimal-row-height="false" style:row-height="0.34in"/>
    </style:style>
    <style:style style:name="TBL_0_207_14" style:family="table">
      <style:table-properties/>
    </style:style>
    <style:style style:name="TBL_0_207_14_col_0" style:family="table-column">
      <style:table-column-properties style:column-width="1.38in"/>
    </style:style>
    <style:style style:name="TBL_0_207_14_row_0" style:family="table-row">
      <style:table-row-properties style:use-optimal-row-height="false" style:row-height="0.34in"/>
    </style:style>
    <style:style style:name="TBL_0_207_15" style:family="table">
      <style:table-properties/>
    </style:style>
    <style:style style:name="TBL_0_207_15_col_0" style:family="table-column">
      <style:table-column-properties style:column-width="0.69in"/>
    </style:style>
    <style:style style:name="TBL_0_207_15_row_0" style:family="table-row">
      <style:table-row-properties style:use-optimal-row-height="false" style:row-height="0.34in"/>
    </style:style>
    <style:style style:name="TBL_0_207_16" style:family="table">
      <style:table-properties/>
    </style:style>
    <style:style style:name="TBL_0_207_16_col_0" style:family="table-column">
      <style:table-column-properties style:column-width="0.69in"/>
    </style:style>
    <style:style style:name="TBL_0_207_16_row_0" style:family="table-row">
      <style:table-row-properties style:use-optimal-row-height="false" style:row-height="0.34in"/>
    </style:style>
    <style:style style:name="TBL_0_207_17" style:family="table">
      <style:table-properties/>
    </style:style>
    <style:style style:name="TBL_0_207_17_col_0" style:family="table-column">
      <style:table-column-properties style:column-width="0.69in"/>
    </style:style>
    <style:style style:name="TBL_0_207_17_row_0" style:family="table-row">
      <style:table-row-properties style:use-optimal-row-height="false" style:row-height="0.34in"/>
    </style:style>
    <style:style style:name="TBL_0_207_18" style:family="table">
      <style:table-properties/>
    </style:style>
    <style:style style:name="TBL_0_207_18_col_0" style:family="table-column">
      <style:table-column-properties style:column-width="0.69in"/>
    </style:style>
    <style:style style:name="TBL_0_207_18_row_0" style:family="table-row">
      <style:table-row-properties style:use-optimal-row-height="false" style:row-height="0.34in"/>
    </style:style>
    <style:style style:name="TBL_0_207_19" style:family="table">
      <style:table-properties/>
    </style:style>
    <style:style style:name="TBL_0_207_19_col_0" style:family="table-column">
      <style:table-column-properties style:column-width="0.69in"/>
    </style:style>
    <style:style style:name="TBL_0_207_19_row_0" style:family="table-row">
      <style:table-row-properties style:use-optimal-row-height="false" style:row-height="0.34in"/>
    </style:style>
    <style:style style:name="TBL_0_207_row_4" style:family="table-row">
      <style:table-row-properties style:use-optimal-row-height="false" style:row-height="0.34in"/>
    </style:style>
    <style:style style:name="TBL_0_207_20" style:family="table">
      <style:table-properties/>
    </style:style>
    <style:style style:name="TBL_0_207_20_col_0" style:family="table-column">
      <style:table-column-properties style:column-width="1.38in"/>
    </style:style>
    <style:style style:name="TBL_0_207_20_row_0" style:family="table-row">
      <style:table-row-properties style:use-optimal-row-height="false" style:row-height="0.34in"/>
    </style:style>
    <style:style style:name="TBL_0_207_21" style:family="table">
      <style:table-properties/>
    </style:style>
    <style:style style:name="TBL_0_207_21_col_0" style:family="table-column">
      <style:table-column-properties style:column-width="0.69in"/>
    </style:style>
    <style:style style:name="TBL_0_207_21_row_0" style:family="table-row">
      <style:table-row-properties style:use-optimal-row-height="false" style:row-height="0.34in"/>
    </style:style>
    <style:style style:name="TBL_0_207_22" style:family="table">
      <style:table-properties/>
    </style:style>
    <style:style style:name="TBL_0_207_22_col_0" style:family="table-column">
      <style:table-column-properties style:column-width="0.69in"/>
    </style:style>
    <style:style style:name="TBL_0_207_22_row_0" style:family="table-row">
      <style:table-row-properties style:use-optimal-row-height="false" style:row-height="0.34in"/>
    </style:style>
    <style:style style:name="TBL_0_207_23" style:family="table">
      <style:table-properties/>
    </style:style>
    <style:style style:name="TBL_0_207_23_col_0" style:family="table-column">
      <style:table-column-properties style:column-width="0.69in"/>
    </style:style>
    <style:style style:name="TBL_0_207_23_row_0" style:family="table-row">
      <style:table-row-properties style:use-optimal-row-height="false" style:row-height="0.34in"/>
    </style:style>
    <style:style style:name="TBL_0_207_24" style:family="table">
      <style:table-properties/>
    </style:style>
    <style:style style:name="TBL_0_207_24_col_0" style:family="table-column">
      <style:table-column-properties style:column-width="0.69in"/>
    </style:style>
    <style:style style:name="TBL_0_207_24_row_0" style:family="table-row">
      <style:table-row-properties style:use-optimal-row-height="false" style:row-height="0.34in"/>
    </style:style>
    <style:style style:name="TBL_0_207_25" style:family="table">
      <style:table-properties/>
    </style:style>
    <style:style style:name="TBL_0_207_25_col_0" style:family="table-column">
      <style:table-column-properties style:column-width="0.69in"/>
    </style:style>
    <style:style style:name="TBL_0_207_25_row_0" style:family="table-row">
      <style:table-row-properties style:use-optimal-row-height="false" style:row-height="0.34in"/>
    </style:style>
    <style:style style:name="TBL_0_207_row_5" style:family="table-row">
      <style:table-row-properties style:use-optimal-row-height="false" style:row-height="0.34in"/>
    </style:style>
    <style:style style:name="TBL_0_207_26" style:family="table">
      <style:table-properties/>
    </style:style>
    <style:style style:name="TBL_0_207_26_col_0" style:family="table-column">
      <style:table-column-properties style:column-width="0.97in"/>
    </style:style>
    <style:style style:name="TBL_0_207_26_row_0" style:family="table-row">
      <style:table-row-properties style:use-optimal-row-height="false" style:row-height="0.34in"/>
    </style:style>
    <style:style style:name="TBL_0_207_27" style:family="table">
      <style:table-properties/>
    </style:style>
    <style:style style:name="TBL_0_207_27_col_0" style:family="table-column">
      <style:table-column-properties style:column-width="1.38in"/>
    </style:style>
    <style:style style:name="TBL_0_207_27_row_0" style:family="table-row">
      <style:table-row-properties style:use-optimal-row-height="false" style:row-height="0.34in"/>
    </style:style>
    <style:style style:name="TBL_0_207_28" style:family="table">
      <style:table-properties/>
    </style:style>
    <style:style style:name="TBL_0_207_28_col_0" style:family="table-column">
      <style:table-column-properties style:column-width="0.69in"/>
    </style:style>
    <style:style style:name="TBL_0_207_28_row_0" style:family="table-row">
      <style:table-row-properties style:use-optimal-row-height="false" style:row-height="0.34in"/>
    </style:style>
    <style:style style:name="TBL_0_207_29" style:family="table">
      <style:table-properties/>
    </style:style>
    <style:style style:name="TBL_0_207_29_col_0" style:family="table-column">
      <style:table-column-properties style:column-width="0.69in"/>
    </style:style>
    <style:style style:name="TBL_0_207_29_row_0" style:family="table-row">
      <style:table-row-properties style:use-optimal-row-height="false" style:row-height="0.34in"/>
    </style:style>
    <style:style style:name="TBL_0_207_30" style:family="table">
      <style:table-properties/>
    </style:style>
    <style:style style:name="TBL_0_207_30_col_0" style:family="table-column">
      <style:table-column-properties style:column-width="0.69in"/>
    </style:style>
    <style:style style:name="TBL_0_207_30_row_0" style:family="table-row">
      <style:table-row-properties style:use-optimal-row-height="false" style:row-height="0.34in"/>
    </style:style>
    <style:style style:name="TBL_0_207_31" style:family="table">
      <style:table-properties/>
    </style:style>
    <style:style style:name="TBL_0_207_31_col_0" style:family="table-column">
      <style:table-column-properties style:column-width="0.69in"/>
    </style:style>
    <style:style style:name="TBL_0_207_31_row_0" style:family="table-row">
      <style:table-row-properties style:use-optimal-row-height="false" style:row-height="0.34in"/>
    </style:style>
    <style:style style:name="TBL_0_207_32" style:family="table">
      <style:table-properties/>
    </style:style>
    <style:style style:name="TBL_0_207_32_col_0" style:family="table-column">
      <style:table-column-properties style:column-width="0.69in"/>
    </style:style>
    <style:style style:name="TBL_0_207_32_row_0" style:family="table-row">
      <style:table-row-properties style:use-optimal-row-height="false" style:row-height="0.34in"/>
    </style:style>
    <style:style style:name="TBL_0_207_row_6" style:family="table-row">
      <style:table-row-properties style:use-optimal-row-height="false" style:row-height="0.34in"/>
    </style:style>
    <style:style style:name="TBL_0_207_33" style:family="table">
      <style:table-properties/>
    </style:style>
    <style:style style:name="TBL_0_207_33_col_0" style:family="table-column">
      <style:table-column-properties style:column-width="1.38in"/>
    </style:style>
    <style:style style:name="TBL_0_207_33_row_0" style:family="table-row">
      <style:table-row-properties style:use-optimal-row-height="false" style:row-height="0.34in"/>
    </style:style>
    <style:style style:name="TBL_0_207_34" style:family="table">
      <style:table-properties/>
    </style:style>
    <style:style style:name="TBL_0_207_34_col_0" style:family="table-column">
      <style:table-column-properties style:column-width="0.69in"/>
    </style:style>
    <style:style style:name="TBL_0_207_34_row_0" style:family="table-row">
      <style:table-row-properties style:use-optimal-row-height="false" style:row-height="0.34in"/>
    </style:style>
    <style:style style:name="TBL_0_207_35" style:family="table">
      <style:table-properties/>
    </style:style>
    <style:style style:name="TBL_0_207_35_col_0" style:family="table-column">
      <style:table-column-properties style:column-width="0.69in"/>
    </style:style>
    <style:style style:name="TBL_0_207_35_row_0" style:family="table-row">
      <style:table-row-properties style:use-optimal-row-height="false" style:row-height="0.34in"/>
    </style:style>
    <style:style style:name="TBL_0_207_36" style:family="table">
      <style:table-properties/>
    </style:style>
    <style:style style:name="TBL_0_207_36_col_0" style:family="table-column">
      <style:table-column-properties style:column-width="0.69in"/>
    </style:style>
    <style:style style:name="TBL_0_207_36_row_0" style:family="table-row">
      <style:table-row-properties style:use-optimal-row-height="false" style:row-height="0.34in"/>
    </style:style>
    <style:style style:name="TBL_0_207_37" style:family="table">
      <style:table-properties/>
    </style:style>
    <style:style style:name="TBL_0_207_37_col_0" style:family="table-column">
      <style:table-column-properties style:column-width="0.69in"/>
    </style:style>
    <style:style style:name="TBL_0_207_37_row_0" style:family="table-row">
      <style:table-row-properties style:use-optimal-row-height="false" style:row-height="0.34in"/>
    </style:style>
    <style:style style:name="TBL_0_207_38" style:family="table">
      <style:table-properties/>
    </style:style>
    <style:style style:name="TBL_0_207_38_col_0" style:family="table-column">
      <style:table-column-properties style:column-width="0.69in"/>
    </style:style>
    <style:style style:name="TBL_0_207_38_row_0" style:family="table-row">
      <style:table-row-properties style:use-optimal-row-height="false" style:row-height="0.34in"/>
    </style:style>
    <style:style style:name="TBL_0_207_row_7" style:family="table-row">
      <style:table-row-properties style:use-optimal-row-height="false" style:row-height="0.34in"/>
    </style:style>
    <style:style style:name="TBL_0_207_39" style:family="table">
      <style:table-properties/>
    </style:style>
    <style:style style:name="TBL_0_207_39_col_0" style:family="table-column">
      <style:table-column-properties style:column-width="0.97in"/>
    </style:style>
    <style:style style:name="TBL_0_207_39_row_0" style:family="table-row">
      <style:table-row-properties style:use-optimal-row-height="false" style:row-height="0.34in"/>
    </style:style>
    <style:style style:name="TBL_0_207_40" style:family="table">
      <style:table-properties/>
    </style:style>
    <style:style style:name="TBL_0_207_40_col_0" style:family="table-column">
      <style:table-column-properties style:column-width="1.38in"/>
    </style:style>
    <style:style style:name="TBL_0_207_40_row_0" style:family="table-row">
      <style:table-row-properties style:use-optimal-row-height="false" style:row-height="0.34in"/>
    </style:style>
    <style:style style:name="TBL_0_207_41" style:family="table">
      <style:table-properties/>
    </style:style>
    <style:style style:name="TBL_0_207_41_col_0" style:family="table-column">
      <style:table-column-properties style:column-width="0.69in"/>
    </style:style>
    <style:style style:name="TBL_0_207_41_row_0" style:family="table-row">
      <style:table-row-properties style:use-optimal-row-height="false" style:row-height="0.34in"/>
    </style:style>
    <style:style style:name="TBL_0_207_42" style:family="table">
      <style:table-properties/>
    </style:style>
    <style:style style:name="TBL_0_207_42_col_0" style:family="table-column">
      <style:table-column-properties style:column-width="0.69in"/>
    </style:style>
    <style:style style:name="TBL_0_207_42_row_0" style:family="table-row">
      <style:table-row-properties style:use-optimal-row-height="false" style:row-height="0.34in"/>
    </style:style>
    <style:style style:name="TBL_0_207_43" style:family="table">
      <style:table-properties/>
    </style:style>
    <style:style style:name="TBL_0_207_43_col_0" style:family="table-column">
      <style:table-column-properties style:column-width="0.69in"/>
    </style:style>
    <style:style style:name="TBL_0_207_43_row_0" style:family="table-row">
      <style:table-row-properties style:use-optimal-row-height="false" style:row-height="0.34in"/>
    </style:style>
    <style:style style:name="TBL_0_207_44" style:family="table">
      <style:table-properties/>
    </style:style>
    <style:style style:name="TBL_0_207_44_col_0" style:family="table-column">
      <style:table-column-properties style:column-width="0.69in"/>
    </style:style>
    <style:style style:name="TBL_0_207_44_row_0" style:family="table-row">
      <style:table-row-properties style:use-optimal-row-height="false" style:row-height="0.34in"/>
    </style:style>
    <style:style style:name="TBL_0_207_45" style:family="table">
      <style:table-properties/>
    </style:style>
    <style:style style:name="TBL_0_207_45_col_0" style:family="table-column">
      <style:table-column-properties style:column-width="0.69in"/>
    </style:style>
    <style:style style:name="TBL_0_207_45_row_0" style:family="table-row">
      <style:table-row-properties style:use-optimal-row-height="false" style:row-height="0.34in"/>
    </style:style>
    <style:style style:name="TBL_0_207_row_8" style:family="table-row">
      <style:table-row-properties style:use-optimal-row-height="false" style:row-height="0.34in"/>
    </style:style>
    <style:style style:name="TBL_0_207_46" style:family="table">
      <style:table-properties/>
    </style:style>
    <style:style style:name="TBL_0_207_46_col_0" style:family="table-column">
      <style:table-column-properties style:column-width="1.38in"/>
    </style:style>
    <style:style style:name="TBL_0_207_46_row_0" style:family="table-row">
      <style:table-row-properties style:use-optimal-row-height="false" style:row-height="0.34in"/>
    </style:style>
    <style:style style:name="TBL_0_207_47" style:family="table">
      <style:table-properties/>
    </style:style>
    <style:style style:name="TBL_0_207_47_col_0" style:family="table-column">
      <style:table-column-properties style:column-width="0.69in"/>
    </style:style>
    <style:style style:name="TBL_0_207_47_row_0" style:family="table-row">
      <style:table-row-properties style:use-optimal-row-height="false" style:row-height="0.34in"/>
    </style:style>
    <style:style style:name="TBL_0_207_48" style:family="table">
      <style:table-properties/>
    </style:style>
    <style:style style:name="TBL_0_207_48_col_0" style:family="table-column">
      <style:table-column-properties style:column-width="0.69in"/>
    </style:style>
    <style:style style:name="TBL_0_207_48_row_0" style:family="table-row">
      <style:table-row-properties style:use-optimal-row-height="false" style:row-height="0.34in"/>
    </style:style>
    <style:style style:name="TBL_0_207_49" style:family="table">
      <style:table-properties/>
    </style:style>
    <style:style style:name="TBL_0_207_49_col_0" style:family="table-column">
      <style:table-column-properties style:column-width="0.69in"/>
    </style:style>
    <style:style style:name="TBL_0_207_49_row_0" style:family="table-row">
      <style:table-row-properties style:use-optimal-row-height="false" style:row-height="0.34in"/>
    </style:style>
    <style:style style:name="TBL_0_207_50" style:family="table">
      <style:table-properties/>
    </style:style>
    <style:style style:name="TBL_0_207_50_col_0" style:family="table-column">
      <style:table-column-properties style:column-width="0.69in"/>
    </style:style>
    <style:style style:name="TBL_0_207_50_row_0" style:family="table-row">
      <style:table-row-properties style:use-optimal-row-height="false" style:row-height="0.34in"/>
    </style:style>
    <style:style style:name="TBL_0_207_51" style:family="table">
      <style:table-properties/>
    </style:style>
    <style:style style:name="TBL_0_207_51_col_0" style:family="table-column">
      <style:table-column-properties style:column-width="0.69in"/>
    </style:style>
    <style:style style:name="TBL_0_207_51_row_0" style:family="table-row">
      <style:table-row-properties style:use-optimal-row-height="false" style:row-height="0.34in"/>
    </style:style>
    <style:style style:name="TBL_0_207_row_9" style:family="table-row">
      <style:table-row-properties style:use-optimal-row-height="false" style:row-height="0.34in"/>
    </style:style>
    <style:style style:name="TBL_0_207_52" style:family="table">
      <style:table-properties/>
    </style:style>
    <style:style style:name="TBL_0_207_52_col_0" style:family="table-column">
      <style:table-column-properties style:column-width="1.38in"/>
    </style:style>
    <style:style style:name="TBL_0_207_52_row_0" style:family="table-row">
      <style:table-row-properties style:use-optimal-row-height="false" style:row-height="0.34in"/>
    </style:style>
    <style:style style:name="TBL_0_207_53" style:family="table">
      <style:table-properties/>
    </style:style>
    <style:style style:name="TBL_0_207_53_col_0" style:family="table-column">
      <style:table-column-properties style:column-width="0.69in"/>
    </style:style>
    <style:style style:name="TBL_0_207_53_row_0" style:family="table-row">
      <style:table-row-properties style:use-optimal-row-height="false" style:row-height="0.34in"/>
    </style:style>
    <style:style style:name="TBL_0_207_54" style:family="table">
      <style:table-properties/>
    </style:style>
    <style:style style:name="TBL_0_207_54_col_0" style:family="table-column">
      <style:table-column-properties style:column-width="0.69in"/>
    </style:style>
    <style:style style:name="TBL_0_207_54_row_0" style:family="table-row">
      <style:table-row-properties style:use-optimal-row-height="false" style:row-height="0.34in"/>
    </style:style>
    <style:style style:name="TBL_0_207_55" style:family="table">
      <style:table-properties/>
    </style:style>
    <style:style style:name="TBL_0_207_55_col_0" style:family="table-column">
      <style:table-column-properties style:column-width="0.69in"/>
    </style:style>
    <style:style style:name="TBL_0_207_55_row_0" style:family="table-row">
      <style:table-row-properties style:use-optimal-row-height="false" style:row-height="0.34in"/>
    </style:style>
    <style:style style:name="TBL_0_207_56" style:family="table">
      <style:table-properties/>
    </style:style>
    <style:style style:name="TBL_0_207_56_col_0" style:family="table-column">
      <style:table-column-properties style:column-width="0.69in"/>
    </style:style>
    <style:style style:name="TBL_0_207_56_row_0" style:family="table-row">
      <style:table-row-properties style:use-optimal-row-height="false" style:row-height="0.34in"/>
    </style:style>
    <style:style style:name="TBL_0_207_57" style:family="table">
      <style:table-properties/>
    </style:style>
    <style:style style:name="TBL_0_207_57_col_0" style:family="table-column">
      <style:table-column-properties style:column-width="0.69in"/>
    </style:style>
    <style:style style:name="TBL_0_207_57_row_0" style:family="table-row">
      <style:table-row-properties style:use-optimal-row-height="false" style:row-height="0.34in"/>
    </style:style>
    <style:style style:name="TBL_0_207_row_10" style:family="table-row">
      <style:table-row-properties style:use-optimal-row-height="false" style:row-height="0.34in"/>
    </style:style>
    <style:style style:name="TBL_0_207_58" style:family="table">
      <style:table-properties/>
    </style:style>
    <style:style style:name="TBL_0_207_58_col_0" style:family="table-column">
      <style:table-column-properties style:column-width="1.38in"/>
    </style:style>
    <style:style style:name="TBL_0_207_58_row_0" style:family="table-row">
      <style:table-row-properties style:use-optimal-row-height="false" style:row-height="0.34in"/>
    </style:style>
    <style:style style:name="TBL_0_207_59" style:family="table">
      <style:table-properties/>
    </style:style>
    <style:style style:name="TBL_0_207_59_col_0" style:family="table-column">
      <style:table-column-properties style:column-width="0.69in"/>
    </style:style>
    <style:style style:name="TBL_0_207_59_row_0" style:family="table-row">
      <style:table-row-properties style:use-optimal-row-height="false" style:row-height="0.34in"/>
    </style:style>
    <style:style style:name="TBL_0_207_60" style:family="table">
      <style:table-properties/>
    </style:style>
    <style:style style:name="TBL_0_207_60_col_0" style:family="table-column">
      <style:table-column-properties style:column-width="0.69in"/>
    </style:style>
    <style:style style:name="TBL_0_207_60_row_0" style:family="table-row">
      <style:table-row-properties style:use-optimal-row-height="false" style:row-height="0.34in"/>
    </style:style>
    <style:style style:name="TBL_0_207_61" style:family="table">
      <style:table-properties/>
    </style:style>
    <style:style style:name="TBL_0_207_61_col_0" style:family="table-column">
      <style:table-column-properties style:column-width="0.69in"/>
    </style:style>
    <style:style style:name="TBL_0_207_61_row_0" style:family="table-row">
      <style:table-row-properties style:use-optimal-row-height="false" style:row-height="0.34in"/>
    </style:style>
    <style:style style:name="TBL_0_207_62" style:family="table">
      <style:table-properties/>
    </style:style>
    <style:style style:name="TBL_0_207_62_col_0" style:family="table-column">
      <style:table-column-properties style:column-width="0.69in"/>
    </style:style>
    <style:style style:name="TBL_0_207_62_row_0" style:family="table-row">
      <style:table-row-properties style:use-optimal-row-height="false" style:row-height="0.34in"/>
    </style:style>
    <style:style style:name="TBL_0_207_63" style:family="table">
      <style:table-properties/>
    </style:style>
    <style:style style:name="TBL_0_207_63_col_0" style:family="table-column">
      <style:table-column-properties style:column-width="0.69in"/>
    </style:style>
    <style:style style:name="TBL_0_207_63_row_0" style:family="table-row">
      <style:table-row-properties style:use-optimal-row-height="false" style:row-height="0.34in"/>
    </style:style>
    <style:style style:name="TBL_0_207_row_11" style:family="table-row">
      <style:table-row-properties style:use-optimal-row-height="false" style:row-height="0.34in"/>
    </style:style>
    <style:style style:name="TBL_0_207_64" style:family="table">
      <style:table-properties/>
    </style:style>
    <style:style style:name="TBL_0_207_64_col_0" style:family="table-column">
      <style:table-column-properties style:column-width="0.97in"/>
    </style:style>
    <style:style style:name="TBL_0_207_64_row_0" style:family="table-row">
      <style:table-row-properties style:use-optimal-row-height="false" style:row-height="0.34in"/>
    </style:style>
    <style:style style:name="TBL_0_207_65" style:family="table">
      <style:table-properties/>
    </style:style>
    <style:style style:name="TBL_0_207_65_col_0" style:family="table-column">
      <style:table-column-properties style:column-width="1.38in"/>
    </style:style>
    <style:style style:name="TBL_0_207_65_row_0" style:family="table-row">
      <style:table-row-properties style:use-optimal-row-height="false" style:row-height="0.34in"/>
    </style:style>
    <style:style style:name="TBL_0_207_66" style:family="table">
      <style:table-properties/>
    </style:style>
    <style:style style:name="TBL_0_207_66_col_0" style:family="table-column">
      <style:table-column-properties style:column-width="0.69in"/>
    </style:style>
    <style:style style:name="TBL_0_207_66_row_0" style:family="table-row">
      <style:table-row-properties style:use-optimal-row-height="false" style:row-height="0.34in"/>
    </style:style>
    <style:style style:name="TBL_0_207_67" style:family="table">
      <style:table-properties/>
    </style:style>
    <style:style style:name="TBL_0_207_67_col_0" style:family="table-column">
      <style:table-column-properties style:column-width="0.69in"/>
    </style:style>
    <style:style style:name="TBL_0_207_67_row_0" style:family="table-row">
      <style:table-row-properties style:use-optimal-row-height="false" style:row-height="0.34in"/>
    </style:style>
    <style:style style:name="TBL_0_207_68" style:family="table">
      <style:table-properties/>
    </style:style>
    <style:style style:name="TBL_0_207_68_col_0" style:family="table-column">
      <style:table-column-properties style:column-width="0.69in"/>
    </style:style>
    <style:style style:name="TBL_0_207_68_row_0" style:family="table-row">
      <style:table-row-properties style:use-optimal-row-height="false" style:row-height="0.34in"/>
    </style:style>
    <style:style style:name="TBL_0_207_69" style:family="table">
      <style:table-properties/>
    </style:style>
    <style:style style:name="TBL_0_207_69_col_0" style:family="table-column">
      <style:table-column-properties style:column-width="0.69in"/>
    </style:style>
    <style:style style:name="TBL_0_207_69_row_0" style:family="table-row">
      <style:table-row-properties style:use-optimal-row-height="false" style:row-height="0.34in"/>
    </style:style>
    <style:style style:name="TBL_0_207_70" style:family="table">
      <style:table-properties/>
    </style:style>
    <style:style style:name="TBL_0_207_70_col_0" style:family="table-column">
      <style:table-column-properties style:column-width="0.69in"/>
    </style:style>
    <style:style style:name="TBL_0_207_70_row_0" style:family="table-row">
      <style:table-row-properties style:use-optimal-row-height="false" style:row-height="0.34in"/>
    </style:style>
    <style:style style:name="TBL_0_207_row_12" style:family="table-row">
      <style:table-row-properties style:use-optimal-row-height="false" style:row-height="0.34in"/>
    </style:style>
    <style:style style:name="TBL_0_207_71" style:family="table">
      <style:table-properties/>
    </style:style>
    <style:style style:name="TBL_0_207_71_col_0" style:family="table-column">
      <style:table-column-properties style:column-width="1.38in"/>
    </style:style>
    <style:style style:name="TBL_0_207_71_row_0" style:family="table-row">
      <style:table-row-properties style:use-optimal-row-height="false" style:row-height="0.34in"/>
    </style:style>
    <style:style style:name="TBL_0_207_72" style:family="table">
      <style:table-properties/>
    </style:style>
    <style:style style:name="TBL_0_207_72_col_0" style:family="table-column">
      <style:table-column-properties style:column-width="0.69in"/>
    </style:style>
    <style:style style:name="TBL_0_207_72_row_0" style:family="table-row">
      <style:table-row-properties style:use-optimal-row-height="false" style:row-height="0.34in"/>
    </style:style>
    <style:style style:name="TBL_0_207_73" style:family="table">
      <style:table-properties/>
    </style:style>
    <style:style style:name="TBL_0_207_73_col_0" style:family="table-column">
      <style:table-column-properties style:column-width="0.69in"/>
    </style:style>
    <style:style style:name="TBL_0_207_73_row_0" style:family="table-row">
      <style:table-row-properties style:use-optimal-row-height="false" style:row-height="0.34in"/>
    </style:style>
    <style:style style:name="TBL_0_207_74" style:family="table">
      <style:table-properties/>
    </style:style>
    <style:style style:name="TBL_0_207_74_col_0" style:family="table-column">
      <style:table-column-properties style:column-width="0.69in"/>
    </style:style>
    <style:style style:name="TBL_0_207_74_row_0" style:family="table-row">
      <style:table-row-properties style:use-optimal-row-height="false" style:row-height="0.34in"/>
    </style:style>
    <style:style style:name="TBL_0_207_75" style:family="table">
      <style:table-properties/>
    </style:style>
    <style:style style:name="TBL_0_207_75_col_0" style:family="table-column">
      <style:table-column-properties style:column-width="0.69in"/>
    </style:style>
    <style:style style:name="TBL_0_207_75_row_0" style:family="table-row">
      <style:table-row-properties style:use-optimal-row-height="false" style:row-height="0.34in"/>
    </style:style>
    <style:style style:name="TBL_0_207_76" style:family="table">
      <style:table-properties/>
    </style:style>
    <style:style style:name="TBL_0_207_76_col_0" style:family="table-column">
      <style:table-column-properties style:column-width="0.69in"/>
    </style:style>
    <style:style style:name="TBL_0_207_76_row_0" style:family="table-row">
      <style:table-row-properties style:use-optimal-row-height="false" style:row-height="0.34in"/>
    </style:style>
    <style:style style:name="TBL_0_207_row_13" style:family="table-row">
      <style:table-row-properties style:use-optimal-row-height="false" style:row-height="0.34in"/>
    </style:style>
    <style:style style:name="TBL_0_207_77" style:family="table">
      <style:table-properties/>
    </style:style>
    <style:style style:name="TBL_0_207_77_col_0" style:family="table-column">
      <style:table-column-properties style:column-width="1.38in"/>
    </style:style>
    <style:style style:name="TBL_0_207_77_row_0" style:family="table-row">
      <style:table-row-properties style:use-optimal-row-height="false" style:row-height="0.34in"/>
    </style:style>
    <style:style style:name="TBL_0_207_78" style:family="table">
      <style:table-properties/>
    </style:style>
    <style:style style:name="TBL_0_207_78_col_0" style:family="table-column">
      <style:table-column-properties style:column-width="0.69in"/>
    </style:style>
    <style:style style:name="TBL_0_207_78_row_0" style:family="table-row">
      <style:table-row-properties style:use-optimal-row-height="false" style:row-height="0.34in"/>
    </style:style>
    <style:style style:name="TBL_0_207_79" style:family="table">
      <style:table-properties/>
    </style:style>
    <style:style style:name="TBL_0_207_79_col_0" style:family="table-column">
      <style:table-column-properties style:column-width="0.69in"/>
    </style:style>
    <style:style style:name="TBL_0_207_79_row_0" style:family="table-row">
      <style:table-row-properties style:use-optimal-row-height="false" style:row-height="0.34in"/>
    </style:style>
    <style:style style:name="TBL_0_207_80" style:family="table">
      <style:table-properties/>
    </style:style>
    <style:style style:name="TBL_0_207_80_col_0" style:family="table-column">
      <style:table-column-properties style:column-width="0.69in"/>
    </style:style>
    <style:style style:name="TBL_0_207_80_row_0" style:family="table-row">
      <style:table-row-properties style:use-optimal-row-height="false" style:row-height="0.34in"/>
    </style:style>
    <style:style style:name="TBL_0_207_81" style:family="table">
      <style:table-properties/>
    </style:style>
    <style:style style:name="TBL_0_207_81_col_0" style:family="table-column">
      <style:table-column-properties style:column-width="0.69in"/>
    </style:style>
    <style:style style:name="TBL_0_207_81_row_0" style:family="table-row">
      <style:table-row-properties style:use-optimal-row-height="false" style:row-height="0.34in"/>
    </style:style>
    <style:style style:name="TBL_0_207_82" style:family="table">
      <style:table-properties/>
    </style:style>
    <style:style style:name="TBL_0_207_82_col_0" style:family="table-column">
      <style:table-column-properties style:column-width="0.69in"/>
    </style:style>
    <style:style style:name="TBL_0_207_82_row_0" style:family="table-row">
      <style:table-row-properties style:use-optimal-row-height="false" style:row-height="0.34in"/>
    </style:style>
    <style:style style:name="TBL_0_207_row_14" style:family="table-row">
      <style:table-row-properties style:use-optimal-row-height="false" style:row-height="0.34in"/>
    </style:style>
    <style:style style:name="TBL_0_207_83" style:family="table">
      <style:table-properties/>
    </style:style>
    <style:style style:name="TBL_0_207_83_col_0" style:family="table-column">
      <style:table-column-properties style:column-width="0.97in"/>
    </style:style>
    <style:style style:name="TBL_0_207_83_row_0" style:family="table-row">
      <style:table-row-properties style:use-optimal-row-height="false" style:row-height="0.34in"/>
    </style:style>
    <style:style style:name="TBL_0_207_84" style:family="table">
      <style:table-properties/>
    </style:style>
    <style:style style:name="TBL_0_207_84_col_0" style:family="table-column">
      <style:table-column-properties style:column-width="1.38in"/>
    </style:style>
    <style:style style:name="TBL_0_207_84_row_0" style:family="table-row">
      <style:table-row-properties style:use-optimal-row-height="false" style:row-height="0.34in"/>
    </style:style>
    <style:style style:name="TBL_0_207_85" style:family="table">
      <style:table-properties/>
    </style:style>
    <style:style style:name="TBL_0_207_85_col_0" style:family="table-column">
      <style:table-column-properties style:column-width="0.69in"/>
    </style:style>
    <style:style style:name="TBL_0_207_85_row_0" style:family="table-row">
      <style:table-row-properties style:use-optimal-row-height="false" style:row-height="0.34in"/>
    </style:style>
    <style:style style:name="TBL_0_207_86" style:family="table">
      <style:table-properties/>
    </style:style>
    <style:style style:name="TBL_0_207_86_col_0" style:family="table-column">
      <style:table-column-properties style:column-width="0.69in"/>
    </style:style>
    <style:style style:name="TBL_0_207_86_row_0" style:family="table-row">
      <style:table-row-properties style:use-optimal-row-height="false" style:row-height="0.34in"/>
    </style:style>
    <style:style style:name="TBL_0_207_87" style:family="table">
      <style:table-properties/>
    </style:style>
    <style:style style:name="TBL_0_207_87_col_0" style:family="table-column">
      <style:table-column-properties style:column-width="0.69in"/>
    </style:style>
    <style:style style:name="TBL_0_207_87_row_0" style:family="table-row">
      <style:table-row-properties style:use-optimal-row-height="false" style:row-height="0.34in"/>
    </style:style>
    <style:style style:name="TBL_0_207_88" style:family="table">
      <style:table-properties/>
    </style:style>
    <style:style style:name="TBL_0_207_88_col_0" style:family="table-column">
      <style:table-column-properties style:column-width="0.69in"/>
    </style:style>
    <style:style style:name="TBL_0_207_88_row_0" style:family="table-row">
      <style:table-row-properties style:use-optimal-row-height="false" style:row-height="0.34in"/>
    </style:style>
    <style:style style:name="TBL_0_207_89" style:family="table">
      <style:table-properties/>
    </style:style>
    <style:style style:name="TBL_0_207_89_col_0" style:family="table-column">
      <style:table-column-properties style:column-width="0.69in"/>
    </style:style>
    <style:style style:name="TBL_0_207_89_row_0" style:family="table-row">
      <style:table-row-properties style:use-optimal-row-height="false" style:row-height="0.34in"/>
    </style:style>
    <style:style style:name="TBL_0_207_row_15" style:family="table-row">
      <style:table-row-properties style:use-optimal-row-height="false" style:row-height="0.02in"/>
    </style:style>
    <style:style style:name="TBL_0_208" style:master-page-name="master_0" style:family="table">
      <style:table-properties fo:break-before="page"/>
    </style:style>
    <style:style style:name="TBL_0_208_col_0" style:family="table-column">
      <style:table-column-properties style:column-width="0.27in"/>
    </style:style>
    <style:style style:name="TBL_0_208_col_1" style:family="table-column">
      <style:table-column-properties style:column-width="0.97in"/>
    </style:style>
    <style:style style:name="TBL_0_208_col_2" style:family="table-column">
      <style:table-column-properties style:column-width="1.38in"/>
    </style:style>
    <style:style style:name="TBL_0_208_col_3" style:family="table-column">
      <style:table-column-properties style:column-width="0.69in"/>
    </style:style>
    <style:style style:name="TBL_0_208_col_4" style:family="table-column">
      <style:table-column-properties style:column-width="0.69in"/>
    </style:style>
    <style:style style:name="TBL_0_208_col_5" style:family="table-column">
      <style:table-column-properties style:column-width="0.69in"/>
    </style:style>
    <style:style style:name="TBL_0_208_col_6" style:family="table-column">
      <style:table-column-properties style:column-width="0.69in"/>
    </style:style>
    <style:style style:name="TBL_0_208_col_7" style:family="table-column">
      <style:table-column-properties style:column-width="0.69in"/>
    </style:style>
    <style:style style:name="TBL_0_208_col_8" style:family="table-column">
      <style:table-column-properties style:column-width="1.87in"/>
    </style:style>
    <style:style style:name="TBL_0_208_col_9" style:family="table-column">
      <style:table-column-properties style:column-width="0.27in"/>
    </style:style>
    <style:style style:name="TBL_0_208_row_0" style:family="table-row">
      <style:table-row-properties style:use-optimal-row-height="false" style:row-height="0.27in"/>
    </style:style>
    <style:style style:name="TBL_0_208_row_1" style:family="table-row">
      <style:table-row-properties style:use-optimal-row-height="false" style:row-height="0.41in"/>
    </style:style>
    <style:style style:name="TBL_0_208_1" style:family="table">
      <style:table-properties/>
    </style:style>
    <style:style style:name="TBL_0_208_1_col_0" style:family="table-column">
      <style:table-column-properties style:column-width="0.69in"/>
    </style:style>
    <style:style style:name="TBL_0_208_1_row_0" style:family="table-row">
      <style:table-row-properties style:use-optimal-row-height="false" style:row-height="0.41in"/>
    </style:style>
    <style:style style:name="TBL_0_208_2" style:family="table">
      <style:table-properties/>
    </style:style>
    <style:style style:name="TBL_0_208_2_col_0" style:family="table-column">
      <style:table-column-properties style:column-width="0.69in"/>
    </style:style>
    <style:style style:name="TBL_0_208_2_row_0" style:family="table-row">
      <style:table-row-properties style:use-optimal-row-height="false" style:row-height="0.41in"/>
    </style:style>
    <style:style style:name="TBL_0_208_3" style:family="table">
      <style:table-properties/>
    </style:style>
    <style:style style:name="TBL_0_208_3_col_0" style:family="table-column">
      <style:table-column-properties style:column-width="0.69in"/>
    </style:style>
    <style:style style:name="TBL_0_208_3_row_0" style:family="table-row">
      <style:table-row-properties style:use-optimal-row-height="false" style:row-height="0.41in"/>
    </style:style>
    <style:style style:name="TBL_0_208_4" style:family="table">
      <style:table-properties/>
    </style:style>
    <style:style style:name="TBL_0_208_4_col_0" style:family="table-column">
      <style:table-column-properties style:column-width="0.69in"/>
    </style:style>
    <style:style style:name="TBL_0_208_4_row_0" style:family="table-row">
      <style:table-row-properties style:use-optimal-row-height="false" style:row-height="0.41in"/>
    </style:style>
    <style:style style:name="TBL_0_208_5" style:family="table">
      <style:table-properties/>
    </style:style>
    <style:style style:name="TBL_0_208_5_col_0" style:family="table-column">
      <style:table-column-properties style:column-width="0.69in"/>
    </style:style>
    <style:style style:name="TBL_0_208_5_row_0" style:family="table-row">
      <style:table-row-properties style:use-optimal-row-height="false" style:row-height="0.41in"/>
    </style:style>
    <style:style style:name="TBL_0_208_row_2" style:family="table-row">
      <style:table-row-properties style:use-optimal-row-height="false" style:row-height="0.34in"/>
    </style:style>
    <style:style style:name="TBL_0_208_6" style:family="table">
      <style:table-properties/>
    </style:style>
    <style:style style:name="TBL_0_208_6_col_0" style:family="table-column">
      <style:table-column-properties style:column-width="0.97in"/>
    </style:style>
    <style:style style:name="TBL_0_208_6_row_0" style:family="table-row">
      <style:table-row-properties style:use-optimal-row-height="false" style:row-height="0.34in"/>
    </style:style>
    <style:style style:name="TBL_0_208_7" style:family="table">
      <style:table-properties/>
    </style:style>
    <style:style style:name="TBL_0_208_7_col_0" style:family="table-column">
      <style:table-column-properties style:column-width="1.38in"/>
    </style:style>
    <style:style style:name="TBL_0_208_7_row_0" style:family="table-row">
      <style:table-row-properties style:use-optimal-row-height="false" style:row-height="0.34in"/>
    </style:style>
    <style:style style:name="TBL_0_208_8" style:family="table">
      <style:table-properties/>
    </style:style>
    <style:style style:name="TBL_0_208_8_col_0" style:family="table-column">
      <style:table-column-properties style:column-width="0.69in"/>
    </style:style>
    <style:style style:name="TBL_0_208_8_row_0" style:family="table-row">
      <style:table-row-properties style:use-optimal-row-height="false" style:row-height="0.34in"/>
    </style:style>
    <style:style style:name="TBL_0_208_9" style:family="table">
      <style:table-properties/>
    </style:style>
    <style:style style:name="TBL_0_208_9_col_0" style:family="table-column">
      <style:table-column-properties style:column-width="0.69in"/>
    </style:style>
    <style:style style:name="TBL_0_208_9_row_0" style:family="table-row">
      <style:table-row-properties style:use-optimal-row-height="false" style:row-height="0.34in"/>
    </style:style>
    <style:style style:name="TBL_0_208_10" style:family="table">
      <style:table-properties/>
    </style:style>
    <style:style style:name="TBL_0_208_10_col_0" style:family="table-column">
      <style:table-column-properties style:column-width="0.69in"/>
    </style:style>
    <style:style style:name="TBL_0_208_10_row_0" style:family="table-row">
      <style:table-row-properties style:use-optimal-row-height="false" style:row-height="0.34in"/>
    </style:style>
    <style:style style:name="TBL_0_208_11" style:family="table">
      <style:table-properties/>
    </style:style>
    <style:style style:name="TBL_0_208_11_col_0" style:family="table-column">
      <style:table-column-properties style:column-width="0.69in"/>
    </style:style>
    <style:style style:name="TBL_0_208_11_row_0" style:family="table-row">
      <style:table-row-properties style:use-optimal-row-height="false" style:row-height="0.34in"/>
    </style:style>
    <style:style style:name="TBL_0_208_12" style:family="table">
      <style:table-properties/>
    </style:style>
    <style:style style:name="TBL_0_208_12_col_0" style:family="table-column">
      <style:table-column-properties style:column-width="0.69in"/>
    </style:style>
    <style:style style:name="TBL_0_208_12_row_0" style:family="table-row">
      <style:table-row-properties style:use-optimal-row-height="false" style:row-height="0.34in"/>
    </style:style>
    <style:style style:name="TBL_0_208_row_3" style:family="table-row">
      <style:table-row-properties style:use-optimal-row-height="false" style:row-height="0.34in"/>
    </style:style>
    <style:style style:name="TBL_0_208_13" style:family="table">
      <style:table-properties/>
    </style:style>
    <style:style style:name="TBL_0_208_13_col_0" style:family="table-column">
      <style:table-column-properties style:column-width="0.97in"/>
    </style:style>
    <style:style style:name="TBL_0_208_13_row_0" style:family="table-row">
      <style:table-row-properties style:use-optimal-row-height="false" style:row-height="0.34in"/>
    </style:style>
    <style:style style:name="TBL_0_208_14" style:family="table">
      <style:table-properties/>
    </style:style>
    <style:style style:name="TBL_0_208_14_col_0" style:family="table-column">
      <style:table-column-properties style:column-width="1.38in"/>
    </style:style>
    <style:style style:name="TBL_0_208_14_row_0" style:family="table-row">
      <style:table-row-properties style:use-optimal-row-height="false" style:row-height="0.34in"/>
    </style:style>
    <style:style style:name="TBL_0_208_15" style:family="table">
      <style:table-properties/>
    </style:style>
    <style:style style:name="TBL_0_208_15_col_0" style:family="table-column">
      <style:table-column-properties style:column-width="0.69in"/>
    </style:style>
    <style:style style:name="TBL_0_208_15_row_0" style:family="table-row">
      <style:table-row-properties style:use-optimal-row-height="false" style:row-height="0.34in"/>
    </style:style>
    <style:style style:name="TBL_0_208_16" style:family="table">
      <style:table-properties/>
    </style:style>
    <style:style style:name="TBL_0_208_16_col_0" style:family="table-column">
      <style:table-column-properties style:column-width="0.69in"/>
    </style:style>
    <style:style style:name="TBL_0_208_16_row_0" style:family="table-row">
      <style:table-row-properties style:use-optimal-row-height="false" style:row-height="0.34in"/>
    </style:style>
    <style:style style:name="TBL_0_208_17" style:family="table">
      <style:table-properties/>
    </style:style>
    <style:style style:name="TBL_0_208_17_col_0" style:family="table-column">
      <style:table-column-properties style:column-width="0.69in"/>
    </style:style>
    <style:style style:name="TBL_0_208_17_row_0" style:family="table-row">
      <style:table-row-properties style:use-optimal-row-height="false" style:row-height="0.34in"/>
    </style:style>
    <style:style style:name="TBL_0_208_18" style:family="table">
      <style:table-properties/>
    </style:style>
    <style:style style:name="TBL_0_208_18_col_0" style:family="table-column">
      <style:table-column-properties style:column-width="0.69in"/>
    </style:style>
    <style:style style:name="TBL_0_208_18_row_0" style:family="table-row">
      <style:table-row-properties style:use-optimal-row-height="false" style:row-height="0.34in"/>
    </style:style>
    <style:style style:name="TBL_0_208_19" style:family="table">
      <style:table-properties/>
    </style:style>
    <style:style style:name="TBL_0_208_19_col_0" style:family="table-column">
      <style:table-column-properties style:column-width="0.69in"/>
    </style:style>
    <style:style style:name="TBL_0_208_19_row_0" style:family="table-row">
      <style:table-row-properties style:use-optimal-row-height="false" style:row-height="0.34in"/>
    </style:style>
    <style:style style:name="TBL_0_208_row_4" style:family="table-row">
      <style:table-row-properties style:use-optimal-row-height="false" style:row-height="0.34in"/>
    </style:style>
    <style:style style:name="TBL_0_208_20" style:family="table">
      <style:table-properties/>
    </style:style>
    <style:style style:name="TBL_0_208_20_col_0" style:family="table-column">
      <style:table-column-properties style:column-width="1.38in"/>
    </style:style>
    <style:style style:name="TBL_0_208_20_row_0" style:family="table-row">
      <style:table-row-properties style:use-optimal-row-height="false" style:row-height="0.34in"/>
    </style:style>
    <style:style style:name="TBL_0_208_21" style:family="table">
      <style:table-properties/>
    </style:style>
    <style:style style:name="TBL_0_208_21_col_0" style:family="table-column">
      <style:table-column-properties style:column-width="0.69in"/>
    </style:style>
    <style:style style:name="TBL_0_208_21_row_0" style:family="table-row">
      <style:table-row-properties style:use-optimal-row-height="false" style:row-height="0.34in"/>
    </style:style>
    <style:style style:name="TBL_0_208_22" style:family="table">
      <style:table-properties/>
    </style:style>
    <style:style style:name="TBL_0_208_22_col_0" style:family="table-column">
      <style:table-column-properties style:column-width="0.69in"/>
    </style:style>
    <style:style style:name="TBL_0_208_22_row_0" style:family="table-row">
      <style:table-row-properties style:use-optimal-row-height="false" style:row-height="0.34in"/>
    </style:style>
    <style:style style:name="TBL_0_208_23" style:family="table">
      <style:table-properties/>
    </style:style>
    <style:style style:name="TBL_0_208_23_col_0" style:family="table-column">
      <style:table-column-properties style:column-width="0.69in"/>
    </style:style>
    <style:style style:name="TBL_0_208_23_row_0" style:family="table-row">
      <style:table-row-properties style:use-optimal-row-height="false" style:row-height="0.34in"/>
    </style:style>
    <style:style style:name="TBL_0_208_24" style:family="table">
      <style:table-properties/>
    </style:style>
    <style:style style:name="TBL_0_208_24_col_0" style:family="table-column">
      <style:table-column-properties style:column-width="0.69in"/>
    </style:style>
    <style:style style:name="TBL_0_208_24_row_0" style:family="table-row">
      <style:table-row-properties style:use-optimal-row-height="false" style:row-height="0.34in"/>
    </style:style>
    <style:style style:name="TBL_0_208_25" style:family="table">
      <style:table-properties/>
    </style:style>
    <style:style style:name="TBL_0_208_25_col_0" style:family="table-column">
      <style:table-column-properties style:column-width="0.69in"/>
    </style:style>
    <style:style style:name="TBL_0_208_25_row_0" style:family="table-row">
      <style:table-row-properties style:use-optimal-row-height="false" style:row-height="0.34in"/>
    </style:style>
    <style:style style:name="TBL_0_208_row_5" style:family="table-row">
      <style:table-row-properties style:use-optimal-row-height="false" style:row-height="0.34in"/>
    </style:style>
    <style:style style:name="TBL_0_208_26" style:family="table">
      <style:table-properties/>
    </style:style>
    <style:style style:name="TBL_0_208_26_col_0" style:family="table-column">
      <style:table-column-properties style:column-width="0.97in"/>
    </style:style>
    <style:style style:name="TBL_0_208_26_row_0" style:family="table-row">
      <style:table-row-properties style:use-optimal-row-height="false" style:row-height="0.34in"/>
    </style:style>
    <style:style style:name="TBL_0_208_27" style:family="table">
      <style:table-properties/>
    </style:style>
    <style:style style:name="TBL_0_208_27_col_0" style:family="table-column">
      <style:table-column-properties style:column-width="1.38in"/>
    </style:style>
    <style:style style:name="TBL_0_208_27_row_0" style:family="table-row">
      <style:table-row-properties style:use-optimal-row-height="false" style:row-height="0.34in"/>
    </style:style>
    <style:style style:name="TBL_0_208_28" style:family="table">
      <style:table-properties/>
    </style:style>
    <style:style style:name="TBL_0_208_28_col_0" style:family="table-column">
      <style:table-column-properties style:column-width="0.69in"/>
    </style:style>
    <style:style style:name="TBL_0_208_28_row_0" style:family="table-row">
      <style:table-row-properties style:use-optimal-row-height="false" style:row-height="0.34in"/>
    </style:style>
    <style:style style:name="TBL_0_208_29" style:family="table">
      <style:table-properties/>
    </style:style>
    <style:style style:name="TBL_0_208_29_col_0" style:family="table-column">
      <style:table-column-properties style:column-width="0.69in"/>
    </style:style>
    <style:style style:name="TBL_0_208_29_row_0" style:family="table-row">
      <style:table-row-properties style:use-optimal-row-height="false" style:row-height="0.34in"/>
    </style:style>
    <style:style style:name="TBL_0_208_30" style:family="table">
      <style:table-properties/>
    </style:style>
    <style:style style:name="TBL_0_208_30_col_0" style:family="table-column">
      <style:table-column-properties style:column-width="0.69in"/>
    </style:style>
    <style:style style:name="TBL_0_208_30_row_0" style:family="table-row">
      <style:table-row-properties style:use-optimal-row-height="false" style:row-height="0.34in"/>
    </style:style>
    <style:style style:name="TBL_0_208_31" style:family="table">
      <style:table-properties/>
    </style:style>
    <style:style style:name="TBL_0_208_31_col_0" style:family="table-column">
      <style:table-column-properties style:column-width="0.69in"/>
    </style:style>
    <style:style style:name="TBL_0_208_31_row_0" style:family="table-row">
      <style:table-row-properties style:use-optimal-row-height="false" style:row-height="0.34in"/>
    </style:style>
    <style:style style:name="TBL_0_208_32" style:family="table">
      <style:table-properties/>
    </style:style>
    <style:style style:name="TBL_0_208_32_col_0" style:family="table-column">
      <style:table-column-properties style:column-width="0.69in"/>
    </style:style>
    <style:style style:name="TBL_0_208_32_row_0" style:family="table-row">
      <style:table-row-properties style:use-optimal-row-height="false" style:row-height="0.34in"/>
    </style:style>
    <style:style style:name="TBL_0_208_row_6" style:family="table-row">
      <style:table-row-properties style:use-optimal-row-height="false" style:row-height="0.34in"/>
    </style:style>
    <style:style style:name="TBL_0_208_33" style:family="table">
      <style:table-properties/>
    </style:style>
    <style:style style:name="TBL_0_208_33_col_0" style:family="table-column">
      <style:table-column-properties style:column-width="1.38in"/>
    </style:style>
    <style:style style:name="TBL_0_208_33_row_0" style:family="table-row">
      <style:table-row-properties style:use-optimal-row-height="false" style:row-height="0.34in"/>
    </style:style>
    <style:style style:name="TBL_0_208_34" style:family="table">
      <style:table-properties/>
    </style:style>
    <style:style style:name="TBL_0_208_34_col_0" style:family="table-column">
      <style:table-column-properties style:column-width="0.69in"/>
    </style:style>
    <style:style style:name="TBL_0_208_34_row_0" style:family="table-row">
      <style:table-row-properties style:use-optimal-row-height="false" style:row-height="0.34in"/>
    </style:style>
    <style:style style:name="TBL_0_208_35" style:family="table">
      <style:table-properties/>
    </style:style>
    <style:style style:name="TBL_0_208_35_col_0" style:family="table-column">
      <style:table-column-properties style:column-width="0.69in"/>
    </style:style>
    <style:style style:name="TBL_0_208_35_row_0" style:family="table-row">
      <style:table-row-properties style:use-optimal-row-height="false" style:row-height="0.34in"/>
    </style:style>
    <style:style style:name="TBL_0_208_36" style:family="table">
      <style:table-properties/>
    </style:style>
    <style:style style:name="TBL_0_208_36_col_0" style:family="table-column">
      <style:table-column-properties style:column-width="0.69in"/>
    </style:style>
    <style:style style:name="TBL_0_208_36_row_0" style:family="table-row">
      <style:table-row-properties style:use-optimal-row-height="false" style:row-height="0.34in"/>
    </style:style>
    <style:style style:name="TBL_0_208_37" style:family="table">
      <style:table-properties/>
    </style:style>
    <style:style style:name="TBL_0_208_37_col_0" style:family="table-column">
      <style:table-column-properties style:column-width="0.69in"/>
    </style:style>
    <style:style style:name="TBL_0_208_37_row_0" style:family="table-row">
      <style:table-row-properties style:use-optimal-row-height="false" style:row-height="0.34in"/>
    </style:style>
    <style:style style:name="TBL_0_208_38" style:family="table">
      <style:table-properties/>
    </style:style>
    <style:style style:name="TBL_0_208_38_col_0" style:family="table-column">
      <style:table-column-properties style:column-width="0.69in"/>
    </style:style>
    <style:style style:name="TBL_0_208_38_row_0" style:family="table-row">
      <style:table-row-properties style:use-optimal-row-height="false" style:row-height="0.34in"/>
    </style:style>
    <style:style style:name="TBL_0_208_row_7" style:family="table-row">
      <style:table-row-properties style:use-optimal-row-height="false" style:row-height="0.34in"/>
    </style:style>
    <style:style style:name="TBL_0_208_39" style:family="table">
      <style:table-properties/>
    </style:style>
    <style:style style:name="TBL_0_208_39_col_0" style:family="table-column">
      <style:table-column-properties style:column-width="1.38in"/>
    </style:style>
    <style:style style:name="TBL_0_208_39_row_0" style:family="table-row">
      <style:table-row-properties style:use-optimal-row-height="false" style:row-height="0.34in"/>
    </style:style>
    <style:style style:name="TBL_0_208_40" style:family="table">
      <style:table-properties/>
    </style:style>
    <style:style style:name="TBL_0_208_40_col_0" style:family="table-column">
      <style:table-column-properties style:column-width="0.69in"/>
    </style:style>
    <style:style style:name="TBL_0_208_40_row_0" style:family="table-row">
      <style:table-row-properties style:use-optimal-row-height="false" style:row-height="0.34in"/>
    </style:style>
    <style:style style:name="TBL_0_208_41" style:family="table">
      <style:table-properties/>
    </style:style>
    <style:style style:name="TBL_0_208_41_col_0" style:family="table-column">
      <style:table-column-properties style:column-width="0.69in"/>
    </style:style>
    <style:style style:name="TBL_0_208_41_row_0" style:family="table-row">
      <style:table-row-properties style:use-optimal-row-height="false" style:row-height="0.34in"/>
    </style:style>
    <style:style style:name="TBL_0_208_42" style:family="table">
      <style:table-properties/>
    </style:style>
    <style:style style:name="TBL_0_208_42_col_0" style:family="table-column">
      <style:table-column-properties style:column-width="0.69in"/>
    </style:style>
    <style:style style:name="TBL_0_208_42_row_0" style:family="table-row">
      <style:table-row-properties style:use-optimal-row-height="false" style:row-height="0.34in"/>
    </style:style>
    <style:style style:name="TBL_0_208_43" style:family="table">
      <style:table-properties/>
    </style:style>
    <style:style style:name="TBL_0_208_43_col_0" style:family="table-column">
      <style:table-column-properties style:column-width="0.69in"/>
    </style:style>
    <style:style style:name="TBL_0_208_43_row_0" style:family="table-row">
      <style:table-row-properties style:use-optimal-row-height="false" style:row-height="0.34in"/>
    </style:style>
    <style:style style:name="TBL_0_208_44" style:family="table">
      <style:table-properties/>
    </style:style>
    <style:style style:name="TBL_0_208_44_col_0" style:family="table-column">
      <style:table-column-properties style:column-width="0.69in"/>
    </style:style>
    <style:style style:name="TBL_0_208_44_row_0" style:family="table-row">
      <style:table-row-properties style:use-optimal-row-height="false" style:row-height="0.34in"/>
    </style:style>
    <style:style style:name="TBL_0_208_row_8" style:family="table-row">
      <style:table-row-properties style:use-optimal-row-height="false" style:row-height="0.34in"/>
    </style:style>
    <style:style style:name="TBL_0_208_45" style:family="table">
      <style:table-properties/>
    </style:style>
    <style:style style:name="TBL_0_208_45_col_0" style:family="table-column">
      <style:table-column-properties style:column-width="1.38in"/>
    </style:style>
    <style:style style:name="TBL_0_208_45_row_0" style:family="table-row">
      <style:table-row-properties style:use-optimal-row-height="false" style:row-height="0.34in"/>
    </style:style>
    <style:style style:name="TBL_0_208_46" style:family="table">
      <style:table-properties/>
    </style:style>
    <style:style style:name="TBL_0_208_46_col_0" style:family="table-column">
      <style:table-column-properties style:column-width="0.69in"/>
    </style:style>
    <style:style style:name="TBL_0_208_46_row_0" style:family="table-row">
      <style:table-row-properties style:use-optimal-row-height="false" style:row-height="0.34in"/>
    </style:style>
    <style:style style:name="TBL_0_208_47" style:family="table">
      <style:table-properties/>
    </style:style>
    <style:style style:name="TBL_0_208_47_col_0" style:family="table-column">
      <style:table-column-properties style:column-width="0.69in"/>
    </style:style>
    <style:style style:name="TBL_0_208_47_row_0" style:family="table-row">
      <style:table-row-properties style:use-optimal-row-height="false" style:row-height="0.34in"/>
    </style:style>
    <style:style style:name="TBL_0_208_48" style:family="table">
      <style:table-properties/>
    </style:style>
    <style:style style:name="TBL_0_208_48_col_0" style:family="table-column">
      <style:table-column-properties style:column-width="0.69in"/>
    </style:style>
    <style:style style:name="TBL_0_208_48_row_0" style:family="table-row">
      <style:table-row-properties style:use-optimal-row-height="false" style:row-height="0.34in"/>
    </style:style>
    <style:style style:name="TBL_0_208_49" style:family="table">
      <style:table-properties/>
    </style:style>
    <style:style style:name="TBL_0_208_49_col_0" style:family="table-column">
      <style:table-column-properties style:column-width="0.69in"/>
    </style:style>
    <style:style style:name="TBL_0_208_49_row_0" style:family="table-row">
      <style:table-row-properties style:use-optimal-row-height="false" style:row-height="0.34in"/>
    </style:style>
    <style:style style:name="TBL_0_208_50" style:family="table">
      <style:table-properties/>
    </style:style>
    <style:style style:name="TBL_0_208_50_col_0" style:family="table-column">
      <style:table-column-properties style:column-width="0.69in"/>
    </style:style>
    <style:style style:name="TBL_0_208_50_row_0" style:family="table-row">
      <style:table-row-properties style:use-optimal-row-height="false" style:row-height="0.34in"/>
    </style:style>
    <style:style style:name="TBL_0_208_row_9" style:family="table-row">
      <style:table-row-properties style:use-optimal-row-height="false" style:row-height="0.34in"/>
    </style:style>
    <style:style style:name="TBL_0_208_51" style:family="table">
      <style:table-properties/>
    </style:style>
    <style:style style:name="TBL_0_208_51_col_0" style:family="table-column">
      <style:table-column-properties style:column-width="1.38in"/>
    </style:style>
    <style:style style:name="TBL_0_208_51_row_0" style:family="table-row">
      <style:table-row-properties style:use-optimal-row-height="false" style:row-height="0.34in"/>
    </style:style>
    <style:style style:name="TBL_0_208_52" style:family="table">
      <style:table-properties/>
    </style:style>
    <style:style style:name="TBL_0_208_52_col_0" style:family="table-column">
      <style:table-column-properties style:column-width="0.69in"/>
    </style:style>
    <style:style style:name="TBL_0_208_52_row_0" style:family="table-row">
      <style:table-row-properties style:use-optimal-row-height="false" style:row-height="0.34in"/>
    </style:style>
    <style:style style:name="TBL_0_208_53" style:family="table">
      <style:table-properties/>
    </style:style>
    <style:style style:name="TBL_0_208_53_col_0" style:family="table-column">
      <style:table-column-properties style:column-width="0.69in"/>
    </style:style>
    <style:style style:name="TBL_0_208_53_row_0" style:family="table-row">
      <style:table-row-properties style:use-optimal-row-height="false" style:row-height="0.34in"/>
    </style:style>
    <style:style style:name="TBL_0_208_54" style:family="table">
      <style:table-properties/>
    </style:style>
    <style:style style:name="TBL_0_208_54_col_0" style:family="table-column">
      <style:table-column-properties style:column-width="0.69in"/>
    </style:style>
    <style:style style:name="TBL_0_208_54_row_0" style:family="table-row">
      <style:table-row-properties style:use-optimal-row-height="false" style:row-height="0.34in"/>
    </style:style>
    <style:style style:name="TBL_0_208_55" style:family="table">
      <style:table-properties/>
    </style:style>
    <style:style style:name="TBL_0_208_55_col_0" style:family="table-column">
      <style:table-column-properties style:column-width="0.69in"/>
    </style:style>
    <style:style style:name="TBL_0_208_55_row_0" style:family="table-row">
      <style:table-row-properties style:use-optimal-row-height="false" style:row-height="0.34in"/>
    </style:style>
    <style:style style:name="TBL_0_208_56" style:family="table">
      <style:table-properties/>
    </style:style>
    <style:style style:name="TBL_0_208_56_col_0" style:family="table-column">
      <style:table-column-properties style:column-width="0.69in"/>
    </style:style>
    <style:style style:name="TBL_0_208_56_row_0" style:family="table-row">
      <style:table-row-properties style:use-optimal-row-height="false" style:row-height="0.34in"/>
    </style:style>
    <style:style style:name="TBL_0_208_row_10" style:family="table-row">
      <style:table-row-properties style:use-optimal-row-height="false" style:row-height="0.34in"/>
    </style:style>
    <style:style style:name="TBL_0_208_57" style:family="table">
      <style:table-properties/>
    </style:style>
    <style:style style:name="TBL_0_208_57_col_0" style:family="table-column">
      <style:table-column-properties style:column-width="1.38in"/>
    </style:style>
    <style:style style:name="TBL_0_208_57_row_0" style:family="table-row">
      <style:table-row-properties style:use-optimal-row-height="false" style:row-height="0.34in"/>
    </style:style>
    <style:style style:name="TBL_0_208_58" style:family="table">
      <style:table-properties/>
    </style:style>
    <style:style style:name="TBL_0_208_58_col_0" style:family="table-column">
      <style:table-column-properties style:column-width="0.69in"/>
    </style:style>
    <style:style style:name="TBL_0_208_58_row_0" style:family="table-row">
      <style:table-row-properties style:use-optimal-row-height="false" style:row-height="0.34in"/>
    </style:style>
    <style:style style:name="TBL_0_208_59" style:family="table">
      <style:table-properties/>
    </style:style>
    <style:style style:name="TBL_0_208_59_col_0" style:family="table-column">
      <style:table-column-properties style:column-width="0.69in"/>
    </style:style>
    <style:style style:name="TBL_0_208_59_row_0" style:family="table-row">
      <style:table-row-properties style:use-optimal-row-height="false" style:row-height="0.34in"/>
    </style:style>
    <style:style style:name="TBL_0_208_60" style:family="table">
      <style:table-properties/>
    </style:style>
    <style:style style:name="TBL_0_208_60_col_0" style:family="table-column">
      <style:table-column-properties style:column-width="0.69in"/>
    </style:style>
    <style:style style:name="TBL_0_208_60_row_0" style:family="table-row">
      <style:table-row-properties style:use-optimal-row-height="false" style:row-height="0.34in"/>
    </style:style>
    <style:style style:name="TBL_0_208_61" style:family="table">
      <style:table-properties/>
    </style:style>
    <style:style style:name="TBL_0_208_61_col_0" style:family="table-column">
      <style:table-column-properties style:column-width="0.69in"/>
    </style:style>
    <style:style style:name="TBL_0_208_61_row_0" style:family="table-row">
      <style:table-row-properties style:use-optimal-row-height="false" style:row-height="0.34in"/>
    </style:style>
    <style:style style:name="TBL_0_208_62" style:family="table">
      <style:table-properties/>
    </style:style>
    <style:style style:name="TBL_0_208_62_col_0" style:family="table-column">
      <style:table-column-properties style:column-width="0.69in"/>
    </style:style>
    <style:style style:name="TBL_0_208_62_row_0" style:family="table-row">
      <style:table-row-properties style:use-optimal-row-height="false" style:row-height="0.34in"/>
    </style:style>
    <style:style style:name="TBL_0_208_row_11" style:family="table-row">
      <style:table-row-properties style:use-optimal-row-height="false" style:row-height="0.34in"/>
    </style:style>
    <style:style style:name="TBL_0_208_63" style:family="table">
      <style:table-properties/>
    </style:style>
    <style:style style:name="TBL_0_208_63_col_0" style:family="table-column">
      <style:table-column-properties style:column-width="1.38in"/>
    </style:style>
    <style:style style:name="TBL_0_208_63_row_0" style:family="table-row">
      <style:table-row-properties style:use-optimal-row-height="false" style:row-height="0.34in"/>
    </style:style>
    <style:style style:name="TBL_0_208_64" style:family="table">
      <style:table-properties/>
    </style:style>
    <style:style style:name="TBL_0_208_64_col_0" style:family="table-column">
      <style:table-column-properties style:column-width="0.69in"/>
    </style:style>
    <style:style style:name="TBL_0_208_64_row_0" style:family="table-row">
      <style:table-row-properties style:use-optimal-row-height="false" style:row-height="0.34in"/>
    </style:style>
    <style:style style:name="TBL_0_208_65" style:family="table">
      <style:table-properties/>
    </style:style>
    <style:style style:name="TBL_0_208_65_col_0" style:family="table-column">
      <style:table-column-properties style:column-width="0.69in"/>
    </style:style>
    <style:style style:name="TBL_0_208_65_row_0" style:family="table-row">
      <style:table-row-properties style:use-optimal-row-height="false" style:row-height="0.34in"/>
    </style:style>
    <style:style style:name="TBL_0_208_66" style:family="table">
      <style:table-properties/>
    </style:style>
    <style:style style:name="TBL_0_208_66_col_0" style:family="table-column">
      <style:table-column-properties style:column-width="0.69in"/>
    </style:style>
    <style:style style:name="TBL_0_208_66_row_0" style:family="table-row">
      <style:table-row-properties style:use-optimal-row-height="false" style:row-height="0.34in"/>
    </style:style>
    <style:style style:name="TBL_0_208_67" style:family="table">
      <style:table-properties/>
    </style:style>
    <style:style style:name="TBL_0_208_67_col_0" style:family="table-column">
      <style:table-column-properties style:column-width="0.69in"/>
    </style:style>
    <style:style style:name="TBL_0_208_67_row_0" style:family="table-row">
      <style:table-row-properties style:use-optimal-row-height="false" style:row-height="0.34in"/>
    </style:style>
    <style:style style:name="TBL_0_208_68" style:family="table">
      <style:table-properties/>
    </style:style>
    <style:style style:name="TBL_0_208_68_col_0" style:family="table-column">
      <style:table-column-properties style:column-width="0.69in"/>
    </style:style>
    <style:style style:name="TBL_0_208_68_row_0" style:family="table-row">
      <style:table-row-properties style:use-optimal-row-height="false" style:row-height="0.34in"/>
    </style:style>
    <style:style style:name="TBL_0_208_row_12" style:family="table-row">
      <style:table-row-properties style:use-optimal-row-height="false" style:row-height="0.34in"/>
    </style:style>
    <style:style style:name="TBL_0_208_69" style:family="table">
      <style:table-properties/>
    </style:style>
    <style:style style:name="TBL_0_208_69_col_0" style:family="table-column">
      <style:table-column-properties style:column-width="1.38in"/>
    </style:style>
    <style:style style:name="TBL_0_208_69_row_0" style:family="table-row">
      <style:table-row-properties style:use-optimal-row-height="false" style:row-height="0.34in"/>
    </style:style>
    <style:style style:name="TBL_0_208_70" style:family="table">
      <style:table-properties/>
    </style:style>
    <style:style style:name="TBL_0_208_70_col_0" style:family="table-column">
      <style:table-column-properties style:column-width="0.69in"/>
    </style:style>
    <style:style style:name="TBL_0_208_70_row_0" style:family="table-row">
      <style:table-row-properties style:use-optimal-row-height="false" style:row-height="0.34in"/>
    </style:style>
    <style:style style:name="TBL_0_208_71" style:family="table">
      <style:table-properties/>
    </style:style>
    <style:style style:name="TBL_0_208_71_col_0" style:family="table-column">
      <style:table-column-properties style:column-width="0.69in"/>
    </style:style>
    <style:style style:name="TBL_0_208_71_row_0" style:family="table-row">
      <style:table-row-properties style:use-optimal-row-height="false" style:row-height="0.34in"/>
    </style:style>
    <style:style style:name="TBL_0_208_72" style:family="table">
      <style:table-properties/>
    </style:style>
    <style:style style:name="TBL_0_208_72_col_0" style:family="table-column">
      <style:table-column-properties style:column-width="0.69in"/>
    </style:style>
    <style:style style:name="TBL_0_208_72_row_0" style:family="table-row">
      <style:table-row-properties style:use-optimal-row-height="false" style:row-height="0.34in"/>
    </style:style>
    <style:style style:name="TBL_0_208_73" style:family="table">
      <style:table-properties/>
    </style:style>
    <style:style style:name="TBL_0_208_73_col_0" style:family="table-column">
      <style:table-column-properties style:column-width="0.69in"/>
    </style:style>
    <style:style style:name="TBL_0_208_73_row_0" style:family="table-row">
      <style:table-row-properties style:use-optimal-row-height="false" style:row-height="0.34in"/>
    </style:style>
    <style:style style:name="TBL_0_208_74" style:family="table">
      <style:table-properties/>
    </style:style>
    <style:style style:name="TBL_0_208_74_col_0" style:family="table-column">
      <style:table-column-properties style:column-width="0.69in"/>
    </style:style>
    <style:style style:name="TBL_0_208_74_row_0" style:family="table-row">
      <style:table-row-properties style:use-optimal-row-height="false" style:row-height="0.34in"/>
    </style:style>
    <style:style style:name="TBL_0_208_row_13" style:family="table-row">
      <style:table-row-properties style:use-optimal-row-height="false" style:row-height="0.34in"/>
    </style:style>
    <style:style style:name="TBL_0_208_75" style:family="table">
      <style:table-properties/>
    </style:style>
    <style:style style:name="TBL_0_208_75_col_0" style:family="table-column">
      <style:table-column-properties style:column-width="1.38in"/>
    </style:style>
    <style:style style:name="TBL_0_208_75_row_0" style:family="table-row">
      <style:table-row-properties style:use-optimal-row-height="false" style:row-height="0.34in"/>
    </style:style>
    <style:style style:name="TBL_0_208_76" style:family="table">
      <style:table-properties/>
    </style:style>
    <style:style style:name="TBL_0_208_76_col_0" style:family="table-column">
      <style:table-column-properties style:column-width="0.69in"/>
    </style:style>
    <style:style style:name="TBL_0_208_76_row_0" style:family="table-row">
      <style:table-row-properties style:use-optimal-row-height="false" style:row-height="0.34in"/>
    </style:style>
    <style:style style:name="TBL_0_208_77" style:family="table">
      <style:table-properties/>
    </style:style>
    <style:style style:name="TBL_0_208_77_col_0" style:family="table-column">
      <style:table-column-properties style:column-width="0.69in"/>
    </style:style>
    <style:style style:name="TBL_0_208_77_row_0" style:family="table-row">
      <style:table-row-properties style:use-optimal-row-height="false" style:row-height="0.34in"/>
    </style:style>
    <style:style style:name="TBL_0_208_78" style:family="table">
      <style:table-properties/>
    </style:style>
    <style:style style:name="TBL_0_208_78_col_0" style:family="table-column">
      <style:table-column-properties style:column-width="0.69in"/>
    </style:style>
    <style:style style:name="TBL_0_208_78_row_0" style:family="table-row">
      <style:table-row-properties style:use-optimal-row-height="false" style:row-height="0.34in"/>
    </style:style>
    <style:style style:name="TBL_0_208_79" style:family="table">
      <style:table-properties/>
    </style:style>
    <style:style style:name="TBL_0_208_79_col_0" style:family="table-column">
      <style:table-column-properties style:column-width="0.69in"/>
    </style:style>
    <style:style style:name="TBL_0_208_79_row_0" style:family="table-row">
      <style:table-row-properties style:use-optimal-row-height="false" style:row-height="0.34in"/>
    </style:style>
    <style:style style:name="TBL_0_208_80" style:family="table">
      <style:table-properties/>
    </style:style>
    <style:style style:name="TBL_0_208_80_col_0" style:family="table-column">
      <style:table-column-properties style:column-width="0.69in"/>
    </style:style>
    <style:style style:name="TBL_0_208_80_row_0" style:family="table-row">
      <style:table-row-properties style:use-optimal-row-height="false" style:row-height="0.34in"/>
    </style:style>
    <style:style style:name="TBL_0_208_row_14" style:family="table-row">
      <style:table-row-properties style:use-optimal-row-height="false" style:row-height="0.34in"/>
    </style:style>
    <style:style style:name="TBL_0_208_81" style:family="table">
      <style:table-properties/>
    </style:style>
    <style:style style:name="TBL_0_208_81_col_0" style:family="table-column">
      <style:table-column-properties style:column-width="0.97in"/>
    </style:style>
    <style:style style:name="TBL_0_208_81_row_0" style:family="table-row">
      <style:table-row-properties style:use-optimal-row-height="false" style:row-height="0.34in"/>
    </style:style>
    <style:style style:name="TBL_0_208_82" style:family="table">
      <style:table-properties/>
    </style:style>
    <style:style style:name="TBL_0_208_82_col_0" style:family="table-column">
      <style:table-column-properties style:column-width="1.38in"/>
    </style:style>
    <style:style style:name="TBL_0_208_82_row_0" style:family="table-row">
      <style:table-row-properties style:use-optimal-row-height="false" style:row-height="0.34in"/>
    </style:style>
    <style:style style:name="TBL_0_208_83" style:family="table">
      <style:table-properties/>
    </style:style>
    <style:style style:name="TBL_0_208_83_col_0" style:family="table-column">
      <style:table-column-properties style:column-width="0.69in"/>
    </style:style>
    <style:style style:name="TBL_0_208_83_row_0" style:family="table-row">
      <style:table-row-properties style:use-optimal-row-height="false" style:row-height="0.34in"/>
    </style:style>
    <style:style style:name="TBL_0_208_84" style:family="table">
      <style:table-properties/>
    </style:style>
    <style:style style:name="TBL_0_208_84_col_0" style:family="table-column">
      <style:table-column-properties style:column-width="0.69in"/>
    </style:style>
    <style:style style:name="TBL_0_208_84_row_0" style:family="table-row">
      <style:table-row-properties style:use-optimal-row-height="false" style:row-height="0.34in"/>
    </style:style>
    <style:style style:name="TBL_0_208_85" style:family="table">
      <style:table-properties/>
    </style:style>
    <style:style style:name="TBL_0_208_85_col_0" style:family="table-column">
      <style:table-column-properties style:column-width="0.69in"/>
    </style:style>
    <style:style style:name="TBL_0_208_85_row_0" style:family="table-row">
      <style:table-row-properties style:use-optimal-row-height="false" style:row-height="0.34in"/>
    </style:style>
    <style:style style:name="TBL_0_208_86" style:family="table">
      <style:table-properties/>
    </style:style>
    <style:style style:name="TBL_0_208_86_col_0" style:family="table-column">
      <style:table-column-properties style:column-width="0.69in"/>
    </style:style>
    <style:style style:name="TBL_0_208_86_row_0" style:family="table-row">
      <style:table-row-properties style:use-optimal-row-height="false" style:row-height="0.34in"/>
    </style:style>
    <style:style style:name="TBL_0_208_87" style:family="table">
      <style:table-properties/>
    </style:style>
    <style:style style:name="TBL_0_208_87_col_0" style:family="table-column">
      <style:table-column-properties style:column-width="0.69in"/>
    </style:style>
    <style:style style:name="TBL_0_208_87_row_0" style:family="table-row">
      <style:table-row-properties style:use-optimal-row-height="false" style:row-height="0.34in"/>
    </style:style>
    <style:style style:name="TBL_0_208_row_15" style:family="table-row">
      <style:table-row-properties style:use-optimal-row-height="false" style:row-height="0.34in"/>
    </style:style>
    <style:style style:name="TBL_0_208_88" style:family="table">
      <style:table-properties/>
    </style:style>
    <style:style style:name="TBL_0_208_88_col_0" style:family="table-column">
      <style:table-column-properties style:column-width="1.38in"/>
    </style:style>
    <style:style style:name="TBL_0_208_88_row_0" style:family="table-row">
      <style:table-row-properties style:use-optimal-row-height="false" style:row-height="0.34in"/>
    </style:style>
    <style:style style:name="TBL_0_208_89" style:family="table">
      <style:table-properties/>
    </style:style>
    <style:style style:name="TBL_0_208_89_col_0" style:family="table-column">
      <style:table-column-properties style:column-width="0.69in"/>
    </style:style>
    <style:style style:name="TBL_0_208_89_row_0" style:family="table-row">
      <style:table-row-properties style:use-optimal-row-height="false" style:row-height="0.34in"/>
    </style:style>
    <style:style style:name="TBL_0_208_90" style:family="table">
      <style:table-properties/>
    </style:style>
    <style:style style:name="TBL_0_208_90_col_0" style:family="table-column">
      <style:table-column-properties style:column-width="0.69in"/>
    </style:style>
    <style:style style:name="TBL_0_208_90_row_0" style:family="table-row">
      <style:table-row-properties style:use-optimal-row-height="false" style:row-height="0.34in"/>
    </style:style>
    <style:style style:name="TBL_0_208_91" style:family="table">
      <style:table-properties/>
    </style:style>
    <style:style style:name="TBL_0_208_91_col_0" style:family="table-column">
      <style:table-column-properties style:column-width="0.69in"/>
    </style:style>
    <style:style style:name="TBL_0_208_91_row_0" style:family="table-row">
      <style:table-row-properties style:use-optimal-row-height="false" style:row-height="0.34in"/>
    </style:style>
    <style:style style:name="TBL_0_208_92" style:family="table">
      <style:table-properties/>
    </style:style>
    <style:style style:name="TBL_0_208_92_col_0" style:family="table-column">
      <style:table-column-properties style:column-width="0.69in"/>
    </style:style>
    <style:style style:name="TBL_0_208_92_row_0" style:family="table-row">
      <style:table-row-properties style:use-optimal-row-height="false" style:row-height="0.34in"/>
    </style:style>
    <style:style style:name="TBL_0_208_93" style:family="table">
      <style:table-properties/>
    </style:style>
    <style:style style:name="TBL_0_208_93_col_0" style:family="table-column">
      <style:table-column-properties style:column-width="0.69in"/>
    </style:style>
    <style:style style:name="TBL_0_208_93_row_0" style:family="table-row">
      <style:table-row-properties style:use-optimal-row-height="false" style:row-height="0.34in"/>
    </style:style>
    <style:style style:name="TBL_0_208_row_16" style:family="table-row">
      <style:table-row-properties style:use-optimal-row-height="false" style:row-height="0.34in"/>
    </style:style>
    <style:style style:name="TBL_0_208_94" style:family="table">
      <style:table-properties/>
    </style:style>
    <style:style style:name="TBL_0_208_94_col_0" style:family="table-column">
      <style:table-column-properties style:column-width="1.38in"/>
    </style:style>
    <style:style style:name="TBL_0_208_94_row_0" style:family="table-row">
      <style:table-row-properties style:use-optimal-row-height="false" style:row-height="0.34in"/>
    </style:style>
    <style:style style:name="TBL_0_208_95" style:family="table">
      <style:table-properties/>
    </style:style>
    <style:style style:name="TBL_0_208_95_col_0" style:family="table-column">
      <style:table-column-properties style:column-width="0.69in"/>
    </style:style>
    <style:style style:name="TBL_0_208_95_row_0" style:family="table-row">
      <style:table-row-properties style:use-optimal-row-height="false" style:row-height="0.34in"/>
    </style:style>
    <style:style style:name="TBL_0_208_96" style:family="table">
      <style:table-properties/>
    </style:style>
    <style:style style:name="TBL_0_208_96_col_0" style:family="table-column">
      <style:table-column-properties style:column-width="0.69in"/>
    </style:style>
    <style:style style:name="TBL_0_208_96_row_0" style:family="table-row">
      <style:table-row-properties style:use-optimal-row-height="false" style:row-height="0.34in"/>
    </style:style>
    <style:style style:name="TBL_0_208_97" style:family="table">
      <style:table-properties/>
    </style:style>
    <style:style style:name="TBL_0_208_97_col_0" style:family="table-column">
      <style:table-column-properties style:column-width="0.69in"/>
    </style:style>
    <style:style style:name="TBL_0_208_97_row_0" style:family="table-row">
      <style:table-row-properties style:use-optimal-row-height="false" style:row-height="0.34in"/>
    </style:style>
    <style:style style:name="TBL_0_208_98" style:family="table">
      <style:table-properties/>
    </style:style>
    <style:style style:name="TBL_0_208_98_col_0" style:family="table-column">
      <style:table-column-properties style:column-width="0.69in"/>
    </style:style>
    <style:style style:name="TBL_0_208_98_row_0" style:family="table-row">
      <style:table-row-properties style:use-optimal-row-height="false" style:row-height="0.34in"/>
    </style:style>
    <style:style style:name="TBL_0_208_99" style:family="table">
      <style:table-properties/>
    </style:style>
    <style:style style:name="TBL_0_208_99_col_0" style:family="table-column">
      <style:table-column-properties style:column-width="0.69in"/>
    </style:style>
    <style:style style:name="TBL_0_208_99_row_0" style:family="table-row">
      <style:table-row-properties style:use-optimal-row-height="false" style:row-height="0.34in"/>
    </style:style>
    <style:style style:name="TBL_0_208_row_17" style:family="table-row">
      <style:table-row-properties style:use-optimal-row-height="false" style:row-height="0.34in"/>
    </style:style>
    <style:style style:name="TBL_0_208_100" style:family="table">
      <style:table-properties/>
    </style:style>
    <style:style style:name="TBL_0_208_100_col_0" style:family="table-column">
      <style:table-column-properties style:column-width="1.38in"/>
    </style:style>
    <style:style style:name="TBL_0_208_100_row_0" style:family="table-row">
      <style:table-row-properties style:use-optimal-row-height="false" style:row-height="0.34in"/>
    </style:style>
    <style:style style:name="TBL_0_208_101" style:family="table">
      <style:table-properties/>
    </style:style>
    <style:style style:name="TBL_0_208_101_col_0" style:family="table-column">
      <style:table-column-properties style:column-width="0.69in"/>
    </style:style>
    <style:style style:name="TBL_0_208_101_row_0" style:family="table-row">
      <style:table-row-properties style:use-optimal-row-height="false" style:row-height="0.34in"/>
    </style:style>
    <style:style style:name="TBL_0_208_102" style:family="table">
      <style:table-properties/>
    </style:style>
    <style:style style:name="TBL_0_208_102_col_0" style:family="table-column">
      <style:table-column-properties style:column-width="0.69in"/>
    </style:style>
    <style:style style:name="TBL_0_208_102_row_0" style:family="table-row">
      <style:table-row-properties style:use-optimal-row-height="false" style:row-height="0.34in"/>
    </style:style>
    <style:style style:name="TBL_0_208_103" style:family="table">
      <style:table-properties/>
    </style:style>
    <style:style style:name="TBL_0_208_103_col_0" style:family="table-column">
      <style:table-column-properties style:column-width="0.69in"/>
    </style:style>
    <style:style style:name="TBL_0_208_103_row_0" style:family="table-row">
      <style:table-row-properties style:use-optimal-row-height="false" style:row-height="0.34in"/>
    </style:style>
    <style:style style:name="TBL_0_208_104" style:family="table">
      <style:table-properties/>
    </style:style>
    <style:style style:name="TBL_0_208_104_col_0" style:family="table-column">
      <style:table-column-properties style:column-width="0.69in"/>
    </style:style>
    <style:style style:name="TBL_0_208_104_row_0" style:family="table-row">
      <style:table-row-properties style:use-optimal-row-height="false" style:row-height="0.34in"/>
    </style:style>
    <style:style style:name="TBL_0_208_105" style:family="table">
      <style:table-properties/>
    </style:style>
    <style:style style:name="TBL_0_208_105_col_0" style:family="table-column">
      <style:table-column-properties style:column-width="0.69in"/>
    </style:style>
    <style:style style:name="TBL_0_208_105_row_0" style:family="table-row">
      <style:table-row-properties style:use-optimal-row-height="false" style:row-height="0.34in"/>
    </style:style>
    <style:style style:name="TBL_0_208_row_18" style:family="table-row">
      <style:table-row-properties style:use-optimal-row-height="false" style:row-height="0.34in"/>
    </style:style>
    <style:style style:name="TBL_0_208_106" style:family="table">
      <style:table-properties/>
    </style:style>
    <style:style style:name="TBL_0_208_106_col_0" style:family="table-column">
      <style:table-column-properties style:column-width="1.38in"/>
    </style:style>
    <style:style style:name="TBL_0_208_106_row_0" style:family="table-row">
      <style:table-row-properties style:use-optimal-row-height="false" style:row-height="0.34in"/>
    </style:style>
    <style:style style:name="TBL_0_208_107" style:family="table">
      <style:table-properties/>
    </style:style>
    <style:style style:name="TBL_0_208_107_col_0" style:family="table-column">
      <style:table-column-properties style:column-width="0.69in"/>
    </style:style>
    <style:style style:name="TBL_0_208_107_row_0" style:family="table-row">
      <style:table-row-properties style:use-optimal-row-height="false" style:row-height="0.34in"/>
    </style:style>
    <style:style style:name="TBL_0_208_108" style:family="table">
      <style:table-properties/>
    </style:style>
    <style:style style:name="TBL_0_208_108_col_0" style:family="table-column">
      <style:table-column-properties style:column-width="0.69in"/>
    </style:style>
    <style:style style:name="TBL_0_208_108_row_0" style:family="table-row">
      <style:table-row-properties style:use-optimal-row-height="false" style:row-height="0.34in"/>
    </style:style>
    <style:style style:name="TBL_0_208_109" style:family="table">
      <style:table-properties/>
    </style:style>
    <style:style style:name="TBL_0_208_109_col_0" style:family="table-column">
      <style:table-column-properties style:column-width="0.69in"/>
    </style:style>
    <style:style style:name="TBL_0_208_109_row_0" style:family="table-row">
      <style:table-row-properties style:use-optimal-row-height="false" style:row-height="0.34in"/>
    </style:style>
    <style:style style:name="TBL_0_208_110" style:family="table">
      <style:table-properties/>
    </style:style>
    <style:style style:name="TBL_0_208_110_col_0" style:family="table-column">
      <style:table-column-properties style:column-width="0.69in"/>
    </style:style>
    <style:style style:name="TBL_0_208_110_row_0" style:family="table-row">
      <style:table-row-properties style:use-optimal-row-height="false" style:row-height="0.34in"/>
    </style:style>
    <style:style style:name="TBL_0_208_111" style:family="table">
      <style:table-properties/>
    </style:style>
    <style:style style:name="TBL_0_208_111_col_0" style:family="table-column">
      <style:table-column-properties style:column-width="0.69in"/>
    </style:style>
    <style:style style:name="TBL_0_208_111_row_0" style:family="table-row">
      <style:table-row-properties style:use-optimal-row-height="false" style:row-height="0.34in"/>
    </style:style>
    <style:style style:name="TBL_0_208_row_19" style:family="table-row">
      <style:table-row-properties style:use-optimal-row-height="false" style:row-height="0.34in"/>
    </style:style>
    <style:style style:name="TBL_0_208_112" style:family="table">
      <style:table-properties/>
    </style:style>
    <style:style style:name="TBL_0_208_112_col_0" style:family="table-column">
      <style:table-column-properties style:column-width="1.38in"/>
    </style:style>
    <style:style style:name="TBL_0_208_112_row_0" style:family="table-row">
      <style:table-row-properties style:use-optimal-row-height="false" style:row-height="0.34in"/>
    </style:style>
    <style:style style:name="TBL_0_208_113" style:family="table">
      <style:table-properties/>
    </style:style>
    <style:style style:name="TBL_0_208_113_col_0" style:family="table-column">
      <style:table-column-properties style:column-width="0.69in"/>
    </style:style>
    <style:style style:name="TBL_0_208_113_row_0" style:family="table-row">
      <style:table-row-properties style:use-optimal-row-height="false" style:row-height="0.34in"/>
    </style:style>
    <style:style style:name="TBL_0_208_114" style:family="table">
      <style:table-properties/>
    </style:style>
    <style:style style:name="TBL_0_208_114_col_0" style:family="table-column">
      <style:table-column-properties style:column-width="0.69in"/>
    </style:style>
    <style:style style:name="TBL_0_208_114_row_0" style:family="table-row">
      <style:table-row-properties style:use-optimal-row-height="false" style:row-height="0.34in"/>
    </style:style>
    <style:style style:name="TBL_0_208_115" style:family="table">
      <style:table-properties/>
    </style:style>
    <style:style style:name="TBL_0_208_115_col_0" style:family="table-column">
      <style:table-column-properties style:column-width="0.69in"/>
    </style:style>
    <style:style style:name="TBL_0_208_115_row_0" style:family="table-row">
      <style:table-row-properties style:use-optimal-row-height="false" style:row-height="0.34in"/>
    </style:style>
    <style:style style:name="TBL_0_208_116" style:family="table">
      <style:table-properties/>
    </style:style>
    <style:style style:name="TBL_0_208_116_col_0" style:family="table-column">
      <style:table-column-properties style:column-width="0.69in"/>
    </style:style>
    <style:style style:name="TBL_0_208_116_row_0" style:family="table-row">
      <style:table-row-properties style:use-optimal-row-height="false" style:row-height="0.34in"/>
    </style:style>
    <style:style style:name="TBL_0_208_117" style:family="table">
      <style:table-properties/>
    </style:style>
    <style:style style:name="TBL_0_208_117_col_0" style:family="table-column">
      <style:table-column-properties style:column-width="0.69in"/>
    </style:style>
    <style:style style:name="TBL_0_208_117_row_0" style:family="table-row">
      <style:table-row-properties style:use-optimal-row-height="false" style:row-height="0.34in"/>
    </style:style>
    <style:style style:name="TBL_0_208_row_20" style:family="table-row">
      <style:table-row-properties style:use-optimal-row-height="false" style:row-height="0.34in"/>
    </style:style>
    <style:style style:name="TBL_0_208_118" style:family="table">
      <style:table-properties/>
    </style:style>
    <style:style style:name="TBL_0_208_118_col_0" style:family="table-column">
      <style:table-column-properties style:column-width="1.38in"/>
    </style:style>
    <style:style style:name="TBL_0_208_118_row_0" style:family="table-row">
      <style:table-row-properties style:use-optimal-row-height="false" style:row-height="0.34in"/>
    </style:style>
    <style:style style:name="TBL_0_208_119" style:family="table">
      <style:table-properties/>
    </style:style>
    <style:style style:name="TBL_0_208_119_col_0" style:family="table-column">
      <style:table-column-properties style:column-width="0.69in"/>
    </style:style>
    <style:style style:name="TBL_0_208_119_row_0" style:family="table-row">
      <style:table-row-properties style:use-optimal-row-height="false" style:row-height="0.34in"/>
    </style:style>
    <style:style style:name="TBL_0_208_120" style:family="table">
      <style:table-properties/>
    </style:style>
    <style:style style:name="TBL_0_208_120_col_0" style:family="table-column">
      <style:table-column-properties style:column-width="0.69in"/>
    </style:style>
    <style:style style:name="TBL_0_208_120_row_0" style:family="table-row">
      <style:table-row-properties style:use-optimal-row-height="false" style:row-height="0.34in"/>
    </style:style>
    <style:style style:name="TBL_0_208_121" style:family="table">
      <style:table-properties/>
    </style:style>
    <style:style style:name="TBL_0_208_121_col_0" style:family="table-column">
      <style:table-column-properties style:column-width="0.69in"/>
    </style:style>
    <style:style style:name="TBL_0_208_121_row_0" style:family="table-row">
      <style:table-row-properties style:use-optimal-row-height="false" style:row-height="0.34in"/>
    </style:style>
    <style:style style:name="TBL_0_208_122" style:family="table">
      <style:table-properties/>
    </style:style>
    <style:style style:name="TBL_0_208_122_col_0" style:family="table-column">
      <style:table-column-properties style:column-width="0.69in"/>
    </style:style>
    <style:style style:name="TBL_0_208_122_row_0" style:family="table-row">
      <style:table-row-properties style:use-optimal-row-height="false" style:row-height="0.34in"/>
    </style:style>
    <style:style style:name="TBL_0_208_123" style:family="table">
      <style:table-properties/>
    </style:style>
    <style:style style:name="TBL_0_208_123_col_0" style:family="table-column">
      <style:table-column-properties style:column-width="0.69in"/>
    </style:style>
    <style:style style:name="TBL_0_208_123_row_0" style:family="table-row">
      <style:table-row-properties style:use-optimal-row-height="false" style:row-height="0.34in"/>
    </style:style>
    <style:style style:name="TBL_0_208_row_21" style:family="table-row">
      <style:table-row-properties style:use-optimal-row-height="false" style:row-height="0.34in"/>
    </style:style>
    <style:style style:name="TBL_0_208_124" style:family="table">
      <style:table-properties/>
    </style:style>
    <style:style style:name="TBL_0_208_124_col_0" style:family="table-column">
      <style:table-column-properties style:column-width="1.38in"/>
    </style:style>
    <style:style style:name="TBL_0_208_124_row_0" style:family="table-row">
      <style:table-row-properties style:use-optimal-row-height="false" style:row-height="0.34in"/>
    </style:style>
    <style:style style:name="TBL_0_208_125" style:family="table">
      <style:table-properties/>
    </style:style>
    <style:style style:name="TBL_0_208_125_col_0" style:family="table-column">
      <style:table-column-properties style:column-width="0.69in"/>
    </style:style>
    <style:style style:name="TBL_0_208_125_row_0" style:family="table-row">
      <style:table-row-properties style:use-optimal-row-height="false" style:row-height="0.34in"/>
    </style:style>
    <style:style style:name="TBL_0_208_126" style:family="table">
      <style:table-properties/>
    </style:style>
    <style:style style:name="TBL_0_208_126_col_0" style:family="table-column">
      <style:table-column-properties style:column-width="0.69in"/>
    </style:style>
    <style:style style:name="TBL_0_208_126_row_0" style:family="table-row">
      <style:table-row-properties style:use-optimal-row-height="false" style:row-height="0.34in"/>
    </style:style>
    <style:style style:name="TBL_0_208_127" style:family="table">
      <style:table-properties/>
    </style:style>
    <style:style style:name="TBL_0_208_127_col_0" style:family="table-column">
      <style:table-column-properties style:column-width="0.69in"/>
    </style:style>
    <style:style style:name="TBL_0_208_127_row_0" style:family="table-row">
      <style:table-row-properties style:use-optimal-row-height="false" style:row-height="0.34in"/>
    </style:style>
    <style:style style:name="TBL_0_208_128" style:family="table">
      <style:table-properties/>
    </style:style>
    <style:style style:name="TBL_0_208_128_col_0" style:family="table-column">
      <style:table-column-properties style:column-width="0.69in"/>
    </style:style>
    <style:style style:name="TBL_0_208_128_row_0" style:family="table-row">
      <style:table-row-properties style:use-optimal-row-height="false" style:row-height="0.34in"/>
    </style:style>
    <style:style style:name="TBL_0_208_129" style:family="table">
      <style:table-properties/>
    </style:style>
    <style:style style:name="TBL_0_208_129_col_0" style:family="table-column">
      <style:table-column-properties style:column-width="0.69in"/>
    </style:style>
    <style:style style:name="TBL_0_208_129_row_0" style:family="table-row">
      <style:table-row-properties style:use-optimal-row-height="false" style:row-height="0.34in"/>
    </style:style>
    <style:style style:name="TBL_0_208_row_22" style:family="table-row">
      <style:table-row-properties style:use-optimal-row-height="false" style:row-height="0.34in"/>
    </style:style>
    <style:style style:name="TBL_0_208_130" style:family="table">
      <style:table-properties/>
    </style:style>
    <style:style style:name="TBL_0_208_130_col_0" style:family="table-column">
      <style:table-column-properties style:column-width="1.38in"/>
    </style:style>
    <style:style style:name="TBL_0_208_130_row_0" style:family="table-row">
      <style:table-row-properties style:use-optimal-row-height="false" style:row-height="0.34in"/>
    </style:style>
    <style:style style:name="TBL_0_208_131" style:family="table">
      <style:table-properties/>
    </style:style>
    <style:style style:name="TBL_0_208_131_col_0" style:family="table-column">
      <style:table-column-properties style:column-width="0.69in"/>
    </style:style>
    <style:style style:name="TBL_0_208_131_row_0" style:family="table-row">
      <style:table-row-properties style:use-optimal-row-height="false" style:row-height="0.34in"/>
    </style:style>
    <style:style style:name="TBL_0_208_132" style:family="table">
      <style:table-properties/>
    </style:style>
    <style:style style:name="TBL_0_208_132_col_0" style:family="table-column">
      <style:table-column-properties style:column-width="0.69in"/>
    </style:style>
    <style:style style:name="TBL_0_208_132_row_0" style:family="table-row">
      <style:table-row-properties style:use-optimal-row-height="false" style:row-height="0.34in"/>
    </style:style>
    <style:style style:name="TBL_0_208_133" style:family="table">
      <style:table-properties/>
    </style:style>
    <style:style style:name="TBL_0_208_133_col_0" style:family="table-column">
      <style:table-column-properties style:column-width="0.69in"/>
    </style:style>
    <style:style style:name="TBL_0_208_133_row_0" style:family="table-row">
      <style:table-row-properties style:use-optimal-row-height="false" style:row-height="0.34in"/>
    </style:style>
    <style:style style:name="TBL_0_208_134" style:family="table">
      <style:table-properties/>
    </style:style>
    <style:style style:name="TBL_0_208_134_col_0" style:family="table-column">
      <style:table-column-properties style:column-width="0.69in"/>
    </style:style>
    <style:style style:name="TBL_0_208_134_row_0" style:family="table-row">
      <style:table-row-properties style:use-optimal-row-height="false" style:row-height="0.34in"/>
    </style:style>
    <style:style style:name="TBL_0_208_135" style:family="table">
      <style:table-properties/>
    </style:style>
    <style:style style:name="TBL_0_208_135_col_0" style:family="table-column">
      <style:table-column-properties style:column-width="0.69in"/>
    </style:style>
    <style:style style:name="TBL_0_208_135_row_0" style:family="table-row">
      <style:table-row-properties style:use-optimal-row-height="false" style:row-height="0.34in"/>
    </style:style>
    <style:style style:name="TBL_0_208_row_23" style:family="table-row">
      <style:table-row-properties style:use-optimal-row-height="false" style:row-height="0.34in"/>
    </style:style>
    <style:style style:name="TBL_0_208_136" style:family="table">
      <style:table-properties/>
    </style:style>
    <style:style style:name="TBL_0_208_136_col_0" style:family="table-column">
      <style:table-column-properties style:column-width="1.38in"/>
    </style:style>
    <style:style style:name="TBL_0_208_136_row_0" style:family="table-row">
      <style:table-row-properties style:use-optimal-row-height="false" style:row-height="0.34in"/>
    </style:style>
    <style:style style:name="TBL_0_208_137" style:family="table">
      <style:table-properties/>
    </style:style>
    <style:style style:name="TBL_0_208_137_col_0" style:family="table-column">
      <style:table-column-properties style:column-width="0.69in"/>
    </style:style>
    <style:style style:name="TBL_0_208_137_row_0" style:family="table-row">
      <style:table-row-properties style:use-optimal-row-height="false" style:row-height="0.34in"/>
    </style:style>
    <style:style style:name="TBL_0_208_138" style:family="table">
      <style:table-properties/>
    </style:style>
    <style:style style:name="TBL_0_208_138_col_0" style:family="table-column">
      <style:table-column-properties style:column-width="0.69in"/>
    </style:style>
    <style:style style:name="TBL_0_208_138_row_0" style:family="table-row">
      <style:table-row-properties style:use-optimal-row-height="false" style:row-height="0.34in"/>
    </style:style>
    <style:style style:name="TBL_0_208_139" style:family="table">
      <style:table-properties/>
    </style:style>
    <style:style style:name="TBL_0_208_139_col_0" style:family="table-column">
      <style:table-column-properties style:column-width="0.69in"/>
    </style:style>
    <style:style style:name="TBL_0_208_139_row_0" style:family="table-row">
      <style:table-row-properties style:use-optimal-row-height="false" style:row-height="0.34in"/>
    </style:style>
    <style:style style:name="TBL_0_208_140" style:family="table">
      <style:table-properties/>
    </style:style>
    <style:style style:name="TBL_0_208_140_col_0" style:family="table-column">
      <style:table-column-properties style:column-width="0.69in"/>
    </style:style>
    <style:style style:name="TBL_0_208_140_row_0" style:family="table-row">
      <style:table-row-properties style:use-optimal-row-height="false" style:row-height="0.34in"/>
    </style:style>
    <style:style style:name="TBL_0_208_141" style:family="table">
      <style:table-properties/>
    </style:style>
    <style:style style:name="TBL_0_208_141_col_0" style:family="table-column">
      <style:table-column-properties style:column-width="0.69in"/>
    </style:style>
    <style:style style:name="TBL_0_208_141_row_0" style:family="table-row">
      <style:table-row-properties style:use-optimal-row-height="false" style:row-height="0.34in"/>
    </style:style>
    <style:style style:name="TBL_0_208_row_24" style:family="table-row">
      <style:table-row-properties style:use-optimal-row-height="false" style:row-height="0.34in"/>
    </style:style>
    <style:style style:name="TBL_0_208_142" style:family="table">
      <style:table-properties/>
    </style:style>
    <style:style style:name="TBL_0_208_142_col_0" style:family="table-column">
      <style:table-column-properties style:column-width="1.38in"/>
    </style:style>
    <style:style style:name="TBL_0_208_142_row_0" style:family="table-row">
      <style:table-row-properties style:use-optimal-row-height="false" style:row-height="0.34in"/>
    </style:style>
    <style:style style:name="TBL_0_208_143" style:family="table">
      <style:table-properties/>
    </style:style>
    <style:style style:name="TBL_0_208_143_col_0" style:family="table-column">
      <style:table-column-properties style:column-width="0.69in"/>
    </style:style>
    <style:style style:name="TBL_0_208_143_row_0" style:family="table-row">
      <style:table-row-properties style:use-optimal-row-height="false" style:row-height="0.34in"/>
    </style:style>
    <style:style style:name="TBL_0_208_144" style:family="table">
      <style:table-properties/>
    </style:style>
    <style:style style:name="TBL_0_208_144_col_0" style:family="table-column">
      <style:table-column-properties style:column-width="0.69in"/>
    </style:style>
    <style:style style:name="TBL_0_208_144_row_0" style:family="table-row">
      <style:table-row-properties style:use-optimal-row-height="false" style:row-height="0.34in"/>
    </style:style>
    <style:style style:name="TBL_0_208_145" style:family="table">
      <style:table-properties/>
    </style:style>
    <style:style style:name="TBL_0_208_145_col_0" style:family="table-column">
      <style:table-column-properties style:column-width="0.69in"/>
    </style:style>
    <style:style style:name="TBL_0_208_145_row_0" style:family="table-row">
      <style:table-row-properties style:use-optimal-row-height="false" style:row-height="0.34in"/>
    </style:style>
    <style:style style:name="TBL_0_208_146" style:family="table">
      <style:table-properties/>
    </style:style>
    <style:style style:name="TBL_0_208_146_col_0" style:family="table-column">
      <style:table-column-properties style:column-width="0.69in"/>
    </style:style>
    <style:style style:name="TBL_0_208_146_row_0" style:family="table-row">
      <style:table-row-properties style:use-optimal-row-height="false" style:row-height="0.34in"/>
    </style:style>
    <style:style style:name="TBL_0_208_147" style:family="table">
      <style:table-properties/>
    </style:style>
    <style:style style:name="TBL_0_208_147_col_0" style:family="table-column">
      <style:table-column-properties style:column-width="0.69in"/>
    </style:style>
    <style:style style:name="TBL_0_208_147_row_0" style:family="table-row">
      <style:table-row-properties style:use-optimal-row-height="false" style:row-height="0.34in"/>
    </style:style>
    <style:style style:name="TBL_0_208_row_25" style:family="table-row">
      <style:table-row-properties style:use-optimal-row-height="false" style:row-height="0.34in"/>
    </style:style>
    <style:style style:name="TBL_0_208_148" style:family="table">
      <style:table-properties/>
    </style:style>
    <style:style style:name="TBL_0_208_148_col_0" style:family="table-column">
      <style:table-column-properties style:column-width="0.97in"/>
    </style:style>
    <style:style style:name="TBL_0_208_148_row_0" style:family="table-row">
      <style:table-row-properties style:use-optimal-row-height="false" style:row-height="0.34in"/>
    </style:style>
    <style:style style:name="TBL_0_208_149" style:family="table">
      <style:table-properties/>
    </style:style>
    <style:style style:name="TBL_0_208_149_col_0" style:family="table-column">
      <style:table-column-properties style:column-width="1.38in"/>
    </style:style>
    <style:style style:name="TBL_0_208_149_row_0" style:family="table-row">
      <style:table-row-properties style:use-optimal-row-height="false" style:row-height="0.34in"/>
    </style:style>
    <style:style style:name="TBL_0_208_150" style:family="table">
      <style:table-properties/>
    </style:style>
    <style:style style:name="TBL_0_208_150_col_0" style:family="table-column">
      <style:table-column-properties style:column-width="0.69in"/>
    </style:style>
    <style:style style:name="TBL_0_208_150_row_0" style:family="table-row">
      <style:table-row-properties style:use-optimal-row-height="false" style:row-height="0.34in"/>
    </style:style>
    <style:style style:name="TBL_0_208_151" style:family="table">
      <style:table-properties/>
    </style:style>
    <style:style style:name="TBL_0_208_151_col_0" style:family="table-column">
      <style:table-column-properties style:column-width="0.69in"/>
    </style:style>
    <style:style style:name="TBL_0_208_151_row_0" style:family="table-row">
      <style:table-row-properties style:use-optimal-row-height="false" style:row-height="0.34in"/>
    </style:style>
    <style:style style:name="TBL_0_208_152" style:family="table">
      <style:table-properties/>
    </style:style>
    <style:style style:name="TBL_0_208_152_col_0" style:family="table-column">
      <style:table-column-properties style:column-width="0.69in"/>
    </style:style>
    <style:style style:name="TBL_0_208_152_row_0" style:family="table-row">
      <style:table-row-properties style:use-optimal-row-height="false" style:row-height="0.34in"/>
    </style:style>
    <style:style style:name="TBL_0_208_153" style:family="table">
      <style:table-properties/>
    </style:style>
    <style:style style:name="TBL_0_208_153_col_0" style:family="table-column">
      <style:table-column-properties style:column-width="0.69in"/>
    </style:style>
    <style:style style:name="TBL_0_208_153_row_0" style:family="table-row">
      <style:table-row-properties style:use-optimal-row-height="false" style:row-height="0.34in"/>
    </style:style>
    <style:style style:name="TBL_0_208_154" style:family="table">
      <style:table-properties/>
    </style:style>
    <style:style style:name="TBL_0_208_154_col_0" style:family="table-column">
      <style:table-column-properties style:column-width="0.69in"/>
    </style:style>
    <style:style style:name="TBL_0_208_154_row_0" style:family="table-row">
      <style:table-row-properties style:use-optimal-row-height="false" style:row-height="0.34in"/>
    </style:style>
    <style:style style:name="TBL_0_208_row_26" style:family="table-row">
      <style:table-row-properties style:use-optimal-row-height="false" style:row-height="0.34in"/>
    </style:style>
    <style:style style:name="TBL_0_208_155" style:family="table">
      <style:table-properties/>
    </style:style>
    <style:style style:name="TBL_0_208_155_col_0" style:family="table-column">
      <style:table-column-properties style:column-width="0.97in"/>
    </style:style>
    <style:style style:name="TBL_0_208_155_row_0" style:family="table-row">
      <style:table-row-properties style:use-optimal-row-height="false" style:row-height="0.34in"/>
    </style:style>
    <style:style style:name="TBL_0_208_156" style:family="table">
      <style:table-properties/>
    </style:style>
    <style:style style:name="TBL_0_208_156_col_0" style:family="table-column">
      <style:table-column-properties style:column-width="1.38in"/>
    </style:style>
    <style:style style:name="TBL_0_208_156_row_0" style:family="table-row">
      <style:table-row-properties style:use-optimal-row-height="false" style:row-height="0.34in"/>
    </style:style>
    <style:style style:name="TBL_0_208_157" style:family="table">
      <style:table-properties/>
    </style:style>
    <style:style style:name="TBL_0_208_157_col_0" style:family="table-column">
      <style:table-column-properties style:column-width="0.69in"/>
    </style:style>
    <style:style style:name="TBL_0_208_157_row_0" style:family="table-row">
      <style:table-row-properties style:use-optimal-row-height="false" style:row-height="0.34in"/>
    </style:style>
    <style:style style:name="TBL_0_208_158" style:family="table">
      <style:table-properties/>
    </style:style>
    <style:style style:name="TBL_0_208_158_col_0" style:family="table-column">
      <style:table-column-properties style:column-width="0.69in"/>
    </style:style>
    <style:style style:name="TBL_0_208_158_row_0" style:family="table-row">
      <style:table-row-properties style:use-optimal-row-height="false" style:row-height="0.34in"/>
    </style:style>
    <style:style style:name="TBL_0_208_159" style:family="table">
      <style:table-properties/>
    </style:style>
    <style:style style:name="TBL_0_208_159_col_0" style:family="table-column">
      <style:table-column-properties style:column-width="0.69in"/>
    </style:style>
    <style:style style:name="TBL_0_208_159_row_0" style:family="table-row">
      <style:table-row-properties style:use-optimal-row-height="false" style:row-height="0.34in"/>
    </style:style>
    <style:style style:name="TBL_0_208_160" style:family="table">
      <style:table-properties/>
    </style:style>
    <style:style style:name="TBL_0_208_160_col_0" style:family="table-column">
      <style:table-column-properties style:column-width="0.69in"/>
    </style:style>
    <style:style style:name="TBL_0_208_160_row_0" style:family="table-row">
      <style:table-row-properties style:use-optimal-row-height="false" style:row-height="0.34in"/>
    </style:style>
    <style:style style:name="TBL_0_208_161" style:family="table">
      <style:table-properties/>
    </style:style>
    <style:style style:name="TBL_0_208_161_col_0" style:family="table-column">
      <style:table-column-properties style:column-width="0.69in"/>
    </style:style>
    <style:style style:name="TBL_0_208_161_row_0" style:family="table-row">
      <style:table-row-properties style:use-optimal-row-height="false" style:row-height="0.34in"/>
    </style:style>
    <style:style style:name="TBL_0_208_row_27" style:family="table-row">
      <style:table-row-properties style:use-optimal-row-height="false" style:row-height="0.34in"/>
    </style:style>
    <style:style style:name="TBL_0_208_162" style:family="table">
      <style:table-properties/>
    </style:style>
    <style:style style:name="TBL_0_208_162_col_0" style:family="table-column">
      <style:table-column-properties style:column-width="1.38in"/>
    </style:style>
    <style:style style:name="TBL_0_208_162_row_0" style:family="table-row">
      <style:table-row-properties style:use-optimal-row-height="false" style:row-height="0.34in"/>
    </style:style>
    <style:style style:name="TBL_0_208_163" style:family="table">
      <style:table-properties/>
    </style:style>
    <style:style style:name="TBL_0_208_163_col_0" style:family="table-column">
      <style:table-column-properties style:column-width="0.69in"/>
    </style:style>
    <style:style style:name="TBL_0_208_163_row_0" style:family="table-row">
      <style:table-row-properties style:use-optimal-row-height="false" style:row-height="0.34in"/>
    </style:style>
    <style:style style:name="TBL_0_208_164" style:family="table">
      <style:table-properties/>
    </style:style>
    <style:style style:name="TBL_0_208_164_col_0" style:family="table-column">
      <style:table-column-properties style:column-width="0.69in"/>
    </style:style>
    <style:style style:name="TBL_0_208_164_row_0" style:family="table-row">
      <style:table-row-properties style:use-optimal-row-height="false" style:row-height="0.34in"/>
    </style:style>
    <style:style style:name="TBL_0_208_165" style:family="table">
      <style:table-properties/>
    </style:style>
    <style:style style:name="TBL_0_208_165_col_0" style:family="table-column">
      <style:table-column-properties style:column-width="0.69in"/>
    </style:style>
    <style:style style:name="TBL_0_208_165_row_0" style:family="table-row">
      <style:table-row-properties style:use-optimal-row-height="false" style:row-height="0.34in"/>
    </style:style>
    <style:style style:name="TBL_0_208_166" style:family="table">
      <style:table-properties/>
    </style:style>
    <style:style style:name="TBL_0_208_166_col_0" style:family="table-column">
      <style:table-column-properties style:column-width="0.69in"/>
    </style:style>
    <style:style style:name="TBL_0_208_166_row_0" style:family="table-row">
      <style:table-row-properties style:use-optimal-row-height="false" style:row-height="0.34in"/>
    </style:style>
    <style:style style:name="TBL_0_208_167" style:family="table">
      <style:table-properties/>
    </style:style>
    <style:style style:name="TBL_0_208_167_col_0" style:family="table-column">
      <style:table-column-properties style:column-width="0.69in"/>
    </style:style>
    <style:style style:name="TBL_0_208_167_row_0" style:family="table-row">
      <style:table-row-properties style:use-optimal-row-height="false" style:row-height="0.34in"/>
    </style:style>
    <style:style style:name="TBL_0_208_row_28" style:family="table-row">
      <style:table-row-properties style:use-optimal-row-height="false" style:row-height="0.34in"/>
    </style:style>
    <style:style style:name="TBL_0_208_168" style:family="table">
      <style:table-properties/>
    </style:style>
    <style:style style:name="TBL_0_208_168_col_0" style:family="table-column">
      <style:table-column-properties style:column-width="1.38in"/>
    </style:style>
    <style:style style:name="TBL_0_208_168_row_0" style:family="table-row">
      <style:table-row-properties style:use-optimal-row-height="false" style:row-height="0.34in"/>
    </style:style>
    <style:style style:name="TBL_0_208_169" style:family="table">
      <style:table-properties/>
    </style:style>
    <style:style style:name="TBL_0_208_169_col_0" style:family="table-column">
      <style:table-column-properties style:column-width="0.69in"/>
    </style:style>
    <style:style style:name="TBL_0_208_169_row_0" style:family="table-row">
      <style:table-row-properties style:use-optimal-row-height="false" style:row-height="0.34in"/>
    </style:style>
    <style:style style:name="TBL_0_208_170" style:family="table">
      <style:table-properties/>
    </style:style>
    <style:style style:name="TBL_0_208_170_col_0" style:family="table-column">
      <style:table-column-properties style:column-width="0.69in"/>
    </style:style>
    <style:style style:name="TBL_0_208_170_row_0" style:family="table-row">
      <style:table-row-properties style:use-optimal-row-height="false" style:row-height="0.34in"/>
    </style:style>
    <style:style style:name="TBL_0_208_171" style:family="table">
      <style:table-properties/>
    </style:style>
    <style:style style:name="TBL_0_208_171_col_0" style:family="table-column">
      <style:table-column-properties style:column-width="0.69in"/>
    </style:style>
    <style:style style:name="TBL_0_208_171_row_0" style:family="table-row">
      <style:table-row-properties style:use-optimal-row-height="false" style:row-height="0.34in"/>
    </style:style>
    <style:style style:name="TBL_0_208_172" style:family="table">
      <style:table-properties/>
    </style:style>
    <style:style style:name="TBL_0_208_172_col_0" style:family="table-column">
      <style:table-column-properties style:column-width="0.69in"/>
    </style:style>
    <style:style style:name="TBL_0_208_172_row_0" style:family="table-row">
      <style:table-row-properties style:use-optimal-row-height="false" style:row-height="0.34in"/>
    </style:style>
    <style:style style:name="TBL_0_208_173" style:family="table">
      <style:table-properties/>
    </style:style>
    <style:style style:name="TBL_0_208_173_col_0" style:family="table-column">
      <style:table-column-properties style:column-width="0.69in"/>
    </style:style>
    <style:style style:name="TBL_0_208_173_row_0" style:family="table-row">
      <style:table-row-properties style:use-optimal-row-height="false" style:row-height="0.34in"/>
    </style:style>
    <style:style style:name="TBL_0_208_row_29" style:family="table-row">
      <style:table-row-properties style:use-optimal-row-height="false" style:row-height="0.34in"/>
    </style:style>
    <style:style style:name="TBL_0_208_174" style:family="table">
      <style:table-properties/>
    </style:style>
    <style:style style:name="TBL_0_208_174_col_0" style:family="table-column">
      <style:table-column-properties style:column-width="0.97in"/>
    </style:style>
    <style:style style:name="TBL_0_208_174_row_0" style:family="table-row">
      <style:table-row-properties style:use-optimal-row-height="false" style:row-height="0.34in"/>
    </style:style>
    <style:style style:name="TBL_0_208_175" style:family="table">
      <style:table-properties/>
    </style:style>
    <style:style style:name="TBL_0_208_175_col_0" style:family="table-column">
      <style:table-column-properties style:column-width="1.38in"/>
    </style:style>
    <style:style style:name="TBL_0_208_175_row_0" style:family="table-row">
      <style:table-row-properties style:use-optimal-row-height="false" style:row-height="0.34in"/>
    </style:style>
    <style:style style:name="TBL_0_208_176" style:family="table">
      <style:table-properties/>
    </style:style>
    <style:style style:name="TBL_0_208_176_col_0" style:family="table-column">
      <style:table-column-properties style:column-width="0.69in"/>
    </style:style>
    <style:style style:name="TBL_0_208_176_row_0" style:family="table-row">
      <style:table-row-properties style:use-optimal-row-height="false" style:row-height="0.34in"/>
    </style:style>
    <style:style style:name="TBL_0_208_177" style:family="table">
      <style:table-properties/>
    </style:style>
    <style:style style:name="TBL_0_208_177_col_0" style:family="table-column">
      <style:table-column-properties style:column-width="0.69in"/>
    </style:style>
    <style:style style:name="TBL_0_208_177_row_0" style:family="table-row">
      <style:table-row-properties style:use-optimal-row-height="false" style:row-height="0.34in"/>
    </style:style>
    <style:style style:name="TBL_0_208_178" style:family="table">
      <style:table-properties/>
    </style:style>
    <style:style style:name="TBL_0_208_178_col_0" style:family="table-column">
      <style:table-column-properties style:column-width="0.69in"/>
    </style:style>
    <style:style style:name="TBL_0_208_178_row_0" style:family="table-row">
      <style:table-row-properties style:use-optimal-row-height="false" style:row-height="0.34in"/>
    </style:style>
    <style:style style:name="TBL_0_208_179" style:family="table">
      <style:table-properties/>
    </style:style>
    <style:style style:name="TBL_0_208_179_col_0" style:family="table-column">
      <style:table-column-properties style:column-width="0.69in"/>
    </style:style>
    <style:style style:name="TBL_0_208_179_row_0" style:family="table-row">
      <style:table-row-properties style:use-optimal-row-height="false" style:row-height="0.34in"/>
    </style:style>
    <style:style style:name="TBL_0_208_180" style:family="table">
      <style:table-properties/>
    </style:style>
    <style:style style:name="TBL_0_208_180_col_0" style:family="table-column">
      <style:table-column-properties style:column-width="0.69in"/>
    </style:style>
    <style:style style:name="TBL_0_208_180_row_0" style:family="table-row">
      <style:table-row-properties style:use-optimal-row-height="false" style:row-height="0.34in"/>
    </style:style>
    <style:style style:name="TBL_0_208_row_30" style:family="table-row">
      <style:table-row-properties style:use-optimal-row-height="false" style:row-height="0.34in"/>
    </style:style>
    <style:style style:name="TBL_0_208_181" style:family="table">
      <style:table-properties/>
    </style:style>
    <style:style style:name="TBL_0_208_181_col_0" style:family="table-column">
      <style:table-column-properties style:column-width="0.97in"/>
    </style:style>
    <style:style style:name="TBL_0_208_181_row_0" style:family="table-row">
      <style:table-row-properties style:use-optimal-row-height="false" style:row-height="0.34in"/>
    </style:style>
    <style:style style:name="TBL_0_208_182" style:family="table">
      <style:table-properties/>
    </style:style>
    <style:style style:name="TBL_0_208_182_col_0" style:family="table-column">
      <style:table-column-properties style:column-width="1.38in"/>
    </style:style>
    <style:style style:name="TBL_0_208_182_row_0" style:family="table-row">
      <style:table-row-properties style:use-optimal-row-height="false" style:row-height="0.34in"/>
    </style:style>
    <style:style style:name="TBL_0_208_183" style:family="table">
      <style:table-properties/>
    </style:style>
    <style:style style:name="TBL_0_208_183_col_0" style:family="table-column">
      <style:table-column-properties style:column-width="0.69in"/>
    </style:style>
    <style:style style:name="TBL_0_208_183_row_0" style:family="table-row">
      <style:table-row-properties style:use-optimal-row-height="false" style:row-height="0.34in"/>
    </style:style>
    <style:style style:name="TBL_0_208_184" style:family="table">
      <style:table-properties/>
    </style:style>
    <style:style style:name="TBL_0_208_184_col_0" style:family="table-column">
      <style:table-column-properties style:column-width="0.69in"/>
    </style:style>
    <style:style style:name="TBL_0_208_184_row_0" style:family="table-row">
      <style:table-row-properties style:use-optimal-row-height="false" style:row-height="0.34in"/>
    </style:style>
    <style:style style:name="TBL_0_208_185" style:family="table">
      <style:table-properties/>
    </style:style>
    <style:style style:name="TBL_0_208_185_col_0" style:family="table-column">
      <style:table-column-properties style:column-width="0.69in"/>
    </style:style>
    <style:style style:name="TBL_0_208_185_row_0" style:family="table-row">
      <style:table-row-properties style:use-optimal-row-height="false" style:row-height="0.34in"/>
    </style:style>
    <style:style style:name="TBL_0_208_186" style:family="table">
      <style:table-properties/>
    </style:style>
    <style:style style:name="TBL_0_208_186_col_0" style:family="table-column">
      <style:table-column-properties style:column-width="0.69in"/>
    </style:style>
    <style:style style:name="TBL_0_208_186_row_0" style:family="table-row">
      <style:table-row-properties style:use-optimal-row-height="false" style:row-height="0.34in"/>
    </style:style>
    <style:style style:name="TBL_0_208_187" style:family="table">
      <style:table-properties/>
    </style:style>
    <style:style style:name="TBL_0_208_187_col_0" style:family="table-column">
      <style:table-column-properties style:column-width="0.69in"/>
    </style:style>
    <style:style style:name="TBL_0_208_187_row_0" style:family="table-row">
      <style:table-row-properties style:use-optimal-row-height="false" style:row-height="0.34in"/>
    </style:style>
    <style:style style:name="TBL_0_208_row_31" style:family="table-row">
      <style:table-row-properties style:use-optimal-row-height="false" style:row-height="0.34in"/>
    </style:style>
    <style:style style:name="TBL_0_208_188" style:family="table">
      <style:table-properties/>
    </style:style>
    <style:style style:name="TBL_0_208_188_col_0" style:family="table-column">
      <style:table-column-properties style:column-width="0.97in"/>
    </style:style>
    <style:style style:name="TBL_0_208_188_row_0" style:family="table-row">
      <style:table-row-properties style:use-optimal-row-height="false" style:row-height="0.34in"/>
    </style:style>
    <style:style style:name="TBL_0_208_189" style:family="table">
      <style:table-properties/>
    </style:style>
    <style:style style:name="TBL_0_208_189_col_0" style:family="table-column">
      <style:table-column-properties style:column-width="1.38in"/>
    </style:style>
    <style:style style:name="TBL_0_208_189_row_0" style:family="table-row">
      <style:table-row-properties style:use-optimal-row-height="false" style:row-height="0.34in"/>
    </style:style>
    <style:style style:name="TBL_0_208_190" style:family="table">
      <style:table-properties/>
    </style:style>
    <style:style style:name="TBL_0_208_190_col_0" style:family="table-column">
      <style:table-column-properties style:column-width="0.69in"/>
    </style:style>
    <style:style style:name="TBL_0_208_190_row_0" style:family="table-row">
      <style:table-row-properties style:use-optimal-row-height="false" style:row-height="0.34in"/>
    </style:style>
    <style:style style:name="TBL_0_208_191" style:family="table">
      <style:table-properties/>
    </style:style>
    <style:style style:name="TBL_0_208_191_col_0" style:family="table-column">
      <style:table-column-properties style:column-width="0.69in"/>
    </style:style>
    <style:style style:name="TBL_0_208_191_row_0" style:family="table-row">
      <style:table-row-properties style:use-optimal-row-height="false" style:row-height="0.34in"/>
    </style:style>
    <style:style style:name="TBL_0_208_192" style:family="table">
      <style:table-properties/>
    </style:style>
    <style:style style:name="TBL_0_208_192_col_0" style:family="table-column">
      <style:table-column-properties style:column-width="0.69in"/>
    </style:style>
    <style:style style:name="TBL_0_208_192_row_0" style:family="table-row">
      <style:table-row-properties style:use-optimal-row-height="false" style:row-height="0.34in"/>
    </style:style>
    <style:style style:name="TBL_0_208_193" style:family="table">
      <style:table-properties/>
    </style:style>
    <style:style style:name="TBL_0_208_193_col_0" style:family="table-column">
      <style:table-column-properties style:column-width="0.69in"/>
    </style:style>
    <style:style style:name="TBL_0_208_193_row_0" style:family="table-row">
      <style:table-row-properties style:use-optimal-row-height="false" style:row-height="0.34in"/>
    </style:style>
    <style:style style:name="TBL_0_208_194" style:family="table">
      <style:table-properties/>
    </style:style>
    <style:style style:name="TBL_0_208_194_col_0" style:family="table-column">
      <style:table-column-properties style:column-width="0.69in"/>
    </style:style>
    <style:style style:name="TBL_0_208_194_row_0" style:family="table-row">
      <style:table-row-properties style:use-optimal-row-height="false" style:row-height="0.34in"/>
    </style:style>
    <style:style style:name="TBL_0_208_row_32" style:family="table-row">
      <style:table-row-properties style:use-optimal-row-height="false" style:row-height="0.3in"/>
    </style:style>
    <style:style style:name="TBL_0_209" style:master-page-name="master_0" style:family="table">
      <style:table-properties fo:break-before="page"/>
    </style:style>
    <style:style style:name="TBL_0_209_col_0" style:family="table-column">
      <style:table-column-properties style:column-width="0.27in"/>
    </style:style>
    <style:style style:name="TBL_0_209_col_1" style:family="table-column">
      <style:table-column-properties style:column-width="0.97in"/>
    </style:style>
    <style:style style:name="TBL_0_209_col_2" style:family="table-column">
      <style:table-column-properties style:column-width="1.38in"/>
    </style:style>
    <style:style style:name="TBL_0_209_col_3" style:family="table-column">
      <style:table-column-properties style:column-width="0.69in"/>
    </style:style>
    <style:style style:name="TBL_0_209_col_4" style:family="table-column">
      <style:table-column-properties style:column-width="0.69in"/>
    </style:style>
    <style:style style:name="TBL_0_209_col_5" style:family="table-column">
      <style:table-column-properties style:column-width="0.69in"/>
    </style:style>
    <style:style style:name="TBL_0_209_col_6" style:family="table-column">
      <style:table-column-properties style:column-width="0.69in"/>
    </style:style>
    <style:style style:name="TBL_0_209_col_7" style:family="table-column">
      <style:table-column-properties style:column-width="0.69in"/>
    </style:style>
    <style:style style:name="TBL_0_209_col_8" style:family="table-column">
      <style:table-column-properties style:column-width="1.87in"/>
    </style:style>
    <style:style style:name="TBL_0_209_col_9" style:family="table-column">
      <style:table-column-properties style:column-width="0.27in"/>
    </style:style>
    <style:style style:name="TBL_0_209_row_0" style:family="table-row">
      <style:table-row-properties style:use-optimal-row-height="false" style:row-height="0.27in"/>
    </style:style>
    <style:style style:name="TBL_0_209_row_1" style:family="table-row">
      <style:table-row-properties style:use-optimal-row-height="false" style:row-height="0.41in"/>
    </style:style>
    <style:style style:name="TBL_0_209_1" style:family="table">
      <style:table-properties/>
    </style:style>
    <style:style style:name="TBL_0_209_1_col_0" style:family="table-column">
      <style:table-column-properties style:column-width="0.69in"/>
    </style:style>
    <style:style style:name="TBL_0_209_1_row_0" style:family="table-row">
      <style:table-row-properties style:use-optimal-row-height="false" style:row-height="0.41in"/>
    </style:style>
    <style:style style:name="TBL_0_209_2" style:family="table">
      <style:table-properties/>
    </style:style>
    <style:style style:name="TBL_0_209_2_col_0" style:family="table-column">
      <style:table-column-properties style:column-width="0.69in"/>
    </style:style>
    <style:style style:name="TBL_0_209_2_row_0" style:family="table-row">
      <style:table-row-properties style:use-optimal-row-height="false" style:row-height="0.41in"/>
    </style:style>
    <style:style style:name="TBL_0_209_3" style:family="table">
      <style:table-properties/>
    </style:style>
    <style:style style:name="TBL_0_209_3_col_0" style:family="table-column">
      <style:table-column-properties style:column-width="0.69in"/>
    </style:style>
    <style:style style:name="TBL_0_209_3_row_0" style:family="table-row">
      <style:table-row-properties style:use-optimal-row-height="false" style:row-height="0.41in"/>
    </style:style>
    <style:style style:name="TBL_0_209_4" style:family="table">
      <style:table-properties/>
    </style:style>
    <style:style style:name="TBL_0_209_4_col_0" style:family="table-column">
      <style:table-column-properties style:column-width="0.69in"/>
    </style:style>
    <style:style style:name="TBL_0_209_4_row_0" style:family="table-row">
      <style:table-row-properties style:use-optimal-row-height="false" style:row-height="0.41in"/>
    </style:style>
    <style:style style:name="TBL_0_209_5" style:family="table">
      <style:table-properties/>
    </style:style>
    <style:style style:name="TBL_0_209_5_col_0" style:family="table-column">
      <style:table-column-properties style:column-width="0.69in"/>
    </style:style>
    <style:style style:name="TBL_0_209_5_row_0" style:family="table-row">
      <style:table-row-properties style:use-optimal-row-height="false" style:row-height="0.41in"/>
    </style:style>
    <style:style style:name="TBL_0_209_row_2" style:family="table-row">
      <style:table-row-properties style:use-optimal-row-height="false" style:row-height="0.34in"/>
    </style:style>
    <style:style style:name="TBL_0_209_6" style:family="table">
      <style:table-properties/>
    </style:style>
    <style:style style:name="TBL_0_209_6_col_0" style:family="table-column">
      <style:table-column-properties style:column-width="0.97in"/>
    </style:style>
    <style:style style:name="TBL_0_209_6_row_0" style:family="table-row">
      <style:table-row-properties style:use-optimal-row-height="false" style:row-height="0.34in"/>
    </style:style>
    <style:style style:name="TBL_0_209_7" style:family="table">
      <style:table-properties/>
    </style:style>
    <style:style style:name="TBL_0_209_7_col_0" style:family="table-column">
      <style:table-column-properties style:column-width="1.38in"/>
    </style:style>
    <style:style style:name="TBL_0_209_7_row_0" style:family="table-row">
      <style:table-row-properties style:use-optimal-row-height="false" style:row-height="0.34in"/>
    </style:style>
    <style:style style:name="TBL_0_209_8" style:family="table">
      <style:table-properties/>
    </style:style>
    <style:style style:name="TBL_0_209_8_col_0" style:family="table-column">
      <style:table-column-properties style:column-width="0.69in"/>
    </style:style>
    <style:style style:name="TBL_0_209_8_row_0" style:family="table-row">
      <style:table-row-properties style:use-optimal-row-height="false" style:row-height="0.34in"/>
    </style:style>
    <style:style style:name="TBL_0_209_9" style:family="table">
      <style:table-properties/>
    </style:style>
    <style:style style:name="TBL_0_209_9_col_0" style:family="table-column">
      <style:table-column-properties style:column-width="0.69in"/>
    </style:style>
    <style:style style:name="TBL_0_209_9_row_0" style:family="table-row">
      <style:table-row-properties style:use-optimal-row-height="false" style:row-height="0.34in"/>
    </style:style>
    <style:style style:name="TBL_0_209_10" style:family="table">
      <style:table-properties/>
    </style:style>
    <style:style style:name="TBL_0_209_10_col_0" style:family="table-column">
      <style:table-column-properties style:column-width="0.69in"/>
    </style:style>
    <style:style style:name="TBL_0_209_10_row_0" style:family="table-row">
      <style:table-row-properties style:use-optimal-row-height="false" style:row-height="0.34in"/>
    </style:style>
    <style:style style:name="TBL_0_209_11" style:family="table">
      <style:table-properties/>
    </style:style>
    <style:style style:name="TBL_0_209_11_col_0" style:family="table-column">
      <style:table-column-properties style:column-width="0.69in"/>
    </style:style>
    <style:style style:name="TBL_0_209_11_row_0" style:family="table-row">
      <style:table-row-properties style:use-optimal-row-height="false" style:row-height="0.34in"/>
    </style:style>
    <style:style style:name="TBL_0_209_12" style:family="table">
      <style:table-properties/>
    </style:style>
    <style:style style:name="TBL_0_209_12_col_0" style:family="table-column">
      <style:table-column-properties style:column-width="0.69in"/>
    </style:style>
    <style:style style:name="TBL_0_209_12_row_0" style:family="table-row">
      <style:table-row-properties style:use-optimal-row-height="false" style:row-height="0.34in"/>
    </style:style>
    <style:style style:name="TBL_0_209_row_3" style:family="table-row">
      <style:table-row-properties style:use-optimal-row-height="false" style:row-height="0.34in"/>
    </style:style>
    <style:style style:name="TBL_0_209_13" style:family="table">
      <style:table-properties/>
    </style:style>
    <style:style style:name="TBL_0_209_13_col_0" style:family="table-column">
      <style:table-column-properties style:column-width="0.97in"/>
    </style:style>
    <style:style style:name="TBL_0_209_13_row_0" style:family="table-row">
      <style:table-row-properties style:use-optimal-row-height="false" style:row-height="0.34in"/>
    </style:style>
    <style:style style:name="TBL_0_209_14" style:family="table">
      <style:table-properties/>
    </style:style>
    <style:style style:name="TBL_0_209_14_col_0" style:family="table-column">
      <style:table-column-properties style:column-width="1.38in"/>
    </style:style>
    <style:style style:name="TBL_0_209_14_row_0" style:family="table-row">
      <style:table-row-properties style:use-optimal-row-height="false" style:row-height="0.34in"/>
    </style:style>
    <style:style style:name="TBL_0_209_15" style:family="table">
      <style:table-properties/>
    </style:style>
    <style:style style:name="TBL_0_209_15_col_0" style:family="table-column">
      <style:table-column-properties style:column-width="0.69in"/>
    </style:style>
    <style:style style:name="TBL_0_209_15_row_0" style:family="table-row">
      <style:table-row-properties style:use-optimal-row-height="false" style:row-height="0.34in"/>
    </style:style>
    <style:style style:name="TBL_0_209_16" style:family="table">
      <style:table-properties/>
    </style:style>
    <style:style style:name="TBL_0_209_16_col_0" style:family="table-column">
      <style:table-column-properties style:column-width="0.69in"/>
    </style:style>
    <style:style style:name="TBL_0_209_16_row_0" style:family="table-row">
      <style:table-row-properties style:use-optimal-row-height="false" style:row-height="0.34in"/>
    </style:style>
    <style:style style:name="TBL_0_209_17" style:family="table">
      <style:table-properties/>
    </style:style>
    <style:style style:name="TBL_0_209_17_col_0" style:family="table-column">
      <style:table-column-properties style:column-width="0.69in"/>
    </style:style>
    <style:style style:name="TBL_0_209_17_row_0" style:family="table-row">
      <style:table-row-properties style:use-optimal-row-height="false" style:row-height="0.34in"/>
    </style:style>
    <style:style style:name="TBL_0_209_18" style:family="table">
      <style:table-properties/>
    </style:style>
    <style:style style:name="TBL_0_209_18_col_0" style:family="table-column">
      <style:table-column-properties style:column-width="0.69in"/>
    </style:style>
    <style:style style:name="TBL_0_209_18_row_0" style:family="table-row">
      <style:table-row-properties style:use-optimal-row-height="false" style:row-height="0.34in"/>
    </style:style>
    <style:style style:name="TBL_0_209_19" style:family="table">
      <style:table-properties/>
    </style:style>
    <style:style style:name="TBL_0_209_19_col_0" style:family="table-column">
      <style:table-column-properties style:column-width="0.69in"/>
    </style:style>
    <style:style style:name="TBL_0_209_19_row_0" style:family="table-row">
      <style:table-row-properties style:use-optimal-row-height="false" style:row-height="0.34in"/>
    </style:style>
    <style:style style:name="TBL_0_209_row_4" style:family="table-row">
      <style:table-row-properties style:use-optimal-row-height="false" style:row-height="0.34in"/>
    </style:style>
    <style:style style:name="TBL_0_209_20" style:family="table">
      <style:table-properties/>
    </style:style>
    <style:style style:name="TBL_0_209_20_col_0" style:family="table-column">
      <style:table-column-properties style:column-width="1.38in"/>
    </style:style>
    <style:style style:name="TBL_0_209_20_row_0" style:family="table-row">
      <style:table-row-properties style:use-optimal-row-height="false" style:row-height="0.34in"/>
    </style:style>
    <style:style style:name="TBL_0_209_21" style:family="table">
      <style:table-properties/>
    </style:style>
    <style:style style:name="TBL_0_209_21_col_0" style:family="table-column">
      <style:table-column-properties style:column-width="0.69in"/>
    </style:style>
    <style:style style:name="TBL_0_209_21_row_0" style:family="table-row">
      <style:table-row-properties style:use-optimal-row-height="false" style:row-height="0.34in"/>
    </style:style>
    <style:style style:name="TBL_0_209_22" style:family="table">
      <style:table-properties/>
    </style:style>
    <style:style style:name="TBL_0_209_22_col_0" style:family="table-column">
      <style:table-column-properties style:column-width="0.69in"/>
    </style:style>
    <style:style style:name="TBL_0_209_22_row_0" style:family="table-row">
      <style:table-row-properties style:use-optimal-row-height="false" style:row-height="0.34in"/>
    </style:style>
    <style:style style:name="TBL_0_209_23" style:family="table">
      <style:table-properties/>
    </style:style>
    <style:style style:name="TBL_0_209_23_col_0" style:family="table-column">
      <style:table-column-properties style:column-width="0.69in"/>
    </style:style>
    <style:style style:name="TBL_0_209_23_row_0" style:family="table-row">
      <style:table-row-properties style:use-optimal-row-height="false" style:row-height="0.34in"/>
    </style:style>
    <style:style style:name="TBL_0_209_24" style:family="table">
      <style:table-properties/>
    </style:style>
    <style:style style:name="TBL_0_209_24_col_0" style:family="table-column">
      <style:table-column-properties style:column-width="0.69in"/>
    </style:style>
    <style:style style:name="TBL_0_209_24_row_0" style:family="table-row">
      <style:table-row-properties style:use-optimal-row-height="false" style:row-height="0.34in"/>
    </style:style>
    <style:style style:name="TBL_0_209_25" style:family="table">
      <style:table-properties/>
    </style:style>
    <style:style style:name="TBL_0_209_25_col_0" style:family="table-column">
      <style:table-column-properties style:column-width="0.69in"/>
    </style:style>
    <style:style style:name="TBL_0_209_25_row_0" style:family="table-row">
      <style:table-row-properties style:use-optimal-row-height="false" style:row-height="0.34in"/>
    </style:style>
    <style:style style:name="TBL_0_209_row_5" style:family="table-row">
      <style:table-row-properties style:use-optimal-row-height="false" style:row-height="0.34in"/>
    </style:style>
    <style:style style:name="TBL_0_209_26" style:family="table">
      <style:table-properties/>
    </style:style>
    <style:style style:name="TBL_0_209_26_col_0" style:family="table-column">
      <style:table-column-properties style:column-width="1.38in"/>
    </style:style>
    <style:style style:name="TBL_0_209_26_row_0" style:family="table-row">
      <style:table-row-properties style:use-optimal-row-height="false" style:row-height="0.34in"/>
    </style:style>
    <style:style style:name="TBL_0_209_27" style:family="table">
      <style:table-properties/>
    </style:style>
    <style:style style:name="TBL_0_209_27_col_0" style:family="table-column">
      <style:table-column-properties style:column-width="0.69in"/>
    </style:style>
    <style:style style:name="TBL_0_209_27_row_0" style:family="table-row">
      <style:table-row-properties style:use-optimal-row-height="false" style:row-height="0.34in"/>
    </style:style>
    <style:style style:name="TBL_0_209_28" style:family="table">
      <style:table-properties/>
    </style:style>
    <style:style style:name="TBL_0_209_28_col_0" style:family="table-column">
      <style:table-column-properties style:column-width="0.69in"/>
    </style:style>
    <style:style style:name="TBL_0_209_28_row_0" style:family="table-row">
      <style:table-row-properties style:use-optimal-row-height="false" style:row-height="0.34in"/>
    </style:style>
    <style:style style:name="TBL_0_209_29" style:family="table">
      <style:table-properties/>
    </style:style>
    <style:style style:name="TBL_0_209_29_col_0" style:family="table-column">
      <style:table-column-properties style:column-width="0.69in"/>
    </style:style>
    <style:style style:name="TBL_0_209_29_row_0" style:family="table-row">
      <style:table-row-properties style:use-optimal-row-height="false" style:row-height="0.34in"/>
    </style:style>
    <style:style style:name="TBL_0_209_30" style:family="table">
      <style:table-properties/>
    </style:style>
    <style:style style:name="TBL_0_209_30_col_0" style:family="table-column">
      <style:table-column-properties style:column-width="0.69in"/>
    </style:style>
    <style:style style:name="TBL_0_209_30_row_0" style:family="table-row">
      <style:table-row-properties style:use-optimal-row-height="false" style:row-height="0.34in"/>
    </style:style>
    <style:style style:name="TBL_0_209_31" style:family="table">
      <style:table-properties/>
    </style:style>
    <style:style style:name="TBL_0_209_31_col_0" style:family="table-column">
      <style:table-column-properties style:column-width="0.69in"/>
    </style:style>
    <style:style style:name="TBL_0_209_31_row_0" style:family="table-row">
      <style:table-row-properties style:use-optimal-row-height="false" style:row-height="0.34in"/>
    </style:style>
    <style:style style:name="TBL_0_209_row_6" style:family="table-row">
      <style:table-row-properties style:use-optimal-row-height="false" style:row-height="0.34in"/>
    </style:style>
    <style:style style:name="TBL_0_209_32" style:family="table">
      <style:table-properties/>
    </style:style>
    <style:style style:name="TBL_0_209_32_col_0" style:family="table-column">
      <style:table-column-properties style:column-width="0.97in"/>
    </style:style>
    <style:style style:name="TBL_0_209_32_row_0" style:family="table-row">
      <style:table-row-properties style:use-optimal-row-height="false" style:row-height="0.34in"/>
    </style:style>
    <style:style style:name="TBL_0_209_33" style:family="table">
      <style:table-properties/>
    </style:style>
    <style:style style:name="TBL_0_209_33_col_0" style:family="table-column">
      <style:table-column-properties style:column-width="1.38in"/>
    </style:style>
    <style:style style:name="TBL_0_209_33_row_0" style:family="table-row">
      <style:table-row-properties style:use-optimal-row-height="false" style:row-height="0.34in"/>
    </style:style>
    <style:style style:name="TBL_0_209_34" style:family="table">
      <style:table-properties/>
    </style:style>
    <style:style style:name="TBL_0_209_34_col_0" style:family="table-column">
      <style:table-column-properties style:column-width="0.69in"/>
    </style:style>
    <style:style style:name="TBL_0_209_34_row_0" style:family="table-row">
      <style:table-row-properties style:use-optimal-row-height="false" style:row-height="0.34in"/>
    </style:style>
    <style:style style:name="TBL_0_209_35" style:family="table">
      <style:table-properties/>
    </style:style>
    <style:style style:name="TBL_0_209_35_col_0" style:family="table-column">
      <style:table-column-properties style:column-width="0.69in"/>
    </style:style>
    <style:style style:name="TBL_0_209_35_row_0" style:family="table-row">
      <style:table-row-properties style:use-optimal-row-height="false" style:row-height="0.34in"/>
    </style:style>
    <style:style style:name="TBL_0_209_36" style:family="table">
      <style:table-properties/>
    </style:style>
    <style:style style:name="TBL_0_209_36_col_0" style:family="table-column">
      <style:table-column-properties style:column-width="0.69in"/>
    </style:style>
    <style:style style:name="TBL_0_209_36_row_0" style:family="table-row">
      <style:table-row-properties style:use-optimal-row-height="false" style:row-height="0.34in"/>
    </style:style>
    <style:style style:name="TBL_0_209_37" style:family="table">
      <style:table-properties/>
    </style:style>
    <style:style style:name="TBL_0_209_37_col_0" style:family="table-column">
      <style:table-column-properties style:column-width="0.69in"/>
    </style:style>
    <style:style style:name="TBL_0_209_37_row_0" style:family="table-row">
      <style:table-row-properties style:use-optimal-row-height="false" style:row-height="0.34in"/>
    </style:style>
    <style:style style:name="TBL_0_209_38" style:family="table">
      <style:table-properties/>
    </style:style>
    <style:style style:name="TBL_0_209_38_col_0" style:family="table-column">
      <style:table-column-properties style:column-width="0.69in"/>
    </style:style>
    <style:style style:name="TBL_0_209_38_row_0" style:family="table-row">
      <style:table-row-properties style:use-optimal-row-height="false" style:row-height="0.34in"/>
    </style:style>
    <style:style style:name="TBL_0_209_row_7" style:family="table-row">
      <style:table-row-properties style:use-optimal-row-height="false" style:row-height="0.34in"/>
    </style:style>
    <style:style style:name="TBL_0_209_39" style:family="table">
      <style:table-properties/>
    </style:style>
    <style:style style:name="TBL_0_209_39_col_0" style:family="table-column">
      <style:table-column-properties style:column-width="1.38in"/>
    </style:style>
    <style:style style:name="TBL_0_209_39_row_0" style:family="table-row">
      <style:table-row-properties style:use-optimal-row-height="false" style:row-height="0.34in"/>
    </style:style>
    <style:style style:name="TBL_0_209_40" style:family="table">
      <style:table-properties/>
    </style:style>
    <style:style style:name="TBL_0_209_40_col_0" style:family="table-column">
      <style:table-column-properties style:column-width="0.69in"/>
    </style:style>
    <style:style style:name="TBL_0_209_40_row_0" style:family="table-row">
      <style:table-row-properties style:use-optimal-row-height="false" style:row-height="0.34in"/>
    </style:style>
    <style:style style:name="TBL_0_209_41" style:family="table">
      <style:table-properties/>
    </style:style>
    <style:style style:name="TBL_0_209_41_col_0" style:family="table-column">
      <style:table-column-properties style:column-width="0.69in"/>
    </style:style>
    <style:style style:name="TBL_0_209_41_row_0" style:family="table-row">
      <style:table-row-properties style:use-optimal-row-height="false" style:row-height="0.34in"/>
    </style:style>
    <style:style style:name="TBL_0_209_42" style:family="table">
      <style:table-properties/>
    </style:style>
    <style:style style:name="TBL_0_209_42_col_0" style:family="table-column">
      <style:table-column-properties style:column-width="0.69in"/>
    </style:style>
    <style:style style:name="TBL_0_209_42_row_0" style:family="table-row">
      <style:table-row-properties style:use-optimal-row-height="false" style:row-height="0.34in"/>
    </style:style>
    <style:style style:name="TBL_0_209_43" style:family="table">
      <style:table-properties/>
    </style:style>
    <style:style style:name="TBL_0_209_43_col_0" style:family="table-column">
      <style:table-column-properties style:column-width="0.69in"/>
    </style:style>
    <style:style style:name="TBL_0_209_43_row_0" style:family="table-row">
      <style:table-row-properties style:use-optimal-row-height="false" style:row-height="0.34in"/>
    </style:style>
    <style:style style:name="TBL_0_209_44" style:family="table">
      <style:table-properties/>
    </style:style>
    <style:style style:name="TBL_0_209_44_col_0" style:family="table-column">
      <style:table-column-properties style:column-width="0.69in"/>
    </style:style>
    <style:style style:name="TBL_0_209_44_row_0" style:family="table-row">
      <style:table-row-properties style:use-optimal-row-height="false" style:row-height="0.34in"/>
    </style:style>
    <style:style style:name="TBL_0_209_row_8" style:family="table-row">
      <style:table-row-properties style:use-optimal-row-height="false" style:row-height="0.34in"/>
    </style:style>
    <style:style style:name="TBL_0_209_45" style:family="table">
      <style:table-properties/>
    </style:style>
    <style:style style:name="TBL_0_209_45_col_0" style:family="table-column">
      <style:table-column-properties style:column-width="0.97in"/>
    </style:style>
    <style:style style:name="TBL_0_209_45_row_0" style:family="table-row">
      <style:table-row-properties style:use-optimal-row-height="false" style:row-height="0.34in"/>
    </style:style>
    <style:style style:name="TBL_0_209_46" style:family="table">
      <style:table-properties/>
    </style:style>
    <style:style style:name="TBL_0_209_46_col_0" style:family="table-column">
      <style:table-column-properties style:column-width="1.38in"/>
    </style:style>
    <style:style style:name="TBL_0_209_46_row_0" style:family="table-row">
      <style:table-row-properties style:use-optimal-row-height="false" style:row-height="0.34in"/>
    </style:style>
    <style:style style:name="TBL_0_209_47" style:family="table">
      <style:table-properties/>
    </style:style>
    <style:style style:name="TBL_0_209_47_col_0" style:family="table-column">
      <style:table-column-properties style:column-width="0.69in"/>
    </style:style>
    <style:style style:name="TBL_0_209_47_row_0" style:family="table-row">
      <style:table-row-properties style:use-optimal-row-height="false" style:row-height="0.34in"/>
    </style:style>
    <style:style style:name="TBL_0_209_48" style:family="table">
      <style:table-properties/>
    </style:style>
    <style:style style:name="TBL_0_209_48_col_0" style:family="table-column">
      <style:table-column-properties style:column-width="0.69in"/>
    </style:style>
    <style:style style:name="TBL_0_209_48_row_0" style:family="table-row">
      <style:table-row-properties style:use-optimal-row-height="false" style:row-height="0.34in"/>
    </style:style>
    <style:style style:name="TBL_0_209_49" style:family="table">
      <style:table-properties/>
    </style:style>
    <style:style style:name="TBL_0_209_49_col_0" style:family="table-column">
      <style:table-column-properties style:column-width="0.69in"/>
    </style:style>
    <style:style style:name="TBL_0_209_49_row_0" style:family="table-row">
      <style:table-row-properties style:use-optimal-row-height="false" style:row-height="0.34in"/>
    </style:style>
    <style:style style:name="TBL_0_209_50" style:family="table">
      <style:table-properties/>
    </style:style>
    <style:style style:name="TBL_0_209_50_col_0" style:family="table-column">
      <style:table-column-properties style:column-width="0.69in"/>
    </style:style>
    <style:style style:name="TBL_0_209_50_row_0" style:family="table-row">
      <style:table-row-properties style:use-optimal-row-height="false" style:row-height="0.34in"/>
    </style:style>
    <style:style style:name="TBL_0_209_51" style:family="table">
      <style:table-properties/>
    </style:style>
    <style:style style:name="TBL_0_209_51_col_0" style:family="table-column">
      <style:table-column-properties style:column-width="0.69in"/>
    </style:style>
    <style:style style:name="TBL_0_209_51_row_0" style:family="table-row">
      <style:table-row-properties style:use-optimal-row-height="false" style:row-height="0.34in"/>
    </style:style>
    <style:style style:name="TBL_0_209_row_9" style:family="table-row">
      <style:table-row-properties style:use-optimal-row-height="false" style:row-height="0.34in"/>
    </style:style>
    <style:style style:name="TBL_0_209_52" style:family="table">
      <style:table-properties/>
    </style:style>
    <style:style style:name="TBL_0_209_52_col_0" style:family="table-column">
      <style:table-column-properties style:column-width="1.38in"/>
    </style:style>
    <style:style style:name="TBL_0_209_52_row_0" style:family="table-row">
      <style:table-row-properties style:use-optimal-row-height="false" style:row-height="0.34in"/>
    </style:style>
    <style:style style:name="TBL_0_209_53" style:family="table">
      <style:table-properties/>
    </style:style>
    <style:style style:name="TBL_0_209_53_col_0" style:family="table-column">
      <style:table-column-properties style:column-width="0.69in"/>
    </style:style>
    <style:style style:name="TBL_0_209_53_row_0" style:family="table-row">
      <style:table-row-properties style:use-optimal-row-height="false" style:row-height="0.34in"/>
    </style:style>
    <style:style style:name="TBL_0_209_54" style:family="table">
      <style:table-properties/>
    </style:style>
    <style:style style:name="TBL_0_209_54_col_0" style:family="table-column">
      <style:table-column-properties style:column-width="0.69in"/>
    </style:style>
    <style:style style:name="TBL_0_209_54_row_0" style:family="table-row">
      <style:table-row-properties style:use-optimal-row-height="false" style:row-height="0.34in"/>
    </style:style>
    <style:style style:name="TBL_0_209_55" style:family="table">
      <style:table-properties/>
    </style:style>
    <style:style style:name="TBL_0_209_55_col_0" style:family="table-column">
      <style:table-column-properties style:column-width="0.69in"/>
    </style:style>
    <style:style style:name="TBL_0_209_55_row_0" style:family="table-row">
      <style:table-row-properties style:use-optimal-row-height="false" style:row-height="0.34in"/>
    </style:style>
    <style:style style:name="TBL_0_209_56" style:family="table">
      <style:table-properties/>
    </style:style>
    <style:style style:name="TBL_0_209_56_col_0" style:family="table-column">
      <style:table-column-properties style:column-width="0.69in"/>
    </style:style>
    <style:style style:name="TBL_0_209_56_row_0" style:family="table-row">
      <style:table-row-properties style:use-optimal-row-height="false" style:row-height="0.34in"/>
    </style:style>
    <style:style style:name="TBL_0_209_57" style:family="table">
      <style:table-properties/>
    </style:style>
    <style:style style:name="TBL_0_209_57_col_0" style:family="table-column">
      <style:table-column-properties style:column-width="0.69in"/>
    </style:style>
    <style:style style:name="TBL_0_209_57_row_0" style:family="table-row">
      <style:table-row-properties style:use-optimal-row-height="false" style:row-height="0.34in"/>
    </style:style>
    <style:style style:name="TBL_0_209_row_10" style:family="table-row">
      <style:table-row-properties style:use-optimal-row-height="false" style:row-height="0.34in"/>
    </style:style>
    <style:style style:name="TBL_0_209_58" style:family="table">
      <style:table-properties/>
    </style:style>
    <style:style style:name="TBL_0_209_58_col_0" style:family="table-column">
      <style:table-column-properties style:column-width="0.97in"/>
    </style:style>
    <style:style style:name="TBL_0_209_58_row_0" style:family="table-row">
      <style:table-row-properties style:use-optimal-row-height="false" style:row-height="0.34in"/>
    </style:style>
    <style:style style:name="TBL_0_209_59" style:family="table">
      <style:table-properties/>
    </style:style>
    <style:style style:name="TBL_0_209_59_col_0" style:family="table-column">
      <style:table-column-properties style:column-width="1.38in"/>
    </style:style>
    <style:style style:name="TBL_0_209_59_row_0" style:family="table-row">
      <style:table-row-properties style:use-optimal-row-height="false" style:row-height="0.34in"/>
    </style:style>
    <style:style style:name="TBL_0_209_60" style:family="table">
      <style:table-properties/>
    </style:style>
    <style:style style:name="TBL_0_209_60_col_0" style:family="table-column">
      <style:table-column-properties style:column-width="0.69in"/>
    </style:style>
    <style:style style:name="TBL_0_209_60_row_0" style:family="table-row">
      <style:table-row-properties style:use-optimal-row-height="false" style:row-height="0.34in"/>
    </style:style>
    <style:style style:name="TBL_0_209_61" style:family="table">
      <style:table-properties/>
    </style:style>
    <style:style style:name="TBL_0_209_61_col_0" style:family="table-column">
      <style:table-column-properties style:column-width="0.69in"/>
    </style:style>
    <style:style style:name="TBL_0_209_61_row_0" style:family="table-row">
      <style:table-row-properties style:use-optimal-row-height="false" style:row-height="0.34in"/>
    </style:style>
    <style:style style:name="TBL_0_209_62" style:family="table">
      <style:table-properties/>
    </style:style>
    <style:style style:name="TBL_0_209_62_col_0" style:family="table-column">
      <style:table-column-properties style:column-width="0.69in"/>
    </style:style>
    <style:style style:name="TBL_0_209_62_row_0" style:family="table-row">
      <style:table-row-properties style:use-optimal-row-height="false" style:row-height="0.34in"/>
    </style:style>
    <style:style style:name="TBL_0_209_63" style:family="table">
      <style:table-properties/>
    </style:style>
    <style:style style:name="TBL_0_209_63_col_0" style:family="table-column">
      <style:table-column-properties style:column-width="0.69in"/>
    </style:style>
    <style:style style:name="TBL_0_209_63_row_0" style:family="table-row">
      <style:table-row-properties style:use-optimal-row-height="false" style:row-height="0.34in"/>
    </style:style>
    <style:style style:name="TBL_0_209_64" style:family="table">
      <style:table-properties/>
    </style:style>
    <style:style style:name="TBL_0_209_64_col_0" style:family="table-column">
      <style:table-column-properties style:column-width="0.69in"/>
    </style:style>
    <style:style style:name="TBL_0_209_64_row_0" style:family="table-row">
      <style:table-row-properties style:use-optimal-row-height="false" style:row-height="0.34in"/>
    </style:style>
    <style:style style:name="TBL_0_209_row_11" style:family="table-row">
      <style:table-row-properties style:use-optimal-row-height="false" style:row-height="0.34in"/>
    </style:style>
    <style:style style:name="TBL_0_209_65" style:family="table">
      <style:table-properties/>
    </style:style>
    <style:style style:name="TBL_0_209_65_col_0" style:family="table-column">
      <style:table-column-properties style:column-width="1.38in"/>
    </style:style>
    <style:style style:name="TBL_0_209_65_row_0" style:family="table-row">
      <style:table-row-properties style:use-optimal-row-height="false" style:row-height="0.34in"/>
    </style:style>
    <style:style style:name="TBL_0_209_66" style:family="table">
      <style:table-properties/>
    </style:style>
    <style:style style:name="TBL_0_209_66_col_0" style:family="table-column">
      <style:table-column-properties style:column-width="0.69in"/>
    </style:style>
    <style:style style:name="TBL_0_209_66_row_0" style:family="table-row">
      <style:table-row-properties style:use-optimal-row-height="false" style:row-height="0.34in"/>
    </style:style>
    <style:style style:name="TBL_0_209_67" style:family="table">
      <style:table-properties/>
    </style:style>
    <style:style style:name="TBL_0_209_67_col_0" style:family="table-column">
      <style:table-column-properties style:column-width="0.69in"/>
    </style:style>
    <style:style style:name="TBL_0_209_67_row_0" style:family="table-row">
      <style:table-row-properties style:use-optimal-row-height="false" style:row-height="0.34in"/>
    </style:style>
    <style:style style:name="TBL_0_209_68" style:family="table">
      <style:table-properties/>
    </style:style>
    <style:style style:name="TBL_0_209_68_col_0" style:family="table-column">
      <style:table-column-properties style:column-width="0.69in"/>
    </style:style>
    <style:style style:name="TBL_0_209_68_row_0" style:family="table-row">
      <style:table-row-properties style:use-optimal-row-height="false" style:row-height="0.34in"/>
    </style:style>
    <style:style style:name="TBL_0_209_69" style:family="table">
      <style:table-properties/>
    </style:style>
    <style:style style:name="TBL_0_209_69_col_0" style:family="table-column">
      <style:table-column-properties style:column-width="0.69in"/>
    </style:style>
    <style:style style:name="TBL_0_209_69_row_0" style:family="table-row">
      <style:table-row-properties style:use-optimal-row-height="false" style:row-height="0.34in"/>
    </style:style>
    <style:style style:name="TBL_0_209_70" style:family="table">
      <style:table-properties/>
    </style:style>
    <style:style style:name="TBL_0_209_70_col_0" style:family="table-column">
      <style:table-column-properties style:column-width="0.69in"/>
    </style:style>
    <style:style style:name="TBL_0_209_70_row_0" style:family="table-row">
      <style:table-row-properties style:use-optimal-row-height="false" style:row-height="0.34in"/>
    </style:style>
    <style:style style:name="TBL_0_209_row_12" style:family="table-row">
      <style:table-row-properties style:use-optimal-row-height="false" style:row-height="0.34in"/>
    </style:style>
    <style:style style:name="TBL_0_209_71" style:family="table">
      <style:table-properties/>
    </style:style>
    <style:style style:name="TBL_0_209_71_col_0" style:family="table-column">
      <style:table-column-properties style:column-width="1.38in"/>
    </style:style>
    <style:style style:name="TBL_0_209_71_row_0" style:family="table-row">
      <style:table-row-properties style:use-optimal-row-height="false" style:row-height="0.34in"/>
    </style:style>
    <style:style style:name="TBL_0_209_72" style:family="table">
      <style:table-properties/>
    </style:style>
    <style:style style:name="TBL_0_209_72_col_0" style:family="table-column">
      <style:table-column-properties style:column-width="0.69in"/>
    </style:style>
    <style:style style:name="TBL_0_209_72_row_0" style:family="table-row">
      <style:table-row-properties style:use-optimal-row-height="false" style:row-height="0.34in"/>
    </style:style>
    <style:style style:name="TBL_0_209_73" style:family="table">
      <style:table-properties/>
    </style:style>
    <style:style style:name="TBL_0_209_73_col_0" style:family="table-column">
      <style:table-column-properties style:column-width="0.69in"/>
    </style:style>
    <style:style style:name="TBL_0_209_73_row_0" style:family="table-row">
      <style:table-row-properties style:use-optimal-row-height="false" style:row-height="0.34in"/>
    </style:style>
    <style:style style:name="TBL_0_209_74" style:family="table">
      <style:table-properties/>
    </style:style>
    <style:style style:name="TBL_0_209_74_col_0" style:family="table-column">
      <style:table-column-properties style:column-width="0.69in"/>
    </style:style>
    <style:style style:name="TBL_0_209_74_row_0" style:family="table-row">
      <style:table-row-properties style:use-optimal-row-height="false" style:row-height="0.34in"/>
    </style:style>
    <style:style style:name="TBL_0_209_75" style:family="table">
      <style:table-properties/>
    </style:style>
    <style:style style:name="TBL_0_209_75_col_0" style:family="table-column">
      <style:table-column-properties style:column-width="0.69in"/>
    </style:style>
    <style:style style:name="TBL_0_209_75_row_0" style:family="table-row">
      <style:table-row-properties style:use-optimal-row-height="false" style:row-height="0.34in"/>
    </style:style>
    <style:style style:name="TBL_0_209_76" style:family="table">
      <style:table-properties/>
    </style:style>
    <style:style style:name="TBL_0_209_76_col_0" style:family="table-column">
      <style:table-column-properties style:column-width="0.69in"/>
    </style:style>
    <style:style style:name="TBL_0_209_76_row_0" style:family="table-row">
      <style:table-row-properties style:use-optimal-row-height="false" style:row-height="0.34in"/>
    </style:style>
    <style:style style:name="TBL_0_209_row_13" style:family="table-row">
      <style:table-row-properties style:use-optimal-row-height="false" style:row-height="0.34in"/>
    </style:style>
    <style:style style:name="TBL_0_209_77" style:family="table">
      <style:table-properties/>
    </style:style>
    <style:style style:name="TBL_0_209_77_col_0" style:family="table-column">
      <style:table-column-properties style:column-width="0.97in"/>
    </style:style>
    <style:style style:name="TBL_0_209_77_row_0" style:family="table-row">
      <style:table-row-properties style:use-optimal-row-height="false" style:row-height="0.34in"/>
    </style:style>
    <style:style style:name="TBL_0_209_78" style:family="table">
      <style:table-properties/>
    </style:style>
    <style:style style:name="TBL_0_209_78_col_0" style:family="table-column">
      <style:table-column-properties style:column-width="1.38in"/>
    </style:style>
    <style:style style:name="TBL_0_209_78_row_0" style:family="table-row">
      <style:table-row-properties style:use-optimal-row-height="false" style:row-height="0.34in"/>
    </style:style>
    <style:style style:name="TBL_0_209_79" style:family="table">
      <style:table-properties/>
    </style:style>
    <style:style style:name="TBL_0_209_79_col_0" style:family="table-column">
      <style:table-column-properties style:column-width="0.69in"/>
    </style:style>
    <style:style style:name="TBL_0_209_79_row_0" style:family="table-row">
      <style:table-row-properties style:use-optimal-row-height="false" style:row-height="0.34in"/>
    </style:style>
    <style:style style:name="TBL_0_209_80" style:family="table">
      <style:table-properties/>
    </style:style>
    <style:style style:name="TBL_0_209_80_col_0" style:family="table-column">
      <style:table-column-properties style:column-width="0.69in"/>
    </style:style>
    <style:style style:name="TBL_0_209_80_row_0" style:family="table-row">
      <style:table-row-properties style:use-optimal-row-height="false" style:row-height="0.34in"/>
    </style:style>
    <style:style style:name="TBL_0_209_81" style:family="table">
      <style:table-properties/>
    </style:style>
    <style:style style:name="TBL_0_209_81_col_0" style:family="table-column">
      <style:table-column-properties style:column-width="0.69in"/>
    </style:style>
    <style:style style:name="TBL_0_209_81_row_0" style:family="table-row">
      <style:table-row-properties style:use-optimal-row-height="false" style:row-height="0.34in"/>
    </style:style>
    <style:style style:name="TBL_0_209_82" style:family="table">
      <style:table-properties/>
    </style:style>
    <style:style style:name="TBL_0_209_82_col_0" style:family="table-column">
      <style:table-column-properties style:column-width="0.69in"/>
    </style:style>
    <style:style style:name="TBL_0_209_82_row_0" style:family="table-row">
      <style:table-row-properties style:use-optimal-row-height="false" style:row-height="0.34in"/>
    </style:style>
    <style:style style:name="TBL_0_209_83" style:family="table">
      <style:table-properties/>
    </style:style>
    <style:style style:name="TBL_0_209_83_col_0" style:family="table-column">
      <style:table-column-properties style:column-width="0.69in"/>
    </style:style>
    <style:style style:name="TBL_0_209_83_row_0" style:family="table-row">
      <style:table-row-properties style:use-optimal-row-height="false" style:row-height="0.34in"/>
    </style:style>
    <style:style style:name="TBL_0_209_row_14" style:family="table-row">
      <style:table-row-properties style:use-optimal-row-height="false" style:row-height="0.34in"/>
    </style:style>
    <style:style style:name="TBL_0_209_84" style:family="table">
      <style:table-properties/>
    </style:style>
    <style:style style:name="TBL_0_209_84_col_0" style:family="table-column">
      <style:table-column-properties style:column-width="1.38in"/>
    </style:style>
    <style:style style:name="TBL_0_209_84_row_0" style:family="table-row">
      <style:table-row-properties style:use-optimal-row-height="false" style:row-height="0.34in"/>
    </style:style>
    <style:style style:name="TBL_0_209_85" style:family="table">
      <style:table-properties/>
    </style:style>
    <style:style style:name="TBL_0_209_85_col_0" style:family="table-column">
      <style:table-column-properties style:column-width="0.69in"/>
    </style:style>
    <style:style style:name="TBL_0_209_85_row_0" style:family="table-row">
      <style:table-row-properties style:use-optimal-row-height="false" style:row-height="0.34in"/>
    </style:style>
    <style:style style:name="TBL_0_209_86" style:family="table">
      <style:table-properties/>
    </style:style>
    <style:style style:name="TBL_0_209_86_col_0" style:family="table-column">
      <style:table-column-properties style:column-width="0.69in"/>
    </style:style>
    <style:style style:name="TBL_0_209_86_row_0" style:family="table-row">
      <style:table-row-properties style:use-optimal-row-height="false" style:row-height="0.34in"/>
    </style:style>
    <style:style style:name="TBL_0_209_87" style:family="table">
      <style:table-properties/>
    </style:style>
    <style:style style:name="TBL_0_209_87_col_0" style:family="table-column">
      <style:table-column-properties style:column-width="0.69in"/>
    </style:style>
    <style:style style:name="TBL_0_209_87_row_0" style:family="table-row">
      <style:table-row-properties style:use-optimal-row-height="false" style:row-height="0.34in"/>
    </style:style>
    <style:style style:name="TBL_0_209_88" style:family="table">
      <style:table-properties/>
    </style:style>
    <style:style style:name="TBL_0_209_88_col_0" style:family="table-column">
      <style:table-column-properties style:column-width="0.69in"/>
    </style:style>
    <style:style style:name="TBL_0_209_88_row_0" style:family="table-row">
      <style:table-row-properties style:use-optimal-row-height="false" style:row-height="0.34in"/>
    </style:style>
    <style:style style:name="TBL_0_209_89" style:family="table">
      <style:table-properties/>
    </style:style>
    <style:style style:name="TBL_0_209_89_col_0" style:family="table-column">
      <style:table-column-properties style:column-width="0.69in"/>
    </style:style>
    <style:style style:name="TBL_0_209_89_row_0" style:family="table-row">
      <style:table-row-properties style:use-optimal-row-height="false" style:row-height="0.34in"/>
    </style:style>
    <style:style style:name="TBL_0_209_row_15" style:family="table-row">
      <style:table-row-properties style:use-optimal-row-height="false" style:row-height="0.34in"/>
    </style:style>
    <style:style style:name="TBL_0_209_90" style:family="table">
      <style:table-properties/>
    </style:style>
    <style:style style:name="TBL_0_209_90_col_0" style:family="table-column">
      <style:table-column-properties style:column-width="1.38in"/>
    </style:style>
    <style:style style:name="TBL_0_209_90_row_0" style:family="table-row">
      <style:table-row-properties style:use-optimal-row-height="false" style:row-height="0.34in"/>
    </style:style>
    <style:style style:name="TBL_0_209_91" style:family="table">
      <style:table-properties/>
    </style:style>
    <style:style style:name="TBL_0_209_91_col_0" style:family="table-column">
      <style:table-column-properties style:column-width="0.69in"/>
    </style:style>
    <style:style style:name="TBL_0_209_91_row_0" style:family="table-row">
      <style:table-row-properties style:use-optimal-row-height="false" style:row-height="0.34in"/>
    </style:style>
    <style:style style:name="TBL_0_209_92" style:family="table">
      <style:table-properties/>
    </style:style>
    <style:style style:name="TBL_0_209_92_col_0" style:family="table-column">
      <style:table-column-properties style:column-width="0.69in"/>
    </style:style>
    <style:style style:name="TBL_0_209_92_row_0" style:family="table-row">
      <style:table-row-properties style:use-optimal-row-height="false" style:row-height="0.34in"/>
    </style:style>
    <style:style style:name="TBL_0_209_93" style:family="table">
      <style:table-properties/>
    </style:style>
    <style:style style:name="TBL_0_209_93_col_0" style:family="table-column">
      <style:table-column-properties style:column-width="0.69in"/>
    </style:style>
    <style:style style:name="TBL_0_209_93_row_0" style:family="table-row">
      <style:table-row-properties style:use-optimal-row-height="false" style:row-height="0.34in"/>
    </style:style>
    <style:style style:name="TBL_0_209_94" style:family="table">
      <style:table-properties/>
    </style:style>
    <style:style style:name="TBL_0_209_94_col_0" style:family="table-column">
      <style:table-column-properties style:column-width="0.69in"/>
    </style:style>
    <style:style style:name="TBL_0_209_94_row_0" style:family="table-row">
      <style:table-row-properties style:use-optimal-row-height="false" style:row-height="0.34in"/>
    </style:style>
    <style:style style:name="TBL_0_209_95" style:family="table">
      <style:table-properties/>
    </style:style>
    <style:style style:name="TBL_0_209_95_col_0" style:family="table-column">
      <style:table-column-properties style:column-width="0.69in"/>
    </style:style>
    <style:style style:name="TBL_0_209_95_row_0" style:family="table-row">
      <style:table-row-properties style:use-optimal-row-height="false" style:row-height="0.34in"/>
    </style:style>
    <style:style style:name="TBL_0_209_row_16" style:family="table-row">
      <style:table-row-properties style:use-optimal-row-height="false" style:row-height="0.34in"/>
    </style:style>
    <style:style style:name="TBL_0_209_96" style:family="table">
      <style:table-properties/>
    </style:style>
    <style:style style:name="TBL_0_209_96_col_0" style:family="table-column">
      <style:table-column-properties style:column-width="1.38in"/>
    </style:style>
    <style:style style:name="TBL_0_209_96_row_0" style:family="table-row">
      <style:table-row-properties style:use-optimal-row-height="false" style:row-height="0.34in"/>
    </style:style>
    <style:style style:name="TBL_0_209_97" style:family="table">
      <style:table-properties/>
    </style:style>
    <style:style style:name="TBL_0_209_97_col_0" style:family="table-column">
      <style:table-column-properties style:column-width="0.69in"/>
    </style:style>
    <style:style style:name="TBL_0_209_97_row_0" style:family="table-row">
      <style:table-row-properties style:use-optimal-row-height="false" style:row-height="0.34in"/>
    </style:style>
    <style:style style:name="TBL_0_209_98" style:family="table">
      <style:table-properties/>
    </style:style>
    <style:style style:name="TBL_0_209_98_col_0" style:family="table-column">
      <style:table-column-properties style:column-width="0.69in"/>
    </style:style>
    <style:style style:name="TBL_0_209_98_row_0" style:family="table-row">
      <style:table-row-properties style:use-optimal-row-height="false" style:row-height="0.34in"/>
    </style:style>
    <style:style style:name="TBL_0_209_99" style:family="table">
      <style:table-properties/>
    </style:style>
    <style:style style:name="TBL_0_209_99_col_0" style:family="table-column">
      <style:table-column-properties style:column-width="0.69in"/>
    </style:style>
    <style:style style:name="TBL_0_209_99_row_0" style:family="table-row">
      <style:table-row-properties style:use-optimal-row-height="false" style:row-height="0.34in"/>
    </style:style>
    <style:style style:name="TBL_0_209_100" style:family="table">
      <style:table-properties/>
    </style:style>
    <style:style style:name="TBL_0_209_100_col_0" style:family="table-column">
      <style:table-column-properties style:column-width="0.69in"/>
    </style:style>
    <style:style style:name="TBL_0_209_100_row_0" style:family="table-row">
      <style:table-row-properties style:use-optimal-row-height="false" style:row-height="0.34in"/>
    </style:style>
    <style:style style:name="TBL_0_209_101" style:family="table">
      <style:table-properties/>
    </style:style>
    <style:style style:name="TBL_0_209_101_col_0" style:family="table-column">
      <style:table-column-properties style:column-width="0.69in"/>
    </style:style>
    <style:style style:name="TBL_0_209_101_row_0" style:family="table-row">
      <style:table-row-properties style:use-optimal-row-height="false" style:row-height="0.34in"/>
    </style:style>
    <style:style style:name="TBL_0_209_row_17" style:family="table-row">
      <style:table-row-properties style:use-optimal-row-height="false" style:row-height="0.34in"/>
    </style:style>
    <style:style style:name="TBL_0_209_102" style:family="table">
      <style:table-properties/>
    </style:style>
    <style:style style:name="TBL_0_209_102_col_0" style:family="table-column">
      <style:table-column-properties style:column-width="1.38in"/>
    </style:style>
    <style:style style:name="TBL_0_209_102_row_0" style:family="table-row">
      <style:table-row-properties style:use-optimal-row-height="false" style:row-height="0.34in"/>
    </style:style>
    <style:style style:name="TBL_0_209_103" style:family="table">
      <style:table-properties/>
    </style:style>
    <style:style style:name="TBL_0_209_103_col_0" style:family="table-column">
      <style:table-column-properties style:column-width="0.69in"/>
    </style:style>
    <style:style style:name="TBL_0_209_103_row_0" style:family="table-row">
      <style:table-row-properties style:use-optimal-row-height="false" style:row-height="0.34in"/>
    </style:style>
    <style:style style:name="TBL_0_209_104" style:family="table">
      <style:table-properties/>
    </style:style>
    <style:style style:name="TBL_0_209_104_col_0" style:family="table-column">
      <style:table-column-properties style:column-width="0.69in"/>
    </style:style>
    <style:style style:name="TBL_0_209_104_row_0" style:family="table-row">
      <style:table-row-properties style:use-optimal-row-height="false" style:row-height="0.34in"/>
    </style:style>
    <style:style style:name="TBL_0_209_105" style:family="table">
      <style:table-properties/>
    </style:style>
    <style:style style:name="TBL_0_209_105_col_0" style:family="table-column">
      <style:table-column-properties style:column-width="0.69in"/>
    </style:style>
    <style:style style:name="TBL_0_209_105_row_0" style:family="table-row">
      <style:table-row-properties style:use-optimal-row-height="false" style:row-height="0.34in"/>
    </style:style>
    <style:style style:name="TBL_0_209_106" style:family="table">
      <style:table-properties/>
    </style:style>
    <style:style style:name="TBL_0_209_106_col_0" style:family="table-column">
      <style:table-column-properties style:column-width="0.69in"/>
    </style:style>
    <style:style style:name="TBL_0_209_106_row_0" style:family="table-row">
      <style:table-row-properties style:use-optimal-row-height="false" style:row-height="0.34in"/>
    </style:style>
    <style:style style:name="TBL_0_209_107" style:family="table">
      <style:table-properties/>
    </style:style>
    <style:style style:name="TBL_0_209_107_col_0" style:family="table-column">
      <style:table-column-properties style:column-width="0.69in"/>
    </style:style>
    <style:style style:name="TBL_0_209_107_row_0" style:family="table-row">
      <style:table-row-properties style:use-optimal-row-height="false" style:row-height="0.34in"/>
    </style:style>
    <style:style style:name="TBL_0_209_row_18" style:family="table-row">
      <style:table-row-properties style:use-optimal-row-height="false" style:row-height="0.34in"/>
    </style:style>
    <style:style style:name="TBL_0_209_108" style:family="table">
      <style:table-properties/>
    </style:style>
    <style:style style:name="TBL_0_209_108_col_0" style:family="table-column">
      <style:table-column-properties style:column-width="1.38in"/>
    </style:style>
    <style:style style:name="TBL_0_209_108_row_0" style:family="table-row">
      <style:table-row-properties style:use-optimal-row-height="false" style:row-height="0.34in"/>
    </style:style>
    <style:style style:name="TBL_0_209_109" style:family="table">
      <style:table-properties/>
    </style:style>
    <style:style style:name="TBL_0_209_109_col_0" style:family="table-column">
      <style:table-column-properties style:column-width="0.69in"/>
    </style:style>
    <style:style style:name="TBL_0_209_109_row_0" style:family="table-row">
      <style:table-row-properties style:use-optimal-row-height="false" style:row-height="0.34in"/>
    </style:style>
    <style:style style:name="TBL_0_209_110" style:family="table">
      <style:table-properties/>
    </style:style>
    <style:style style:name="TBL_0_209_110_col_0" style:family="table-column">
      <style:table-column-properties style:column-width="0.69in"/>
    </style:style>
    <style:style style:name="TBL_0_209_110_row_0" style:family="table-row">
      <style:table-row-properties style:use-optimal-row-height="false" style:row-height="0.34in"/>
    </style:style>
    <style:style style:name="TBL_0_209_111" style:family="table">
      <style:table-properties/>
    </style:style>
    <style:style style:name="TBL_0_209_111_col_0" style:family="table-column">
      <style:table-column-properties style:column-width="0.69in"/>
    </style:style>
    <style:style style:name="TBL_0_209_111_row_0" style:family="table-row">
      <style:table-row-properties style:use-optimal-row-height="false" style:row-height="0.34in"/>
    </style:style>
    <style:style style:name="TBL_0_209_112" style:family="table">
      <style:table-properties/>
    </style:style>
    <style:style style:name="TBL_0_209_112_col_0" style:family="table-column">
      <style:table-column-properties style:column-width="0.69in"/>
    </style:style>
    <style:style style:name="TBL_0_209_112_row_0" style:family="table-row">
      <style:table-row-properties style:use-optimal-row-height="false" style:row-height="0.34in"/>
    </style:style>
    <style:style style:name="TBL_0_209_113" style:family="table">
      <style:table-properties/>
    </style:style>
    <style:style style:name="TBL_0_209_113_col_0" style:family="table-column">
      <style:table-column-properties style:column-width="0.69in"/>
    </style:style>
    <style:style style:name="TBL_0_209_113_row_0" style:family="table-row">
      <style:table-row-properties style:use-optimal-row-height="false" style:row-height="0.34in"/>
    </style:style>
    <style:style style:name="TBL_0_209_row_19" style:family="table-row">
      <style:table-row-properties style:use-optimal-row-height="false" style:row-height="0.34in"/>
    </style:style>
    <style:style style:name="TBL_0_209_114" style:family="table">
      <style:table-properties/>
    </style:style>
    <style:style style:name="TBL_0_209_114_col_0" style:family="table-column">
      <style:table-column-properties style:column-width="1.38in"/>
    </style:style>
    <style:style style:name="TBL_0_209_114_row_0" style:family="table-row">
      <style:table-row-properties style:use-optimal-row-height="false" style:row-height="0.34in"/>
    </style:style>
    <style:style style:name="TBL_0_209_115" style:family="table">
      <style:table-properties/>
    </style:style>
    <style:style style:name="TBL_0_209_115_col_0" style:family="table-column">
      <style:table-column-properties style:column-width="0.69in"/>
    </style:style>
    <style:style style:name="TBL_0_209_115_row_0" style:family="table-row">
      <style:table-row-properties style:use-optimal-row-height="false" style:row-height="0.34in"/>
    </style:style>
    <style:style style:name="TBL_0_209_116" style:family="table">
      <style:table-properties/>
    </style:style>
    <style:style style:name="TBL_0_209_116_col_0" style:family="table-column">
      <style:table-column-properties style:column-width="0.69in"/>
    </style:style>
    <style:style style:name="TBL_0_209_116_row_0" style:family="table-row">
      <style:table-row-properties style:use-optimal-row-height="false" style:row-height="0.34in"/>
    </style:style>
    <style:style style:name="TBL_0_209_117" style:family="table">
      <style:table-properties/>
    </style:style>
    <style:style style:name="TBL_0_209_117_col_0" style:family="table-column">
      <style:table-column-properties style:column-width="0.69in"/>
    </style:style>
    <style:style style:name="TBL_0_209_117_row_0" style:family="table-row">
      <style:table-row-properties style:use-optimal-row-height="false" style:row-height="0.34in"/>
    </style:style>
    <style:style style:name="TBL_0_209_118" style:family="table">
      <style:table-properties/>
    </style:style>
    <style:style style:name="TBL_0_209_118_col_0" style:family="table-column">
      <style:table-column-properties style:column-width="0.69in"/>
    </style:style>
    <style:style style:name="TBL_0_209_118_row_0" style:family="table-row">
      <style:table-row-properties style:use-optimal-row-height="false" style:row-height="0.34in"/>
    </style:style>
    <style:style style:name="TBL_0_209_119" style:family="table">
      <style:table-properties/>
    </style:style>
    <style:style style:name="TBL_0_209_119_col_0" style:family="table-column">
      <style:table-column-properties style:column-width="0.69in"/>
    </style:style>
    <style:style style:name="TBL_0_209_119_row_0" style:family="table-row">
      <style:table-row-properties style:use-optimal-row-height="false" style:row-height="0.34in"/>
    </style:style>
    <style:style style:name="TBL_0_209_row_20" style:family="table-row">
      <style:table-row-properties style:use-optimal-row-height="false" style:row-height="0.34in"/>
    </style:style>
    <style:style style:name="TBL_0_209_120" style:family="table">
      <style:table-properties/>
    </style:style>
    <style:style style:name="TBL_0_209_120_col_0" style:family="table-column">
      <style:table-column-properties style:column-width="1.38in"/>
    </style:style>
    <style:style style:name="TBL_0_209_120_row_0" style:family="table-row">
      <style:table-row-properties style:use-optimal-row-height="false" style:row-height="0.34in"/>
    </style:style>
    <style:style style:name="TBL_0_209_121" style:family="table">
      <style:table-properties/>
    </style:style>
    <style:style style:name="TBL_0_209_121_col_0" style:family="table-column">
      <style:table-column-properties style:column-width="0.69in"/>
    </style:style>
    <style:style style:name="TBL_0_209_121_row_0" style:family="table-row">
      <style:table-row-properties style:use-optimal-row-height="false" style:row-height="0.34in"/>
    </style:style>
    <style:style style:name="TBL_0_209_122" style:family="table">
      <style:table-properties/>
    </style:style>
    <style:style style:name="TBL_0_209_122_col_0" style:family="table-column">
      <style:table-column-properties style:column-width="0.69in"/>
    </style:style>
    <style:style style:name="TBL_0_209_122_row_0" style:family="table-row">
      <style:table-row-properties style:use-optimal-row-height="false" style:row-height="0.34in"/>
    </style:style>
    <style:style style:name="TBL_0_209_123" style:family="table">
      <style:table-properties/>
    </style:style>
    <style:style style:name="TBL_0_209_123_col_0" style:family="table-column">
      <style:table-column-properties style:column-width="0.69in"/>
    </style:style>
    <style:style style:name="TBL_0_209_123_row_0" style:family="table-row">
      <style:table-row-properties style:use-optimal-row-height="false" style:row-height="0.34in"/>
    </style:style>
    <style:style style:name="TBL_0_209_124" style:family="table">
      <style:table-properties/>
    </style:style>
    <style:style style:name="TBL_0_209_124_col_0" style:family="table-column">
      <style:table-column-properties style:column-width="0.69in"/>
    </style:style>
    <style:style style:name="TBL_0_209_124_row_0" style:family="table-row">
      <style:table-row-properties style:use-optimal-row-height="false" style:row-height="0.34in"/>
    </style:style>
    <style:style style:name="TBL_0_209_125" style:family="table">
      <style:table-properties/>
    </style:style>
    <style:style style:name="TBL_0_209_125_col_0" style:family="table-column">
      <style:table-column-properties style:column-width="0.69in"/>
    </style:style>
    <style:style style:name="TBL_0_209_125_row_0" style:family="table-row">
      <style:table-row-properties style:use-optimal-row-height="false" style:row-height="0.34in"/>
    </style:style>
    <style:style style:name="TBL_0_209_row_21" style:family="table-row">
      <style:table-row-properties style:use-optimal-row-height="false" style:row-height="0.34in"/>
    </style:style>
    <style:style style:name="TBL_0_209_126" style:family="table">
      <style:table-properties/>
    </style:style>
    <style:style style:name="TBL_0_209_126_col_0" style:family="table-column">
      <style:table-column-properties style:column-width="1.38in"/>
    </style:style>
    <style:style style:name="TBL_0_209_126_row_0" style:family="table-row">
      <style:table-row-properties style:use-optimal-row-height="false" style:row-height="0.34in"/>
    </style:style>
    <style:style style:name="TBL_0_209_127" style:family="table">
      <style:table-properties/>
    </style:style>
    <style:style style:name="TBL_0_209_127_col_0" style:family="table-column">
      <style:table-column-properties style:column-width="0.69in"/>
    </style:style>
    <style:style style:name="TBL_0_209_127_row_0" style:family="table-row">
      <style:table-row-properties style:use-optimal-row-height="false" style:row-height="0.34in"/>
    </style:style>
    <style:style style:name="TBL_0_209_128" style:family="table">
      <style:table-properties/>
    </style:style>
    <style:style style:name="TBL_0_209_128_col_0" style:family="table-column">
      <style:table-column-properties style:column-width="0.69in"/>
    </style:style>
    <style:style style:name="TBL_0_209_128_row_0" style:family="table-row">
      <style:table-row-properties style:use-optimal-row-height="false" style:row-height="0.34in"/>
    </style:style>
    <style:style style:name="TBL_0_209_129" style:family="table">
      <style:table-properties/>
    </style:style>
    <style:style style:name="TBL_0_209_129_col_0" style:family="table-column">
      <style:table-column-properties style:column-width="0.69in"/>
    </style:style>
    <style:style style:name="TBL_0_209_129_row_0" style:family="table-row">
      <style:table-row-properties style:use-optimal-row-height="false" style:row-height="0.34in"/>
    </style:style>
    <style:style style:name="TBL_0_209_130" style:family="table">
      <style:table-properties/>
    </style:style>
    <style:style style:name="TBL_0_209_130_col_0" style:family="table-column">
      <style:table-column-properties style:column-width="0.69in"/>
    </style:style>
    <style:style style:name="TBL_0_209_130_row_0" style:family="table-row">
      <style:table-row-properties style:use-optimal-row-height="false" style:row-height="0.34in"/>
    </style:style>
    <style:style style:name="TBL_0_209_131" style:family="table">
      <style:table-properties/>
    </style:style>
    <style:style style:name="TBL_0_209_131_col_0" style:family="table-column">
      <style:table-column-properties style:column-width="0.69in"/>
    </style:style>
    <style:style style:name="TBL_0_209_131_row_0" style:family="table-row">
      <style:table-row-properties style:use-optimal-row-height="false" style:row-height="0.34in"/>
    </style:style>
    <style:style style:name="TBL_0_209_row_22" style:family="table-row">
      <style:table-row-properties style:use-optimal-row-height="false" style:row-height="0.34in"/>
    </style:style>
    <style:style style:name="TBL_0_209_132" style:family="table">
      <style:table-properties/>
    </style:style>
    <style:style style:name="TBL_0_209_132_col_0" style:family="table-column">
      <style:table-column-properties style:column-width="1.38in"/>
    </style:style>
    <style:style style:name="TBL_0_209_132_row_0" style:family="table-row">
      <style:table-row-properties style:use-optimal-row-height="false" style:row-height="0.34in"/>
    </style:style>
    <style:style style:name="TBL_0_209_133" style:family="table">
      <style:table-properties/>
    </style:style>
    <style:style style:name="TBL_0_209_133_col_0" style:family="table-column">
      <style:table-column-properties style:column-width="0.69in"/>
    </style:style>
    <style:style style:name="TBL_0_209_133_row_0" style:family="table-row">
      <style:table-row-properties style:use-optimal-row-height="false" style:row-height="0.34in"/>
    </style:style>
    <style:style style:name="TBL_0_209_134" style:family="table">
      <style:table-properties/>
    </style:style>
    <style:style style:name="TBL_0_209_134_col_0" style:family="table-column">
      <style:table-column-properties style:column-width="0.69in"/>
    </style:style>
    <style:style style:name="TBL_0_209_134_row_0" style:family="table-row">
      <style:table-row-properties style:use-optimal-row-height="false" style:row-height="0.34in"/>
    </style:style>
    <style:style style:name="TBL_0_209_135" style:family="table">
      <style:table-properties/>
    </style:style>
    <style:style style:name="TBL_0_209_135_col_0" style:family="table-column">
      <style:table-column-properties style:column-width="0.69in"/>
    </style:style>
    <style:style style:name="TBL_0_209_135_row_0" style:family="table-row">
      <style:table-row-properties style:use-optimal-row-height="false" style:row-height="0.34in"/>
    </style:style>
    <style:style style:name="TBL_0_209_136" style:family="table">
      <style:table-properties/>
    </style:style>
    <style:style style:name="TBL_0_209_136_col_0" style:family="table-column">
      <style:table-column-properties style:column-width="0.69in"/>
    </style:style>
    <style:style style:name="TBL_0_209_136_row_0" style:family="table-row">
      <style:table-row-properties style:use-optimal-row-height="false" style:row-height="0.34in"/>
    </style:style>
    <style:style style:name="TBL_0_209_137" style:family="table">
      <style:table-properties/>
    </style:style>
    <style:style style:name="TBL_0_209_137_col_0" style:family="table-column">
      <style:table-column-properties style:column-width="0.69in"/>
    </style:style>
    <style:style style:name="TBL_0_209_137_row_0" style:family="table-row">
      <style:table-row-properties style:use-optimal-row-height="false" style:row-height="0.34in"/>
    </style:style>
    <style:style style:name="TBL_0_209_row_23" style:family="table-row">
      <style:table-row-properties style:use-optimal-row-height="false" style:row-height="0.34in"/>
    </style:style>
    <style:style style:name="TBL_0_209_138" style:family="table">
      <style:table-properties/>
    </style:style>
    <style:style style:name="TBL_0_209_138_col_0" style:family="table-column">
      <style:table-column-properties style:column-width="1.38in"/>
    </style:style>
    <style:style style:name="TBL_0_209_138_row_0" style:family="table-row">
      <style:table-row-properties style:use-optimal-row-height="false" style:row-height="0.34in"/>
    </style:style>
    <style:style style:name="TBL_0_209_139" style:family="table">
      <style:table-properties/>
    </style:style>
    <style:style style:name="TBL_0_209_139_col_0" style:family="table-column">
      <style:table-column-properties style:column-width="0.69in"/>
    </style:style>
    <style:style style:name="TBL_0_209_139_row_0" style:family="table-row">
      <style:table-row-properties style:use-optimal-row-height="false" style:row-height="0.34in"/>
    </style:style>
    <style:style style:name="TBL_0_209_140" style:family="table">
      <style:table-properties/>
    </style:style>
    <style:style style:name="TBL_0_209_140_col_0" style:family="table-column">
      <style:table-column-properties style:column-width="0.69in"/>
    </style:style>
    <style:style style:name="TBL_0_209_140_row_0" style:family="table-row">
      <style:table-row-properties style:use-optimal-row-height="false" style:row-height="0.34in"/>
    </style:style>
    <style:style style:name="TBL_0_209_141" style:family="table">
      <style:table-properties/>
    </style:style>
    <style:style style:name="TBL_0_209_141_col_0" style:family="table-column">
      <style:table-column-properties style:column-width="0.69in"/>
    </style:style>
    <style:style style:name="TBL_0_209_141_row_0" style:family="table-row">
      <style:table-row-properties style:use-optimal-row-height="false" style:row-height="0.34in"/>
    </style:style>
    <style:style style:name="TBL_0_209_142" style:family="table">
      <style:table-properties/>
    </style:style>
    <style:style style:name="TBL_0_209_142_col_0" style:family="table-column">
      <style:table-column-properties style:column-width="0.69in"/>
    </style:style>
    <style:style style:name="TBL_0_209_142_row_0" style:family="table-row">
      <style:table-row-properties style:use-optimal-row-height="false" style:row-height="0.34in"/>
    </style:style>
    <style:style style:name="TBL_0_209_143" style:family="table">
      <style:table-properties/>
    </style:style>
    <style:style style:name="TBL_0_209_143_col_0" style:family="table-column">
      <style:table-column-properties style:column-width="0.69in"/>
    </style:style>
    <style:style style:name="TBL_0_209_143_row_0" style:family="table-row">
      <style:table-row-properties style:use-optimal-row-height="false" style:row-height="0.34in"/>
    </style:style>
    <style:style style:name="TBL_0_209_row_24" style:family="table-row">
      <style:table-row-properties style:use-optimal-row-height="false" style:row-height="0.34in"/>
    </style:style>
    <style:style style:name="TBL_0_209_144" style:family="table">
      <style:table-properties/>
    </style:style>
    <style:style style:name="TBL_0_209_144_col_0" style:family="table-column">
      <style:table-column-properties style:column-width="1.38in"/>
    </style:style>
    <style:style style:name="TBL_0_209_144_row_0" style:family="table-row">
      <style:table-row-properties style:use-optimal-row-height="false" style:row-height="0.34in"/>
    </style:style>
    <style:style style:name="TBL_0_209_145" style:family="table">
      <style:table-properties/>
    </style:style>
    <style:style style:name="TBL_0_209_145_col_0" style:family="table-column">
      <style:table-column-properties style:column-width="0.69in"/>
    </style:style>
    <style:style style:name="TBL_0_209_145_row_0" style:family="table-row">
      <style:table-row-properties style:use-optimal-row-height="false" style:row-height="0.34in"/>
    </style:style>
    <style:style style:name="TBL_0_209_146" style:family="table">
      <style:table-properties/>
    </style:style>
    <style:style style:name="TBL_0_209_146_col_0" style:family="table-column">
      <style:table-column-properties style:column-width="0.69in"/>
    </style:style>
    <style:style style:name="TBL_0_209_146_row_0" style:family="table-row">
      <style:table-row-properties style:use-optimal-row-height="false" style:row-height="0.34in"/>
    </style:style>
    <style:style style:name="TBL_0_209_147" style:family="table">
      <style:table-properties/>
    </style:style>
    <style:style style:name="TBL_0_209_147_col_0" style:family="table-column">
      <style:table-column-properties style:column-width="0.69in"/>
    </style:style>
    <style:style style:name="TBL_0_209_147_row_0" style:family="table-row">
      <style:table-row-properties style:use-optimal-row-height="false" style:row-height="0.34in"/>
    </style:style>
    <style:style style:name="TBL_0_209_148" style:family="table">
      <style:table-properties/>
    </style:style>
    <style:style style:name="TBL_0_209_148_col_0" style:family="table-column">
      <style:table-column-properties style:column-width="0.69in"/>
    </style:style>
    <style:style style:name="TBL_0_209_148_row_0" style:family="table-row">
      <style:table-row-properties style:use-optimal-row-height="false" style:row-height="0.34in"/>
    </style:style>
    <style:style style:name="TBL_0_209_149" style:family="table">
      <style:table-properties/>
    </style:style>
    <style:style style:name="TBL_0_209_149_col_0" style:family="table-column">
      <style:table-column-properties style:column-width="0.69in"/>
    </style:style>
    <style:style style:name="TBL_0_209_149_row_0" style:family="table-row">
      <style:table-row-properties style:use-optimal-row-height="false" style:row-height="0.34in"/>
    </style:style>
    <style:style style:name="TBL_0_209_row_25" style:family="table-row">
      <style:table-row-properties style:use-optimal-row-height="false" style:row-height="0.34in"/>
    </style:style>
    <style:style style:name="TBL_0_209_150" style:family="table">
      <style:table-properties/>
    </style:style>
    <style:style style:name="TBL_0_209_150_col_0" style:family="table-column">
      <style:table-column-properties style:column-width="0.97in"/>
    </style:style>
    <style:style style:name="TBL_0_209_150_row_0" style:family="table-row">
      <style:table-row-properties style:use-optimal-row-height="false" style:row-height="0.34in"/>
    </style:style>
    <style:style style:name="TBL_0_209_151" style:family="table">
      <style:table-properties/>
    </style:style>
    <style:style style:name="TBL_0_209_151_col_0" style:family="table-column">
      <style:table-column-properties style:column-width="1.38in"/>
    </style:style>
    <style:style style:name="TBL_0_209_151_row_0" style:family="table-row">
      <style:table-row-properties style:use-optimal-row-height="false" style:row-height="0.34in"/>
    </style:style>
    <style:style style:name="TBL_0_209_152" style:family="table">
      <style:table-properties/>
    </style:style>
    <style:style style:name="TBL_0_209_152_col_0" style:family="table-column">
      <style:table-column-properties style:column-width="0.69in"/>
    </style:style>
    <style:style style:name="TBL_0_209_152_row_0" style:family="table-row">
      <style:table-row-properties style:use-optimal-row-height="false" style:row-height="0.34in"/>
    </style:style>
    <style:style style:name="TBL_0_209_153" style:family="table">
      <style:table-properties/>
    </style:style>
    <style:style style:name="TBL_0_209_153_col_0" style:family="table-column">
      <style:table-column-properties style:column-width="0.69in"/>
    </style:style>
    <style:style style:name="TBL_0_209_153_row_0" style:family="table-row">
      <style:table-row-properties style:use-optimal-row-height="false" style:row-height="0.34in"/>
    </style:style>
    <style:style style:name="TBL_0_209_154" style:family="table">
      <style:table-properties/>
    </style:style>
    <style:style style:name="TBL_0_209_154_col_0" style:family="table-column">
      <style:table-column-properties style:column-width="0.69in"/>
    </style:style>
    <style:style style:name="TBL_0_209_154_row_0" style:family="table-row">
      <style:table-row-properties style:use-optimal-row-height="false" style:row-height="0.34in"/>
    </style:style>
    <style:style style:name="TBL_0_209_155" style:family="table">
      <style:table-properties/>
    </style:style>
    <style:style style:name="TBL_0_209_155_col_0" style:family="table-column">
      <style:table-column-properties style:column-width="0.69in"/>
    </style:style>
    <style:style style:name="TBL_0_209_155_row_0" style:family="table-row">
      <style:table-row-properties style:use-optimal-row-height="false" style:row-height="0.34in"/>
    </style:style>
    <style:style style:name="TBL_0_209_156" style:family="table">
      <style:table-properties/>
    </style:style>
    <style:style style:name="TBL_0_209_156_col_0" style:family="table-column">
      <style:table-column-properties style:column-width="0.69in"/>
    </style:style>
    <style:style style:name="TBL_0_209_156_row_0" style:family="table-row">
      <style:table-row-properties style:use-optimal-row-height="false" style:row-height="0.34in"/>
    </style:style>
    <style:style style:name="TBL_0_209_row_26" style:family="table-row">
      <style:table-row-properties style:use-optimal-row-height="false" style:row-height="0.34in"/>
    </style:style>
    <style:style style:name="TBL_0_209_157" style:family="table">
      <style:table-properties/>
    </style:style>
    <style:style style:name="TBL_0_209_157_col_0" style:family="table-column">
      <style:table-column-properties style:column-width="1.38in"/>
    </style:style>
    <style:style style:name="TBL_0_209_157_row_0" style:family="table-row">
      <style:table-row-properties style:use-optimal-row-height="false" style:row-height="0.34in"/>
    </style:style>
    <style:style style:name="TBL_0_209_158" style:family="table">
      <style:table-properties/>
    </style:style>
    <style:style style:name="TBL_0_209_158_col_0" style:family="table-column">
      <style:table-column-properties style:column-width="0.69in"/>
    </style:style>
    <style:style style:name="TBL_0_209_158_row_0" style:family="table-row">
      <style:table-row-properties style:use-optimal-row-height="false" style:row-height="0.34in"/>
    </style:style>
    <style:style style:name="TBL_0_209_159" style:family="table">
      <style:table-properties/>
    </style:style>
    <style:style style:name="TBL_0_209_159_col_0" style:family="table-column">
      <style:table-column-properties style:column-width="0.69in"/>
    </style:style>
    <style:style style:name="TBL_0_209_159_row_0" style:family="table-row">
      <style:table-row-properties style:use-optimal-row-height="false" style:row-height="0.34in"/>
    </style:style>
    <style:style style:name="TBL_0_209_160" style:family="table">
      <style:table-properties/>
    </style:style>
    <style:style style:name="TBL_0_209_160_col_0" style:family="table-column">
      <style:table-column-properties style:column-width="0.69in"/>
    </style:style>
    <style:style style:name="TBL_0_209_160_row_0" style:family="table-row">
      <style:table-row-properties style:use-optimal-row-height="false" style:row-height="0.34in"/>
    </style:style>
    <style:style style:name="TBL_0_209_161" style:family="table">
      <style:table-properties/>
    </style:style>
    <style:style style:name="TBL_0_209_161_col_0" style:family="table-column">
      <style:table-column-properties style:column-width="0.69in"/>
    </style:style>
    <style:style style:name="TBL_0_209_161_row_0" style:family="table-row">
      <style:table-row-properties style:use-optimal-row-height="false" style:row-height="0.34in"/>
    </style:style>
    <style:style style:name="TBL_0_209_162" style:family="table">
      <style:table-properties/>
    </style:style>
    <style:style style:name="TBL_0_209_162_col_0" style:family="table-column">
      <style:table-column-properties style:column-width="0.69in"/>
    </style:style>
    <style:style style:name="TBL_0_209_162_row_0" style:family="table-row">
      <style:table-row-properties style:use-optimal-row-height="false" style:row-height="0.34in"/>
    </style:style>
    <style:style style:name="TBL_0_209_row_27" style:family="table-row">
      <style:table-row-properties style:use-optimal-row-height="false" style:row-height="0.34in"/>
    </style:style>
    <style:style style:name="TBL_0_209_163" style:family="table">
      <style:table-properties/>
    </style:style>
    <style:style style:name="TBL_0_209_163_col_0" style:family="table-column">
      <style:table-column-properties style:column-width="1.38in"/>
    </style:style>
    <style:style style:name="TBL_0_209_163_row_0" style:family="table-row">
      <style:table-row-properties style:use-optimal-row-height="false" style:row-height="0.34in"/>
    </style:style>
    <style:style style:name="TBL_0_209_164" style:family="table">
      <style:table-properties/>
    </style:style>
    <style:style style:name="TBL_0_209_164_col_0" style:family="table-column">
      <style:table-column-properties style:column-width="0.69in"/>
    </style:style>
    <style:style style:name="TBL_0_209_164_row_0" style:family="table-row">
      <style:table-row-properties style:use-optimal-row-height="false" style:row-height="0.34in"/>
    </style:style>
    <style:style style:name="TBL_0_209_165" style:family="table">
      <style:table-properties/>
    </style:style>
    <style:style style:name="TBL_0_209_165_col_0" style:family="table-column">
      <style:table-column-properties style:column-width="0.69in"/>
    </style:style>
    <style:style style:name="TBL_0_209_165_row_0" style:family="table-row">
      <style:table-row-properties style:use-optimal-row-height="false" style:row-height="0.34in"/>
    </style:style>
    <style:style style:name="TBL_0_209_166" style:family="table">
      <style:table-properties/>
    </style:style>
    <style:style style:name="TBL_0_209_166_col_0" style:family="table-column">
      <style:table-column-properties style:column-width="0.69in"/>
    </style:style>
    <style:style style:name="TBL_0_209_166_row_0" style:family="table-row">
      <style:table-row-properties style:use-optimal-row-height="false" style:row-height="0.34in"/>
    </style:style>
    <style:style style:name="TBL_0_209_167" style:family="table">
      <style:table-properties/>
    </style:style>
    <style:style style:name="TBL_0_209_167_col_0" style:family="table-column">
      <style:table-column-properties style:column-width="0.69in"/>
    </style:style>
    <style:style style:name="TBL_0_209_167_row_0" style:family="table-row">
      <style:table-row-properties style:use-optimal-row-height="false" style:row-height="0.34in"/>
    </style:style>
    <style:style style:name="TBL_0_209_168" style:family="table">
      <style:table-properties/>
    </style:style>
    <style:style style:name="TBL_0_209_168_col_0" style:family="table-column">
      <style:table-column-properties style:column-width="0.69in"/>
    </style:style>
    <style:style style:name="TBL_0_209_168_row_0" style:family="table-row">
      <style:table-row-properties style:use-optimal-row-height="false" style:row-height="0.34in"/>
    </style:style>
    <style:style style:name="TBL_0_209_row_28" style:family="table-row">
      <style:table-row-properties style:use-optimal-row-height="false" style:row-height="0.34in"/>
    </style:style>
    <style:style style:name="TBL_0_209_169" style:family="table">
      <style:table-properties/>
    </style:style>
    <style:style style:name="TBL_0_209_169_col_0" style:family="table-column">
      <style:table-column-properties style:column-width="1.38in"/>
    </style:style>
    <style:style style:name="TBL_0_209_169_row_0" style:family="table-row">
      <style:table-row-properties style:use-optimal-row-height="false" style:row-height="0.34in"/>
    </style:style>
    <style:style style:name="TBL_0_209_170" style:family="table">
      <style:table-properties/>
    </style:style>
    <style:style style:name="TBL_0_209_170_col_0" style:family="table-column">
      <style:table-column-properties style:column-width="0.69in"/>
    </style:style>
    <style:style style:name="TBL_0_209_170_row_0" style:family="table-row">
      <style:table-row-properties style:use-optimal-row-height="false" style:row-height="0.34in"/>
    </style:style>
    <style:style style:name="TBL_0_209_171" style:family="table">
      <style:table-properties/>
    </style:style>
    <style:style style:name="TBL_0_209_171_col_0" style:family="table-column">
      <style:table-column-properties style:column-width="0.69in"/>
    </style:style>
    <style:style style:name="TBL_0_209_171_row_0" style:family="table-row">
      <style:table-row-properties style:use-optimal-row-height="false" style:row-height="0.34in"/>
    </style:style>
    <style:style style:name="TBL_0_209_172" style:family="table">
      <style:table-properties/>
    </style:style>
    <style:style style:name="TBL_0_209_172_col_0" style:family="table-column">
      <style:table-column-properties style:column-width="0.69in"/>
    </style:style>
    <style:style style:name="TBL_0_209_172_row_0" style:family="table-row">
      <style:table-row-properties style:use-optimal-row-height="false" style:row-height="0.34in"/>
    </style:style>
    <style:style style:name="TBL_0_209_173" style:family="table">
      <style:table-properties/>
    </style:style>
    <style:style style:name="TBL_0_209_173_col_0" style:family="table-column">
      <style:table-column-properties style:column-width="0.69in"/>
    </style:style>
    <style:style style:name="TBL_0_209_173_row_0" style:family="table-row">
      <style:table-row-properties style:use-optimal-row-height="false" style:row-height="0.34in"/>
    </style:style>
    <style:style style:name="TBL_0_209_174" style:family="table">
      <style:table-properties/>
    </style:style>
    <style:style style:name="TBL_0_209_174_col_0" style:family="table-column">
      <style:table-column-properties style:column-width="0.69in"/>
    </style:style>
    <style:style style:name="TBL_0_209_174_row_0" style:family="table-row">
      <style:table-row-properties style:use-optimal-row-height="false" style:row-height="0.34in"/>
    </style:style>
    <style:style style:name="TBL_0_209_row_29" style:family="table-row">
      <style:table-row-properties style:use-optimal-row-height="false" style:row-height="0.34in"/>
    </style:style>
    <style:style style:name="TBL_0_209_175" style:family="table">
      <style:table-properties/>
    </style:style>
    <style:style style:name="TBL_0_209_175_col_0" style:family="table-column">
      <style:table-column-properties style:column-width="0.97in"/>
    </style:style>
    <style:style style:name="TBL_0_209_175_col_1" style:family="table-column">
      <style:table-column-properties style:column-width="1.38in"/>
    </style:style>
    <style:style style:name="TBL_0_209_175_row_0" style:family="table-row">
      <style:table-row-properties style:use-optimal-row-height="false" style:row-height="0.34in"/>
    </style:style>
    <style:style style:name="TBL_0_209_176" style:family="table">
      <style:table-properties/>
    </style:style>
    <style:style style:name="TBL_0_209_176_col_0" style:family="table-column">
      <style:table-column-properties style:column-width="0.69in"/>
    </style:style>
    <style:style style:name="TBL_0_209_176_row_0" style:family="table-row">
      <style:table-row-properties style:use-optimal-row-height="false" style:row-height="0.34in"/>
    </style:style>
    <style:style style:name="TBL_0_209_177" style:family="table">
      <style:table-properties/>
    </style:style>
    <style:style style:name="TBL_0_209_177_col_0" style:family="table-column">
      <style:table-column-properties style:column-width="0.69in"/>
    </style:style>
    <style:style style:name="TBL_0_209_177_row_0" style:family="table-row">
      <style:table-row-properties style:use-optimal-row-height="false" style:row-height="0.34in"/>
    </style:style>
    <style:style style:name="TBL_0_209_178" style:family="table">
      <style:table-properties/>
    </style:style>
    <style:style style:name="TBL_0_209_178_col_0" style:family="table-column">
      <style:table-column-properties style:column-width="0.69in"/>
    </style:style>
    <style:style style:name="TBL_0_209_178_row_0" style:family="table-row">
      <style:table-row-properties style:use-optimal-row-height="false" style:row-height="0.34in"/>
    </style:style>
    <style:style style:name="TBL_0_209_179" style:family="table">
      <style:table-properties/>
    </style:style>
    <style:style style:name="TBL_0_209_179_col_0" style:family="table-column">
      <style:table-column-properties style:column-width="0.69in"/>
    </style:style>
    <style:style style:name="TBL_0_209_179_row_0" style:family="table-row">
      <style:table-row-properties style:use-optimal-row-height="false" style:row-height="0.34in"/>
    </style:style>
    <style:style style:name="TBL_0_209_180" style:family="table">
      <style:table-properties/>
    </style:style>
    <style:style style:name="TBL_0_209_180_col_0" style:family="table-column">
      <style:table-column-properties style:column-width="0.69in"/>
    </style:style>
    <style:style style:name="TBL_0_209_180_row_0" style:family="table-row">
      <style:table-row-properties style:use-optimal-row-height="false" style:row-height="0.34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</table:table>
      <table:table table:name="TBL_0_1" table:style-name="TBL_0_1">
        <table:table-column table:style-name="TBL_0_1_col_0">
</table:table-column>
      </table:table>
      <table:table table:name="TBL_0_2" table:style-name="TBL_0_2">
        <table:table-column table:style-name="TBL_0_2_col_0">
</table:table-column>
      </table:table>
      <table:table table:name="TBL_0_3" table:style-name="TBL_0_3">
        <table:table-column table:style-name="TBL_0_3_col_0">
</table:table-column>
      </table:table>
      <table:table table:name="TBL_0_4" table:style-name="TBL_0_4">
        <table:table-column table:style-name="TBL_0_4_col_0">
</table:table-column>
      </table:table>
      <table:table table:name="TBL_0_5" table:style-name="TBL_0_5">
        <table:table-column table:style-name="TBL_0_5_col_0">
</table:table-column>
      </table:table>
      <table:table table:name="TBL_0_6" table:style-name="TBL_0_6">
        <table:table-column table:style-name="TBL_0_6_col_0">
</table:table-column>
      </table:table>
      <table:table table:name="TBL_0_7" table:style-name="TBL_0_7">
        <table:table-column table:style-name="TBL_0_7_col_0">
</table:table-column>
      </table:table>
      <table:table table:name="TBL_0_8" table:style-name="TBL_0_8">
        <table:table-column table:style-name="TBL_0_8_col_0">
</table:table-column>
      </table:table>
      <table:table table:name="TBL_0_9" table:style-name="TBL_0_9">
        <table:table-column table:style-name="TBL_0_9_col_0">
</table:table-column>
      </table:table>
      <table:table table:name="TBL_0_10" table:style-name="TBL_0_10">
        <table:table-column table:style-name="TBL_0_10_col_0">
</table:table-column>
      </table:table>
      <table:table table:name="TBL_0_11" table:style-name="TBL_0_11">
        <table:table-column table:style-name="TBL_0_11_col_0">
</table:table-column>
      </table:table>
      <table:table table:name="TBL_0_12" table:style-name="TBL_0_12">
        <table:table-column table:style-name="TBL_0_12_col_0">
</table:table-column>
      </table:table>
      <table:table table:name="TBL_0_13" table:style-name="TBL_0_13">
        <table:table-column table:style-name="TBL_0_13_col_0">
</table:table-column>
      </table:table>
      <table:table table:name="TBL_0_14" table:style-name="TBL_0_14">
        <table:table-column table:style-name="TBL_0_14_col_0">
</table:table-column>
      </table:table>
      <table:table table:name="TBL_0_15" table:style-name="TBL_0_15">
        <table:table-column table:style-name="TBL_0_15_col_0">
</table:table-column>
      </table:table>
      <table:table table:name="TBL_0_16" table:style-name="TBL_0_16">
        <table:table-column table:style-name="TBL_0_16_col_0">
</table:table-column>
      </table:table>
      <table:table table:name="TBL_0_17" table:style-name="TBL_0_17">
        <table:table-column table:style-name="TBL_0_17_col_0">
</table:table-column>
      </table:table>
      <table:table table:name="TBL_0_18" table:style-name="TBL_0_18">
        <table:table-column table:style-name="TBL_0_18_col_0">
</table:table-column>
      </table:table>
      <table:table table:name="TBL_0_19" table:style-name="TBL_0_19">
        <table:table-column table:style-name="TBL_0_19_col_0">
</table:table-column>
      </table:table>
      <table:table table:name="TBL_0_20" table:style-name="TBL_0_20">
        <table:table-column table:style-name="TBL_0_20_col_0">
</table:table-column>
      </table:table>
      <table:table table:name="TBL_0_21" table:style-name="TBL_0_21">
        <table:table-column table:style-name="TBL_0_21_col_0">
</table:table-column>
      </table:table>
      <table:table table:name="TBL_0_22" table:style-name="TBL_0_22">
        <table:table-column table:style-name="TBL_0_22_col_0">
</table:table-column>
      </table:table>
      <table:table table:name="TBL_0_23" table:style-name="TBL_0_23">
        <table:table-column table:style-name="TBL_0_23_col_0">
</table:table-column>
      </table:table>
      <table:table table:name="TBL_0_24" table:style-name="TBL_0_24">
        <table:table-column table:style-name="TBL_0_24_col_0">
</table:table-column>
      </table:table>
      <table:table table:name="TBL_0_25" table:style-name="TBL_0_25">
        <table:table-column table:style-name="TBL_0_25_col_0">
</table:table-column>
      </table:table>
      <table:table table:name="TBL_0_26" table:style-name="TBL_0_26">
        <table:table-column table:style-name="TBL_0_26_col_0">
</table:table-column>
      </table:table>
      <table:table table:name="TBL_0_27" table:style-name="TBL_0_27">
        <table:table-column table:style-name="TBL_0_27_col_0">
</table:table-column>
      </table:table>
      <table:table table:name="TBL_0_28" table:style-name="TBL_0_28">
        <table:table-column table:style-name="TBL_0_28_col_0">
</table:table-column>
      </table:table>
      <table:table table:name="TBL_0_29" table:style-name="TBL_0_29">
        <table:table-column table:style-name="TBL_0_29_col_0">
</table:table-column>
      </table:table>
      <table:table table:name="TBL_0_30" table:style-name="TBL_0_30">
        <table:table-column table:style-name="TBL_0_30_col_0">
</table:table-column>
      </table:table>
      <table:table table:name="TBL_0_31" table:style-name="TBL_0_31">
        <table:table-column table:style-name="TBL_0_31_col_0">
</table:table-column>
      </table:table>
      <table:table table:name="TBL_0_32" table:style-name="TBL_0_32">
        <table:table-column table:style-name="TBL_0_32_col_0">
</table:table-column>
      </table:table>
      <table:table table:name="TBL_0_33" table:style-name="TBL_0_33">
        <table:table-column table:style-name="TBL_0_33_col_0">
</table:table-column>
      </table:table>
      <table:table table:name="TBL_0_34" table:style-name="TBL_0_34">
        <table:table-column table:style-name="TBL_0_34_col_0">
</table:table-column>
      </table:table>
      <table:table table:name="TBL_0_35" table:style-name="TBL_0_35">
        <table:table-column table:style-name="TBL_0_35_col_0">
</table:table-column>
      </table:table>
      <table:table table:name="TBL_0_36" table:style-name="TBL_0_36">
        <table:table-column table:style-name="TBL_0_36_col_0">
</table:table-column>
      </table:table>
      <table:table table:name="TBL_0_37" table:style-name="TBL_0_37">
        <table:table-column table:style-name="TBL_0_37_col_0">
</table:table-column>
      </table:table>
      <table:table table:name="TBL_0_38" table:style-name="TBL_0_38">
        <table:table-column table:style-name="TBL_0_38_col_0">
</table:table-column>
      </table:table>
      <table:table table:name="TBL_0_39" table:style-name="TBL_0_39">
        <table:table-column table:style-name="TBL_0_39_col_0">
</table:table-column>
      </table:table>
      <table:table table:name="TBL_0_40" table:style-name="TBL_0_40">
        <table:table-column table:style-name="TBL_0_40_col_0">
</table:table-column>
      </table:table>
      <table:table table:name="TBL_0_41" table:style-name="TBL_0_41">
        <table:table-column table:style-name="TBL_0_41_col_0">
</table:table-column>
      </table:table>
      <table:table table:name="TBL_0_42" table:style-name="TBL_0_42">
        <table:table-column table:style-name="TBL_0_42_col_0">
</table:table-column>
      </table:table>
      <table:table table:name="TBL_0_43" table:style-name="TBL_0_43">
        <table:table-column table:style-name="TBL_0_43_col_0">
</table:table-column>
      </table:table>
      <table:table table:name="TBL_0_44" table:style-name="TBL_0_44">
        <table:table-column table:style-name="TBL_0_44_col_0">
</table:table-column>
      </table:table>
      <table:table table:name="TBL_0_45" table:style-name="TBL_0_45">
        <table:table-column table:style-name="TBL_0_45_col_0">
</table:table-column>
      </table:table>
      <table:table table:name="TBL_0_46" table:style-name="TBL_0_46">
        <table:table-column table:style-name="TBL_0_46_col_0">
</table:table-column>
      </table:table>
      <table:table table:name="TBL_0_47" table:style-name="TBL_0_47">
        <table:table-column table:style-name="TBL_0_47_col_0">
</table:table-column>
      </table:table>
      <table:table table:name="TBL_0_48" table:style-name="TBL_0_48">
        <table:table-column table:style-name="TBL_0_48_col_0">
</table:table-column>
      </table:table>
      <table:table table:name="TBL_0_49" table:style-name="TBL_0_49">
        <table:table-column table:style-name="TBL_0_49_col_0">
</table:table-column>
      </table:table>
      <table:table table:name="TBL_0_50" table:style-name="TBL_0_50">
        <table:table-column table:style-name="TBL_0_50_col_0">
</table:table-column>
      </table:table>
      <table:table table:name="TBL_0_51" table:style-name="TBL_0_51">
        <table:table-column table:style-name="TBL_0_51_col_0">
</table:table-column>
      </table:table>
      <table:table table:name="TBL_0_52" table:style-name="TBL_0_52">
        <table:table-column table:style-name="TBL_0_52_col_0">
</table:table-column>
      </table:table>
      <table:table table:name="TBL_0_53" table:style-name="TBL_0_53">
        <table:table-column table:style-name="TBL_0_53_col_0">
</table:table-column>
      </table:table>
      <table:table table:name="TBL_0_54" table:style-name="TBL_0_54">
        <table:table-column table:style-name="TBL_0_54_col_0">
</table:table-column>
      </table:table>
      <table:table table:name="TBL_0_55" table:style-name="TBL_0_55">
        <table:table-column table:style-name="TBL_0_55_col_0">
</table:table-column>
      </table:table>
      <table:table table:name="TBL_0_56" table:style-name="TBL_0_56">
        <table:table-column table:style-name="TBL_0_56_col_0">
</table:table-column>
      </table:table>
      <table:table table:name="TBL_0_57" table:style-name="TBL_0_57">
        <table:table-column table:style-name="TBL_0_57_col_0">
</table:table-column>
      </table:table>
      <table:table table:name="TBL_0_58" table:style-name="TBL_0_58">
        <table:table-column table:style-name="TBL_0_58_col_0">
</table:table-column>
      </table:table>
      <table:table table:name="TBL_0_59" table:style-name="TBL_0_59">
        <table:table-column table:style-name="TBL_0_59_col_0">
</table:table-column>
      </table:table>
      <table:table table:name="TBL_0_60" table:style-name="TBL_0_60">
        <table:table-column table:style-name="TBL_0_60_col_0">
</table:table-column>
      </table:table>
      <table:table table:name="TBL_0_61" table:style-name="TBL_0_61">
        <table:table-column table:style-name="TBL_0_61_col_0">
</table:table-column>
      </table:table>
      <table:table table:name="TBL_0_62" table:style-name="TBL_0_62">
        <table:table-column table:style-name="TBL_0_62_col_0">
</table:table-column>
      </table:table>
      <table:table table:name="TBL_0_63" table:style-name="TBL_0_63">
        <table:table-column table:style-name="TBL_0_63_col_0">
</table:table-column>
      </table:table>
      <table:table table:name="TBL_0_64" table:style-name="TBL_0_64">
        <table:table-column table:style-name="TBL_0_64_col_0">
</table:table-column>
      </table:table>
      <table:table table:name="TBL_0_65" table:style-name="TBL_0_65">
        <table:table-column table:style-name="TBL_0_65_col_0">
</table:table-column>
      </table:table>
      <table:table table:name="TBL_0_66" table:style-name="TBL_0_66">
        <table:table-column table:style-name="TBL_0_66_col_0">
</table:table-column>
      </table:table>
      <table:table table:name="TBL_0_67" table:style-name="TBL_0_67">
        <table:table-column table:style-name="TBL_0_67_col_0">
</table:table-column>
      </table:table>
      <table:table table:name="TBL_0_68" table:style-name="TBL_0_68">
        <table:table-column table:style-name="TBL_0_68_col_0">
</table:table-column>
      </table:table>
      <table:table table:name="TBL_0_69" table:style-name="TBL_0_69">
        <table:table-column table:style-name="TBL_0_69_col_0">
</table:table-column>
      </table:table>
      <table:table table:name="TBL_0_70" table:style-name="TBL_0_70">
        <table:table-column table:style-name="TBL_0_70_col_0">
</table:table-column>
      </table:table>
      <table:table table:name="TBL_0_71" table:style-name="TBL_0_71">
        <table:table-column table:style-name="TBL_0_71_col_0">
</table:table-column>
      </table:table>
      <table:table table:name="TBL_0_72" table:style-name="TBL_0_72">
        <table:table-column table:style-name="TBL_0_72_col_0">
</table:table-column>
      </table:table>
      <table:table table:name="TBL_0_73" table:style-name="TBL_0_73">
        <table:table-column table:style-name="TBL_0_73_col_0">
</table:table-column>
      </table:table>
      <table:table table:name="TBL_0_74" table:style-name="TBL_0_74">
        <table:table-column table:style-name="TBL_0_74_col_0">
</table:table-column>
      </table:table>
      <table:table table:name="TBL_0_75" table:style-name="TBL_0_75">
        <table:table-column table:style-name="TBL_0_75_col_0">
</table:table-column>
      </table:table>
      <table:table table:name="TBL_0_76" table:style-name="TBL_0_76">
        <table:table-column table:style-name="TBL_0_76_col_0">
</table:table-column>
      </table:table>
      <table:table table:name="TBL_0_77" table:style-name="TBL_0_77">
        <table:table-column table:style-name="TBL_0_77_col_0">
</table:table-column>
      </table:table>
      <table:table table:name="TBL_0_78" table:style-name="TBL_0_78">
        <table:table-column table:style-name="TBL_0_78_col_0">
</table:table-column>
      </table:table>
      <table:table table:name="TBL_0_79" table:style-name="TBL_0_79">
        <table:table-column table:style-name="TBL_0_79_col_0">
</table:table-column>
      </table:table>
      <table:table table:name="TBL_0_80" table:style-name="TBL_0_80">
        <table:table-column table:style-name="TBL_0_80_col_0">
</table:table-column>
      </table:table>
      <table:table table:name="TBL_0_81" table:style-name="TBL_0_81">
        <table:table-column table:style-name="TBL_0_81_col_0">
</table:table-column>
      </table:table>
      <table:table table:name="TBL_0_82" table:style-name="TBL_0_82">
        <table:table-column table:style-name="TBL_0_82_col_0">
</table:table-column>
      </table:table>
      <table:table table:name="TBL_0_83" table:style-name="TBL_0_83">
        <table:table-column table:style-name="TBL_0_83_col_0">
</table:table-column>
      </table:table>
      <table:table table:name="TBL_0_84" table:style-name="TBL_0_84">
        <table:table-column table:style-name="TBL_0_84_col_0">
</table:table-column>
      </table:table>
      <table:table table:name="TBL_0_85" table:style-name="TBL_0_85">
        <table:table-column table:style-name="TBL_0_85_col_0">
</table:table-column>
      </table:table>
      <table:table table:name="TBL_0_86" table:style-name="TBL_0_86">
        <table:table-column table:style-name="TBL_0_86_col_0">
</table:table-column>
      </table:table>
      <table:table table:name="TBL_0_87" table:style-name="TBL_0_87">
        <table:table-column table:style-name="TBL_0_87_col_0">
</table:table-column>
      </table:table>
      <table:table table:name="TBL_0_88" table:style-name="TBL_0_88">
        <table:table-column table:style-name="TBL_0_88_col_0">
</table:table-column>
      </table:table>
      <table:table table:name="TBL_0_89" table:style-name="TBL_0_89">
        <table:table-column table:style-name="TBL_0_89_col_0">
</table:table-column>
      </table:table>
      <table:table table:name="TBL_0_90" table:style-name="TBL_0_90">
        <table:table-column table:style-name="TBL_0_90_col_0">
</table:table-column>
      </table:table>
      <table:table table:name="TBL_0_91" table:style-name="TBL_0_91">
        <table:table-column table:style-name="TBL_0_91_col_0">
</table:table-column>
      </table:table>
      <table:table table:name="TBL_0_92" table:style-name="TBL_0_92">
        <table:table-column table:style-name="TBL_0_92_col_0">
</table:table-column>
      </table:table>
      <table:table table:name="TBL_0_93" table:style-name="TBL_0_93">
        <table:table-column table:style-name="TBL_0_93_col_0">
</table:table-column>
      </table:table>
      <table:table table:name="TBL_0_94" table:style-name="TBL_0_94">
        <table:table-column table:style-name="TBL_0_94_col_0">
</table:table-column>
      </table:table>
      <table:table table:name="TBL_0_95" table:style-name="TBL_0_95">
        <table:table-column table:style-name="TBL_0_95_col_0">
</table:table-column>
      </table:table>
      <table:table table:name="TBL_0_96" table:style-name="TBL_0_96">
        <table:table-column table:style-name="TBL_0_96_col_0">
</table:table-column>
      </table:table>
      <table:table table:name="TBL_0_97" table:style-name="TBL_0_97">
        <table:table-column table:style-name="TBL_0_97_col_0">
</table:table-column>
      </table:table>
      <table:table table:name="TBL_0_98" table:style-name="TBL_0_98">
        <table:table-column table:style-name="TBL_0_98_col_0">
</table:table-column>
      </table:table>
      <table:table table:name="TBL_0_99" table:style-name="TBL_0_99">
        <table:table-column table:style-name="TBL_0_99_col_0">
</table:table-column>
      </table:table>
      <table:table table:name="TBL_0_100" table:style-name="TBL_0_100">
        <table:table-column table:style-name="TBL_0_100_col_0">
</table:table-column>
      </table:table>
      <table:table table:name="TBL_0_101" table:style-name="TBL_0_101">
        <table:table-column table:style-name="TBL_0_101_col_0">
</table:table-column>
      </table:table>
      <table:table table:name="TBL_0_102" table:style-name="TBL_0_102">
        <table:table-column table:style-name="TBL_0_102_col_0">
</table:table-column>
      </table:table>
      <table:table table:name="TBL_0_103" table:style-name="TBL_0_103">
        <table:table-column table:style-name="TBL_0_103_col_0">
</table:table-column>
      </table:table>
      <table:table table:name="TBL_0_104" table:style-name="TBL_0_104">
        <table:table-column table:style-name="TBL_0_104_col_0">
</table:table-column>
      </table:table>
      <table:table table:name="TBL_0_105" table:style-name="TBL_0_105">
        <table:table-column table:style-name="TBL_0_105_col_0">
</table:table-column>
      </table:table>
      <table:table table:name="TBL_0_106" table:style-name="TBL_0_106">
        <table:table-column table:style-name="TBL_0_106_col_0">
</table:table-column>
      </table:table>
      <table:table table:name="TBL_0_107" table:style-name="TBL_0_107">
        <table:table-column table:style-name="TBL_0_107_col_0">
</table:table-column>
      </table:table>
      <table:table table:name="TBL_0_108" table:style-name="TBL_0_108">
        <table:table-column table:style-name="TBL_0_108_col_0">
</table:table-column>
      </table:table>
      <table:table table:name="TBL_0_109" table:style-name="TBL_0_109">
        <table:table-column table:style-name="TBL_0_109_col_0">
</table:table-column>
      </table:table>
      <table:table table:name="TBL_0_110" table:style-name="TBL_0_110">
        <table:table-column table:style-name="TBL_0_110_col_0">
</table:table-column>
      </table:table>
      <table:table table:name="TBL_0_111" table:style-name="TBL_0_111">
        <table:table-column table:style-name="TBL_0_111_col_0">
</table:table-column>
      </table:table>
      <table:table table:name="TBL_0_112" table:style-name="TBL_0_112">
        <table:table-column table:style-name="TBL_0_112_col_0">
</table:table-column>
      </table:table>
      <table:table table:name="TBL_0_113" table:style-name="TBL_0_113">
        <table:table-column table:style-name="TBL_0_113_col_0">
</table:table-column>
      </table:table>
      <table:table table:name="TBL_0_114" table:style-name="TBL_0_114">
        <table:table-column table:style-name="TBL_0_114_col_0">
</table:table-column>
      </table:table>
      <table:table table:name="TBL_0_115" table:style-name="TBL_0_115">
        <table:table-column table:style-name="TBL_0_115_col_0">
</table:table-column>
      </table:table>
      <table:table table:name="TBL_0_116" table:style-name="TBL_0_116">
        <table:table-column table:style-name="TBL_0_116_col_0">
</table:table-column>
      </table:table>
      <table:table table:name="TBL_0_117" table:style-name="TBL_0_117">
        <table:table-column table:style-name="TBL_0_117_col_0">
</table:table-column>
      </table:table>
      <table:table table:name="TBL_0_118" table:style-name="TBL_0_118">
        <table:table-column table:style-name="TBL_0_118_col_0">
</table:table-column>
      </table:table>
      <table:table table:name="TBL_0_119" table:style-name="TBL_0_119">
        <table:table-column table:style-name="TBL_0_119_col_0">
</table:table-column>
      </table:table>
      <table:table table:name="TBL_0_120" table:style-name="TBL_0_120">
        <table:table-column table:style-name="TBL_0_120_col_0">
</table:table-column>
      </table:table>
      <table:table table:name="TBL_0_121" table:style-name="TBL_0_121">
        <table:table-column table:style-name="TBL_0_121_col_0">
</table:table-column>
      </table:table>
      <table:table table:name="TBL_0_122" table:style-name="TBL_0_122">
        <table:table-column table:style-name="TBL_0_122_col_0">
</table:table-column>
      </table:table>
      <table:table table:name="TBL_0_123" table:style-name="TBL_0_123">
        <table:table-column table:style-name="TBL_0_123_col_0">
</table:table-column>
      </table:table>
      <table:table table:name="TBL_0_124" table:style-name="TBL_0_124">
        <table:table-column table:style-name="TBL_0_124_col_0">
</table:table-column>
      </table:table>
      <table:table table:name="TBL_0_125" table:style-name="TBL_0_125">
        <table:table-column table:style-name="TBL_0_125_col_0">
</table:table-column>
      </table:table>
      <table:table table:name="TBL_0_126" table:style-name="TBL_0_126">
        <table:table-column table:style-name="TBL_0_126_col_0">
</table:table-column>
      </table:table>
      <table:table table:name="TBL_0_127" table:style-name="TBL_0_127">
        <table:table-column table:style-name="TBL_0_127_col_0">
</table:table-column>
      </table:table>
      <table:table table:name="TBL_0_128" table:style-name="TBL_0_128">
        <table:table-column table:style-name="TBL_0_128_col_0">
</table:table-column>
      </table:table>
      <table:table table:name="TBL_0_129" table:style-name="TBL_0_129">
        <table:table-column table:style-name="TBL_0_129_col_0">
</table:table-column>
      </table:table>
      <table:table table:name="TBL_0_130" table:style-name="TBL_0_130">
        <table:table-column table:style-name="TBL_0_130_col_0">
</table:table-column>
      </table:table>
      <table:table table:name="TBL_0_131" table:style-name="TBL_0_131">
        <table:table-column table:style-name="TBL_0_131_col_0">
</table:table-column>
      </table:table>
      <table:table table:name="TBL_0_132" table:style-name="TBL_0_132">
        <table:table-column table:style-name="TBL_0_132_col_0">
</table:table-column>
      </table:table>
      <table:table table:name="TBL_0_133" table:style-name="TBL_0_133">
        <table:table-column table:style-name="TBL_0_133_col_0">
</table:table-column>
      </table:table>
      <table:table table:name="TBL_0_134" table:style-name="TBL_0_134">
        <table:table-column table:style-name="TBL_0_134_col_0">
</table:table-column>
      </table:table>
      <table:table table:name="TBL_0_135" table:style-name="TBL_0_135">
        <table:table-column table:style-name="TBL_0_135_col_0">
</table:table-column>
      </table:table>
      <table:table table:name="TBL_0_136" table:style-name="TBL_0_136">
        <table:table-column table:style-name="TBL_0_136_col_0">
</table:table-column>
      </table:table>
      <table:table table:name="TBL_0_137" table:style-name="TBL_0_137">
        <table:table-column table:style-name="TBL_0_137_col_0">
</table:table-column>
      </table:table>
      <table:table table:name="TBL_0_138" table:style-name="TBL_0_138">
        <table:table-column table:style-name="TBL_0_138_col_0">
</table:table-column>
      </table:table>
      <table:table table:name="TBL_0_139" table:style-name="TBL_0_139">
        <table:table-column table:style-name="TBL_0_139_col_0">
</table:table-column>
      </table:table>
      <table:table table:name="TBL_0_140" table:style-name="TBL_0_140">
        <table:table-column table:style-name="TBL_0_140_col_0">
</table:table-column>
      </table:table>
      <table:table table:name="TBL_0_141" table:style-name="TBL_0_141">
        <table:table-column table:style-name="TBL_0_141_col_0">
</table:table-column>
      </table:table>
      <table:table table:name="TBL_0_142" table:style-name="TBL_0_142">
        <table:table-column table:style-name="TBL_0_142_col_0">
</table:table-column>
      </table:table>
      <table:table table:name="TBL_0_143" table:style-name="TBL_0_143">
        <table:table-column table:style-name="TBL_0_143_col_0">
</table:table-column>
      </table:table>
      <table:table table:name="TBL_0_144" table:style-name="TBL_0_144">
        <table:table-column table:style-name="TBL_0_144_col_0">
</table:table-column>
      </table:table>
      <table:table table:name="TBL_0_145" table:style-name="TBL_0_145">
        <table:table-column table:style-name="TBL_0_145_col_0">
</table:table-column>
      </table:table>
      <table:table table:name="TBL_0_146" table:style-name="TBL_0_146">
        <table:table-column table:style-name="TBL_0_146_col_0">
</table:table-column>
      </table:table>
      <table:table table:name="TBL_0_147" table:style-name="TBL_0_147">
        <table:table-column table:style-name="TBL_0_147_col_0">
</table:table-column>
      </table:table>
      <table:table table:name="TBL_0_148" table:style-name="TBL_0_148">
        <table:table-column table:style-name="TBL_0_148_col_0">
</table:table-column>
      </table:table>
      <table:table table:name="TBL_0_149" table:style-name="TBL_0_149">
        <table:table-column table:style-name="TBL_0_149_col_0">
</table:table-column>
      </table:table>
      <table:table table:name="TBL_0_150" table:style-name="TBL_0_150">
        <table:table-column table:style-name="TBL_0_150_col_0">
</table:table-column>
      </table:table>
      <table:table table:name="TBL_0_151" table:style-name="TBL_0_151">
        <table:table-column table:style-name="TBL_0_151_col_0">
</table:table-column>
      </table:table>
      <table:table table:name="TBL_0_152" table:style-name="TBL_0_152">
        <table:table-column table:style-name="TBL_0_152_col_0">
</table:table-column>
      </table:table>
      <table:table table:name="TBL_0_153" table:style-name="TBL_0_153">
        <table:table-column table:style-name="TBL_0_153_col_0">
</table:table-column>
      </table:table>
      <table:table table:name="TBL_0_154" table:style-name="TBL_0_154">
        <table:table-column table:style-name="TBL_0_154_col_0">
</table:table-column>
      </table:table>
      <table:table table:name="TBL_0_155" table:style-name="TBL_0_155">
        <table:table-column table:style-name="TBL_0_155_col_0">
</table:table-column>
      </table:table>
      <table:table table:name="TBL_0_156" table:style-name="TBL_0_156">
        <table:table-column table:style-name="TBL_0_156_col_0">
</table:table-column>
      </table:table>
      <table:table table:name="TBL_0_157" table:style-name="TBL_0_157">
        <table:table-column table:style-name="TBL_0_157_col_0">
</table:table-column>
      </table:table>
      <table:table table:name="TBL_0_158" table:style-name="TBL_0_158">
        <table:table-column table:style-name="TBL_0_158_col_0">
</table:table-column>
      </table:table>
      <table:table table:name="TBL_0_159" table:style-name="TBL_0_159">
        <table:table-column table:style-name="TBL_0_159_col_0">
</table:table-column>
      </table:table>
      <table:table table:name="TBL_0_160" table:style-name="TBL_0_160">
        <table:table-column table:style-name="TBL_0_160_col_0">
</table:table-column>
      </table:table>
      <table:table table:name="TBL_0_161" table:style-name="TBL_0_161">
        <table:table-column table:style-name="TBL_0_161_col_0">
</table:table-column>
      </table:table>
      <table:table table:name="TBL_0_162" table:style-name="TBL_0_162">
        <table:table-column table:style-name="TBL_0_162_col_0">
</table:table-column>
      </table:table>
      <table:table table:name="TBL_0_163" table:style-name="TBL_0_163">
        <table:table-column table:style-name="TBL_0_163_col_0">
</table:table-column>
      </table:table>
      <table:table table:name="TBL_0_164" table:style-name="TBL_0_164">
        <table:table-column table:style-name="TBL_0_164_col_0">
</table:table-column>
      </table:table>
      <table:table table:name="TBL_0_165" table:style-name="TBL_0_165">
        <table:table-column table:style-name="TBL_0_165_col_0">
</table:table-column>
      </table:table>
      <table:table table:name="TBL_0_166" table:style-name="TBL_0_166">
        <table:table-column table:style-name="TBL_0_166_col_0">
</table:table-column>
      </table:table>
      <table:table table:name="TBL_0_167" table:style-name="TBL_0_167">
        <table:table-column table:style-name="TBL_0_167_col_0">
</table:table-column>
      </table:table>
      <table:table table:name="TBL_0_168" table:style-name="TBL_0_168">
        <table:table-column table:style-name="TBL_0_168_col_0">
</table:table-column>
      </table:table>
      <table:table table:name="TBL_0_169" table:style-name="TBL_0_169">
        <table:table-column table:style-name="TBL_0_169_col_0">
</table:table-column>
      </table:table>
      <table:table table:name="TBL_0_170" table:style-name="TBL_0_170">
        <table:table-column table:style-name="TBL_0_170_col_0">
</table:table-column>
      </table:table>
      <table:table table:name="TBL_0_171" table:style-name="TBL_0_171">
        <table:table-column table:style-name="TBL_0_171_col_0">
</table:table-column>
      </table:table>
      <table:table table:name="TBL_0_172" table:style-name="TBL_0_172">
        <table:table-column table:style-name="TBL_0_172_col_0">
</table:table-column>
      </table:table>
      <table:table table:name="TBL_0_173" table:style-name="TBL_0_173">
        <table:table-column table:style-name="TBL_0_173_col_0">
</table:table-column>
      </table:table>
      <table:table table:name="TBL_0_174" table:style-name="TBL_0_174">
        <table:table-column table:style-name="TBL_0_174_col_0">
</table:table-column>
      </table:table>
      <table:table table:name="TBL_0_175" table:style-name="TBL_0_175">
        <table:table-column table:style-name="TBL_0_175_col_0">
</table:table-column>
      </table:table>
      <table:table table:name="TBL_0_176" table:style-name="TBL_0_176">
        <table:table-column table:style-name="TBL_0_176_col_0">
</table:table-column>
      </table:table>
      <table:table table:name="TBL_0_177" table:style-name="TBL_0_177">
        <table:table-column table:style-name="TBL_0_177_col_0">
</table:table-column>
      </table:table>
      <table:table table:name="TBL_0_178" table:style-name="TBL_0_178">
        <table:table-column table:style-name="TBL_0_178_col_0">
</table:table-column>
      </table:table>
      <table:table table:name="TBL_0_179" table:style-name="TBL_0_179">
        <table:table-column table:style-name="TBL_0_179_col_0">
</table:table-column>
      </table:table>
      <table:table table:name="TBL_0_180" table:style-name="TBL_0_180">
        <table:table-column table:style-name="TBL_0_180_col_0">
</table:table-column>
      </table:table>
      <table:table table:name="TBL_0_181" table:style-name="TBL_0_181">
        <table:table-column table:style-name="TBL_0_181_col_0">
</table:table-column>
      </table:table>
      <table:table table:name="TBL_0_182" table:style-name="TBL_0_182">
        <table:table-column table:style-name="TBL_0_182_col_0">
</table:table-column>
      </table:table>
      <table:table table:name="TBL_0_183" table:style-name="TBL_0_183">
        <table:table-column table:style-name="TBL_0_183_col_0">
</table:table-column>
      </table:table>
      <table:table table:name="TBL_0_184" table:style-name="TBL_0_184">
        <table:table-column table:style-name="TBL_0_184_col_0">
</table:table-column>
      </table:table>
      <table:table table:name="TBL_0_185" table:style-name="TBL_0_185">
        <table:table-column table:style-name="TBL_0_185_col_0">
</table:table-column>
      </table:table>
      <table:table table:name="TBL_0_186" table:style-name="TBL_0_186">
        <table:table-column table:style-name="TBL_0_186_col_0">
</table:table-column>
      </table:table>
      <table:table table:name="TBL_0_187" table:style-name="TBL_0_187">
        <table:table-column table:style-name="TBL_0_187_col_0">
</table:table-column>
      </table:table>
      <table:table table:name="TBL_0_188" table:style-name="TBL_0_188">
        <table:table-column table:style-name="TBL_0_188_col_0">
</table:table-column>
      </table:table>
      <table:table table:name="TBL_0_189" table:style-name="TBL_0_189">
        <table:table-column table:style-name="TBL_0_189_col_0">
</table:table-column>
      </table:table>
      <table:table table:name="TBL_0_190" table:style-name="TBL_0_190">
        <table:table-column table:style-name="TBL_0_190_col_0">
</table:table-column>
      </table:table>
      <table:table table:name="TBL_0_191" table:style-name="TBL_0_191">
        <table:table-column table:style-name="TBL_0_191_col_0">
</table:table-column>
      </table:table>
      <table:table table:name="TBL_0_192" table:style-name="TBL_0_192">
        <table:table-column table:style-name="TBL_0_192_col_0">
</table:table-column>
      </table:table>
      <table:table table:name="TBL_0_193" table:style-name="TBL_0_193">
        <table:table-column table:style-name="TBL_0_193_col_0">
</table:table-column>
      </table:table>
      <table:table table:name="TBL_0_194" table:style-name="TBL_0_194">
        <table:table-column table:style-name="TBL_0_194_col_0">
</table:table-column>
      </table:table>
      <table:table table:name="TBL_0_195" table:style-name="TBL_0_195">
        <table:table-column table:style-name="TBL_0_195_col_0">
</table:table-column>
      </table:table>
      <table:table table:name="TBL_0_196" table:style-name="TBL_0_196">
        <table:table-column table:style-name="TBL_0_196_col_0">
</table:table-column>
      </table:table>
      <table:table table:name="TBL_0_197" table:style-name="TBL_0_197">
        <table:table-column table:style-name="TBL_0_197_col_0">
</table:table-column>
      </table:table>
      <table:table table:name="TBL_0_198" table:style-name="TBL_0_198">
        <table:table-column table:style-name="TBL_0_198_col_0">
</table:table-column>
      </table:table>
      <table:table table:name="TBL_0_199" table:style-name="TBL_0_199">
        <table:table-column table:style-name="TBL_0_199_col_0">
</table:table-column>
      </table:table>
      <table:table table:name="TBL_0_200" table:style-name="TBL_0_200">
        <table:table-column table:style-name="TBL_0_200_col_0">
</table:table-column>
      </table:table>
      <table:table table:name="TBL_0_201" table:style-name="TBL_0_201">
        <table:table-column table:style-name="TBL_0_201_col_0">
</table:table-column>
      </table:table>
      <table:table table:name="TBL_0_202" table:style-name="TBL_0_202">
        <table:table-column table:style-name="TBL_0_202_col_0">
</table:table-column>
      </table:table>
      <table:table table:name="TBL_0_203" table:style-name="TBL_0_203">
        <table:table-column table:style-name="TBL_0_203_col_0">
</table:table-column>
      </table:table>
      <table:table table:name="TBL_0_204" table:style-name="TBL_0_204">
        <table:table-column table:style-name="TBL_0_204_col_0">
</table:table-column>
      </table:table>
      <table:table table:name="TBL_0_205" table:style-name="TBL_0_205">
        <table:table-column table:style-name="TBL_0_205_col_0">
</table:table-column>
      </table:table>
      <table:table table:name="TBL_0_206" table:style-name="TBL_0_206">
        <table:table-column table:style-name="TBL_0_206_col_0">
</table:table-column>
      </table:table>
      <table:table table:name="TBL_0_207" table:style-name="TBL_0_207">
        <table:table-column table:style-name="TBL_0_207_col_0">
</table:table-column>
        <table:table-column table:style-name="TBL_0_207_col_1">
</table:table-column>
        <table:table-column table:style-name="TBL_0_207_col_2">
</table:table-column>
        <table:table-column table:style-name="TBL_0_207_col_3">
</table:table-column>
        <table:table-column table:style-name="TBL_0_207_col_4">
</table:table-column>
        <table:table-column table:style-name="TBL_0_207_col_5">
</table:table-column>
        <table:table-column table:style-name="TBL_0_207_col_6">
</table:table-column>
        <table:table-column table:style-name="TBL_0_207_col_7">
</table:table-column>
        <table:table-column table:style-name="TBL_0_207_col_8">
</table:table-column>
        <table:table-column table:style-name="TBL_0_207_col_9">
</table:table-column>
        <table:table-row table:style-name="TBL_0_207_row_0">
          <table:table-cell table:style-name="empty-cell" table:number-columns-spanned="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07_row_1">
          <table:table-cell table:style-name="empty-cell" table:number-columns-spanned="3"/>
          <table:covered-table-cell/>
          <table:covered-table-cell/>
          <table:table-cell table:style-name="C0">
            <table:table is-subtable="true" table:name="TBL_0_207_1" table:style-name="TBL_0_207_1">
              <table:table-column table:style-name="TBL_0_207_1_col_0">
</table:table-column>
              <table:table-row table:style-name="TBL_0_207_1_row_0">
                <table:table-cell table:style-name="C1">
                  <text:p text:style-name="P0"><text:bookmark text:name="JR_PAGE_ANCHOR_0_208"/>
<text:span text:style-name="T0">1996</text:span></text:p>
                </table:table-cell>
              </table:table-row>
            </table:table>
          </table:table-cell>
          <table:table-cell table:style-name="C0">
            <table:table is-subtable="true" table:name="TBL_0_207_2" table:style-name="TBL_0_207_2">
              <table:table-column table:style-name="TBL_0_207_2_col_0">
</table:table-column>
              <table:table-row table:style-name="TBL_0_207_2_row_0">
                <table:table-cell table:style-name="C1">
                  <text:p text:style-name="P0"><text:span text:style-name="T0">1997</text:span></text:p>
                </table:table-cell>
              </table:table-row>
            </table:table>
          </table:table-cell>
          <table:table-cell table:style-name="C0">
            <table:table is-subtable="true" table:name="TBL_0_207_3" table:style-name="TBL_0_207_3">
              <table:table-column table:style-name="TBL_0_207_3_col_0">
</table:table-column>
              <table:table-row table:style-name="TBL_0_207_3_row_0">
                <table:table-cell table:style-name="C1">
                  <text:p text:style-name="P0"><text:span text:style-name="T0">1998</text:span></text:p>
                </table:table-cell>
              </table:table-row>
            </table:table>
          </table:table-cell>
          <table:table-cell table:style-name="C0">
            <table:table is-subtable="true" table:name="TBL_0_207_4" table:style-name="TBL_0_207_4">
              <table:table-column table:style-name="TBL_0_207_4_col_0">
</table:table-column>
              <table:table-row table:style-name="TBL_0_207_4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7_5" table:style-name="TBL_0_207_5">
              <table:table-column table:style-name="TBL_0_207_5_col_0">
</table:table-column>
              <table:table-row table:style-name="TBL_0_207_5_row_0">
                <table:table-cell table:style-name="C3">
                  <text:p text:style-name="P1"><text:span text:style-name="T0">Total SHIPPEDD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7_row_2">
          <table:table-cell table:style-name="empty-cell"/>
          <table:table-cell table:style-name="C0">
            <table:table is-subtable="true" table:name="TBL_0_207_6" table:style-name="TBL_0_207_6">
              <table:table-column table:style-name="TBL_0_207_6_col_0">
</table:table-column>
              <table:table-row table:style-name="TBL_0_207_6_row_0">
                <table:table-cell table:style-name="C1">
                  <text:p text:style-name="P0"><text:span text:style-name="T0">Argentina</text:span></text:p>
                </table:table-cell>
              </table:table-row>
            </table:table>
          </table:table-cell>
          <table:table-cell table:style-name="C1">
            <table:table is-subtable="true" table:name="TBL_0_207_7" table:style-name="TBL_0_207_7">
              <table:table-column table:style-name="TBL_0_207_7_col_0">
</table:table-column>
              <table:table-row table:style-name="TBL_0_207_7_row_0">
                <table:table-cell table:style-name="C1">
                  <text:p text:style-name="P0"><text:span text:style-name="T0">Buenos Aires</text:span></text:p>
                </table:table-cell>
              </table:table-row>
            </table:table>
          </table:table-cell>
          <table:table-cell table:style-name="C4">
            <table:table is-subtable="true" table:name="TBL_0_207_8" table:style-name="TBL_0_207_8">
              <table:table-column table:style-name="TBL_0_207_8_col_0">
</table:table-column>
              <table:table-row table:style-name="TBL_0_207_8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7_9" table:style-name="TBL_0_207_9">
              <table:table-column table:style-name="TBL_0_207_9_col_0">
</table:table-column>
              <table:table-row table:style-name="TBL_0_207_9_row_0">
                <table:table-cell table:style-name="C1">
                  <text:p text:style-name="P0"><text:span text:style-name="T0">1</text:span></text:p>
                </table:table-cell>
              </table:table-row>
            </table:table>
          </table:table-cell>
          <table:table-cell table:style-name="C4">
            <table:table is-subtable="true" table:name="TBL_0_207_10" table:style-name="TBL_0_207_10">
              <table:table-column table:style-name="TBL_0_207_10_col_0">
</table:table-column>
              <table:table-row table:style-name="TBL_0_207_10_row_0">
                <table:table-cell table:style-name="C1">
                  <text:p text:style-name="P0"><text:span text:style-name="T0">217</text:span></text:p>
                </table:table-cell>
              </table:table-row>
            </table:table>
          </table:table-cell>
          <table:table-cell table:style-name="C4">
            <table:table is-subtable="true" table:name="TBL_0_207_11" table:style-name="TBL_0_207_11">
              <table:table-column table:style-name="TBL_0_207_11_col_0">
</table:table-column>
              <table:table-row table:style-name="TBL_0_207_11_row_0">
                <table:table-cell table:style-name="C1">
                  <text:p text:style-name="P0"><text:span text:style-name="T0">0</text:span></text:p>
                </table:table-cell>
              </table:table-row>
            </table:table>
          </table:table-cell>
          <table:table-cell table:style-name="C2">
            <table:table is-subtable="true" table:name="TBL_0_207_12" table:style-name="TBL_0_207_12">
              <table:table-column table:style-name="TBL_0_207_12_col_0">
</table:table-column>
              <table:table-row table:style-name="TBL_0_207_12_row_0">
                <table:table-cell table:style-name="C1">
                  <text:p text:style-name="P0"><text:span text:style-name="T0">16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7_row_3">
          <table:table-cell table:style-name="empty-cell"/>
          <table:table-cell table:style-name="C0" table:number-rows-spanned="2">
            <table:table is-subtable="true" table:name="TBL_0_207_13" table:style-name="TBL_0_207_13">
              <table:table-column table:style-name="TBL_0_207_13_col_0">
</table:table-column>
              <table:table-row table:style-name="TBL_0_207_13_row_0">
                <table:table-cell table:style-name="C1">
                  <text:p text:style-name="P0"><text:span text:style-name="T0">Austria</text:span></text:p>
                </table:table-cell>
              </table:table-row>
            </table:table>
          </table:table-cell>
          <table:table-cell table:style-name="C1">
            <table:table is-subtable="true" table:name="TBL_0_207_14" table:style-name="TBL_0_207_14">
              <table:table-column table:style-name="TBL_0_207_14_col_0">
</table:table-column>
              <table:table-row table:style-name="TBL_0_207_14_row_0">
                <table:table-cell table:style-name="C1">
                  <text:p text:style-name="P0"><text:span text:style-name="T0">Graz</text:span></text:p>
                </table:table-cell>
              </table:table-row>
            </table:table>
          </table:table-cell>
          <table:table-cell table:style-name="C4">
            <table:table is-subtable="true" table:name="TBL_0_207_15" table:style-name="TBL_0_207_15">
              <table:table-column table:style-name="TBL_0_207_15_col_0">
</table:table-column>
              <table:table-row table:style-name="TBL_0_207_15_row_0">
                <table:table-cell table:style-name="C1">
                  <text:p text:style-name="P0"><text:span text:style-name="T0">126</text:span></text:p>
                </table:table-cell>
              </table:table-row>
            </table:table>
          </table:table-cell>
          <table:table-cell table:style-name="C4">
            <table:table is-subtable="true" table:name="TBL_0_207_16" table:style-name="TBL_0_207_16">
              <table:table-column table:style-name="TBL_0_207_16_col_0">
</table:table-column>
              <table:table-row table:style-name="TBL_0_207_16_row_0">
                <table:table-cell table:style-name="C1">
                  <text:p text:style-name="P0"><text:span text:style-name="T0">351</text:span></text:p>
                </table:table-cell>
              </table:table-row>
            </table:table>
          </table:table-cell>
          <table:table-cell table:style-name="C4">
            <table:table is-subtable="true" table:name="TBL_0_207_17" table:style-name="TBL_0_207_17">
              <table:table-column table:style-name="TBL_0_207_17_col_0">
</table:table-column>
              <table:table-row table:style-name="TBL_0_207_17_row_0">
                <table:table-cell table:style-name="C1">
                  <text:p text:style-name="P0"><text:span text:style-name="T0">754</text:span></text:p>
                </table:table-cell>
              </table:table-row>
            </table:table>
          </table:table-cell>
          <table:table-cell table:style-name="C4">
            <table:table is-subtable="true" table:name="TBL_0_207_18" table:style-name="TBL_0_207_18">
              <table:table-column table:style-name="TBL_0_207_18_col_0">
</table:table-column>
              <table:table-row table:style-name="TBL_0_207_18_row_0">
                <table:table-cell table:style-name="C1">
                  <text:p text:style-name="P0"><text:span text:style-name="T0">258</text:span></text:p>
                </table:table-cell>
              </table:table-row>
            </table:table>
          </table:table-cell>
          <table:table-cell table:style-name="C2">
            <table:table is-subtable="true" table:name="TBL_0_207_19" table:style-name="TBL_0_207_19">
              <table:table-column table:style-name="TBL_0_207_19_col_0">
</table:table-column>
              <table:table-row table:style-name="TBL_0_207_19_row_0">
                <table:table-cell table:style-name="C1">
                  <text:p text:style-name="P0"><text:span text:style-name="T0">30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7_row_4">
          <table:table-cell table:style-name="empty-cell"/>
          <table:covered-table-cell/>
          <table:table-cell table:style-name="C1">
            <table:table is-subtable="true" table:name="TBL_0_207_20" table:style-name="TBL_0_207_20">
              <table:table-column table:style-name="TBL_0_207_20_col_0">
</table:table-column>
              <table:table-row table:style-name="TBL_0_207_20_row_0">
                <table:table-cell table:style-name="C1">
                  <text:p text:style-name="P0"><text:span text:style-name="T0">Salzburg</text:span></text:p>
                </table:table-cell>
              </table:table-row>
            </table:table>
          </table:table-cell>
          <table:table-cell table:style-name="C4">
            <table:table is-subtable="true" table:name="TBL_0_207_21" table:style-name="TBL_0_207_21">
              <table:table-column table:style-name="TBL_0_207_21_col_0">
</table:table-column>
              <table:table-row table:style-name="TBL_0_207_21_row_0">
                <table:table-cell table:style-name="C1">
                  <text:p text:style-name="P0"><text:span text:style-name="T0">360</text:span></text:p>
                </table:table-cell>
              </table:table-row>
            </table:table>
          </table:table-cell>
          <table:table-cell table:style-name="C4">
            <table:table is-subtable="true" table:name="TBL_0_207_22" table:style-name="TBL_0_207_22">
              <table:table-column table:style-name="TBL_0_207_22_col_0">
</table:table-column>
              <table:table-row table:style-name="TBL_0_207_22_row_0">
                <table:table-cell table:style-name="C1">
                  <text:p text:style-name="P0"><text:span text:style-name="T0">117</text:span></text:p>
                </table:table-cell>
              </table:table-row>
            </table:table>
          </table:table-cell>
          <table:table-cell table:style-name="C4">
            <table:table is-subtable="true" table:name="TBL_0_207_23" table:style-name="TBL_0_207_23">
              <table:table-column table:style-name="TBL_0_207_23_col_0">
</table:table-column>
              <table:table-row table:style-name="TBL_0_207_23_row_0">
                <table:table-cell table:style-name="C1">
                  <text:p text:style-name="P0"><text:span text:style-name="T0">53</text:span></text:p>
                </table:table-cell>
              </table:table-row>
            </table:table>
          </table:table-cell>
          <table:table-cell table:style-name="C4">
            <table:table is-subtable="true" table:name="TBL_0_207_24" table:style-name="TBL_0_207_24">
              <table:table-column table:style-name="TBL_0_207_24_col_0">
</table:table-column>
              <table:table-row table:style-name="TBL_0_207_24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7_25" table:style-name="TBL_0_207_25">
              <table:table-column table:style-name="TBL_0_207_25_col_0">
</table:table-column>
              <table:table-row table:style-name="TBL_0_207_25_row_0">
                <table:table-cell table:style-name="C1">
                  <text:p text:style-name="P0"><text:span text:style-name="T0">10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7_row_5">
          <table:table-cell table:style-name="empty-cell"/>
          <table:table-cell table:style-name="C0" table:number-rows-spanned="2">
            <table:table is-subtable="true" table:name="TBL_0_207_26" table:style-name="TBL_0_207_26">
              <table:table-column table:style-name="TBL_0_207_26_col_0">
</table:table-column>
              <table:table-row table:style-name="TBL_0_207_26_row_0">
                <table:table-cell table:style-name="C1">
                  <text:p text:style-name="P0"><text:span text:style-name="T0">Belgium</text:span></text:p>
                </table:table-cell>
              </table:table-row>
            </table:table>
          </table:table-cell>
          <table:table-cell table:style-name="C1">
            <table:table is-subtable="true" table:name="TBL_0_207_27" table:style-name="TBL_0_207_27">
              <table:table-column table:style-name="TBL_0_207_27_col_0">
</table:table-column>
              <table:table-row table:style-name="TBL_0_207_27_row_0">
                <table:table-cell table:style-name="C1">
                  <text:p text:style-name="P0"><text:span text:style-name="T0">Bruxelles</text:span></text:p>
                </table:table-cell>
              </table:table-row>
            </table:table>
          </table:table-cell>
          <table:table-cell table:style-name="C4">
            <table:table is-subtable="true" table:name="TBL_0_207_28" table:style-name="TBL_0_207_28">
              <table:table-column table:style-name="TBL_0_207_28_col_0">
</table:table-column>
              <table:table-row table:style-name="TBL_0_207_28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7_29" table:style-name="TBL_0_207_29">
              <table:table-column table:style-name="TBL_0_207_29_col_0">
</table:table-column>
              <table:table-row table:style-name="TBL_0_207_29_row_0">
                <table:table-cell table:style-name="C1">
                  <text:p text:style-name="P0"><text:span text:style-name="T0">155</text:span></text:p>
                </table:table-cell>
              </table:table-row>
            </table:table>
          </table:table-cell>
          <table:table-cell table:style-name="C4">
            <table:table is-subtable="true" table:name="TBL_0_207_30" table:style-name="TBL_0_207_30">
              <table:table-column table:style-name="TBL_0_207_30_col_0">
</table:table-column>
              <table:table-row table:style-name="TBL_0_207_30_row_0">
                <table:table-cell table:style-name="C1">
                  <text:p text:style-name="P0"><text:span text:style-name="T0">44</text:span></text:p>
                </table:table-cell>
              </table:table-row>
            </table:table>
          </table:table-cell>
          <table:table-cell table:style-name="C4">
            <table:table is-subtable="true" table:name="TBL_0_207_31" table:style-name="TBL_0_207_31">
              <table:table-column table:style-name="TBL_0_207_31_col_0">
</table:table-column>
              <table:table-row table:style-name="TBL_0_207_31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7_32" table:style-name="TBL_0_207_32">
              <table:table-column table:style-name="TBL_0_207_32_col_0">
</table:table-column>
              <table:table-row table:style-name="TBL_0_207_32_row_0">
                <table:table-cell table:style-name="C1">
                  <text:p text:style-name="P0"><text:span text:style-name="T0">7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7_row_6">
          <table:table-cell table:style-name="empty-cell"/>
          <table:covered-table-cell/>
          <table:table-cell table:style-name="C1">
            <table:table is-subtable="true" table:name="TBL_0_207_33" table:style-name="TBL_0_207_33">
              <table:table-column table:style-name="TBL_0_207_33_col_0">
</table:table-column>
              <table:table-row table:style-name="TBL_0_207_33_row_0">
                <table:table-cell table:style-name="C1">
                  <text:p text:style-name="P0"><text:span text:style-name="T0">Charleroi</text:span></text:p>
                </table:table-cell>
              </table:table-row>
            </table:table>
          </table:table-cell>
          <table:table-cell table:style-name="C4">
            <table:table is-subtable="true" table:name="TBL_0_207_34" table:style-name="TBL_0_207_34">
              <table:table-column table:style-name="TBL_0_207_34_col_0">
</table:table-column>
              <table:table-row table:style-name="TBL_0_207_34_row_0">
                <table:table-cell table:style-name="C1">
                  <text:p text:style-name="P0"><text:span text:style-name="T0">6</text:span></text:p>
                </table:table-cell>
              </table:table-row>
            </table:table>
          </table:table-cell>
          <table:table-cell table:style-name="C4">
            <table:table is-subtable="true" table:name="TBL_0_207_35" table:style-name="TBL_0_207_35">
              <table:table-column table:style-name="TBL_0_207_35_col_0">
</table:table-column>
              <table:table-row table:style-name="TBL_0_207_35_row_0">
                <table:table-cell table:style-name="C1">
                  <text:p text:style-name="P0"><text:span text:style-name="T0">1</text:span></text:p>
                </table:table-cell>
              </table:table-row>
            </table:table>
          </table:table-cell>
          <table:table-cell table:style-name="C4">
            <table:table is-subtable="true" table:name="TBL_0_207_36" table:style-name="TBL_0_207_36">
              <table:table-column table:style-name="TBL_0_207_36_col_0">
</table:table-column>
              <table:table-row table:style-name="TBL_0_207_36_row_0">
                <table:table-cell table:style-name="C1">
                  <text:p text:style-name="P0"><text:span text:style-name="T0">29</text:span></text:p>
                </table:table-cell>
              </table:table-row>
            </table:table>
          </table:table-cell>
          <table:table-cell table:style-name="C4">
            <table:table is-subtable="true" table:name="TBL_0_207_37" table:style-name="TBL_0_207_37">
              <table:table-column table:style-name="TBL_0_207_37_col_0">
</table:table-column>
              <table:table-row table:style-name="TBL_0_207_37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7_38" table:style-name="TBL_0_207_38">
              <table:table-column table:style-name="TBL_0_207_38_col_0">
</table:table-column>
              <table:table-row table:style-name="TBL_0_207_38_row_0">
                <table:table-cell table:style-name="C1">
                  <text:p text:style-name="P0"><text:span text:style-name="T0">12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7_row_7">
          <table:table-cell table:style-name="empty-cell"/>
          <table:table-cell table:style-name="C0" table:number-rows-spanned="4">
            <table:table is-subtable="true" table:name="TBL_0_207_39" table:style-name="TBL_0_207_39">
              <table:table-column table:style-name="TBL_0_207_39_col_0">
</table:table-column>
              <table:table-row table:style-name="TBL_0_207_39_row_0">
                <table:table-cell table:style-name="C1">
                  <text:p text:style-name="P0"><text:span text:style-name="T0">Brazil</text:span></text:p>
                </table:table-cell>
              </table:table-row>
            </table:table>
          </table:table-cell>
          <table:table-cell table:style-name="C1">
            <table:table is-subtable="true" table:name="TBL_0_207_40" table:style-name="TBL_0_207_40">
              <table:table-column table:style-name="TBL_0_207_40_col_0">
</table:table-column>
              <table:table-row table:style-name="TBL_0_207_40_row_0">
                <table:table-cell table:style-name="C1">
                  <text:p text:style-name="P0"><text:span text:style-name="T0">Campinas</text:span></text:p>
                </table:table-cell>
              </table:table-row>
            </table:table>
          </table:table-cell>
          <table:table-cell table:style-name="C4">
            <table:table is-subtable="true" table:name="TBL_0_207_41" table:style-name="TBL_0_207_41">
              <table:table-column table:style-name="TBL_0_207_41_col_0">
</table:table-column>
              <table:table-row table:style-name="TBL_0_207_41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7_42" table:style-name="TBL_0_207_42">
              <table:table-column table:style-name="TBL_0_207_42_col_0">
</table:table-column>
              <table:table-row table:style-name="TBL_0_207_42_row_0">
                <table:table-cell table:style-name="C1">
                  <text:p text:style-name="P0"><text:span text:style-name="T0">28</text:span></text:p>
                </table:table-cell>
              </table:table-row>
            </table:table>
          </table:table-cell>
          <table:table-cell table:style-name="C4">
            <table:table is-subtable="true" table:name="TBL_0_207_43" table:style-name="TBL_0_207_43">
              <table:table-column table:style-name="TBL_0_207_43_col_0">
</table:table-column>
              <table:table-row table:style-name="TBL_0_207_43_row_0">
                <table:table-cell table:style-name="C1">
                  <text:p text:style-name="P0"><text:span text:style-name="T0">8</text:span></text:p>
                </table:table-cell>
              </table:table-row>
            </table:table>
          </table:table-cell>
          <table:table-cell table:style-name="C4">
            <table:table is-subtable="true" table:name="TBL_0_207_44" table:style-name="TBL_0_207_44">
              <table:table-column table:style-name="TBL_0_207_44_col_0">
</table:table-column>
              <table:table-row table:style-name="TBL_0_207_44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7_45" table:style-name="TBL_0_207_45">
              <table:table-column table:style-name="TBL_0_207_45_col_0">
</table:table-column>
              <table:table-row table:style-name="TBL_0_207_45_row_0">
                <table:table-cell table:style-name="C1">
                  <text:p text:style-name="P0"><text:span text:style-name="T0">9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7_row_8">
          <table:table-cell table:style-name="empty-cell"/>
          <table:covered-table-cell/>
          <table:table-cell table:style-name="C1">
            <table:table is-subtable="true" table:name="TBL_0_207_46" table:style-name="TBL_0_207_46">
              <table:table-column table:style-name="TBL_0_207_46_col_0">
</table:table-column>
              <table:table-row table:style-name="TBL_0_207_46_row_0">
                <table:table-cell table:style-name="C1">
                  <text:p text:style-name="P0"><text:span text:style-name="T0">Resende</text:span></text:p>
                </table:table-cell>
              </table:table-row>
            </table:table>
          </table:table-cell>
          <table:table-cell table:style-name="C4">
            <table:table is-subtable="true" table:name="TBL_0_207_47" table:style-name="TBL_0_207_47">
              <table:table-column table:style-name="TBL_0_207_47_col_0">
</table:table-column>
              <table:table-row table:style-name="TBL_0_207_47_row_0">
                <table:table-cell table:style-name="C1">
                  <text:p text:style-name="P0"><text:span text:style-name="T0">13</text:span></text:p>
                </table:table-cell>
              </table:table-row>
            </table:table>
          </table:table-cell>
          <table:table-cell table:style-name="C4">
            <table:table is-subtable="true" table:name="TBL_0_207_48" table:style-name="TBL_0_207_48">
              <table:table-column table:style-name="TBL_0_207_48_col_0">
</table:table-column>
              <table:table-row table:style-name="TBL_0_207_48_row_0">
                <table:table-cell table:style-name="C1">
                  <text:p text:style-name="P0"><text:span text:style-name="T0">0</text:span></text:p>
                </table:table-cell>
              </table:table-row>
            </table:table>
          </table:table-cell>
          <table:table-cell table:style-name="C4">
            <table:table is-subtable="true" table:name="TBL_0_207_49" table:style-name="TBL_0_207_49">
              <table:table-column table:style-name="TBL_0_207_49_col_0">
</table:table-column>
              <table:table-row table:style-name="TBL_0_207_49_row_0">
                <table:table-cell table:style-name="C1">
                  <text:p text:style-name="P0"><text:span text:style-name="T0">47</text:span></text:p>
                </table:table-cell>
              </table:table-row>
            </table:table>
          </table:table-cell>
          <table:table-cell table:style-name="C4">
            <table:table is-subtable="true" table:name="TBL_0_207_50" table:style-name="TBL_0_207_50">
              <table:table-column table:style-name="TBL_0_207_50_col_0">
</table:table-column>
              <table:table-row table:style-name="TBL_0_207_50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7_51" table:style-name="TBL_0_207_51">
              <table:table-column table:style-name="TBL_0_207_51_col_0">
</table:table-column>
              <table:table-row table:style-name="TBL_0_207_51_row_0">
                <table:table-cell table:style-name="C1">
                  <text:p text:style-name="P0"><text:span text:style-name="T0">9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7_row_9">
          <table:table-cell table:style-name="empty-cell"/>
          <table:covered-table-cell/>
          <table:table-cell table:style-name="C1">
            <table:table is-subtable="true" table:name="TBL_0_207_52" table:style-name="TBL_0_207_52">
              <table:table-column table:style-name="TBL_0_207_52_col_0">
</table:table-column>
              <table:table-row table:style-name="TBL_0_207_52_row_0">
                <table:table-cell table:style-name="C1">
                  <text:p text:style-name="P0"><text:span text:style-name="T0">Rio de Janeiro</text:span></text:p>
                </table:table-cell>
              </table:table-row>
            </table:table>
          </table:table-cell>
          <table:table-cell table:style-name="C4">
            <table:table is-subtable="true" table:name="TBL_0_207_53" table:style-name="TBL_0_207_53">
              <table:table-column table:style-name="TBL_0_207_53_col_0">
</table:table-column>
              <table:table-row table:style-name="TBL_0_207_53_row_0">
                <table:table-cell table:style-name="C1">
                  <text:p text:style-name="P0"><text:span text:style-name="T0">45</text:span></text:p>
                </table:table-cell>
              </table:table-row>
            </table:table>
          </table:table-cell>
          <table:table-cell table:style-name="C4">
            <table:table is-subtable="true" table:name="TBL_0_207_54" table:style-name="TBL_0_207_54">
              <table:table-column table:style-name="TBL_0_207_54_col_0">
</table:table-column>
              <table:table-row table:style-name="TBL_0_207_54_row_0">
                <table:table-cell table:style-name="C1">
                  <text:p text:style-name="P0"><text:span text:style-name="T0">124</text:span></text:p>
                </table:table-cell>
              </table:table-row>
            </table:table>
          </table:table-cell>
          <table:table-cell table:style-name="C4">
            <table:table is-subtable="true" table:name="TBL_0_207_55" table:style-name="TBL_0_207_55">
              <table:table-column table:style-name="TBL_0_207_55_col_0">
</table:table-column>
              <table:table-row table:style-name="TBL_0_207_55_row_0">
                <table:table-cell table:style-name="C1">
                  <text:p text:style-name="P0"><text:span text:style-name="T0">67</text:span></text:p>
                </table:table-cell>
              </table:table-row>
            </table:table>
          </table:table-cell>
          <table:table-cell table:style-name="C4">
            <table:table is-subtable="true" table:name="TBL_0_207_56" table:style-name="TBL_0_207_56">
              <table:table-column table:style-name="TBL_0_207_56_col_0">
</table:table-column>
              <table:table-row table:style-name="TBL_0_207_56_row_0">
                <table:table-cell table:style-name="C1">
                  <text:p text:style-name="P0"><text:span text:style-name="T0">85</text:span></text:p>
                </table:table-cell>
              </table:table-row>
            </table:table>
          </table:table-cell>
          <table:table-cell table:style-name="C2">
            <table:table is-subtable="true" table:name="TBL_0_207_57" table:style-name="TBL_0_207_57">
              <table:table-column table:style-name="TBL_0_207_57_col_0">
</table:table-column>
              <table:table-row table:style-name="TBL_0_207_57_row_0">
                <table:table-cell table:style-name="C1">
                  <text:p text:style-name="P0"><text:span text:style-name="T0">34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7_row_10">
          <table:table-cell table:style-name="empty-cell"/>
          <table:covered-table-cell/>
          <table:table-cell table:style-name="C1">
            <table:table is-subtable="true" table:name="TBL_0_207_58" table:style-name="TBL_0_207_58">
              <table:table-column table:style-name="TBL_0_207_58_col_0">
</table:table-column>
              <table:table-row table:style-name="TBL_0_207_58_row_0">
                <table:table-cell table:style-name="C1">
                  <text:p text:style-name="P0"><text:span text:style-name="T0">Sao Paulo</text:span></text:p>
                </table:table-cell>
              </table:table-row>
            </table:table>
          </table:table-cell>
          <table:table-cell table:style-name="C4">
            <table:table is-subtable="true" table:name="TBL_0_207_59" table:style-name="TBL_0_207_59">
              <table:table-column table:style-name="TBL_0_207_59_col_0">
</table:table-column>
              <table:table-row table:style-name="TBL_0_207_59_row_0">
                <table:table-cell table:style-name="C1">
                  <text:p text:style-name="P0"><text:span text:style-name="T0">13</text:span></text:p>
                </table:table-cell>
              </table:table-row>
            </table:table>
          </table:table-cell>
          <table:table-cell table:style-name="C4">
            <table:table is-subtable="true" table:name="TBL_0_207_60" table:style-name="TBL_0_207_60">
              <table:table-column table:style-name="TBL_0_207_60_col_0">
</table:table-column>
              <table:table-row table:style-name="TBL_0_207_60_row_0">
                <table:table-cell table:style-name="C1">
                  <text:p text:style-name="P0"><text:span text:style-name="T0">110</text:span></text:p>
                </table:table-cell>
              </table:table-row>
            </table:table>
          </table:table-cell>
          <table:table-cell table:style-name="C4">
            <table:table is-subtable="true" table:name="TBL_0_207_61" table:style-name="TBL_0_207_61">
              <table:table-column table:style-name="TBL_0_207_61_col_0">
</table:table-column>
              <table:table-row table:style-name="TBL_0_207_61_row_0">
                <table:table-cell table:style-name="C1">
                  <text:p text:style-name="P0"><text:span text:style-name="T0">29</text:span></text:p>
                </table:table-cell>
              </table:table-row>
            </table:table>
          </table:table-cell>
          <table:table-cell table:style-name="C4">
            <table:table is-subtable="true" table:name="TBL_0_207_62" table:style-name="TBL_0_207_62">
              <table:table-column table:style-name="TBL_0_207_62_col_0">
</table:table-column>
              <table:table-row table:style-name="TBL_0_207_62_row_0">
                <table:table-cell table:style-name="C1">
                  <text:p text:style-name="P0"><text:span text:style-name="T0">81</text:span></text:p>
                </table:table-cell>
              </table:table-row>
            </table:table>
          </table:table-cell>
          <table:table-cell table:style-name="C2">
            <table:table is-subtable="true" table:name="TBL_0_207_63" table:style-name="TBL_0_207_63">
              <table:table-column table:style-name="TBL_0_207_63_col_0">
</table:table-column>
              <table:table-row table:style-name="TBL_0_207_63_row_0">
                <table:table-cell table:style-name="C1">
                  <text:p text:style-name="P0"><text:span text:style-name="T0">31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7_row_11">
          <table:table-cell table:style-name="empty-cell"/>
          <table:table-cell table:style-name="C0" table:number-rows-spanned="3">
            <table:table is-subtable="true" table:name="TBL_0_207_64" table:style-name="TBL_0_207_64">
              <table:table-column table:style-name="TBL_0_207_64_col_0">
</table:table-column>
              <table:table-row table:style-name="TBL_0_207_64_row_0">
                <table:table-cell table:style-name="C1">
                  <text:p text:style-name="P0"><text:span text:style-name="T0">Canada</text:span></text:p>
                </table:table-cell>
              </table:table-row>
            </table:table>
          </table:table-cell>
          <table:table-cell table:style-name="C1">
            <table:table is-subtable="true" table:name="TBL_0_207_65" table:style-name="TBL_0_207_65">
              <table:table-column table:style-name="TBL_0_207_65_col_0">
</table:table-column>
              <table:table-row table:style-name="TBL_0_207_65_row_0">
                <table:table-cell table:style-name="C1">
                  <text:p text:style-name="P0"><text:span text:style-name="T0">Montréal</text:span></text:p>
                </table:table-cell>
              </table:table-row>
            </table:table>
          </table:table-cell>
          <table:table-cell table:style-name="C4">
            <table:table is-subtable="true" table:name="TBL_0_207_66" table:style-name="TBL_0_207_66">
              <table:table-column table:style-name="TBL_0_207_66_col_0">
</table:table-column>
              <table:table-row table:style-name="TBL_0_207_66_row_0">
                <table:table-cell table:style-name="C1">
                  <text:p text:style-name="P0"><text:span text:style-name="T0">20</text:span></text:p>
                </table:table-cell>
              </table:table-row>
            </table:table>
          </table:table-cell>
          <table:table-cell table:style-name="C4">
            <table:table is-subtable="true" table:name="TBL_0_207_67" table:style-name="TBL_0_207_67">
              <table:table-column table:style-name="TBL_0_207_67_col_0">
</table:table-column>
              <table:table-row table:style-name="TBL_0_207_67_row_0">
                <table:table-cell table:style-name="C1">
                  <text:p text:style-name="P0"><text:span text:style-name="T0">57</text:span></text:p>
                </table:table-cell>
              </table:table-row>
            </table:table>
          </table:table-cell>
          <table:table-cell table:style-name="C4">
            <table:table is-subtable="true" table:name="TBL_0_207_68" table:style-name="TBL_0_207_68">
              <table:table-column table:style-name="TBL_0_207_68_col_0">
</table:table-column>
              <table:table-row table:style-name="TBL_0_207_68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7_69" table:style-name="TBL_0_207_69">
              <table:table-column table:style-name="TBL_0_207_69_col_0">
</table:table-column>
              <table:table-row table:style-name="TBL_0_207_69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7_70" table:style-name="TBL_0_207_70">
              <table:table-column table:style-name="TBL_0_207_70_col_0">
</table:table-column>
              <table:table-row table:style-name="TBL_0_207_70_row_0">
                <table:table-cell table:style-name="C1">
                  <text:p text:style-name="P0"><text:span text:style-name="T0">13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7_row_12">
          <table:table-cell table:style-name="empty-cell"/>
          <table:covered-table-cell/>
          <table:table-cell table:style-name="C1">
            <table:table is-subtable="true" table:name="TBL_0_207_71" table:style-name="TBL_0_207_71">
              <table:table-column table:style-name="TBL_0_207_71_col_0">
</table:table-column>
              <table:table-row table:style-name="TBL_0_207_71_row_0">
                <table:table-cell table:style-name="C1">
                  <text:p text:style-name="P0"><text:span text:style-name="T0">Tsawassen</text:span></text:p>
                </table:table-cell>
              </table:table-row>
            </table:table>
          </table:table-cell>
          <table:table-cell table:style-name="C4">
            <table:table is-subtable="true" table:name="TBL_0_207_72" table:style-name="TBL_0_207_72">
              <table:table-column table:style-name="TBL_0_207_72_col_0">
</table:table-column>
              <table:table-row table:style-name="TBL_0_207_72_row_0">
                <table:table-cell table:style-name="C1">
                  <text:p text:style-name="P0"><text:span text:style-name="T0">47</text:span></text:p>
                </table:table-cell>
              </table:table-row>
            </table:table>
          </table:table-cell>
          <table:table-cell table:style-name="C4">
            <table:table is-subtable="true" table:name="TBL_0_207_73" table:style-name="TBL_0_207_73">
              <table:table-column table:style-name="TBL_0_207_73_col_0">
</table:table-column>
              <table:table-row table:style-name="TBL_0_207_73_row_0">
                <table:table-cell table:style-name="C1">
                  <text:p text:style-name="P0"><text:span text:style-name="T0">243</text:span></text:p>
                </table:table-cell>
              </table:table-row>
            </table:table>
          </table:table-cell>
          <table:table-cell table:style-name="C4">
            <table:table is-subtable="true" table:name="TBL_0_207_74" table:style-name="TBL_0_207_74">
              <table:table-column table:style-name="TBL_0_207_74_col_0">
</table:table-column>
              <table:table-row table:style-name="TBL_0_207_74_row_0">
                <table:table-cell table:style-name="C1">
                  <text:p text:style-name="P0"><text:span text:style-name="T0">24</text:span></text:p>
                </table:table-cell>
              </table:table-row>
            </table:table>
          </table:table-cell>
          <table:table-cell table:style-name="C4">
            <table:table is-subtable="true" table:name="TBL_0_207_75" table:style-name="TBL_0_207_75">
              <table:table-column table:style-name="TBL_0_207_75_col_0">
</table:table-column>
              <table:table-row table:style-name="TBL_0_207_75_row_0">
                <table:table-cell table:style-name="C1">
                  <text:p text:style-name="P0"><text:span text:style-name="T0">70</text:span></text:p>
                </table:table-cell>
              </table:table-row>
            </table:table>
          </table:table-cell>
          <table:table-cell table:style-name="C2">
            <table:table is-subtable="true" table:name="TBL_0_207_76" table:style-name="TBL_0_207_76">
              <table:table-column table:style-name="TBL_0_207_76_col_0">
</table:table-column>
              <table:table-row table:style-name="TBL_0_207_76_row_0">
                <table:table-cell table:style-name="C1">
                  <text:p text:style-name="P0"><text:span text:style-name="T0">14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7_row_13">
          <table:table-cell table:style-name="empty-cell"/>
          <table:covered-table-cell/>
          <table:table-cell table:style-name="C1">
            <table:table is-subtable="true" table:name="TBL_0_207_77" table:style-name="TBL_0_207_77">
              <table:table-column table:style-name="TBL_0_207_77_col_0">
</table:table-column>
              <table:table-row table:style-name="TBL_0_207_77_row_0">
                <table:table-cell table:style-name="C1">
                  <text:p text:style-name="P0"><text:span text:style-name="T0">Vancouver</text:span></text:p>
                </table:table-cell>
              </table:table-row>
            </table:table>
          </table:table-cell>
          <table:table-cell table:style-name="C4">
            <table:table is-subtable="true" table:name="TBL_0_207_78" table:style-name="TBL_0_207_78">
              <table:table-column table:style-name="TBL_0_207_78_col_0">
</table:table-column>
              <table:table-row table:style-name="TBL_0_207_78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7_79" table:style-name="TBL_0_207_79">
              <table:table-column table:style-name="TBL_0_207_79_col_0">
</table:table-column>
              <table:table-row table:style-name="TBL_0_207_79_row_0">
                <table:table-cell table:style-name="C1">
                  <text:p text:style-name="P0"><text:span text:style-name="T0">0</text:span></text:p>
                </table:table-cell>
              </table:table-row>
            </table:table>
          </table:table-cell>
          <table:table-cell table:style-name="C4">
            <table:table is-subtable="true" table:name="TBL_0_207_80" table:style-name="TBL_0_207_80">
              <table:table-column table:style-name="TBL_0_207_80_col_0">
</table:table-column>
              <table:table-row table:style-name="TBL_0_207_80_row_0">
                <table:table-cell table:style-name="C1">
                  <text:p text:style-name="P0"><text:span text:style-name="T0">4</text:span></text:p>
                </table:table-cell>
              </table:table-row>
            </table:table>
          </table:table-cell>
          <table:table-cell table:style-name="C4">
            <table:table is-subtable="true" table:name="TBL_0_207_81" table:style-name="TBL_0_207_81">
              <table:table-column table:style-name="TBL_0_207_81_col_0">
</table:table-column>
              <table:table-row table:style-name="TBL_0_207_81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7_82" table:style-name="TBL_0_207_82">
              <table:table-column table:style-name="TBL_0_207_82_col_0">
</table:table-column>
              <table:table-row table:style-name="TBL_0_207_82_row_0">
                <table:table-cell table:style-name="C1">
                  <text:p text:style-name="P0"><text:span text:style-name="T0">3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7_row_14">
          <table:table-cell table:style-name="empty-cell"/>
          <table:table-cell table:style-name="C0">
            <table:table is-subtable="true" table:name="TBL_0_207_83" table:style-name="TBL_0_207_83">
              <table:table-column table:style-name="TBL_0_207_83_col_0">
</table:table-column>
              <table:table-row table:style-name="TBL_0_207_83_row_0">
                <table:table-cell table:style-name="C1">
                  <text:p text:style-name="P0"><text:span text:style-name="T0">Denmark</text:span></text:p>
                </table:table-cell>
              </table:table-row>
            </table:table>
          </table:table-cell>
          <table:table-cell table:style-name="C1">
            <table:table is-subtable="true" table:name="TBL_0_207_84" table:style-name="TBL_0_207_84">
              <table:table-column table:style-name="TBL_0_207_84_col_0">
</table:table-column>
              <table:table-row table:style-name="TBL_0_207_84_row_0">
                <table:table-cell table:style-name="C1">
                  <text:p text:style-name="P0"><text:span text:style-name="T0">Kobenhavn</text:span></text:p>
                </table:table-cell>
              </table:table-row>
            </table:table>
          </table:table-cell>
          <table:table-cell table:style-name="C4">
            <table:table is-subtable="true" table:name="TBL_0_207_85" table:style-name="TBL_0_207_85">
              <table:table-column table:style-name="TBL_0_207_85_col_0">
</table:table-column>
              <table:table-row table:style-name="TBL_0_207_85_row_0">
                <table:table-cell table:style-name="C1">
                  <text:p text:style-name="P0"><text:span text:style-name="T0">26</text:span></text:p>
                </table:table-cell>
              </table:table-row>
            </table:table>
          </table:table-cell>
          <table:table-cell table:style-name="C4">
            <table:table is-subtable="true" table:name="TBL_0_207_86" table:style-name="TBL_0_207_86">
              <table:table-column table:style-name="TBL_0_207_86_col_0">
</table:table-column>
              <table:table-row table:style-name="TBL_0_207_86_row_0">
                <table:table-cell table:style-name="C1">
                  <text:p text:style-name="P0"><text:span text:style-name="T0">24</text:span></text:p>
                </table:table-cell>
              </table:table-row>
            </table:table>
          </table:table-cell>
          <table:table-cell table:style-name="C4">
            <table:table is-subtable="true" table:name="TBL_0_207_87" table:style-name="TBL_0_207_87">
              <table:table-column table:style-name="TBL_0_207_87_col_0">
</table:table-column>
              <table:table-row table:style-name="TBL_0_207_87_row_0">
                <table:table-cell table:style-name="C1">
                  <text:p text:style-name="P0"><text:span text:style-name="T0">257</text:span></text:p>
                </table:table-cell>
              </table:table-row>
            </table:table>
          </table:table-cell>
          <table:table-cell table:style-name="C4">
            <table:table is-subtable="true" table:name="TBL_0_207_88" table:style-name="TBL_0_207_88">
              <table:table-column table:style-name="TBL_0_207_88_col_0">
</table:table-column>
              <table:table-row table:style-name="TBL_0_207_88_row_0">
                <table:table-cell table:style-name="C1">
                  <text:p text:style-name="P0"><text:span text:style-name="T0">18</text:span></text:p>
                </table:table-cell>
              </table:table-row>
            </table:table>
          </table:table-cell>
          <table:table-cell table:style-name="C2">
            <table:table is-subtable="true" table:name="TBL_0_207_89" table:style-name="TBL_0_207_89">
              <table:table-column table:style-name="TBL_0_207_89_col_0">
</table:table-column>
              <table:table-row table:style-name="TBL_0_207_89_row_0">
                <table:table-cell table:style-name="C1">
                  <text:p text:style-name="P0"><text:span text:style-name="T0">7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7_row_15">
          <table:table-cell table:style-name="empty-cell" table:number-columns-spanned="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BL_0_208" table:style-name="TBL_0_208">
        <table:table-column table:style-name="TBL_0_208_col_0">
</table:table-column>
        <table:table-column table:style-name="TBL_0_208_col_1">
</table:table-column>
        <table:table-column table:style-name="TBL_0_208_col_2">
</table:table-column>
        <table:table-column table:style-name="TBL_0_208_col_3">
</table:table-column>
        <table:table-column table:style-name="TBL_0_208_col_4">
</table:table-column>
        <table:table-column table:style-name="TBL_0_208_col_5">
</table:table-column>
        <table:table-column table:style-name="TBL_0_208_col_6">
</table:table-column>
        <table:table-column table:style-name="TBL_0_208_col_7">
</table:table-column>
        <table:table-column table:style-name="TBL_0_208_col_8">
</table:table-column>
        <table:table-column table:style-name="TBL_0_208_col_9">
</table:table-column>
        <table:table-row table:style-name="TBL_0_208_row_0">
          <table:table-cell table:style-name="empty-cell" table:number-columns-spanned="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08_row_1">
          <table:table-cell table:style-name="empty-cell" table:number-columns-spanned="3"/>
          <table:covered-table-cell/>
          <table:covered-table-cell/>
          <table:table-cell table:style-name="C0">
            <table:table is-subtable="true" table:name="TBL_0_208_1" table:style-name="TBL_0_208_1">
              <table:table-column table:style-name="TBL_0_208_1_col_0">
</table:table-column>
              <table:table-row table:style-name="TBL_0_208_1_row_0">
                <table:table-cell table:style-name="C1">
                  <text:p text:style-name="P0"><text:bookmark text:name="JR_PAGE_ANCHOR_0_209"/>
<text:span text:style-name="T0">1996</text:span></text:p>
                </table:table-cell>
              </table:table-row>
            </table:table>
          </table:table-cell>
          <table:table-cell table:style-name="C0">
            <table:table is-subtable="true" table:name="TBL_0_208_2" table:style-name="TBL_0_208_2">
              <table:table-column table:style-name="TBL_0_208_2_col_0">
</table:table-column>
              <table:table-row table:style-name="TBL_0_208_2_row_0">
                <table:table-cell table:style-name="C1">
                  <text:p text:style-name="P0"><text:span text:style-name="T0">1997</text:span></text:p>
                </table:table-cell>
              </table:table-row>
            </table:table>
          </table:table-cell>
          <table:table-cell table:style-name="C0">
            <table:table is-subtable="true" table:name="TBL_0_208_3" table:style-name="TBL_0_208_3">
              <table:table-column table:style-name="TBL_0_208_3_col_0">
</table:table-column>
              <table:table-row table:style-name="TBL_0_208_3_row_0">
                <table:table-cell table:style-name="C1">
                  <text:p text:style-name="P0"><text:span text:style-name="T0">1998</text:span></text:p>
                </table:table-cell>
              </table:table-row>
            </table:table>
          </table:table-cell>
          <table:table-cell table:style-name="C0">
            <table:table is-subtable="true" table:name="TBL_0_208_4" table:style-name="TBL_0_208_4">
              <table:table-column table:style-name="TBL_0_208_4_col_0">
</table:table-column>
              <table:table-row table:style-name="TBL_0_208_4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5" table:style-name="TBL_0_208_5">
              <table:table-column table:style-name="TBL_0_208_5_col_0">
</table:table-column>
              <table:table-row table:style-name="TBL_0_208_5_row_0">
                <table:table-cell table:style-name="C3">
                  <text:p text:style-name="P1"><text:span text:style-name="T0">Total SHIPPEDD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2">
          <table:table-cell table:style-name="empty-cell"/>
          <table:table-cell table:style-name="C0">
            <table:table is-subtable="true" table:name="TBL_0_208_6" table:style-name="TBL_0_208_6">
              <table:table-column table:style-name="TBL_0_208_6_col_0">
</table:table-column>
              <table:table-row table:style-name="TBL_0_208_6_row_0">
                <table:table-cell table:style-name="C1">
                  <text:p text:style-name="P0"><text:span text:style-name="T0">Denmark</text:span></text:p>
                </table:table-cell>
              </table:table-row>
            </table:table>
          </table:table-cell>
          <table:table-cell table:style-name="C1">
            <table:table is-subtable="true" table:name="TBL_0_208_7" table:style-name="TBL_0_208_7">
              <table:table-column table:style-name="TBL_0_208_7_col_0">
</table:table-column>
              <table:table-row table:style-name="TBL_0_208_7_row_0">
                <table:table-cell table:style-name="C1">
                  <text:p text:style-name="P0"><text:span text:style-name="T0">Århus</text:span></text:p>
                </table:table-cell>
              </table:table-row>
            </table:table>
          </table:table-cell>
          <table:table-cell table:style-name="C4">
            <table:table is-subtable="true" table:name="TBL_0_208_8" table:style-name="TBL_0_208_8">
              <table:table-column table:style-name="TBL_0_208_8_col_0">
</table:table-column>
              <table:table-row table:style-name="TBL_0_208_8_row_0">
                <table:table-cell table:style-name="C1">
                  <text:p text:style-name="P0"><text:span text:style-name="T0">13</text:span></text:p>
                </table:table-cell>
              </table:table-row>
            </table:table>
          </table:table-cell>
          <table:table-cell table:style-name="C4">
            <table:table is-subtable="true" table:name="TBL_0_208_9" table:style-name="TBL_0_208_9">
              <table:table-column table:style-name="TBL_0_208_9_col_0">
</table:table-column>
              <table:table-row table:style-name="TBL_0_208_9_row_0">
                <table:table-cell table:style-name="C1">
                  <text:p text:style-name="P0"><text:span text:style-name="T0">65</text:span></text:p>
                </table:table-cell>
              </table:table-row>
            </table:table>
          </table:table-cell>
          <table:table-cell table:style-name="C4">
            <table:table is-subtable="true" table:name="TBL_0_208_10" table:style-name="TBL_0_208_10">
              <table:table-column table:style-name="TBL_0_208_10_col_0">
</table:table-column>
              <table:table-row table:style-name="TBL_0_208_10_row_0">
                <table:table-cell table:style-name="C1">
                  <text:p text:style-name="P0"><text:span text:style-name="T0">65</text:span></text:p>
                </table:table-cell>
              </table:table-row>
            </table:table>
          </table:table-cell>
          <table:table-cell table:style-name="C4">
            <table:table is-subtable="true" table:name="TBL_0_208_11" table:style-name="TBL_0_208_11">
              <table:table-column table:style-name="TBL_0_208_11_col_0">
</table:table-column>
              <table:table-row table:style-name="TBL_0_208_11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12" table:style-name="TBL_0_208_12">
              <table:table-column table:style-name="TBL_0_208_12_col_0">
</table:table-column>
              <table:table-row table:style-name="TBL_0_208_12_row_0">
                <table:table-cell table:style-name="C1">
                  <text:p text:style-name="P0"><text:span text:style-name="T0">11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3">
          <table:table-cell table:style-name="empty-cell"/>
          <table:table-cell table:style-name="C0" table:number-rows-spanned="2">
            <table:table is-subtable="true" table:name="TBL_0_208_13" table:style-name="TBL_0_208_13">
              <table:table-column table:style-name="TBL_0_208_13_col_0">
</table:table-column>
              <table:table-row table:style-name="TBL_0_208_13_row_0">
                <table:table-cell table:style-name="C1">
                  <text:p text:style-name="P0"><text:span text:style-name="T0">Finland</text:span></text:p>
                </table:table-cell>
              </table:table-row>
            </table:table>
          </table:table-cell>
          <table:table-cell table:style-name="C1">
            <table:table is-subtable="true" table:name="TBL_0_208_14" table:style-name="TBL_0_208_14">
              <table:table-column table:style-name="TBL_0_208_14_col_0">
</table:table-column>
              <table:table-row table:style-name="TBL_0_208_14_row_0">
                <table:table-cell table:style-name="C1">
                  <text:p text:style-name="P0"><text:span text:style-name="T0">Helsinki</text:span></text:p>
                </table:table-cell>
              </table:table-row>
            </table:table>
          </table:table-cell>
          <table:table-cell table:style-name="C4">
            <table:table is-subtable="true" table:name="TBL_0_208_15" table:style-name="TBL_0_208_15">
              <table:table-column table:style-name="TBL_0_208_15_col_0">
</table:table-column>
              <table:table-row table:style-name="TBL_0_208_15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8_16" table:style-name="TBL_0_208_16">
              <table:table-column table:style-name="TBL_0_208_16_col_0">
</table:table-column>
              <table:table-row table:style-name="TBL_0_208_16_row_0">
                <table:table-cell table:style-name="C1">
                  <text:p text:style-name="P0"><text:span text:style-name="T0">16</text:span></text:p>
                </table:table-cell>
              </table:table-row>
            </table:table>
          </table:table-cell>
          <table:table-cell table:style-name="C4">
            <table:table is-subtable="true" table:name="TBL_0_208_17" table:style-name="TBL_0_208_17">
              <table:table-column table:style-name="TBL_0_208_17_col_0">
</table:table-column>
              <table:table-row table:style-name="TBL_0_208_17_row_0">
                <table:table-cell table:style-name="C1">
                  <text:p text:style-name="P0"><text:span text:style-name="T0">0</text:span></text:p>
                </table:table-cell>
              </table:table-row>
            </table:table>
          </table:table-cell>
          <table:table-cell table:style-name="C4">
            <table:table is-subtable="true" table:name="TBL_0_208_18" table:style-name="TBL_0_208_18">
              <table:table-column table:style-name="TBL_0_208_18_col_0">
</table:table-column>
              <table:table-row table:style-name="TBL_0_208_18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19" table:style-name="TBL_0_208_19">
              <table:table-column table:style-name="TBL_0_208_19_col_0">
</table:table-column>
              <table:table-row table:style-name="TBL_0_208_19_row_0">
                <table:table-cell table:style-name="C1">
                  <text:p text:style-name="P0"><text:span text:style-name="T0">7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4">
          <table:table-cell table:style-name="empty-cell"/>
          <table:covered-table-cell/>
          <table:table-cell table:style-name="C1">
            <table:table is-subtable="true" table:name="TBL_0_208_20" table:style-name="TBL_0_208_20">
              <table:table-column table:style-name="TBL_0_208_20_col_0">
</table:table-column>
              <table:table-row table:style-name="TBL_0_208_20_row_0">
                <table:table-cell table:style-name="C1">
                  <text:p text:style-name="P0"><text:span text:style-name="T0">Oulu</text:span></text:p>
                </table:table-cell>
              </table:table-row>
            </table:table>
          </table:table-cell>
          <table:table-cell table:style-name="C4">
            <table:table is-subtable="true" table:name="TBL_0_208_21" table:style-name="TBL_0_208_21">
              <table:table-column table:style-name="TBL_0_208_21_col_0">
</table:table-column>
              <table:table-row table:style-name="TBL_0_208_21_row_0">
                <table:table-cell table:style-name="C1">
                  <text:p text:style-name="P0"><text:span text:style-name="T0">0</text:span></text:p>
                </table:table-cell>
              </table:table-row>
            </table:table>
          </table:table-cell>
          <table:table-cell table:style-name="C4">
            <table:table is-subtable="true" table:name="TBL_0_208_22" table:style-name="TBL_0_208_22">
              <table:table-column table:style-name="TBL_0_208_22_col_0">
</table:table-column>
              <table:table-row table:style-name="TBL_0_208_22_row_0">
                <table:table-cell table:style-name="C1">
                  <text:p text:style-name="P0"><text:span text:style-name="T0">73</text:span></text:p>
                </table:table-cell>
              </table:table-row>
            </table:table>
          </table:table-cell>
          <table:table-cell table:style-name="C4">
            <table:table is-subtable="true" table:name="TBL_0_208_23" table:style-name="TBL_0_208_23">
              <table:table-column table:style-name="TBL_0_208_23_col_0">
</table:table-column>
              <table:table-row table:style-name="TBL_0_208_23_row_0">
                <table:table-cell table:style-name="C1">
                  <text:p text:style-name="P0"><text:span text:style-name="T0">29</text:span></text:p>
                </table:table-cell>
              </table:table-row>
            </table:table>
          </table:table-cell>
          <table:table-cell table:style-name="C4">
            <table:table is-subtable="true" table:name="TBL_0_208_24" table:style-name="TBL_0_208_24">
              <table:table-column table:style-name="TBL_0_208_24_col_0">
</table:table-column>
              <table:table-row table:style-name="TBL_0_208_24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25" table:style-name="TBL_0_208_25">
              <table:table-column table:style-name="TBL_0_208_25_col_0">
</table:table-column>
              <table:table-row table:style-name="TBL_0_208_25_row_0">
                <table:table-cell table:style-name="C1">
                  <text:p text:style-name="P0"><text:span text:style-name="T0">15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5">
          <table:table-cell table:style-name="empty-cell"/>
          <table:table-cell table:style-name="C0" table:number-rows-spanned="9">
            <table:table is-subtable="true" table:name="TBL_0_208_26" table:style-name="TBL_0_208_26">
              <table:table-column table:style-name="TBL_0_208_26_col_0">
</table:table-column>
              <table:table-row table:style-name="TBL_0_208_26_row_0">
                <table:table-cell table:style-name="C1">
                  <text:p text:style-name="P0"><text:span text:style-name="T0">France</text:span></text:p>
                </table:table-cell>
              </table:table-row>
            </table:table>
          </table:table-cell>
          <table:table-cell table:style-name="C1">
            <table:table is-subtable="true" table:name="TBL_0_208_27" table:style-name="TBL_0_208_27">
              <table:table-column table:style-name="TBL_0_208_27_col_0">
</table:table-column>
              <table:table-row table:style-name="TBL_0_208_27_row_0">
                <table:table-cell table:style-name="C1">
                  <text:p text:style-name="P0"><text:span text:style-name="T0">Lille</text:span></text:p>
                </table:table-cell>
              </table:table-row>
            </table:table>
          </table:table-cell>
          <table:table-cell table:style-name="C4">
            <table:table is-subtable="true" table:name="TBL_0_208_28" table:style-name="TBL_0_208_28">
              <table:table-column table:style-name="TBL_0_208_28_col_0">
</table:table-column>
              <table:table-row table:style-name="TBL_0_208_28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8_29" table:style-name="TBL_0_208_29">
              <table:table-column table:style-name="TBL_0_208_29_col_0">
</table:table-column>
              <table:table-row table:style-name="TBL_0_208_29_row_0">
                <table:table-cell table:style-name="C1">
                  <text:p text:style-name="P0"><text:span text:style-name="T0">100</text:span></text:p>
                </table:table-cell>
              </table:table-row>
            </table:table>
          </table:table-cell>
          <table:table-cell table:style-name="C4">
            <table:table is-subtable="true" table:name="TBL_0_208_30" table:style-name="TBL_0_208_30">
              <table:table-column table:style-name="TBL_0_208_30_col_0">
</table:table-column>
              <table:table-row table:style-name="TBL_0_208_30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8_31" table:style-name="TBL_0_208_31">
              <table:table-column table:style-name="TBL_0_208_31_col_0">
</table:table-column>
              <table:table-row table:style-name="TBL_0_208_31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32" table:style-name="TBL_0_208_32">
              <table:table-column table:style-name="TBL_0_208_32_col_0">
</table:table-column>
              <table:table-row table:style-name="TBL_0_208_32_row_0">
                <table:table-cell table:style-name="C1">
                  <text:p text:style-name="P0"><text:span text:style-name="T0">5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6">
          <table:table-cell table:style-name="empty-cell"/>
          <table:covered-table-cell/>
          <table:table-cell table:style-name="C1">
            <table:table is-subtable="true" table:name="TBL_0_208_33" table:style-name="TBL_0_208_33">
              <table:table-column table:style-name="TBL_0_208_33_col_0">
</table:table-column>
              <table:table-row table:style-name="TBL_0_208_33_row_0">
                <table:table-cell table:style-name="C1">
                  <text:p text:style-name="P0"><text:span text:style-name="T0">Lyon</text:span></text:p>
                </table:table-cell>
              </table:table-row>
            </table:table>
          </table:table-cell>
          <table:table-cell table:style-name="C4">
            <table:table is-subtable="true" table:name="TBL_0_208_34" table:style-name="TBL_0_208_34">
              <table:table-column table:style-name="TBL_0_208_34_col_0">
</table:table-column>
              <table:table-row table:style-name="TBL_0_208_34_row_0">
                <table:table-cell table:style-name="C1">
                  <text:p text:style-name="P0"><text:span text:style-name="T0">8</text:span></text:p>
                </table:table-cell>
              </table:table-row>
            </table:table>
          </table:table-cell>
          <table:table-cell table:style-name="C4">
            <table:table is-subtable="true" table:name="TBL_0_208_35" table:style-name="TBL_0_208_35">
              <table:table-column table:style-name="TBL_0_208_35_col_0">
</table:table-column>
              <table:table-row table:style-name="TBL_0_208_35_row_0">
                <table:table-cell table:style-name="C1">
                  <text:p text:style-name="P0"><text:span text:style-name="T0">194</text:span></text:p>
                </table:table-cell>
              </table:table-row>
            </table:table>
          </table:table-cell>
          <table:table-cell table:style-name="C4">
            <table:table is-subtable="true" table:name="TBL_0_208_36" table:style-name="TBL_0_208_36">
              <table:table-column table:style-name="TBL_0_208_36_col_0">
</table:table-column>
              <table:table-row table:style-name="TBL_0_208_36_row_0">
                <table:table-cell table:style-name="C1">
                  <text:p text:style-name="P0"><text:span text:style-name="T0">49</text:span></text:p>
                </table:table-cell>
              </table:table-row>
            </table:table>
          </table:table-cell>
          <table:table-cell table:style-name="C4">
            <table:table is-subtable="true" table:name="TBL_0_208_37" table:style-name="TBL_0_208_37">
              <table:table-column table:style-name="TBL_0_208_37_col_0">
</table:table-column>
              <table:table-row table:style-name="TBL_0_208_37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38" table:style-name="TBL_0_208_38">
              <table:table-column table:style-name="TBL_0_208_38_col_0">
</table:table-column>
              <table:table-row table:style-name="TBL_0_208_38_row_0">
                <table:table-cell table:style-name="C1">
                  <text:p text:style-name="P0"><text:span text:style-name="T0">10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7">
          <table:table-cell table:style-name="empty-cell"/>
          <table:covered-table-cell/>
          <table:table-cell table:style-name="C1">
            <table:table is-subtable="true" table:name="TBL_0_208_39" table:style-name="TBL_0_208_39">
              <table:table-column table:style-name="TBL_0_208_39_col_0">
</table:table-column>
              <table:table-row table:style-name="TBL_0_208_39_row_0">
                <table:table-cell table:style-name="C1">
                  <text:p text:style-name="P0"><text:span text:style-name="T0">Marseille</text:span></text:p>
                </table:table-cell>
              </table:table-row>
            </table:table>
          </table:table-cell>
          <table:table-cell table:style-name="C4">
            <table:table is-subtable="true" table:name="TBL_0_208_40" table:style-name="TBL_0_208_40">
              <table:table-column table:style-name="TBL_0_208_40_col_0">
</table:table-column>
              <table:table-row table:style-name="TBL_0_208_40_row_0">
                <table:table-cell table:style-name="C1">
                  <text:p text:style-name="P0"><text:span text:style-name="T0">96</text:span></text:p>
                </table:table-cell>
              </table:table-row>
            </table:table>
          </table:table-cell>
          <table:table-cell table:style-name="C4">
            <table:table is-subtable="true" table:name="TBL_0_208_41" table:style-name="TBL_0_208_41">
              <table:table-column table:style-name="TBL_0_208_41_col_0">
</table:table-column>
              <table:table-row table:style-name="TBL_0_208_41_row_0">
                <table:table-cell table:style-name="C1">
                  <text:p text:style-name="P0"><text:span text:style-name="T0">16</text:span></text:p>
                </table:table-cell>
              </table:table-row>
            </table:table>
          </table:table-cell>
          <table:table-cell table:style-name="C4">
            <table:table is-subtable="true" table:name="TBL_0_208_42" table:style-name="TBL_0_208_42">
              <table:table-column table:style-name="TBL_0_208_42_col_0">
</table:table-column>
              <table:table-row table:style-name="TBL_0_208_42_row_0">
                <table:table-cell table:style-name="C1">
                  <text:p text:style-name="P0"><text:span text:style-name="T0">19</text:span></text:p>
                </table:table-cell>
              </table:table-row>
            </table:table>
          </table:table-cell>
          <table:table-cell table:style-name="C4">
            <table:table is-subtable="true" table:name="TBL_0_208_43" table:style-name="TBL_0_208_43">
              <table:table-column table:style-name="TBL_0_208_43_col_0">
</table:table-column>
              <table:table-row table:style-name="TBL_0_208_43_row_0">
                <table:table-cell table:style-name="C1">
                  <text:p text:style-name="P0"><text:span text:style-name="T0">38</text:span></text:p>
                </table:table-cell>
              </table:table-row>
            </table:table>
          </table:table-cell>
          <table:table-cell table:style-name="C2">
            <table:table is-subtable="true" table:name="TBL_0_208_44" table:style-name="TBL_0_208_44">
              <table:table-column table:style-name="TBL_0_208_44_col_0">
</table:table-column>
              <table:table-row table:style-name="TBL_0_208_44_row_0">
                <table:table-cell table:style-name="C1">
                  <text:p text:style-name="P0"><text:span text:style-name="T0">17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8">
          <table:table-cell table:style-name="empty-cell"/>
          <table:covered-table-cell/>
          <table:table-cell table:style-name="C1">
            <table:table is-subtable="true" table:name="TBL_0_208_45" table:style-name="TBL_0_208_45">
              <table:table-column table:style-name="TBL_0_208_45_col_0">
</table:table-column>
              <table:table-row table:style-name="TBL_0_208_45_row_0">
                <table:table-cell table:style-name="C1">
                  <text:p text:style-name="P0"><text:span text:style-name="T0">Nantes</text:span></text:p>
                </table:table-cell>
              </table:table-row>
            </table:table>
          </table:table-cell>
          <table:table-cell table:style-name="C4">
            <table:table is-subtable="true" table:name="TBL_0_208_46" table:style-name="TBL_0_208_46">
              <table:table-column table:style-name="TBL_0_208_46_col_0">
</table:table-column>
              <table:table-row table:style-name="TBL_0_208_46_row_0">
                <table:table-cell table:style-name="C1">
                  <text:p text:style-name="P0"><text:span text:style-name="T0">24</text:span></text:p>
                </table:table-cell>
              </table:table-row>
            </table:table>
          </table:table-cell>
          <table:table-cell table:style-name="C4">
            <table:table is-subtable="true" table:name="TBL_0_208_47" table:style-name="TBL_0_208_47">
              <table:table-column table:style-name="TBL_0_208_47_col_0">
</table:table-column>
              <table:table-row table:style-name="TBL_0_208_47_row_0">
                <table:table-cell table:style-name="C1">
                  <text:p text:style-name="P0"><text:span text:style-name="T0">4</text:span></text:p>
                </table:table-cell>
              </table:table-row>
            </table:table>
          </table:table-cell>
          <table:table-cell table:style-name="C4">
            <table:table is-subtable="true" table:name="TBL_0_208_48" table:style-name="TBL_0_208_48">
              <table:table-column table:style-name="TBL_0_208_48_col_0">
</table:table-column>
              <table:table-row table:style-name="TBL_0_208_48_row_0">
                <table:table-cell table:style-name="C1">
                  <text:p text:style-name="P0"><text:span text:style-name="T0">121</text:span></text:p>
                </table:table-cell>
              </table:table-row>
            </table:table>
          </table:table-cell>
          <table:table-cell table:style-name="C4">
            <table:table is-subtable="true" table:name="TBL_0_208_49" table:style-name="TBL_0_208_49">
              <table:table-column table:style-name="TBL_0_208_49_col_0">
</table:table-column>
              <table:table-row table:style-name="TBL_0_208_49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50" table:style-name="TBL_0_208_50">
              <table:table-column table:style-name="TBL_0_208_50_col_0">
</table:table-column>
              <table:table-row table:style-name="TBL_0_208_50_row_0">
                <table:table-cell table:style-name="C1">
                  <text:p text:style-name="P0"><text:span text:style-name="T0">7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9">
          <table:table-cell table:style-name="empty-cell"/>
          <table:covered-table-cell/>
          <table:table-cell table:style-name="C1">
            <table:table is-subtable="true" table:name="TBL_0_208_51" table:style-name="TBL_0_208_51">
              <table:table-column table:style-name="TBL_0_208_51_col_0">
</table:table-column>
              <table:table-row table:style-name="TBL_0_208_51_row_0">
                <table:table-cell table:style-name="C1">
                  <text:p text:style-name="P0"><text:span text:style-name="T0">Paris</text:span></text:p>
                </table:table-cell>
              </table:table-row>
            </table:table>
          </table:table-cell>
          <table:table-cell table:style-name="C4">
            <table:table is-subtable="true" table:name="TBL_0_208_52" table:style-name="TBL_0_208_52">
              <table:table-column table:style-name="TBL_0_208_52_col_0">
</table:table-column>
              <table:table-row table:style-name="TBL_0_208_52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8_53" table:style-name="TBL_0_208_53">
              <table:table-column table:style-name="TBL_0_208_53_col_0">
</table:table-column>
              <table:table-row table:style-name="TBL_0_208_53_row_0">
                <table:table-cell table:style-name="C1">
                  <text:p text:style-name="P0"><text:span text:style-name="T0">2</text:span></text:p>
                </table:table-cell>
              </table:table-row>
            </table:table>
          </table:table-cell>
          <table:table-cell table:style-name="C4">
            <table:table is-subtable="true" table:name="TBL_0_208_54" table:style-name="TBL_0_208_54">
              <table:table-column table:style-name="TBL_0_208_54_col_0">
</table:table-column>
              <table:table-row table:style-name="TBL_0_208_54_row_0">
                <table:table-cell table:style-name="C1">
                  <text:p text:style-name="P0"><text:span text:style-name="T0">8</text:span></text:p>
                </table:table-cell>
              </table:table-row>
            </table:table>
          </table:table-cell>
          <table:table-cell table:style-name="C4">
            <table:table is-subtable="true" table:name="TBL_0_208_55" table:style-name="TBL_0_208_55">
              <table:table-column table:style-name="TBL_0_208_55_col_0">
</table:table-column>
              <table:table-row table:style-name="TBL_0_208_55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56" table:style-name="TBL_0_208_56">
              <table:table-column table:style-name="TBL_0_208_56_col_0">
</table:table-column>
              <table:table-row table:style-name="TBL_0_208_56_row_0">
                <table:table-cell table:style-name="C1">
                  <text:p text:style-name="P0"><text:span text:style-name="T0">4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10">
          <table:table-cell table:style-name="empty-cell"/>
          <table:covered-table-cell/>
          <table:table-cell table:style-name="C1">
            <table:table is-subtable="true" table:name="TBL_0_208_57" table:style-name="TBL_0_208_57">
              <table:table-column table:style-name="TBL_0_208_57_col_0">
</table:table-column>
              <table:table-row table:style-name="TBL_0_208_57_row_0">
                <table:table-cell table:style-name="C1">
                  <text:p text:style-name="P0"><text:span text:style-name="T0">Reims</text:span></text:p>
                </table:table-cell>
              </table:table-row>
            </table:table>
          </table:table-cell>
          <table:table-cell table:style-name="C4">
            <table:table is-subtable="true" table:name="TBL_0_208_58" table:style-name="TBL_0_208_58">
              <table:table-column table:style-name="TBL_0_208_58_col_0">
</table:table-column>
              <table:table-row table:style-name="TBL_0_208_58_row_0">
                <table:table-cell table:style-name="C1">
                  <text:p text:style-name="P0"><text:span text:style-name="T0">1</text:span></text:p>
                </table:table-cell>
              </table:table-row>
            </table:table>
          </table:table-cell>
          <table:table-cell table:style-name="C4">
            <table:table is-subtable="true" table:name="TBL_0_208_59" table:style-name="TBL_0_208_59">
              <table:table-column table:style-name="TBL_0_208_59_col_0">
</table:table-column>
              <table:table-row table:style-name="TBL_0_208_59_row_0">
                <table:table-cell table:style-name="C1">
                  <text:p text:style-name="P0"><text:span text:style-name="T0">11</text:span></text:p>
                </table:table-cell>
              </table:table-row>
            </table:table>
          </table:table-cell>
          <table:table-cell table:style-name="C4">
            <table:table is-subtable="true" table:name="TBL_0_208_60" table:style-name="TBL_0_208_60">
              <table:table-column table:style-name="TBL_0_208_60_col_0">
</table:table-column>
              <table:table-row table:style-name="TBL_0_208_60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8_61" table:style-name="TBL_0_208_61">
              <table:table-column table:style-name="TBL_0_208_61_col_0">
</table:table-column>
              <table:table-row table:style-name="TBL_0_208_61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62" table:style-name="TBL_0_208_62">
              <table:table-column table:style-name="TBL_0_208_62_col_0">
</table:table-column>
              <table:table-row table:style-name="TBL_0_208_62_row_0">
                <table:table-cell table:style-name="C1">
                  <text:p text:style-name="P0"><text:span text:style-name="T0">5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11">
          <table:table-cell table:style-name="empty-cell"/>
          <table:covered-table-cell/>
          <table:table-cell table:style-name="C1">
            <table:table is-subtable="true" table:name="TBL_0_208_63" table:style-name="TBL_0_208_63">
              <table:table-column table:style-name="TBL_0_208_63_col_0">
</table:table-column>
              <table:table-row table:style-name="TBL_0_208_63_row_0">
                <table:table-cell table:style-name="C1">
                  <text:p text:style-name="P0"><text:span text:style-name="T0">Strasbourg</text:span></text:p>
                </table:table-cell>
              </table:table-row>
            </table:table>
          </table:table-cell>
          <table:table-cell table:style-name="C4">
            <table:table is-subtable="true" table:name="TBL_0_208_64" table:style-name="TBL_0_208_64">
              <table:table-column table:style-name="TBL_0_208_64_col_0">
</table:table-column>
              <table:table-row table:style-name="TBL_0_208_64_row_0">
                <table:table-cell table:style-name="C1">
                  <text:p text:style-name="P0"><text:span text:style-name="T0">131</text:span></text:p>
                </table:table-cell>
              </table:table-row>
            </table:table>
          </table:table-cell>
          <table:table-cell table:style-name="C4">
            <table:table is-subtable="true" table:name="TBL_0_208_65" table:style-name="TBL_0_208_65">
              <table:table-column table:style-name="TBL_0_208_65_col_0">
</table:table-column>
              <table:table-row table:style-name="TBL_0_208_65_row_0">
                <table:table-cell table:style-name="C1">
                  <text:p text:style-name="P0"><text:span text:style-name="T0">27</text:span></text:p>
                </table:table-cell>
              </table:table-row>
            </table:table>
          </table:table-cell>
          <table:table-cell table:style-name="C4">
            <table:table is-subtable="true" table:name="TBL_0_208_66" table:style-name="TBL_0_208_66">
              <table:table-column table:style-name="TBL_0_208_66_col_0">
</table:table-column>
              <table:table-row table:style-name="TBL_0_208_66_row_0">
                <table:table-cell table:style-name="C1">
                  <text:p text:style-name="P0"><text:span text:style-name="T0">7</text:span></text:p>
                </table:table-cell>
              </table:table-row>
            </table:table>
          </table:table-cell>
          <table:table-cell table:style-name="C4">
            <table:table is-subtable="true" table:name="TBL_0_208_67" table:style-name="TBL_0_208_67">
              <table:table-column table:style-name="TBL_0_208_67_col_0">
</table:table-column>
              <table:table-row table:style-name="TBL_0_208_67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68" table:style-name="TBL_0_208_68">
              <table:table-column table:style-name="TBL_0_208_68_col_0">
</table:table-column>
              <table:table-row table:style-name="TBL_0_208_68_row_0">
                <table:table-cell table:style-name="C1">
                  <text:p text:style-name="P0"><text:span text:style-name="T0">11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12">
          <table:table-cell table:style-name="empty-cell"/>
          <table:covered-table-cell/>
          <table:table-cell table:style-name="C1">
            <table:table is-subtable="true" table:name="TBL_0_208_69" table:style-name="TBL_0_208_69">
              <table:table-column table:style-name="TBL_0_208_69_col_0">
</table:table-column>
              <table:table-row table:style-name="TBL_0_208_69_row_0">
                <table:table-cell table:style-name="C1">
                  <text:p text:style-name="P0"><text:span text:style-name="T0">Toulouse</text:span></text:p>
                </table:table-cell>
              </table:table-row>
            </table:table>
          </table:table-cell>
          <table:table-cell table:style-name="C4">
            <table:table is-subtable="true" table:name="TBL_0_208_70" table:style-name="TBL_0_208_70">
              <table:table-column table:style-name="TBL_0_208_70_col_0">
</table:table-column>
              <table:table-row table:style-name="TBL_0_208_70_row_0">
                <table:table-cell table:style-name="C1">
                  <text:p text:style-name="P0"><text:span text:style-name="T0">0</text:span></text:p>
                </table:table-cell>
              </table:table-row>
            </table:table>
          </table:table-cell>
          <table:table-cell table:style-name="C4">
            <table:table is-subtable="true" table:name="TBL_0_208_71" table:style-name="TBL_0_208_71">
              <table:table-column table:style-name="TBL_0_208_71_col_0">
</table:table-column>
              <table:table-row table:style-name="TBL_0_208_71_row_0">
                <table:table-cell table:style-name="C1">
                  <text:p text:style-name="P0"><text:span text:style-name="T0">249</text:span></text:p>
                </table:table-cell>
              </table:table-row>
            </table:table>
          </table:table-cell>
          <table:table-cell table:style-name="C4">
            <table:table is-subtable="true" table:name="TBL_0_208_72" table:style-name="TBL_0_208_72">
              <table:table-column table:style-name="TBL_0_208_72_col_0">
</table:table-column>
              <table:table-row table:style-name="TBL_0_208_72_row_0">
                <table:table-cell table:style-name="C1">
                  <text:p text:style-name="P0"><text:span text:style-name="T0">68</text:span></text:p>
                </table:table-cell>
              </table:table-row>
            </table:table>
          </table:table-cell>
          <table:table-cell table:style-name="C4">
            <table:table is-subtable="true" table:name="TBL_0_208_73" table:style-name="TBL_0_208_73">
              <table:table-column table:style-name="TBL_0_208_73_col_0">
</table:table-column>
              <table:table-row table:style-name="TBL_0_208_73_row_0">
                <table:table-cell table:style-name="C1">
                  <text:p text:style-name="P0"><text:span text:style-name="T0">2</text:span></text:p>
                </table:table-cell>
              </table:table-row>
            </table:table>
          </table:table-cell>
          <table:table-cell table:style-name="C2">
            <table:table is-subtable="true" table:name="TBL_0_208_74" table:style-name="TBL_0_208_74">
              <table:table-column table:style-name="TBL_0_208_74_col_0">
</table:table-column>
              <table:table-row table:style-name="TBL_0_208_74_row_0">
                <table:table-cell table:style-name="C1">
                  <text:p text:style-name="P0"><text:span text:style-name="T0">14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13">
          <table:table-cell table:style-name="empty-cell"/>
          <table:covered-table-cell/>
          <table:table-cell table:style-name="C1">
            <table:table is-subtable="true" table:name="TBL_0_208_75" table:style-name="TBL_0_208_75">
              <table:table-column table:style-name="TBL_0_208_75_col_0">
</table:table-column>
              <table:table-row table:style-name="TBL_0_208_75_row_0">
                <table:table-cell table:style-name="C1">
                  <text:p text:style-name="P0"><text:span text:style-name="T0">Versailles</text:span></text:p>
                </table:table-cell>
              </table:table-row>
            </table:table>
          </table:table-cell>
          <table:table-cell table:style-name="C4">
            <table:table is-subtable="true" table:name="TBL_0_208_76" table:style-name="TBL_0_208_76">
              <table:table-column table:style-name="TBL_0_208_76_col_0">
</table:table-column>
              <table:table-row table:style-name="TBL_0_208_76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8_77" table:style-name="TBL_0_208_77">
              <table:table-column table:style-name="TBL_0_208_77_col_0">
</table:table-column>
              <table:table-row table:style-name="TBL_0_208_77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8_78" table:style-name="TBL_0_208_78">
              <table:table-column table:style-name="TBL_0_208_78_col_0">
</table:table-column>
              <table:table-row table:style-name="TBL_0_208_78_row_0">
                <table:table-cell table:style-name="C1">
                  <text:p text:style-name="P0"><text:span text:style-name="T0">15</text:span></text:p>
                </table:table-cell>
              </table:table-row>
            </table:table>
          </table:table-cell>
          <table:table-cell table:style-name="C4">
            <table:table is-subtable="true" table:name="TBL_0_208_79" table:style-name="TBL_0_208_79">
              <table:table-column table:style-name="TBL_0_208_79_col_0">
</table:table-column>
              <table:table-row table:style-name="TBL_0_208_79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80" table:style-name="TBL_0_208_80">
              <table:table-column table:style-name="TBL_0_208_80_col_0">
</table:table-column>
              <table:table-row table:style-name="TBL_0_208_80_row_0">
                <table:table-cell table:style-name="C1">
                  <text:p text:style-name="P0"><text:span text:style-name="T0">4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14">
          <table:table-cell table:style-name="empty-cell"/>
          <table:table-cell table:style-name="C0" table:number-rows-spanned="11">
            <table:table is-subtable="true" table:name="TBL_0_208_81" table:style-name="TBL_0_208_81">
              <table:table-column table:style-name="TBL_0_208_81_col_0">
</table:table-column>
              <table:table-row table:style-name="TBL_0_208_81_row_0">
                <table:table-cell table:style-name="C1">
                  <text:p text:style-name="P0"><text:span text:style-name="T0">Germany</text:span></text:p>
                </table:table-cell>
              </table:table-row>
            </table:table>
          </table:table-cell>
          <table:table-cell table:style-name="C1">
            <table:table is-subtable="true" table:name="TBL_0_208_82" table:style-name="TBL_0_208_82">
              <table:table-column table:style-name="TBL_0_208_82_col_0">
</table:table-column>
              <table:table-row table:style-name="TBL_0_208_82_row_0">
                <table:table-cell table:style-name="C1">
                  <text:p text:style-name="P0"><text:span text:style-name="T0">Aachen</text:span></text:p>
                </table:table-cell>
              </table:table-row>
            </table:table>
          </table:table-cell>
          <table:table-cell table:style-name="C4">
            <table:table is-subtable="true" table:name="TBL_0_208_83" table:style-name="TBL_0_208_83">
              <table:table-column table:style-name="TBL_0_208_83_col_0">
</table:table-column>
              <table:table-row table:style-name="TBL_0_208_83_row_0">
                <table:table-cell table:style-name="C1">
                  <text:p text:style-name="P0"><text:span text:style-name="T0">5</text:span></text:p>
                </table:table-cell>
              </table:table-row>
            </table:table>
          </table:table-cell>
          <table:table-cell table:style-name="C4">
            <table:table is-subtable="true" table:name="TBL_0_208_84" table:style-name="TBL_0_208_84">
              <table:table-column table:style-name="TBL_0_208_84_col_0">
</table:table-column>
              <table:table-row table:style-name="TBL_0_208_84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8_85" table:style-name="TBL_0_208_85">
              <table:table-column table:style-name="TBL_0_208_85_col_0">
</table:table-column>
              <table:table-row table:style-name="TBL_0_208_85_row_0">
                <table:table-cell table:style-name="C1">
                  <text:p text:style-name="P0"><text:span text:style-name="T0">7</text:span></text:p>
                </table:table-cell>
              </table:table-row>
            </table:table>
          </table:table-cell>
          <table:table-cell table:style-name="C4">
            <table:table is-subtable="true" table:name="TBL_0_208_86" table:style-name="TBL_0_208_86">
              <table:table-column table:style-name="TBL_0_208_86_col_0">
</table:table-column>
              <table:table-row table:style-name="TBL_0_208_86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87" table:style-name="TBL_0_208_87">
              <table:table-column table:style-name="TBL_0_208_87_col_0">
</table:table-column>
              <table:table-row table:style-name="TBL_0_208_87_row_0">
                <table:table-cell table:style-name="C1">
                  <text:p text:style-name="P0"><text:span text:style-name="T0">6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15">
          <table:table-cell table:style-name="empty-cell"/>
          <table:covered-table-cell/>
          <table:table-cell table:style-name="C1">
            <table:table is-subtable="true" table:name="TBL_0_208_88" table:style-name="TBL_0_208_88">
              <table:table-column table:style-name="TBL_0_208_88_col_0">
</table:table-column>
              <table:table-row table:style-name="TBL_0_208_88_row_0">
                <table:table-cell table:style-name="C1">
                  <text:p text:style-name="P0"><text:span text:style-name="T0">Berlin</text:span></text:p>
                </table:table-cell>
              </table:table-row>
            </table:table>
          </table:table-cell>
          <table:table-cell table:style-name="C4">
            <table:table is-subtable="true" table:name="TBL_0_208_89" table:style-name="TBL_0_208_89">
              <table:table-column table:style-name="TBL_0_208_89_col_0">
</table:table-column>
              <table:table-row table:style-name="TBL_0_208_89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8_90" table:style-name="TBL_0_208_90">
              <table:table-column table:style-name="TBL_0_208_90_col_0">
</table:table-column>
              <table:table-row table:style-name="TBL_0_208_90_row_0">
                <table:table-cell table:style-name="C1">
                  <text:p text:style-name="P0"><text:span text:style-name="T0">23</text:span></text:p>
                </table:table-cell>
              </table:table-row>
            </table:table>
          </table:table-cell>
          <table:table-cell table:style-name="C4">
            <table:table is-subtable="true" table:name="TBL_0_208_91" table:style-name="TBL_0_208_91">
              <table:table-column table:style-name="TBL_0_208_91_col_0">
</table:table-column>
              <table:table-row table:style-name="TBL_0_208_91_row_0">
                <table:table-cell table:style-name="C1">
                  <text:p text:style-name="P0"><text:span text:style-name="T0">1</text:span></text:p>
                </table:table-cell>
              </table:table-row>
            </table:table>
          </table:table-cell>
          <table:table-cell table:style-name="C4">
            <table:table is-subtable="true" table:name="TBL_0_208_92" table:style-name="TBL_0_208_92">
              <table:table-column table:style-name="TBL_0_208_92_col_0">
</table:table-column>
              <table:table-row table:style-name="TBL_0_208_92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93" table:style-name="TBL_0_208_93">
              <table:table-column table:style-name="TBL_0_208_93_col_0">
</table:table-column>
              <table:table-row table:style-name="TBL_0_208_93_row_0">
                <table:table-cell table:style-name="C1">
                  <text:p text:style-name="P0"><text:span text:style-name="T0">6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16">
          <table:table-cell table:style-name="empty-cell"/>
          <table:covered-table-cell/>
          <table:table-cell table:style-name="C1">
            <table:table is-subtable="true" table:name="TBL_0_208_94" table:style-name="TBL_0_208_94">
              <table:table-column table:style-name="TBL_0_208_94_col_0">
</table:table-column>
              <table:table-row table:style-name="TBL_0_208_94_row_0">
                <table:table-cell table:style-name="C1">
                  <text:p text:style-name="P0"><text:span text:style-name="T0">Brandenburg</text:span></text:p>
                </table:table-cell>
              </table:table-row>
            </table:table>
          </table:table-cell>
          <table:table-cell table:style-name="C4">
            <table:table is-subtable="true" table:name="TBL_0_208_95" table:style-name="TBL_0_208_95">
              <table:table-column table:style-name="TBL_0_208_95_col_0">
</table:table-column>
              <table:table-row table:style-name="TBL_0_208_95_row_0">
                <table:table-cell table:style-name="C1">
                  <text:p text:style-name="P0"><text:span text:style-name="T0">64</text:span></text:p>
                </table:table-cell>
              </table:table-row>
            </table:table>
          </table:table-cell>
          <table:table-cell table:style-name="C4">
            <table:table is-subtable="true" table:name="TBL_0_208_96" table:style-name="TBL_0_208_96">
              <table:table-column table:style-name="TBL_0_208_96_col_0">
</table:table-column>
              <table:table-row table:style-name="TBL_0_208_96_row_0">
                <table:table-cell table:style-name="C1">
                  <text:p text:style-name="P0"><text:span text:style-name="T0">170</text:span></text:p>
                </table:table-cell>
              </table:table-row>
            </table:table>
          </table:table-cell>
          <table:table-cell table:style-name="C4">
            <table:table is-subtable="true" table:name="TBL_0_208_97" table:style-name="TBL_0_208_97">
              <table:table-column table:style-name="TBL_0_208_97_col_0">
</table:table-column>
              <table:table-row table:style-name="TBL_0_208_97_row_0">
                <table:table-cell table:style-name="C1">
                  <text:p text:style-name="P0"><text:span text:style-name="T0">29</text:span></text:p>
                </table:table-cell>
              </table:table-row>
            </table:table>
          </table:table-cell>
          <table:table-cell table:style-name="C4">
            <table:table is-subtable="true" table:name="TBL_0_208_98" table:style-name="TBL_0_208_98">
              <table:table-column table:style-name="TBL_0_208_98_col_0">
</table:table-column>
              <table:table-row table:style-name="TBL_0_208_98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99" table:style-name="TBL_0_208_99">
              <table:table-column table:style-name="TBL_0_208_99_col_0">
</table:table-column>
              <table:table-row table:style-name="TBL_0_208_99_row_0">
                <table:table-cell table:style-name="C1">
                  <text:p text:style-name="P0"><text:span text:style-name="T0">14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17">
          <table:table-cell table:style-name="empty-cell"/>
          <table:covered-table-cell/>
          <table:table-cell table:style-name="C1">
            <table:table is-subtable="true" table:name="TBL_0_208_100" table:style-name="TBL_0_208_100">
              <table:table-column table:style-name="TBL_0_208_100_col_0">
</table:table-column>
              <table:table-row table:style-name="TBL_0_208_100_row_0">
                <table:table-cell table:style-name="C1">
                  <text:p text:style-name="P0"><text:span text:style-name="T0">Cunewalde</text:span></text:p>
                </table:table-cell>
              </table:table-row>
            </table:table>
          </table:table-cell>
          <table:table-cell table:style-name="C4">
            <table:table is-subtable="true" table:name="TBL_0_208_101" table:style-name="TBL_0_208_101">
              <table:table-column table:style-name="TBL_0_208_101_col_0">
</table:table-column>
              <table:table-row table:style-name="TBL_0_208_101_row_0">
                <table:table-cell table:style-name="C1">
                  <text:p text:style-name="P0"><text:span text:style-name="T0">183</text:span></text:p>
                </table:table-cell>
              </table:table-row>
            </table:table>
          </table:table-cell>
          <table:table-cell table:style-name="C4">
            <table:table is-subtable="true" table:name="TBL_0_208_102" table:style-name="TBL_0_208_102">
              <table:table-column table:style-name="TBL_0_208_102_col_0">
</table:table-column>
              <table:table-row table:style-name="TBL_0_208_102_row_0">
                <table:table-cell table:style-name="C1">
                  <text:p text:style-name="P0"><text:span text:style-name="T0">42</text:span></text:p>
                </table:table-cell>
              </table:table-row>
            </table:table>
          </table:table-cell>
          <table:table-cell table:style-name="C4">
            <table:table is-subtable="true" table:name="TBL_0_208_103" table:style-name="TBL_0_208_103">
              <table:table-column table:style-name="TBL_0_208_103_col_0">
</table:table-column>
              <table:table-row table:style-name="TBL_0_208_103_row_0">
                <table:table-cell table:style-name="C1">
                  <text:p text:style-name="P0"><text:span text:style-name="T0">297</text:span></text:p>
                </table:table-cell>
              </table:table-row>
            </table:table>
          </table:table-cell>
          <table:table-cell table:style-name="C4">
            <table:table is-subtable="true" table:name="TBL_0_208_104" table:style-name="TBL_0_208_104">
              <table:table-column table:style-name="TBL_0_208_104_col_0">
</table:table-column>
              <table:table-row table:style-name="TBL_0_208_104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105" table:style-name="TBL_0_208_105">
              <table:table-column table:style-name="TBL_0_208_105_col_0">
</table:table-column>
              <table:table-row table:style-name="TBL_0_208_105_row_0">
                <table:table-cell table:style-name="C1">
                  <text:p text:style-name="P0"><text:span text:style-name="T0">28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18">
          <table:table-cell table:style-name="empty-cell"/>
          <table:covered-table-cell/>
          <table:table-cell table:style-name="C1">
            <table:table is-subtable="true" table:name="TBL_0_208_106" table:style-name="TBL_0_208_106">
              <table:table-column table:style-name="TBL_0_208_106_col_0">
</table:table-column>
              <table:table-row table:style-name="TBL_0_208_106_row_0">
                <table:table-cell table:style-name="C1">
                  <text:p text:style-name="P0"><text:span text:style-name="T0">Frankfurt a.M.</text:span></text:p>
                </table:table-cell>
              </table:table-row>
            </table:table>
          </table:table-cell>
          <table:table-cell table:style-name="C4">
            <table:table is-subtable="true" table:name="TBL_0_208_107" table:style-name="TBL_0_208_107">
              <table:table-column table:style-name="TBL_0_208_107_col_0">
</table:table-column>
              <table:table-row table:style-name="TBL_0_208_107_row_0">
                <table:table-cell table:style-name="C1">
                  <text:p text:style-name="P0"><text:span text:style-name="T0">110</text:span></text:p>
                </table:table-cell>
              </table:table-row>
            </table:table>
          </table:table-cell>
          <table:table-cell table:style-name="C4">
            <table:table is-subtable="true" table:name="TBL_0_208_108" table:style-name="TBL_0_208_108">
              <table:table-column table:style-name="TBL_0_208_108_col_0">
</table:table-column>
              <table:table-row table:style-name="TBL_0_208_108_row_0">
                <table:table-cell table:style-name="C1">
                  <text:p text:style-name="P0"><text:span text:style-name="T0">91</text:span></text:p>
                </table:table-cell>
              </table:table-row>
            </table:table>
          </table:table-cell>
          <table:table-cell table:style-name="C4">
            <table:table is-subtable="true" table:name="TBL_0_208_109" table:style-name="TBL_0_208_109">
              <table:table-column table:style-name="TBL_0_208_109_col_0">
</table:table-column>
              <table:table-row table:style-name="TBL_0_208_109_row_0">
                <table:table-cell table:style-name="C1">
                  <text:p text:style-name="P0"><text:span text:style-name="T0">32</text:span></text:p>
                </table:table-cell>
              </table:table-row>
            </table:table>
          </table:table-cell>
          <table:table-cell table:style-name="C4">
            <table:table is-subtable="true" table:name="TBL_0_208_110" table:style-name="TBL_0_208_110">
              <table:table-column table:style-name="TBL_0_208_110_col_0">
</table:table-column>
              <table:table-row table:style-name="TBL_0_208_110_row_0">
                <table:table-cell table:style-name="C1">
                  <text:p text:style-name="P0"><text:span text:style-name="T0">136</text:span></text:p>
                </table:table-cell>
              </table:table-row>
            </table:table>
          </table:table-cell>
          <table:table-cell table:style-name="C2">
            <table:table is-subtable="true" table:name="TBL_0_208_111" table:style-name="TBL_0_208_111">
              <table:table-column table:style-name="TBL_0_208_111_col_0">
</table:table-column>
              <table:table-row table:style-name="TBL_0_208_111_row_0">
                <table:table-cell table:style-name="C1">
                  <text:p text:style-name="P0"><text:span text:style-name="T0">15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19">
          <table:table-cell table:style-name="empty-cell"/>
          <table:covered-table-cell/>
          <table:table-cell table:style-name="C1">
            <table:table is-subtable="true" table:name="TBL_0_208_112" table:style-name="TBL_0_208_112">
              <table:table-column table:style-name="TBL_0_208_112_col_0">
</table:table-column>
              <table:table-row table:style-name="TBL_0_208_112_row_0">
                <table:table-cell table:style-name="C1">
                  <text:p text:style-name="P0"><text:span text:style-name="T0">Köln</text:span></text:p>
                </table:table-cell>
              </table:table-row>
            </table:table>
          </table:table-cell>
          <table:table-cell table:style-name="C4">
            <table:table is-subtable="true" table:name="TBL_0_208_113" table:style-name="TBL_0_208_113">
              <table:table-column table:style-name="TBL_0_208_113_col_0">
</table:table-column>
              <table:table-row table:style-name="TBL_0_208_113_row_0">
                <table:table-cell table:style-name="C1">
                  <text:p text:style-name="P0"><text:span text:style-name="T0">55</text:span></text:p>
                </table:table-cell>
              </table:table-row>
            </table:table>
          </table:table-cell>
          <table:table-cell table:style-name="C4">
            <table:table is-subtable="true" table:name="TBL_0_208_114" table:style-name="TBL_0_208_114">
              <table:table-column table:style-name="TBL_0_208_114_col_0">
</table:table-column>
              <table:table-row table:style-name="TBL_0_208_114_row_0">
                <table:table-cell table:style-name="C1">
                  <text:p text:style-name="P0"><text:span text:style-name="T0">157</text:span></text:p>
                </table:table-cell>
              </table:table-row>
            </table:table>
          </table:table-cell>
          <table:table-cell table:style-name="C4">
            <table:table is-subtable="true" table:name="TBL_0_208_115" table:style-name="TBL_0_208_115">
              <table:table-column table:style-name="TBL_0_208_115_col_0">
</table:table-column>
              <table:table-row table:style-name="TBL_0_208_115_row_0">
                <table:table-cell table:style-name="C1">
                  <text:p text:style-name="P0"><text:span text:style-name="T0">43</text:span></text:p>
                </table:table-cell>
              </table:table-row>
            </table:table>
          </table:table-cell>
          <table:table-cell table:style-name="C4">
            <table:table is-subtable="true" table:name="TBL_0_208_116" table:style-name="TBL_0_208_116">
              <table:table-column table:style-name="TBL_0_208_116_col_0">
</table:table-column>
              <table:table-row table:style-name="TBL_0_208_116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117" table:style-name="TBL_0_208_117">
              <table:table-column table:style-name="TBL_0_208_117_col_0">
</table:table-column>
              <table:table-row table:style-name="TBL_0_208_117_row_0">
                <table:table-cell table:style-name="C1">
                  <text:p text:style-name="P0"><text:span text:style-name="T0">10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20">
          <table:table-cell table:style-name="empty-cell"/>
          <table:covered-table-cell/>
          <table:table-cell table:style-name="C1">
            <table:table is-subtable="true" table:name="TBL_0_208_118" table:style-name="TBL_0_208_118">
              <table:table-column table:style-name="TBL_0_208_118_col_0">
</table:table-column>
              <table:table-row table:style-name="TBL_0_208_118_row_0">
                <table:table-cell table:style-name="C1">
                  <text:p text:style-name="P0"><text:span text:style-name="T0">Leipzig</text:span></text:p>
                </table:table-cell>
              </table:table-row>
            </table:table>
          </table:table-cell>
          <table:table-cell table:style-name="C4">
            <table:table is-subtable="true" table:name="TBL_0_208_119" table:style-name="TBL_0_208_119">
              <table:table-column table:style-name="TBL_0_208_119_col_0">
</table:table-column>
              <table:table-row table:style-name="TBL_0_208_119_row_0">
                <table:table-cell table:style-name="C1">
                  <text:p text:style-name="P0"><text:span text:style-name="T0">125</text:span></text:p>
                </table:table-cell>
              </table:table-row>
            </table:table>
          </table:table-cell>
          <table:table-cell table:style-name="C4">
            <table:table is-subtable="true" table:name="TBL_0_208_120" table:style-name="TBL_0_208_120">
              <table:table-column table:style-name="TBL_0_208_120_col_0">
</table:table-column>
              <table:table-row table:style-name="TBL_0_208_120_row_0">
                <table:table-cell table:style-name="C1">
                  <text:p text:style-name="P0"><text:span text:style-name="T0">0</text:span></text:p>
                </table:table-cell>
              </table:table-row>
            </table:table>
          </table:table-cell>
          <table:table-cell table:style-name="C4">
            <table:table is-subtable="true" table:name="TBL_0_208_121" table:style-name="TBL_0_208_121">
              <table:table-column table:style-name="TBL_0_208_121_col_0">
</table:table-column>
              <table:table-row table:style-name="TBL_0_208_121_row_0">
                <table:table-cell table:style-name="C1">
                  <text:p text:style-name="P0"><text:span text:style-name="T0">10</text:span></text:p>
                </table:table-cell>
              </table:table-row>
            </table:table>
          </table:table-cell>
          <table:table-cell table:style-name="C4">
            <table:table is-subtable="true" table:name="TBL_0_208_122" table:style-name="TBL_0_208_122">
              <table:table-column table:style-name="TBL_0_208_122_col_0">
</table:table-column>
              <table:table-row table:style-name="TBL_0_208_122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123" table:style-name="TBL_0_208_123">
              <table:table-column table:style-name="TBL_0_208_123_col_0">
</table:table-column>
              <table:table-row table:style-name="TBL_0_208_123_row_0">
                <table:table-cell table:style-name="C1">
                  <text:p text:style-name="P0"><text:span text:style-name="T0">5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21">
          <table:table-cell table:style-name="empty-cell"/>
          <table:covered-table-cell/>
          <table:table-cell table:style-name="C1">
            <table:table is-subtable="true" table:name="TBL_0_208_124" table:style-name="TBL_0_208_124">
              <table:table-column table:style-name="TBL_0_208_124_col_0">
</table:table-column>
              <table:table-row table:style-name="TBL_0_208_124_row_0">
                <table:table-cell table:style-name="C1">
                  <text:p text:style-name="P0"><text:span text:style-name="T0">Mannheim</text:span></text:p>
                </table:table-cell>
              </table:table-row>
            </table:table>
          </table:table-cell>
          <table:table-cell table:style-name="C4">
            <table:table is-subtable="true" table:name="TBL_0_208_125" table:style-name="TBL_0_208_125">
              <table:table-column table:style-name="TBL_0_208_125_col_0">
</table:table-column>
              <table:table-row table:style-name="TBL_0_208_125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8_126" table:style-name="TBL_0_208_126">
              <table:table-column table:style-name="TBL_0_208_126_col_0">
</table:table-column>
              <table:table-row table:style-name="TBL_0_208_126_row_0">
                <table:table-cell table:style-name="C1">
                  <text:p text:style-name="P0"><text:span text:style-name="T0">1</text:span></text:p>
                </table:table-cell>
              </table:table-row>
            </table:table>
          </table:table-cell>
          <table:table-cell table:style-name="C4">
            <table:table is-subtable="true" table:name="TBL_0_208_127" table:style-name="TBL_0_208_127">
              <table:table-column table:style-name="TBL_0_208_127_col_0">
</table:table-column>
              <table:table-row table:style-name="TBL_0_208_127_row_0">
                <table:table-cell table:style-name="C1">
                  <text:p text:style-name="P0"><text:span text:style-name="T0">44</text:span></text:p>
                </table:table-cell>
              </table:table-row>
            </table:table>
          </table:table-cell>
          <table:table-cell table:style-name="C4">
            <table:table is-subtable="true" table:name="TBL_0_208_128" table:style-name="TBL_0_208_128">
              <table:table-column table:style-name="TBL_0_208_128_col_0">
</table:table-column>
              <table:table-row table:style-name="TBL_0_208_128_row_0">
                <table:table-cell table:style-name="C1">
                  <text:p text:style-name="P0"><text:span text:style-name="T0">31</text:span></text:p>
                </table:table-cell>
              </table:table-row>
            </table:table>
          </table:table-cell>
          <table:table-cell table:style-name="C2">
            <table:table is-subtable="true" table:name="TBL_0_208_129" table:style-name="TBL_0_208_129">
              <table:table-column table:style-name="TBL_0_208_129_col_0">
</table:table-column>
              <table:table-row table:style-name="TBL_0_208_129_row_0">
                <table:table-cell table:style-name="C1">
                  <text:p text:style-name="P0"><text:span text:style-name="T0">7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22">
          <table:table-cell table:style-name="empty-cell"/>
          <table:covered-table-cell/>
          <table:table-cell table:style-name="C1">
            <table:table is-subtable="true" table:name="TBL_0_208_130" table:style-name="TBL_0_208_130">
              <table:table-column table:style-name="TBL_0_208_130_col_0">
</table:table-column>
              <table:table-row table:style-name="TBL_0_208_130_row_0">
                <table:table-cell table:style-name="C1">
                  <text:p text:style-name="P0"><text:span text:style-name="T0">München</text:span></text:p>
                </table:table-cell>
              </table:table-row>
            </table:table>
          </table:table-cell>
          <table:table-cell table:style-name="C4">
            <table:table is-subtable="true" table:name="TBL_0_208_131" table:style-name="TBL_0_208_131">
              <table:table-column table:style-name="TBL_0_208_131_col_0">
</table:table-column>
              <table:table-row table:style-name="TBL_0_208_131_row_0">
                <table:table-cell table:style-name="C1">
                  <text:p text:style-name="P0"><text:span text:style-name="T0">54</text:span></text:p>
                </table:table-cell>
              </table:table-row>
            </table:table>
          </table:table-cell>
          <table:table-cell table:style-name="C4">
            <table:table is-subtable="true" table:name="TBL_0_208_132" table:style-name="TBL_0_208_132">
              <table:table-column table:style-name="TBL_0_208_132_col_0">
</table:table-column>
              <table:table-row table:style-name="TBL_0_208_132_row_0">
                <table:table-cell table:style-name="C1">
                  <text:p text:style-name="P0"><text:span text:style-name="T0">59</text:span></text:p>
                </table:table-cell>
              </table:table-row>
            </table:table>
          </table:table-cell>
          <table:table-cell table:style-name="C4">
            <table:table is-subtable="true" table:name="TBL_0_208_133" table:style-name="TBL_0_208_133">
              <table:table-column table:style-name="TBL_0_208_133_col_0">
</table:table-column>
              <table:table-row table:style-name="TBL_0_208_133_row_0">
                <table:table-cell table:style-name="C1">
                  <text:p text:style-name="P0"><text:span text:style-name="T0">242</text:span></text:p>
                </table:table-cell>
              </table:table-row>
            </table:table>
          </table:table-cell>
          <table:table-cell table:style-name="C4">
            <table:table is-subtable="true" table:name="TBL_0_208_134" table:style-name="TBL_0_208_134">
              <table:table-column table:style-name="TBL_0_208_134_col_0">
</table:table-column>
              <table:table-row table:style-name="TBL_0_208_134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135" table:style-name="TBL_0_208_135">
              <table:table-column table:style-name="TBL_0_208_135_col_0">
</table:table-column>
              <table:table-row table:style-name="TBL_0_208_135_row_0">
                <table:table-cell table:style-name="C1">
                  <text:p text:style-name="P0"><text:span text:style-name="T0">15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23">
          <table:table-cell table:style-name="empty-cell"/>
          <table:covered-table-cell/>
          <table:table-cell table:style-name="C1">
            <table:table is-subtable="true" table:name="TBL_0_208_136" table:style-name="TBL_0_208_136">
              <table:table-column table:style-name="TBL_0_208_136_col_0">
</table:table-column>
              <table:table-row table:style-name="TBL_0_208_136_row_0">
                <table:table-cell table:style-name="C1">
                  <text:p text:style-name="P0"><text:span text:style-name="T0">Münster</text:span></text:p>
                </table:table-cell>
              </table:table-row>
            </table:table>
          </table:table-cell>
          <table:table-cell table:style-name="C4">
            <table:table is-subtable="true" table:name="TBL_0_208_137" table:style-name="TBL_0_208_137">
              <table:table-column table:style-name="TBL_0_208_137_col_0">
</table:table-column>
              <table:table-row table:style-name="TBL_0_208_137_row_0">
                <table:table-cell table:style-name="C1">
                  <text:p text:style-name="P0"><text:span text:style-name="T0">11</text:span></text:p>
                </table:table-cell>
              </table:table-row>
            </table:table>
          </table:table-cell>
          <table:table-cell table:style-name="C4">
            <table:table is-subtable="true" table:name="TBL_0_208_138" table:style-name="TBL_0_208_138">
              <table:table-column table:style-name="TBL_0_208_138_col_0">
</table:table-column>
              <table:table-row table:style-name="TBL_0_208_138_row_0">
                <table:table-cell table:style-name="C1">
                  <text:p text:style-name="P0"><text:span text:style-name="T0">27</text:span></text:p>
                </table:table-cell>
              </table:table-row>
            </table:table>
          </table:table-cell>
          <table:table-cell table:style-name="C4">
            <table:table is-subtable="true" table:name="TBL_0_208_139" table:style-name="TBL_0_208_139">
              <table:table-column table:style-name="TBL_0_208_139_col_0">
</table:table-column>
              <table:table-row table:style-name="TBL_0_208_139_row_0">
                <table:table-cell table:style-name="C1">
                  <text:p text:style-name="P0"><text:span text:style-name="T0">62</text:span></text:p>
                </table:table-cell>
              </table:table-row>
            </table:table>
          </table:table-cell>
          <table:table-cell table:style-name="C4">
            <table:table is-subtable="true" table:name="TBL_0_208_140" table:style-name="TBL_0_208_140">
              <table:table-column table:style-name="TBL_0_208_140_col_0">
</table:table-column>
              <table:table-row table:style-name="TBL_0_208_140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141" table:style-name="TBL_0_208_141">
              <table:table-column table:style-name="TBL_0_208_141_col_0">
</table:table-column>
              <table:table-row table:style-name="TBL_0_208_141_row_0">
                <table:table-cell table:style-name="C1">
                  <text:p text:style-name="P0"><text:span text:style-name="T0">6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24">
          <table:table-cell table:style-name="empty-cell"/>
          <table:covered-table-cell/>
          <table:table-cell table:style-name="C1">
            <table:table is-subtable="true" table:name="TBL_0_208_142" table:style-name="TBL_0_208_142">
              <table:table-column table:style-name="TBL_0_208_142_col_0">
</table:table-column>
              <table:table-row table:style-name="TBL_0_208_142_row_0">
                <table:table-cell table:style-name="C1">
                  <text:p text:style-name="P0"><text:span text:style-name="T0">Stuttgart</text:span></text:p>
                </table:table-cell>
              </table:table-row>
            </table:table>
          </table:table-cell>
          <table:table-cell table:style-name="C4">
            <table:table is-subtable="true" table:name="TBL_0_208_143" table:style-name="TBL_0_208_143">
              <table:table-column table:style-name="TBL_0_208_143_col_0">
</table:table-column>
              <table:table-row table:style-name="TBL_0_208_143_row_0">
                <table:table-cell table:style-name="C1">
                  <text:p text:style-name="P0"><text:span text:style-name="T0">36</text:span></text:p>
                </table:table-cell>
              </table:table-row>
            </table:table>
          </table:table-cell>
          <table:table-cell table:style-name="C4">
            <table:table is-subtable="true" table:name="TBL_0_208_144" table:style-name="TBL_0_208_144">
              <table:table-column table:style-name="TBL_0_208_144_col_0">
</table:table-column>
              <table:table-row table:style-name="TBL_0_208_144_row_0">
                <table:table-cell table:style-name="C1">
                  <text:p text:style-name="P0"><text:span text:style-name="T0">47</text:span></text:p>
                </table:table-cell>
              </table:table-row>
            </table:table>
          </table:table-cell>
          <table:table-cell table:style-name="C4">
            <table:table is-subtable="true" table:name="TBL_0_208_145" table:style-name="TBL_0_208_145">
              <table:table-column table:style-name="TBL_0_208_145_col_0">
</table:table-column>
              <table:table-row table:style-name="TBL_0_208_145_row_0">
                <table:table-cell table:style-name="C1">
                  <text:p text:style-name="P0"><text:span text:style-name="T0">71</text:span></text:p>
                </table:table-cell>
              </table:table-row>
            </table:table>
          </table:table-cell>
          <table:table-cell table:style-name="C4">
            <table:table is-subtable="true" table:name="TBL_0_208_146" table:style-name="TBL_0_208_146">
              <table:table-column table:style-name="TBL_0_208_146_col_0">
</table:table-column>
              <table:table-row table:style-name="TBL_0_208_146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147" table:style-name="TBL_0_208_147">
              <table:table-column table:style-name="TBL_0_208_147_col_0">
</table:table-column>
              <table:table-row table:style-name="TBL_0_208_147_row_0">
                <table:table-cell table:style-name="C1">
                  <text:p text:style-name="P0"><text:span text:style-name="T0">10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25">
          <table:table-cell table:style-name="empty-cell"/>
          <table:table-cell table:style-name="C0">
            <table:table is-subtable="true" table:name="TBL_0_208_148" table:style-name="TBL_0_208_148">
              <table:table-column table:style-name="TBL_0_208_148_col_0">
</table:table-column>
              <table:table-row table:style-name="TBL_0_208_148_row_0">
                <table:table-cell table:style-name="C1">
                  <text:p text:style-name="P0"><text:span text:style-name="T0">Ireland</text:span></text:p>
                </table:table-cell>
              </table:table-row>
            </table:table>
          </table:table-cell>
          <table:table-cell table:style-name="C1">
            <table:table is-subtable="true" table:name="TBL_0_208_149" table:style-name="TBL_0_208_149">
              <table:table-column table:style-name="TBL_0_208_149_col_0">
</table:table-column>
              <table:table-row table:style-name="TBL_0_208_149_row_0">
                <table:table-cell table:style-name="C1">
                  <text:p text:style-name="P0"><text:span text:style-name="T0">Cork</text:span></text:p>
                </table:table-cell>
              </table:table-row>
            </table:table>
          </table:table-cell>
          <table:table-cell table:style-name="C4">
            <table:table is-subtable="true" table:name="TBL_0_208_150" table:style-name="TBL_0_208_150">
              <table:table-column table:style-name="TBL_0_208_150_col_0">
</table:table-column>
              <table:table-row table:style-name="TBL_0_208_150_row_0">
                <table:table-cell table:style-name="C1">
                  <text:p text:style-name="P0"><text:span text:style-name="T0">124</text:span></text:p>
                </table:table-cell>
              </table:table-row>
            </table:table>
          </table:table-cell>
          <table:table-cell table:style-name="C4">
            <table:table is-subtable="true" table:name="TBL_0_208_151" table:style-name="TBL_0_208_151">
              <table:table-column table:style-name="TBL_0_208_151_col_0">
</table:table-column>
              <table:table-row table:style-name="TBL_0_208_151_row_0">
                <table:table-cell table:style-name="C1">
                  <text:p text:style-name="P0"><text:span text:style-name="T0">44</text:span></text:p>
                </table:table-cell>
              </table:table-row>
            </table:table>
          </table:table-cell>
          <table:table-cell table:style-name="C4">
            <table:table is-subtable="true" table:name="TBL_0_208_152" table:style-name="TBL_0_208_152">
              <table:table-column table:style-name="TBL_0_208_152_col_0">
</table:table-column>
              <table:table-row table:style-name="TBL_0_208_152_row_0">
                <table:table-cell table:style-name="C1">
                  <text:p text:style-name="P0"><text:span text:style-name="T0">81</text:span></text:p>
                </table:table-cell>
              </table:table-row>
            </table:table>
          </table:table-cell>
          <table:table-cell table:style-name="C4">
            <table:table is-subtable="true" table:name="TBL_0_208_153" table:style-name="TBL_0_208_153">
              <table:table-column table:style-name="TBL_0_208_153_col_0">
</table:table-column>
              <table:table-row table:style-name="TBL_0_208_153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154" table:style-name="TBL_0_208_154">
              <table:table-column table:style-name="TBL_0_208_154_col_0">
</table:table-column>
              <table:table-row table:style-name="TBL_0_208_154_row_0">
                <table:table-cell table:style-name="C1">
                  <text:p text:style-name="P0"><text:span text:style-name="T0">19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26">
          <table:table-cell table:style-name="empty-cell"/>
          <table:table-cell table:style-name="C0" table:number-rows-spanned="3">
            <table:table is-subtable="true" table:name="TBL_0_208_155" table:style-name="TBL_0_208_155">
              <table:table-column table:style-name="TBL_0_208_155_col_0">
</table:table-column>
              <table:table-row table:style-name="TBL_0_208_155_row_0">
                <table:table-cell table:style-name="C1">
                  <text:p text:style-name="P0"><text:span text:style-name="T0">Italy</text:span></text:p>
                </table:table-cell>
              </table:table-row>
            </table:table>
          </table:table-cell>
          <table:table-cell table:style-name="C1">
            <table:table is-subtable="true" table:name="TBL_0_208_156" table:style-name="TBL_0_208_156">
              <table:table-column table:style-name="TBL_0_208_156_col_0">
</table:table-column>
              <table:table-row table:style-name="TBL_0_208_156_row_0">
                <table:table-cell table:style-name="C1">
                  <text:p text:style-name="P0"><text:span text:style-name="T0">Bergamo</text:span></text:p>
                </table:table-cell>
              </table:table-row>
            </table:table>
          </table:table-cell>
          <table:table-cell table:style-name="C4">
            <table:table is-subtable="true" table:name="TBL_0_208_157" table:style-name="TBL_0_208_157">
              <table:table-column table:style-name="TBL_0_208_157_col_0">
</table:table-column>
              <table:table-row table:style-name="TBL_0_208_157_row_0">
                <table:table-cell table:style-name="C1">
                  <text:p text:style-name="P0"><text:span text:style-name="T0">17</text:span></text:p>
                </table:table-cell>
              </table:table-row>
            </table:table>
          </table:table-cell>
          <table:table-cell table:style-name="C4">
            <table:table is-subtable="true" table:name="TBL_0_208_158" table:style-name="TBL_0_208_158">
              <table:table-column table:style-name="TBL_0_208_158_col_0">
</table:table-column>
              <table:table-row table:style-name="TBL_0_208_158_row_0">
                <table:table-cell table:style-name="C1">
                  <text:p text:style-name="P0"><text:span text:style-name="T0">70</text:span></text:p>
                </table:table-cell>
              </table:table-row>
            </table:table>
          </table:table-cell>
          <table:table-cell table:style-name="C4">
            <table:table is-subtable="true" table:name="TBL_0_208_159" table:style-name="TBL_0_208_159">
              <table:table-column table:style-name="TBL_0_208_159_col_0">
</table:table-column>
              <table:table-row table:style-name="TBL_0_208_159_row_0">
                <table:table-cell table:style-name="C1">
                  <text:p text:style-name="P0"><text:span text:style-name="T0">2</text:span></text:p>
                </table:table-cell>
              </table:table-row>
            </table:table>
          </table:table-cell>
          <table:table-cell table:style-name="C4">
            <table:table is-subtable="true" table:name="TBL_0_208_160" table:style-name="TBL_0_208_160">
              <table:table-column table:style-name="TBL_0_208_160_col_0">
</table:table-column>
              <table:table-row table:style-name="TBL_0_208_160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161" table:style-name="TBL_0_208_161">
              <table:table-column table:style-name="TBL_0_208_161_col_0">
</table:table-column>
              <table:table-row table:style-name="TBL_0_208_161_row_0">
                <table:table-cell table:style-name="C1">
                  <text:p text:style-name="P0"><text:span text:style-name="T0">10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27">
          <table:table-cell table:style-name="empty-cell"/>
          <table:covered-table-cell/>
          <table:table-cell table:style-name="C1">
            <table:table is-subtable="true" table:name="TBL_0_208_162" table:style-name="TBL_0_208_162">
              <table:table-column table:style-name="TBL_0_208_162_col_0">
</table:table-column>
              <table:table-row table:style-name="TBL_0_208_162_row_0">
                <table:table-cell table:style-name="C1">
                  <text:p text:style-name="P0"><text:span text:style-name="T0">Reggio Emilia</text:span></text:p>
                </table:table-cell>
              </table:table-row>
            </table:table>
          </table:table-cell>
          <table:table-cell table:style-name="C4">
            <table:table is-subtable="true" table:name="TBL_0_208_163" table:style-name="TBL_0_208_163">
              <table:table-column table:style-name="TBL_0_208_163_col_0">
</table:table-column>
              <table:table-row table:style-name="TBL_0_208_163_row_0">
                <table:table-cell table:style-name="C1">
                  <text:p text:style-name="P0"><text:span text:style-name="T0">7</text:span></text:p>
                </table:table-cell>
              </table:table-row>
            </table:table>
          </table:table-cell>
          <table:table-cell table:style-name="C4">
            <table:table is-subtable="true" table:name="TBL_0_208_164" table:style-name="TBL_0_208_164">
              <table:table-column table:style-name="TBL_0_208_164_col_0">
</table:table-column>
              <table:table-row table:style-name="TBL_0_208_164_row_0">
                <table:table-cell table:style-name="C1">
                  <text:p text:style-name="P0"><text:span text:style-name="T0">89</text:span></text:p>
                </table:table-cell>
              </table:table-row>
            </table:table>
          </table:table-cell>
          <table:table-cell table:style-name="C4">
            <table:table is-subtable="true" table:name="TBL_0_208_165" table:style-name="TBL_0_208_165">
              <table:table-column table:style-name="TBL_0_208_165_col_0">
</table:table-column>
              <table:table-row table:style-name="TBL_0_208_165_row_0">
                <table:table-cell table:style-name="C1">
                  <text:p text:style-name="P0"><text:span text:style-name="T0">28</text:span></text:p>
                </table:table-cell>
              </table:table-row>
            </table:table>
          </table:table-cell>
          <table:table-cell table:style-name="C4">
            <table:table is-subtable="true" table:name="TBL_0_208_166" table:style-name="TBL_0_208_166">
              <table:table-column table:style-name="TBL_0_208_166_col_0">
</table:table-column>
              <table:table-row table:style-name="TBL_0_208_166_row_0">
                <table:table-cell table:style-name="C1">
                  <text:p text:style-name="P0"><text:span text:style-name="T0">29</text:span></text:p>
                </table:table-cell>
              </table:table-row>
            </table:table>
          </table:table-cell>
          <table:table-cell table:style-name="C2">
            <table:table is-subtable="true" table:name="TBL_0_208_167" table:style-name="TBL_0_208_167">
              <table:table-column table:style-name="TBL_0_208_167_col_0">
</table:table-column>
              <table:table-row table:style-name="TBL_0_208_167_row_0">
                <table:table-cell table:style-name="C1">
                  <text:p text:style-name="P0"><text:span text:style-name="T0">12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28">
          <table:table-cell table:style-name="empty-cell"/>
          <table:covered-table-cell/>
          <table:table-cell table:style-name="C1">
            <table:table is-subtable="true" table:name="TBL_0_208_168" table:style-name="TBL_0_208_168">
              <table:table-column table:style-name="TBL_0_208_168_col_0">
</table:table-column>
              <table:table-row table:style-name="TBL_0_208_168_row_0">
                <table:table-cell table:style-name="C1">
                  <text:p text:style-name="P0"><text:span text:style-name="T0">Torino</text:span></text:p>
                </table:table-cell>
              </table:table-row>
            </table:table>
          </table:table-cell>
          <table:table-cell table:style-name="C4">
            <table:table is-subtable="true" table:name="TBL_0_208_169" table:style-name="TBL_0_208_169">
              <table:table-column table:style-name="TBL_0_208_169_col_0">
</table:table-column>
              <table:table-row table:style-name="TBL_0_208_169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8_170" table:style-name="TBL_0_208_170">
              <table:table-column table:style-name="TBL_0_208_170_col_0">
</table:table-column>
              <table:table-row table:style-name="TBL_0_208_170_row_0">
                <table:table-cell table:style-name="C1">
                  <text:p text:style-name="P0"><text:span text:style-name="T0">7</text:span></text:p>
                </table:table-cell>
              </table:table-row>
            </table:table>
          </table:table-cell>
          <table:table-cell table:style-name="C4">
            <table:table is-subtable="true" table:name="TBL_0_208_171" table:style-name="TBL_0_208_171">
              <table:table-column table:style-name="TBL_0_208_171_col_0">
</table:table-column>
              <table:table-row table:style-name="TBL_0_208_171_row_0">
                <table:table-cell table:style-name="C1">
                  <text:p text:style-name="P0"><text:span text:style-name="T0">10</text:span></text:p>
                </table:table-cell>
              </table:table-row>
            </table:table>
          </table:table-cell>
          <table:table-cell table:style-name="C4">
            <table:table is-subtable="true" table:name="TBL_0_208_172" table:style-name="TBL_0_208_172">
              <table:table-column table:style-name="TBL_0_208_172_col_0">
</table:table-column>
              <table:table-row table:style-name="TBL_0_208_172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173" table:style-name="TBL_0_208_173">
              <table:table-column table:style-name="TBL_0_208_173_col_0">
</table:table-column>
              <table:table-row table:style-name="TBL_0_208_173_row_0">
                <table:table-cell table:style-name="C1">
                  <text:p text:style-name="P0"><text:span text:style-name="T0">6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29">
          <table:table-cell table:style-name="empty-cell"/>
          <table:table-cell table:style-name="C0">
            <table:table is-subtable="true" table:name="TBL_0_208_174" table:style-name="TBL_0_208_174">
              <table:table-column table:style-name="TBL_0_208_174_col_0">
</table:table-column>
              <table:table-row table:style-name="TBL_0_208_174_row_0">
                <table:table-cell table:style-name="C1">
                  <text:p text:style-name="P0"><text:span text:style-name="T0">Mexico</text:span></text:p>
                </table:table-cell>
              </table:table-row>
            </table:table>
          </table:table-cell>
          <table:table-cell table:style-name="C1">
            <table:table is-subtable="true" table:name="TBL_0_208_175" table:style-name="TBL_0_208_175">
              <table:table-column table:style-name="TBL_0_208_175_col_0">
</table:table-column>
              <table:table-row table:style-name="TBL_0_208_175_row_0">
                <table:table-cell table:style-name="C1">
                  <text:p text:style-name="P0"><text:span text:style-name="T0">México D.F.</text:span></text:p>
                </table:table-cell>
              </table:table-row>
            </table:table>
          </table:table-cell>
          <table:table-cell table:style-name="C4">
            <table:table is-subtable="true" table:name="TBL_0_208_176" table:style-name="TBL_0_208_176">
              <table:table-column table:style-name="TBL_0_208_176_col_0">
</table:table-column>
              <table:table-row table:style-name="TBL_0_208_176_row_0">
                <table:table-cell table:style-name="C1">
                  <text:p text:style-name="P0"><text:span text:style-name="T0">22</text:span></text:p>
                </table:table-cell>
              </table:table-row>
            </table:table>
          </table:table-cell>
          <table:table-cell table:style-name="C4">
            <table:table is-subtable="true" table:name="TBL_0_208_177" table:style-name="TBL_0_208_177">
              <table:table-column table:style-name="TBL_0_208_177_col_0">
</table:table-column>
              <table:table-row table:style-name="TBL_0_208_177_row_0">
                <table:table-cell table:style-name="C1">
                  <text:p text:style-name="P0"><text:span text:style-name="T0">11</text:span></text:p>
                </table:table-cell>
              </table:table-row>
            </table:table>
          </table:table-cell>
          <table:table-cell table:style-name="C4">
            <table:table is-subtable="true" table:name="TBL_0_208_178" table:style-name="TBL_0_208_178">
              <table:table-column table:style-name="TBL_0_208_178_col_0">
</table:table-column>
              <table:table-row table:style-name="TBL_0_208_178_row_0">
                <table:table-cell table:style-name="C1">
                  <text:p text:style-name="P0"><text:span text:style-name="T0">15</text:span></text:p>
                </table:table-cell>
              </table:table-row>
            </table:table>
          </table:table-cell>
          <table:table-cell table:style-name="C4">
            <table:table is-subtable="true" table:name="TBL_0_208_179" table:style-name="TBL_0_208_179">
              <table:table-column table:style-name="TBL_0_208_179_col_0">
</table:table-column>
              <table:table-row table:style-name="TBL_0_208_179_row_0">
                <table:table-cell table:style-name="C1">
                  <text:p text:style-name="P0"><text:span text:style-name="T0">24</text:span></text:p>
                </table:table-cell>
              </table:table-row>
            </table:table>
          </table:table-cell>
          <table:table-cell table:style-name="C2">
            <table:table is-subtable="true" table:name="TBL_0_208_180" table:style-name="TBL_0_208_180">
              <table:table-column table:style-name="TBL_0_208_180_col_0">
</table:table-column>
              <table:table-row table:style-name="TBL_0_208_180_row_0">
                <table:table-cell table:style-name="C1">
                  <text:p text:style-name="P0"><text:span text:style-name="T0">28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30">
          <table:table-cell table:style-name="empty-cell"/>
          <table:table-cell table:style-name="C0">
            <table:table is-subtable="true" table:name="TBL_0_208_181" table:style-name="TBL_0_208_181">
              <table:table-column table:style-name="TBL_0_208_181_col_0">
</table:table-column>
              <table:table-row table:style-name="TBL_0_208_181_row_0">
                <table:table-cell table:style-name="C1">
                  <text:p text:style-name="P0"><text:span text:style-name="T0">Norway</text:span></text:p>
                </table:table-cell>
              </table:table-row>
            </table:table>
          </table:table-cell>
          <table:table-cell table:style-name="C1">
            <table:table is-subtable="true" table:name="TBL_0_208_182" table:style-name="TBL_0_208_182">
              <table:table-column table:style-name="TBL_0_208_182_col_0">
</table:table-column>
              <table:table-row table:style-name="TBL_0_208_182_row_0">
                <table:table-cell table:style-name="C1">
                  <text:p text:style-name="P0"><text:span text:style-name="T0">Stavern</text:span></text:p>
                </table:table-cell>
              </table:table-row>
            </table:table>
          </table:table-cell>
          <table:table-cell table:style-name="C4">
            <table:table is-subtable="true" table:name="TBL_0_208_183" table:style-name="TBL_0_208_183">
              <table:table-column table:style-name="TBL_0_208_183_col_0">
</table:table-column>
              <table:table-row table:style-name="TBL_0_208_183_row_0">
                <table:table-cell table:style-name="C1">
                  <text:p text:style-name="P0"><text:span text:style-name="T0">93</text:span></text:p>
                </table:table-cell>
              </table:table-row>
            </table:table>
          </table:table-cell>
          <table:table-cell table:style-name="C4">
            <table:table is-subtable="true" table:name="TBL_0_208_184" table:style-name="TBL_0_208_184">
              <table:table-column table:style-name="TBL_0_208_184_col_0">
</table:table-column>
              <table:table-row table:style-name="TBL_0_208_184_row_0">
                <table:table-cell table:style-name="C1">
                  <text:p text:style-name="P0"><text:span text:style-name="T0">38</text:span></text:p>
                </table:table-cell>
              </table:table-row>
            </table:table>
          </table:table-cell>
          <table:table-cell table:style-name="C4">
            <table:table is-subtable="true" table:name="TBL_0_208_185" table:style-name="TBL_0_208_185">
              <table:table-column table:style-name="TBL_0_208_185_col_0">
</table:table-column>
              <table:table-row table:style-name="TBL_0_208_185_row_0">
                <table:table-cell table:style-name="C1">
                  <text:p text:style-name="P0"><text:span text:style-name="T0">4</text:span></text:p>
                </table:table-cell>
              </table:table-row>
            </table:table>
          </table:table-cell>
          <table:table-cell table:style-name="C4">
            <table:table is-subtable="true" table:name="TBL_0_208_186" table:style-name="TBL_0_208_186">
              <table:table-column table:style-name="TBL_0_208_186_col_0">
</table:table-column>
              <table:table-row table:style-name="TBL_0_208_186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187" table:style-name="TBL_0_208_187">
              <table:table-column table:style-name="TBL_0_208_187_col_0">
</table:table-column>
              <table:table-row table:style-name="TBL_0_208_187_row_0">
                <table:table-cell table:style-name="C1">
                  <text:p text:style-name="P0"><text:span text:style-name="T0">6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31">
          <table:table-cell table:style-name="empty-cell"/>
          <table:table-cell table:style-name="C0">
            <table:table is-subtable="true" table:name="TBL_0_208_188" table:style-name="TBL_0_208_188">
              <table:table-column table:style-name="TBL_0_208_188_col_0">
</table:table-column>
              <table:table-row table:style-name="TBL_0_208_188_row_0">
                <table:table-cell table:style-name="C1">
                  <text:p text:style-name="P0"><text:span text:style-name="T0">Poland</text:span></text:p>
                </table:table-cell>
              </table:table-row>
            </table:table>
          </table:table-cell>
          <table:table-cell table:style-name="C1">
            <table:table is-subtable="true" table:name="TBL_0_208_189" table:style-name="TBL_0_208_189">
              <table:table-column table:style-name="TBL_0_208_189_col_0">
</table:table-column>
              <table:table-row table:style-name="TBL_0_208_189_row_0">
                <table:table-cell table:style-name="C1">
                  <text:p text:style-name="P0"><text:span text:style-name="T0">Warszawa</text:span></text:p>
                </table:table-cell>
              </table:table-row>
            </table:table>
          </table:table-cell>
          <table:table-cell table:style-name="C4">
            <table:table is-subtable="true" table:name="TBL_0_208_190" table:style-name="TBL_0_208_190">
              <table:table-column table:style-name="TBL_0_208_190_col_0">
</table:table-column>
              <table:table-row table:style-name="TBL_0_208_190_row_0">
                <table:table-cell table:style-name="C1">
                  <text:p text:style-name="P0"><text:span text:style-name="T0">3</text:span></text:p>
                </table:table-cell>
              </table:table-row>
            </table:table>
          </table:table-cell>
          <table:table-cell table:style-name="C4">
            <table:table is-subtable="true" table:name="TBL_0_208_191" table:style-name="TBL_0_208_191">
              <table:table-column table:style-name="TBL_0_208_191_col_0">
</table:table-column>
              <table:table-row table:style-name="TBL_0_208_191_row_0">
                <table:table-cell table:style-name="C1">
                  <text:p text:style-name="P0"><text:span text:style-name="T0">23</text:span></text:p>
                </table:table-cell>
              </table:table-row>
            </table:table>
          </table:table-cell>
          <table:table-cell table:style-name="C4">
            <table:table is-subtable="true" table:name="TBL_0_208_192" table:style-name="TBL_0_208_192">
              <table:table-column table:style-name="TBL_0_208_192_col_0">
</table:table-column>
              <table:table-row table:style-name="TBL_0_208_192_row_0">
                <table:table-cell table:style-name="C1">
                  <text:p text:style-name="P0"><text:span text:style-name="T0">8</text:span></text:p>
                </table:table-cell>
              </table:table-row>
            </table:table>
          </table:table-cell>
          <table:table-cell table:style-name="C4">
            <table:table is-subtable="true" table:name="TBL_0_208_193" table:style-name="TBL_0_208_193">
              <table:table-column table:style-name="TBL_0_208_193_col_0">
</table:table-column>
              <table:table-row table:style-name="TBL_0_208_193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8_194" table:style-name="TBL_0_208_194">
              <table:table-column table:style-name="TBL_0_208_194_col_0">
</table:table-column>
              <table:table-row table:style-name="TBL_0_208_194_row_0">
                <table:table-cell table:style-name="C1">
                  <text:p text:style-name="P0"><text:span text:style-name="T0">7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8_row_32">
          <table:table-cell table:style-name="empty-cell" table:number-columns-spanned="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BL_0_209" table:style-name="TBL_0_209">
        <table:table-column table:style-name="TBL_0_209_col_0">
</table:table-column>
        <table:table-column table:style-name="TBL_0_209_col_1">
</table:table-column>
        <table:table-column table:style-name="TBL_0_209_col_2">
</table:table-column>
        <table:table-column table:style-name="TBL_0_209_col_3">
</table:table-column>
        <table:table-column table:style-name="TBL_0_209_col_4">
</table:table-column>
        <table:table-column table:style-name="TBL_0_209_col_5">
</table:table-column>
        <table:table-column table:style-name="TBL_0_209_col_6">
</table:table-column>
        <table:table-column table:style-name="TBL_0_209_col_7">
</table:table-column>
        <table:table-column table:style-name="TBL_0_209_col_8">
</table:table-column>
        <table:table-column table:style-name="TBL_0_209_col_9">
</table:table-column>
        <table:table-row table:style-name="TBL_0_209_row_0">
          <table:table-cell table:style-name="empty-cell" table:number-columns-spanned="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09_row_1">
          <table:table-cell table:style-name="empty-cell" table:number-columns-spanned="3"/>
          <table:covered-table-cell/>
          <table:covered-table-cell/>
          <table:table-cell table:style-name="C0">
            <table:table is-subtable="true" table:name="TBL_0_209_1" table:style-name="TBL_0_209_1">
              <table:table-column table:style-name="TBL_0_209_1_col_0">
</table:table-column>
              <table:table-row table:style-name="TBL_0_209_1_row_0">
                <table:table-cell table:style-name="C1">
                  <text:p text:style-name="P0"><text:bookmark text:name="JR_PAGE_ANCHOR_0_210"/>
<text:span text:style-name="T0">1996</text:span></text:p>
                </table:table-cell>
              </table:table-row>
            </table:table>
          </table:table-cell>
          <table:table-cell table:style-name="C0">
            <table:table is-subtable="true" table:name="TBL_0_209_2" table:style-name="TBL_0_209_2">
              <table:table-column table:style-name="TBL_0_209_2_col_0">
</table:table-column>
              <table:table-row table:style-name="TBL_0_209_2_row_0">
                <table:table-cell table:style-name="C1">
                  <text:p text:style-name="P0"><text:span text:style-name="T0">1997</text:span></text:p>
                </table:table-cell>
              </table:table-row>
            </table:table>
          </table:table-cell>
          <table:table-cell table:style-name="C0">
            <table:table is-subtable="true" table:name="TBL_0_209_3" table:style-name="TBL_0_209_3">
              <table:table-column table:style-name="TBL_0_209_3_col_0">
</table:table-column>
              <table:table-row table:style-name="TBL_0_209_3_row_0">
                <table:table-cell table:style-name="C1">
                  <text:p text:style-name="P0"><text:span text:style-name="T0">1998</text:span></text:p>
                </table:table-cell>
              </table:table-row>
            </table:table>
          </table:table-cell>
          <table:table-cell table:style-name="C0">
            <table:table is-subtable="true" table:name="TBL_0_209_4" table:style-name="TBL_0_209_4">
              <table:table-column table:style-name="TBL_0_209_4_col_0">
</table:table-column>
              <table:table-row table:style-name="TBL_0_209_4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5" table:style-name="TBL_0_209_5">
              <table:table-column table:style-name="TBL_0_209_5_col_0">
</table:table-column>
              <table:table-row table:style-name="TBL_0_209_5_row_0">
                <table:table-cell table:style-name="C3">
                  <text:p text:style-name="P1"><text:span text:style-name="T0">Total SHIPPEDD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2">
          <table:table-cell table:style-name="empty-cell"/>
          <table:table-cell table:style-name="C0">
            <table:table is-subtable="true" table:name="TBL_0_209_6" table:style-name="TBL_0_209_6">
              <table:table-column table:style-name="TBL_0_209_6_col_0">
</table:table-column>
              <table:table-row table:style-name="TBL_0_209_6_row_0">
                <table:table-cell table:style-name="C1">
                  <text:p text:style-name="P0"><text:span text:style-name="T0">Portugal</text:span></text:p>
                </table:table-cell>
              </table:table-row>
            </table:table>
          </table:table-cell>
          <table:table-cell table:style-name="C1">
            <table:table is-subtable="true" table:name="TBL_0_209_7" table:style-name="TBL_0_209_7">
              <table:table-column table:style-name="TBL_0_209_7_col_0">
</table:table-column>
              <table:table-row table:style-name="TBL_0_209_7_row_0">
                <table:table-cell table:style-name="C1">
                  <text:p text:style-name="P0"><text:span text:style-name="T0">Lisboa</text:span></text:p>
                </table:table-cell>
              </table:table-row>
            </table:table>
          </table:table-cell>
          <table:table-cell table:style-name="C4">
            <table:table is-subtable="true" table:name="TBL_0_209_8" table:style-name="TBL_0_209_8">
              <table:table-column table:style-name="TBL_0_209_8_col_0">
</table:table-column>
              <table:table-row table:style-name="TBL_0_209_8_row_0">
                <table:table-cell table:style-name="C1">
                  <text:p text:style-name="P0"><text:span text:style-name="T0">1</text:span></text:p>
                </table:table-cell>
              </table:table-row>
            </table:table>
          </table:table-cell>
          <table:table-cell table:style-name="C4">
            <table:table is-subtable="true" table:name="TBL_0_209_9" table:style-name="TBL_0_209_9">
              <table:table-column table:style-name="TBL_0_209_9_col_0">
</table:table-column>
              <table:table-row table:style-name="TBL_0_209_9_row_0">
                <table:table-cell table:style-name="C1">
                  <text:p text:style-name="P0"><text:span text:style-name="T0">1</text:span></text:p>
                </table:table-cell>
              </table:table-row>
            </table:table>
          </table:table-cell>
          <table:table-cell table:style-name="C4">
            <table:table is-subtable="true" table:name="TBL_0_209_10" table:style-name="TBL_0_209_10">
              <table:table-column table:style-name="TBL_0_209_10_col_0">
</table:table-column>
              <table:table-row table:style-name="TBL_0_209_10_row_0">
                <table:table-cell table:style-name="C1">
                  <text:p text:style-name="P0"><text:span text:style-name="T0">202</text:span></text:p>
                </table:table-cell>
              </table:table-row>
            </table:table>
          </table:table-cell>
          <table:table-cell table:style-name="C4">
            <table:table is-subtable="true" table:name="TBL_0_209_11" table:style-name="TBL_0_209_11">
              <table:table-column table:style-name="TBL_0_209_11_col_0">
</table:table-column>
              <table:table-row table:style-name="TBL_0_209_11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12" table:style-name="TBL_0_209_12">
              <table:table-column table:style-name="TBL_0_209_12_col_0">
</table:table-column>
              <table:table-row table:style-name="TBL_0_209_12_row_0">
                <table:table-cell table:style-name="C1">
                  <text:p text:style-name="P0"><text:span text:style-name="T0">13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3">
          <table:table-cell table:style-name="empty-cell"/>
          <table:table-cell table:style-name="C0" table:number-rows-spanned="3">
            <table:table is-subtable="true" table:name="TBL_0_209_13" table:style-name="TBL_0_209_13">
              <table:table-column table:style-name="TBL_0_209_13_col_0">
</table:table-column>
              <table:table-row table:style-name="TBL_0_209_13_row_0">
                <table:table-cell table:style-name="C1">
                  <text:p text:style-name="P0"><text:span text:style-name="T0">Spain</text:span></text:p>
                </table:table-cell>
              </table:table-row>
            </table:table>
          </table:table-cell>
          <table:table-cell table:style-name="C1">
            <table:table is-subtable="true" table:name="TBL_0_209_14" table:style-name="TBL_0_209_14">
              <table:table-column table:style-name="TBL_0_209_14_col_0">
</table:table-column>
              <table:table-row table:style-name="TBL_0_209_14_row_0">
                <table:table-cell table:style-name="C1">
                  <text:p text:style-name="P0"><text:span text:style-name="T0">Barcelona</text:span></text:p>
                </table:table-cell>
              </table:table-row>
            </table:table>
          </table:table-cell>
          <table:table-cell table:style-name="C4">
            <table:table is-subtable="true" table:name="TBL_0_209_15" table:style-name="TBL_0_209_15">
              <table:table-column table:style-name="TBL_0_209_15_col_0">
</table:table-column>
              <table:table-row table:style-name="TBL_0_209_15_row_0">
                <table:table-cell table:style-name="C1">
                  <text:p text:style-name="P0"><text:span text:style-name="T0">10</text:span></text:p>
                </table:table-cell>
              </table:table-row>
            </table:table>
          </table:table-cell>
          <table:table-cell table:style-name="C4">
            <table:table is-subtable="true" table:name="TBL_0_209_16" table:style-name="TBL_0_209_16">
              <table:table-column table:style-name="TBL_0_209_16_col_0">
</table:table-column>
              <table:table-row table:style-name="TBL_0_209_16_row_0">
                <table:table-cell table:style-name="C1">
                  <text:p text:style-name="P0"><text:span text:style-name="T0">6</text:span></text:p>
                </table:table-cell>
              </table:table-row>
            </table:table>
          </table:table-cell>
          <table:table-cell table:style-name="C4">
            <table:table is-subtable="true" table:name="TBL_0_209_17" table:style-name="TBL_0_209_17">
              <table:table-column table:style-name="TBL_0_209_17_col_0">
</table:table-column>
              <table:table-row table:style-name="TBL_0_209_17_row_0">
                <table:table-cell table:style-name="C1">
                  <text:p text:style-name="P0"><text:span text:style-name="T0">1</text:span></text:p>
                </table:table-cell>
              </table:table-row>
            </table:table>
          </table:table-cell>
          <table:table-cell table:style-name="C4">
            <table:table is-subtable="true" table:name="TBL_0_209_18" table:style-name="TBL_0_209_18">
              <table:table-column table:style-name="TBL_0_209_18_col_0">
</table:table-column>
              <table:table-row table:style-name="TBL_0_209_18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19" table:style-name="TBL_0_209_19">
              <table:table-column table:style-name="TBL_0_209_19_col_0">
</table:table-column>
              <table:table-row table:style-name="TBL_0_209_19_row_0">
                <table:table-cell table:style-name="C1">
                  <text:p text:style-name="P0"><text:span text:style-name="T0">5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4">
          <table:table-cell table:style-name="empty-cell"/>
          <table:covered-table-cell/>
          <table:table-cell table:style-name="C1">
            <table:table is-subtable="true" table:name="TBL_0_209_20" table:style-name="TBL_0_209_20">
              <table:table-column table:style-name="TBL_0_209_20_col_0">
</table:table-column>
              <table:table-row table:style-name="TBL_0_209_20_row_0">
                <table:table-cell table:style-name="C1">
                  <text:p text:style-name="P0"><text:span text:style-name="T0">Madrid</text:span></text:p>
                </table:table-cell>
              </table:table-row>
            </table:table>
          </table:table-cell>
          <table:table-cell table:style-name="C4">
            <table:table is-subtable="true" table:name="TBL_0_209_21" table:style-name="TBL_0_209_21">
              <table:table-column table:style-name="TBL_0_209_21_col_0">
</table:table-column>
              <table:table-row table:style-name="TBL_0_209_21_row_0">
                <table:table-cell table:style-name="C1">
                  <text:p text:style-name="P0"><text:span text:style-name="T0">77</text:span></text:p>
                </table:table-cell>
              </table:table-row>
            </table:table>
          </table:table-cell>
          <table:table-cell table:style-name="C4">
            <table:table is-subtable="true" table:name="TBL_0_209_22" table:style-name="TBL_0_209_22">
              <table:table-column table:style-name="TBL_0_209_22_col_0">
</table:table-column>
              <table:table-row table:style-name="TBL_0_209_22_row_0">
                <table:table-cell table:style-name="C1">
                  <text:p text:style-name="P0"><text:span text:style-name="T0">97</text:span></text:p>
                </table:table-cell>
              </table:table-row>
            </table:table>
          </table:table-cell>
          <table:table-cell table:style-name="C4">
            <table:table is-subtable="true" table:name="TBL_0_209_23" table:style-name="TBL_0_209_23">
              <table:table-column table:style-name="TBL_0_209_23_col_0">
</table:table-column>
              <table:table-row table:style-name="TBL_0_209_23_row_0">
                <table:table-cell table:style-name="C1">
                  <text:p text:style-name="P0"><text:span text:style-name="T0">32</text:span></text:p>
                </table:table-cell>
              </table:table-row>
            </table:table>
          </table:table-cell>
          <table:table-cell table:style-name="C4">
            <table:table is-subtable="true" table:name="TBL_0_209_24" table:style-name="TBL_0_209_24">
              <table:table-column table:style-name="TBL_0_209_24_col_0">
</table:table-column>
              <table:table-row table:style-name="TBL_0_209_24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25" table:style-name="TBL_0_209_25">
              <table:table-column table:style-name="TBL_0_209_25_col_0">
</table:table-column>
              <table:table-row table:style-name="TBL_0_209_25_row_0">
                <table:table-cell table:style-name="C1">
                  <text:p text:style-name="P0"><text:span text:style-name="T0">8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5">
          <table:table-cell table:style-name="empty-cell"/>
          <table:covered-table-cell/>
          <table:table-cell table:style-name="C1">
            <table:table is-subtable="true" table:name="TBL_0_209_26" table:style-name="TBL_0_209_26">
              <table:table-column table:style-name="TBL_0_209_26_col_0">
</table:table-column>
              <table:table-row table:style-name="TBL_0_209_26_row_0">
                <table:table-cell table:style-name="C1">
                  <text:p text:style-name="P0"><text:span text:style-name="T0">Sevilla</text:span></text:p>
                </table:table-cell>
              </table:table-row>
            </table:table>
          </table:table-cell>
          <table:table-cell table:style-name="C4">
            <table:table is-subtable="true" table:name="TBL_0_209_27" table:style-name="TBL_0_209_27">
              <table:table-column table:style-name="TBL_0_209_27_col_0">
</table:table-column>
              <table:table-row table:style-name="TBL_0_209_27_row_0">
                <table:table-cell table:style-name="C1">
                  <text:p text:style-name="P0"><text:span text:style-name="T0">107</text:span></text:p>
                </table:table-cell>
              </table:table-row>
            </table:table>
          </table:table-cell>
          <table:table-cell table:style-name="C4">
            <table:table is-subtable="true" table:name="TBL_0_209_28" table:style-name="TBL_0_209_28">
              <table:table-column table:style-name="TBL_0_209_28_col_0">
</table:table-column>
              <table:table-row table:style-name="TBL_0_209_28_row_0">
                <table:table-cell table:style-name="C1">
                  <text:p text:style-name="P0"><text:span text:style-name="T0">85</text:span></text:p>
                </table:table-cell>
              </table:table-row>
            </table:table>
          </table:table-cell>
          <table:table-cell table:style-name="C4">
            <table:table is-subtable="true" table:name="TBL_0_209_29" table:style-name="TBL_0_209_29">
              <table:table-column table:style-name="TBL_0_209_29_col_0">
</table:table-column>
              <table:table-row table:style-name="TBL_0_209_29_row_0">
                <table:table-cell table:style-name="C1">
                  <text:p text:style-name="P0"><text:span text:style-name="T0">3</text:span></text:p>
                </table:table-cell>
              </table:table-row>
            </table:table>
          </table:table-cell>
          <table:table-cell table:style-name="C4">
            <table:table is-subtable="true" table:name="TBL_0_209_30" table:style-name="TBL_0_209_30">
              <table:table-column table:style-name="TBL_0_209_30_col_0">
</table:table-column>
              <table:table-row table:style-name="TBL_0_209_30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31" table:style-name="TBL_0_209_31">
              <table:table-column table:style-name="TBL_0_209_31_col_0">
</table:table-column>
              <table:table-row table:style-name="TBL_0_209_31_row_0">
                <table:table-cell table:style-name="C1">
                  <text:p text:style-name="P0"><text:span text:style-name="T0">10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6">
          <table:table-cell table:style-name="empty-cell"/>
          <table:table-cell table:style-name="C0" table:number-rows-spanned="2">
            <table:table is-subtable="true" table:name="TBL_0_209_32" table:style-name="TBL_0_209_32">
              <table:table-column table:style-name="TBL_0_209_32_col_0">
</table:table-column>
              <table:table-row table:style-name="TBL_0_209_32_row_0">
                <table:table-cell table:style-name="C1">
                  <text:p text:style-name="P0"><text:span text:style-name="T0">Sweden</text:span></text:p>
                </table:table-cell>
              </table:table-row>
            </table:table>
          </table:table-cell>
          <table:table-cell table:style-name="C1">
            <table:table is-subtable="true" table:name="TBL_0_209_33" table:style-name="TBL_0_209_33">
              <table:table-column table:style-name="TBL_0_209_33_col_0">
</table:table-column>
              <table:table-row table:style-name="TBL_0_209_33_row_0">
                <table:table-cell table:style-name="C1">
                  <text:p text:style-name="P0"><text:span text:style-name="T0">Bräcke</text:span></text:p>
                </table:table-cell>
              </table:table-row>
            </table:table>
          </table:table-cell>
          <table:table-cell table:style-name="C4">
            <table:table is-subtable="true" table:name="TBL_0_209_34" table:style-name="TBL_0_209_34">
              <table:table-column table:style-name="TBL_0_209_34_col_0">
</table:table-column>
              <table:table-row table:style-name="TBL_0_209_34_row_0">
                <table:table-cell table:style-name="C1">
                  <text:p text:style-name="P0"><text:span text:style-name="T0">5</text:span></text:p>
                </table:table-cell>
              </table:table-row>
            </table:table>
          </table:table-cell>
          <table:table-cell table:style-name="C4">
            <table:table is-subtable="true" table:name="TBL_0_209_35" table:style-name="TBL_0_209_35">
              <table:table-column table:style-name="TBL_0_209_35_col_0">
</table:table-column>
              <table:table-row table:style-name="TBL_0_209_35_row_0">
                <table:table-cell table:style-name="C1">
                  <text:p text:style-name="P0"><text:span text:style-name="T0">48</text:span></text:p>
                </table:table-cell>
              </table:table-row>
            </table:table>
          </table:table-cell>
          <table:table-cell table:style-name="C4">
            <table:table is-subtable="true" table:name="TBL_0_209_36" table:style-name="TBL_0_209_36">
              <table:table-column table:style-name="TBL_0_209_36_col_0">
</table:table-column>
              <table:table-row table:style-name="TBL_0_209_36_row_0">
                <table:table-cell table:style-name="C1">
                  <text:p text:style-name="P0"><text:span text:style-name="T0">59</text:span></text:p>
                </table:table-cell>
              </table:table-row>
            </table:table>
          </table:table-cell>
          <table:table-cell table:style-name="C4">
            <table:table is-subtable="true" table:name="TBL_0_209_37" table:style-name="TBL_0_209_37">
              <table:table-column table:style-name="TBL_0_209_37_col_0">
</table:table-column>
              <table:table-row table:style-name="TBL_0_209_37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38" table:style-name="TBL_0_209_38">
              <table:table-column table:style-name="TBL_0_209_38_col_0">
</table:table-column>
              <table:table-row table:style-name="TBL_0_209_38_row_0">
                <table:table-cell table:style-name="C1">
                  <text:p text:style-name="P0"><text:span text:style-name="T0">19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7">
          <table:table-cell table:style-name="empty-cell"/>
          <table:covered-table-cell/>
          <table:table-cell table:style-name="C1">
            <table:table is-subtable="true" table:name="TBL_0_209_39" table:style-name="TBL_0_209_39">
              <table:table-column table:style-name="TBL_0_209_39_col_0">
</table:table-column>
              <table:table-row table:style-name="TBL_0_209_39_row_0">
                <table:table-cell table:style-name="C1">
                  <text:p text:style-name="P0"><text:span text:style-name="T0">Luleå</text:span></text:p>
                </table:table-cell>
              </table:table-row>
            </table:table>
          </table:table-cell>
          <table:table-cell table:style-name="C4">
            <table:table is-subtable="true" table:name="TBL_0_209_40" table:style-name="TBL_0_209_40">
              <table:table-column table:style-name="TBL_0_209_40_col_0">
</table:table-column>
              <table:table-row table:style-name="TBL_0_209_40_row_0">
                <table:table-cell table:style-name="C1">
                  <text:p text:style-name="P0"><text:span text:style-name="T0">168</text:span></text:p>
                </table:table-cell>
              </table:table-row>
            </table:table>
          </table:table-cell>
          <table:table-cell table:style-name="C4">
            <table:table is-subtable="true" table:name="TBL_0_209_41" table:style-name="TBL_0_209_41">
              <table:table-column table:style-name="TBL_0_209_41_col_0">
</table:table-column>
              <table:table-row table:style-name="TBL_0_209_41_row_0">
                <table:table-cell table:style-name="C1">
                  <text:p text:style-name="P0"><text:span text:style-name="T0">6</text:span></text:p>
                </table:table-cell>
              </table:table-row>
            </table:table>
          </table:table-cell>
          <table:table-cell table:style-name="C4">
            <table:table is-subtable="true" table:name="TBL_0_209_42" table:style-name="TBL_0_209_42">
              <table:table-column table:style-name="TBL_0_209_42_col_0">
</table:table-column>
              <table:table-row table:style-name="TBL_0_209_42_row_0">
                <table:table-cell table:style-name="C1">
                  <text:p text:style-name="P0"><text:span text:style-name="T0">151</text:span></text:p>
                </table:table-cell>
              </table:table-row>
            </table:table>
          </table:table-cell>
          <table:table-cell table:style-name="C4">
            <table:table is-subtable="true" table:name="TBL_0_209_43" table:style-name="TBL_0_209_43">
              <table:table-column table:style-name="TBL_0_209_43_col_0">
</table:table-column>
              <table:table-row table:style-name="TBL_0_209_43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44" table:style-name="TBL_0_209_44">
              <table:table-column table:style-name="TBL_0_209_44_col_0">
</table:table-column>
              <table:table-row table:style-name="TBL_0_209_44_row_0">
                <table:table-cell table:style-name="C1">
                  <text:p text:style-name="P0"><text:span text:style-name="T0">18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8">
          <table:table-cell table:style-name="empty-cell"/>
          <table:table-cell table:style-name="C0" table:number-rows-spanned="2">
            <table:table is-subtable="true" table:name="TBL_0_209_45" table:style-name="TBL_0_209_45">
              <table:table-column table:style-name="TBL_0_209_45_col_0">
</table:table-column>
              <table:table-row table:style-name="TBL_0_209_45_row_0">
                <table:table-cell table:style-name="C1">
                  <text:p text:style-name="P0"><text:span text:style-name="T0">Switzerland</text:span></text:p>
                </table:table-cell>
              </table:table-row>
            </table:table>
          </table:table-cell>
          <table:table-cell table:style-name="C1">
            <table:table is-subtable="true" table:name="TBL_0_209_46" table:style-name="TBL_0_209_46">
              <table:table-column table:style-name="TBL_0_209_46_col_0">
</table:table-column>
              <table:table-row table:style-name="TBL_0_209_46_row_0">
                <table:table-cell table:style-name="C1">
                  <text:p text:style-name="P0"><text:span text:style-name="T0">Bern</text:span></text:p>
                </table:table-cell>
              </table:table-row>
            </table:table>
          </table:table-cell>
          <table:table-cell table:style-name="C4">
            <table:table is-subtable="true" table:name="TBL_0_209_47" table:style-name="TBL_0_209_47">
              <table:table-column table:style-name="TBL_0_209_47_col_0">
</table:table-column>
              <table:table-row table:style-name="TBL_0_209_47_row_0">
                <table:table-cell table:style-name="C1">
                  <text:p text:style-name="P0"><text:span text:style-name="T0">1</text:span></text:p>
                </table:table-cell>
              </table:table-row>
            </table:table>
          </table:table-cell>
          <table:table-cell table:style-name="C4">
            <table:table is-subtable="true" table:name="TBL_0_209_48" table:style-name="TBL_0_209_48">
              <table:table-column table:style-name="TBL_0_209_48_col_0">
</table:table-column>
              <table:table-row table:style-name="TBL_0_209_48_row_0">
                <table:table-cell table:style-name="C1">
                  <text:p text:style-name="P0"><text:span text:style-name="T0">31</text:span></text:p>
                </table:table-cell>
              </table:table-row>
            </table:table>
          </table:table-cell>
          <table:table-cell table:style-name="C4">
            <table:table is-subtable="true" table:name="TBL_0_209_49" table:style-name="TBL_0_209_49">
              <table:table-column table:style-name="TBL_0_209_49_col_0">
</table:table-column>
              <table:table-row table:style-name="TBL_0_209_49_row_0">
                <table:table-cell table:style-name="C1">
                  <text:p text:style-name="P0"><text:span text:style-name="T0">48</text:span></text:p>
                </table:table-cell>
              </table:table-row>
            </table:table>
          </table:table-cell>
          <table:table-cell table:style-name="C4">
            <table:table is-subtable="true" table:name="TBL_0_209_50" table:style-name="TBL_0_209_50">
              <table:table-column table:style-name="TBL_0_209_50_col_0">
</table:table-column>
              <table:table-row table:style-name="TBL_0_209_50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51" table:style-name="TBL_0_209_51">
              <table:table-column table:style-name="TBL_0_209_51_col_0">
</table:table-column>
              <table:table-row table:style-name="TBL_0_209_51_row_0">
                <table:table-cell table:style-name="C1">
                  <text:p text:style-name="P0"><text:span text:style-name="T0">8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9">
          <table:table-cell table:style-name="empty-cell"/>
          <table:covered-table-cell/>
          <table:table-cell table:style-name="C1">
            <table:table is-subtable="true" table:name="TBL_0_209_52" table:style-name="TBL_0_209_52">
              <table:table-column table:style-name="TBL_0_209_52_col_0">
</table:table-column>
              <table:table-row table:style-name="TBL_0_209_52_row_0">
                <table:table-cell table:style-name="C1">
                  <text:p text:style-name="P0"><text:span text:style-name="T0">Genève</text:span></text:p>
                </table:table-cell>
              </table:table-row>
            </table:table>
          </table:table-cell>
          <table:table-cell table:style-name="C4">
            <table:table is-subtable="true" table:name="TBL_0_209_53" table:style-name="TBL_0_209_53">
              <table:table-column table:style-name="TBL_0_209_53_col_0">
</table:table-column>
              <table:table-row table:style-name="TBL_0_209_53_row_0">
                <table:table-cell table:style-name="C1">
                  <text:p text:style-name="P0"><text:span text:style-name="T0">148</text:span></text:p>
                </table:table-cell>
              </table:table-row>
            </table:table>
          </table:table-cell>
          <table:table-cell table:style-name="C4">
            <table:table is-subtable="true" table:name="TBL_0_209_54" table:style-name="TBL_0_209_54">
              <table:table-column table:style-name="TBL_0_209_54_col_0">
</table:table-column>
              <table:table-row table:style-name="TBL_0_209_54_row_0">
                <table:table-cell table:style-name="C1">
                  <text:p text:style-name="P0"><text:span text:style-name="T0">138</text:span></text:p>
                </table:table-cell>
              </table:table-row>
            </table:table>
          </table:table-cell>
          <table:table-cell table:style-name="C4">
            <table:table is-subtable="true" table:name="TBL_0_209_55" table:style-name="TBL_0_209_55">
              <table:table-column table:style-name="TBL_0_209_55_col_0">
</table:table-column>
              <table:table-row table:style-name="TBL_0_209_55_row_0">
                <table:table-cell table:style-name="C1">
                  <text:p text:style-name="P0"><text:span text:style-name="T0">84</text:span></text:p>
                </table:table-cell>
              </table:table-row>
            </table:table>
          </table:table-cell>
          <table:table-cell table:style-name="C4">
            <table:table is-subtable="true" table:name="TBL_0_209_56" table:style-name="TBL_0_209_56">
              <table:table-column table:style-name="TBL_0_209_56_col_0">
</table:table-column>
              <table:table-row table:style-name="TBL_0_209_56_row_0">
                <table:table-cell table:style-name="C1">
                  <text:p text:style-name="P0"><text:span text:style-name="T0">6</text:span></text:p>
                </table:table-cell>
              </table:table-row>
            </table:table>
          </table:table-cell>
          <table:table-cell table:style-name="C2">
            <table:table is-subtable="true" table:name="TBL_0_209_57" table:style-name="TBL_0_209_57">
              <table:table-column table:style-name="TBL_0_209_57_col_0">
</table:table-column>
              <table:table-row table:style-name="TBL_0_209_57_row_0">
                <table:table-cell table:style-name="C1">
                  <text:p text:style-name="P0"><text:span text:style-name="T0">10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10">
          <table:table-cell table:style-name="empty-cell"/>
          <table:table-cell table:style-name="C0" table:number-rows-spanned="3">
            <table:table is-subtable="true" table:name="TBL_0_209_58" table:style-name="TBL_0_209_58">
              <table:table-column table:style-name="TBL_0_209_58_col_0">
</table:table-column>
              <table:table-row table:style-name="TBL_0_209_58_row_0">
                <table:table-cell table:style-name="C1">
                  <text:p text:style-name="P0"><text:span text:style-name="T0">UK</text:span></text:p>
                </table:table-cell>
              </table:table-row>
            </table:table>
          </table:table-cell>
          <table:table-cell table:style-name="C1">
            <table:table is-subtable="true" table:name="TBL_0_209_59" table:style-name="TBL_0_209_59">
              <table:table-column table:style-name="TBL_0_209_59_col_0">
</table:table-column>
              <table:table-row table:style-name="TBL_0_209_59_row_0">
                <table:table-cell table:style-name="C1">
                  <text:p text:style-name="P0"><text:span text:style-name="T0">Colchester</text:span></text:p>
                </table:table-cell>
              </table:table-row>
            </table:table>
          </table:table-cell>
          <table:table-cell table:style-name="C4">
            <table:table is-subtable="true" table:name="TBL_0_209_60" table:style-name="TBL_0_209_60">
              <table:table-column table:style-name="TBL_0_209_60_col_0">
</table:table-column>
              <table:table-row table:style-name="TBL_0_209_60_row_0">
                <table:table-cell table:style-name="C1">
                  <text:p text:style-name="P0"><text:span text:style-name="T0">34</text:span></text:p>
                </table:table-cell>
              </table:table-row>
            </table:table>
          </table:table-cell>
          <table:table-cell table:style-name="C4">
            <table:table is-subtable="true" table:name="TBL_0_209_61" table:style-name="TBL_0_209_61">
              <table:table-column table:style-name="TBL_0_209_61_col_0">
</table:table-column>
              <table:table-row table:style-name="TBL_0_209_61_row_0">
                <table:table-cell table:style-name="C1">
                  <text:p text:style-name="P0"><text:span text:style-name="T0">146</text:span></text:p>
                </table:table-cell>
              </table:table-row>
            </table:table>
          </table:table-cell>
          <table:table-cell table:style-name="C4">
            <table:table is-subtable="true" table:name="TBL_0_209_62" table:style-name="TBL_0_209_62">
              <table:table-column table:style-name="TBL_0_209_62_col_0">
</table:table-column>
              <table:table-row table:style-name="TBL_0_209_62_row_0">
                <table:table-cell table:style-name="C1">
                  <text:p text:style-name="P0"><text:span text:style-name="T0">33</text:span></text:p>
                </table:table-cell>
              </table:table-row>
            </table:table>
          </table:table-cell>
          <table:table-cell table:style-name="C4">
            <table:table is-subtable="true" table:name="TBL_0_209_63" table:style-name="TBL_0_209_63">
              <table:table-column table:style-name="TBL_0_209_63_col_0">
</table:table-column>
              <table:table-row table:style-name="TBL_0_209_63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64" table:style-name="TBL_0_209_64">
              <table:table-column table:style-name="TBL_0_209_64_col_0">
</table:table-column>
              <table:table-row table:style-name="TBL_0_209_64_row_0">
                <table:table-cell table:style-name="C1">
                  <text:p text:style-name="P0"><text:span text:style-name="T0">13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11">
          <table:table-cell table:style-name="empty-cell"/>
          <table:covered-table-cell/>
          <table:table-cell table:style-name="C1">
            <table:table is-subtable="true" table:name="TBL_0_209_65" table:style-name="TBL_0_209_65">
              <table:table-column table:style-name="TBL_0_209_65_col_0">
</table:table-column>
              <table:table-row table:style-name="TBL_0_209_65_row_0">
                <table:table-cell table:style-name="C1">
                  <text:p text:style-name="P0"><text:span text:style-name="T0">Cowes</text:span></text:p>
                </table:table-cell>
              </table:table-row>
            </table:table>
          </table:table-cell>
          <table:table-cell table:style-name="C4">
            <table:table is-subtable="true" table:name="TBL_0_209_66" table:style-name="TBL_0_209_66">
              <table:table-column table:style-name="TBL_0_209_66_col_0">
</table:table-column>
              <table:table-row table:style-name="TBL_0_209_66_row_0">
                <table:table-cell table:style-name="C1">
                  <text:p text:style-name="P0"><text:span text:style-name="T0">3</text:span></text:p>
                </table:table-cell>
              </table:table-row>
            </table:table>
          </table:table-cell>
          <table:table-cell table:style-name="C4">
            <table:table is-subtable="true" table:name="TBL_0_209_67" table:style-name="TBL_0_209_67">
              <table:table-column table:style-name="TBL_0_209_67_col_0">
</table:table-column>
              <table:table-row table:style-name="TBL_0_209_67_row_0">
                <table:table-cell table:style-name="C1">
                  <text:p text:style-name="P0"><text:span text:style-name="T0">61</text:span></text:p>
                </table:table-cell>
              </table:table-row>
            </table:table>
          </table:table-cell>
          <table:table-cell table:style-name="C4">
            <table:table is-subtable="true" table:name="TBL_0_209_68" table:style-name="TBL_0_209_68">
              <table:table-column table:style-name="TBL_0_209_68_col_0">
</table:table-column>
              <table:table-row table:style-name="TBL_0_209_68_row_0">
                <table:table-cell table:style-name="C1">
                  <text:p text:style-name="P0"><text:span text:style-name="T0">54</text:span></text:p>
                </table:table-cell>
              </table:table-row>
            </table:table>
          </table:table-cell>
          <table:table-cell table:style-name="C4">
            <table:table is-subtable="true" table:name="TBL_0_209_69" table:style-name="TBL_0_209_69">
              <table:table-column table:style-name="TBL_0_209_69_col_0">
</table:table-column>
              <table:table-row table:style-name="TBL_0_209_69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70" table:style-name="TBL_0_209_70">
              <table:table-column table:style-name="TBL_0_209_70_col_0">
</table:table-column>
              <table:table-row table:style-name="TBL_0_209_70_row_0">
                <table:table-cell table:style-name="C1">
                  <text:p text:style-name="P0"><text:span text:style-name="T0">10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12">
          <table:table-cell table:style-name="empty-cell"/>
          <table:covered-table-cell/>
          <table:table-cell table:style-name="C1">
            <table:table is-subtable="true" table:name="TBL_0_209_71" table:style-name="TBL_0_209_71">
              <table:table-column table:style-name="TBL_0_209_71_col_0">
</table:table-column>
              <table:table-row table:style-name="TBL_0_209_71_row_0">
                <table:table-cell table:style-name="C1">
                  <text:p text:style-name="P0"><text:span text:style-name="T0">London</text:span></text:p>
                </table:table-cell>
              </table:table-row>
            </table:table>
          </table:table-cell>
          <table:table-cell table:style-name="C4">
            <table:table is-subtable="true" table:name="TBL_0_209_72" table:style-name="TBL_0_209_72">
              <table:table-column table:style-name="TBL_0_209_72_col_0">
</table:table-column>
              <table:table-row table:style-name="TBL_0_209_72_row_0">
                <table:table-cell table:style-name="C1">
                  <text:p text:style-name="P0"><text:span text:style-name="T0">34</text:span></text:p>
                </table:table-cell>
              </table:table-row>
            </table:table>
          </table:table-cell>
          <table:table-cell table:style-name="C4">
            <table:table is-subtable="true" table:name="TBL_0_209_73" table:style-name="TBL_0_209_73">
              <table:table-column table:style-name="TBL_0_209_73_col_0">
</table:table-column>
              <table:table-row table:style-name="TBL_0_209_73_row_0">
                <table:table-cell table:style-name="C1">
                  <text:p text:style-name="P0"><text:span text:style-name="T0">1</text:span></text:p>
                </table:table-cell>
              </table:table-row>
            </table:table>
          </table:table-cell>
          <table:table-cell table:style-name="C4">
            <table:table is-subtable="true" table:name="TBL_0_209_74" table:style-name="TBL_0_209_74">
              <table:table-column table:style-name="TBL_0_209_74_col_0">
</table:table-column>
              <table:table-row table:style-name="TBL_0_209_74_row_0">
                <table:table-cell table:style-name="C1">
                  <text:p text:style-name="P0"><text:span text:style-name="T0">4</text:span></text:p>
                </table:table-cell>
              </table:table-row>
            </table:table>
          </table:table-cell>
          <table:table-cell table:style-name="C4">
            <table:table is-subtable="true" table:name="TBL_0_209_75" table:style-name="TBL_0_209_75">
              <table:table-column table:style-name="TBL_0_209_75_col_0">
</table:table-column>
              <table:table-row table:style-name="TBL_0_209_75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76" table:style-name="TBL_0_209_76">
              <table:table-column table:style-name="TBL_0_209_76_col_0">
</table:table-column>
              <table:table-row table:style-name="TBL_0_209_76_row_0">
                <table:table-cell table:style-name="C1">
                  <text:p text:style-name="P0"><text:span text:style-name="T0">33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13">
          <table:table-cell table:style-name="empty-cell"/>
          <table:table-cell table:style-name="C0" table:number-rows-spanned="12">
            <table:table is-subtable="true" table:name="TBL_0_209_77" table:style-name="TBL_0_209_77">
              <table:table-column table:style-name="TBL_0_209_77_col_0">
</table:table-column>
              <table:table-row table:style-name="TBL_0_209_77_row_0">
                <table:table-cell table:style-name="C1">
                  <text:p text:style-name="P0"><text:span text:style-name="T0">USA</text:span></text:p>
                </table:table-cell>
              </table:table-row>
            </table:table>
          </table:table-cell>
          <table:table-cell table:style-name="C1">
            <table:table is-subtable="true" table:name="TBL_0_209_78" table:style-name="TBL_0_209_78">
              <table:table-column table:style-name="TBL_0_209_78_col_0">
</table:table-column>
              <table:table-row table:style-name="TBL_0_209_78_row_0">
                <table:table-cell table:style-name="C1">
                  <text:p text:style-name="P0"><text:span text:style-name="T0">Albuquerque</text:span></text:p>
                </table:table-cell>
              </table:table-row>
            </table:table>
          </table:table-cell>
          <table:table-cell table:style-name="C4">
            <table:table is-subtable="true" table:name="TBL_0_209_79" table:style-name="TBL_0_209_79">
              <table:table-column table:style-name="TBL_0_209_79_col_0">
</table:table-column>
              <table:table-row table:style-name="TBL_0_209_79_row_0">
                <table:table-cell table:style-name="C1">
                  <text:p text:style-name="P0"><text:span text:style-name="T0">142</text:span></text:p>
                </table:table-cell>
              </table:table-row>
            </table:table>
          </table:table-cell>
          <table:table-cell table:style-name="C4">
            <table:table is-subtable="true" table:name="TBL_0_209_80" table:style-name="TBL_0_209_80">
              <table:table-column table:style-name="TBL_0_209_80_col_0">
</table:table-column>
              <table:table-row table:style-name="TBL_0_209_80_row_0">
                <table:table-cell table:style-name="C1">
                  <text:p text:style-name="P0"><text:span text:style-name="T0">18</text:span></text:p>
                </table:table-cell>
              </table:table-row>
            </table:table>
          </table:table-cell>
          <table:table-cell table:style-name="C4">
            <table:table is-subtable="true" table:name="TBL_0_209_81" table:style-name="TBL_0_209_81">
              <table:table-column table:style-name="TBL_0_209_81_col_0">
</table:table-column>
              <table:table-row table:style-name="TBL_0_209_81_row_0">
                <table:table-cell table:style-name="C1">
                  <text:p text:style-name="P0"><text:span text:style-name="T0">55</text:span></text:p>
                </table:table-cell>
              </table:table-row>
            </table:table>
          </table:table-cell>
          <table:table-cell table:style-name="C4">
            <table:table is-subtable="true" table:name="TBL_0_209_82" table:style-name="TBL_0_209_82">
              <table:table-column table:style-name="TBL_0_209_82_col_0">
</table:table-column>
              <table:table-row table:style-name="TBL_0_209_82_row_0">
                <table:table-cell table:style-name="C1">
                  <text:p text:style-name="P0"><text:span text:style-name="T0">8</text:span></text:p>
                </table:table-cell>
              </table:table-row>
            </table:table>
          </table:table-cell>
          <table:table-cell table:style-name="C2">
            <table:table is-subtable="true" table:name="TBL_0_209_83" table:style-name="TBL_0_209_83">
              <table:table-column table:style-name="TBL_0_209_83_col_0">
</table:table-column>
              <table:table-row table:style-name="TBL_0_209_83_row_0">
                <table:table-cell table:style-name="C1">
                  <text:p text:style-name="P0"><text:span text:style-name="T0">18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14">
          <table:table-cell table:style-name="empty-cell"/>
          <table:covered-table-cell/>
          <table:table-cell table:style-name="C1">
            <table:table is-subtable="true" table:name="TBL_0_209_84" table:style-name="TBL_0_209_84">
              <table:table-column table:style-name="TBL_0_209_84_col_0">
</table:table-column>
              <table:table-row table:style-name="TBL_0_209_84_row_0">
                <table:table-cell table:style-name="C1">
                  <text:p text:style-name="P0"><text:span text:style-name="T0">Anchorage</text:span></text:p>
                </table:table-cell>
              </table:table-row>
            </table:table>
          </table:table-cell>
          <table:table-cell table:style-name="C4">
            <table:table is-subtable="true" table:name="TBL_0_209_85" table:style-name="TBL_0_209_85">
              <table:table-column table:style-name="TBL_0_209_85_col_0">
</table:table-column>
              <table:table-row table:style-name="TBL_0_209_85_row_0">
                <table:table-cell table:style-name="C1">
                  <text:p text:style-name="P0"><text:span text:style-name="T0">84</text:span></text:p>
                </table:table-cell>
              </table:table-row>
            </table:table>
          </table:table-cell>
          <table:table-cell table:style-name="C4">
            <table:table is-subtable="true" table:name="TBL_0_209_86" table:style-name="TBL_0_209_86">
              <table:table-column table:style-name="TBL_0_209_86_col_0">
</table:table-column>
              <table:table-row table:style-name="TBL_0_209_86_row_0">
                <table:table-cell table:style-name="C1">
                  <text:p text:style-name="P0"><text:span text:style-name="T0">135</text:span></text:p>
                </table:table-cell>
              </table:table-row>
            </table:table>
          </table:table-cell>
          <table:table-cell table:style-name="C4">
            <table:table is-subtable="true" table:name="TBL_0_209_87" table:style-name="TBL_0_209_87">
              <table:table-column table:style-name="TBL_0_209_87_col_0">
</table:table-column>
              <table:table-row table:style-name="TBL_0_209_87_row_0">
                <table:table-cell table:style-name="C1">
                  <text:p text:style-name="P0"><text:span text:style-name="T0">40</text:span></text:p>
                </table:table-cell>
              </table:table-row>
            </table:table>
          </table:table-cell>
          <table:table-cell table:style-name="C4">
            <table:table is-subtable="true" table:name="TBL_0_209_88" table:style-name="TBL_0_209_88">
              <table:table-column table:style-name="TBL_0_209_88_col_0">
</table:table-column>
              <table:table-row table:style-name="TBL_0_209_88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89" table:style-name="TBL_0_209_89">
              <table:table-column table:style-name="TBL_0_209_89_col_0">
</table:table-column>
              <table:table-row table:style-name="TBL_0_209_89_row_0">
                <table:table-cell table:style-name="C1">
                  <text:p text:style-name="P0"><text:span text:style-name="T0">10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15">
          <table:table-cell table:style-name="empty-cell"/>
          <table:covered-table-cell/>
          <table:table-cell table:style-name="C1">
            <table:table is-subtable="true" table:name="TBL_0_209_90" table:style-name="TBL_0_209_90">
              <table:table-column table:style-name="TBL_0_209_90_col_0">
</table:table-column>
              <table:table-row table:style-name="TBL_0_209_90_row_0">
                <table:table-cell table:style-name="C1">
                  <text:p text:style-name="P0"><text:span text:style-name="T0">Boise</text:span></text:p>
                </table:table-cell>
              </table:table-row>
            </table:table>
          </table:table-cell>
          <table:table-cell table:style-name="C4">
            <table:table is-subtable="true" table:name="TBL_0_209_91" table:style-name="TBL_0_209_91">
              <table:table-column table:style-name="TBL_0_209_91_col_0">
</table:table-column>
              <table:table-row table:style-name="TBL_0_209_91_row_0">
                <table:table-cell table:style-name="C1">
                  <text:p text:style-name="P0"><text:span text:style-name="T0">214</text:span></text:p>
                </table:table-cell>
              </table:table-row>
            </table:table>
          </table:table-cell>
          <table:table-cell table:style-name="C4">
            <table:table is-subtable="true" table:name="TBL_0_209_92" table:style-name="TBL_0_209_92">
              <table:table-column table:style-name="TBL_0_209_92_col_0">
</table:table-column>
              <table:table-row table:style-name="TBL_0_209_92_row_0">
                <table:table-cell table:style-name="C1">
                  <text:p text:style-name="P0"><text:span text:style-name="T0">8</text:span></text:p>
                </table:table-cell>
              </table:table-row>
            </table:table>
          </table:table-cell>
          <table:table-cell table:style-name="C4">
            <table:table is-subtable="true" table:name="TBL_0_209_93" table:style-name="TBL_0_209_93">
              <table:table-column table:style-name="TBL_0_209_93_col_0">
</table:table-column>
              <table:table-row table:style-name="TBL_0_209_93_row_0">
                <table:table-cell table:style-name="C1">
                  <text:p text:style-name="P0"><text:span text:style-name="T0">30</text:span></text:p>
                </table:table-cell>
              </table:table-row>
            </table:table>
          </table:table-cell>
          <table:table-cell table:style-name="C4">
            <table:table is-subtable="true" table:name="TBL_0_209_94" table:style-name="TBL_0_209_94">
              <table:table-column table:style-name="TBL_0_209_94_col_0">
</table:table-column>
              <table:table-row table:style-name="TBL_0_209_94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95" table:style-name="TBL_0_209_95">
              <table:table-column table:style-name="TBL_0_209_95_col_0">
</table:table-column>
              <table:table-row table:style-name="TBL_0_209_95_row_0">
                <table:table-cell table:style-name="C1">
                  <text:p text:style-name="P0"><text:span text:style-name="T0">31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16">
          <table:table-cell table:style-name="empty-cell"/>
          <table:covered-table-cell/>
          <table:table-cell table:style-name="C1">
            <table:table is-subtable="true" table:name="TBL_0_209_96" table:style-name="TBL_0_209_96">
              <table:table-column table:style-name="TBL_0_209_96_col_0">
</table:table-column>
              <table:table-row table:style-name="TBL_0_209_96_row_0">
                <table:table-cell table:style-name="C1">
                  <text:p text:style-name="P0"><text:span text:style-name="T0">Butte</text:span></text:p>
                </table:table-cell>
              </table:table-row>
            </table:table>
          </table:table-cell>
          <table:table-cell table:style-name="C4">
            <table:table is-subtable="true" table:name="TBL_0_209_97" table:style-name="TBL_0_209_97">
              <table:table-column table:style-name="TBL_0_209_97_col_0">
</table:table-column>
              <table:table-row table:style-name="TBL_0_209_97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9_98" table:style-name="TBL_0_209_98">
              <table:table-column table:style-name="TBL_0_209_98_col_0">
</table:table-column>
              <table:table-row table:style-name="TBL_0_209_98_row_0">
                <table:table-cell table:style-name="C1">
                  <text:p text:style-name="P0"><text:span text:style-name="T0">20</text:span></text:p>
                </table:table-cell>
              </table:table-row>
            </table:table>
          </table:table-cell>
          <table:table-cell table:style-name="C4">
            <table:table is-subtable="true" table:name="TBL_0_209_99" table:style-name="TBL_0_209_99">
              <table:table-column table:style-name="TBL_0_209_99_col_0">
</table:table-column>
              <table:table-row table:style-name="TBL_0_209_99_row_0">
                <table:table-cell table:style-name="C1">
                  <text:p text:style-name="P0"><text:span text:style-name="T0">14</text:span></text:p>
                </table:table-cell>
              </table:table-row>
            </table:table>
          </table:table-cell>
          <table:table-cell table:style-name="C4">
            <table:table is-subtable="true" table:name="TBL_0_209_100" table:style-name="TBL_0_209_100">
              <table:table-column table:style-name="TBL_0_209_100_col_0">
</table:table-column>
              <table:table-row table:style-name="TBL_0_209_100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101" table:style-name="TBL_0_209_101">
              <table:table-column table:style-name="TBL_0_209_101_col_0">
</table:table-column>
              <table:table-row table:style-name="TBL_0_209_101_row_0">
                <table:table-cell table:style-name="C1">
                  <text:p text:style-name="P0"><text:span text:style-name="T0">3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17">
          <table:table-cell table:style-name="empty-cell"/>
          <table:covered-table-cell/>
          <table:table-cell table:style-name="C1">
            <table:table is-subtable="true" table:name="TBL_0_209_102" table:style-name="TBL_0_209_102">
              <table:table-column table:style-name="TBL_0_209_102_col_0">
</table:table-column>
              <table:table-row table:style-name="TBL_0_209_102_row_0">
                <table:table-cell table:style-name="C1">
                  <text:p text:style-name="P0"><text:span text:style-name="T0">Elgin</text:span></text:p>
                </table:table-cell>
              </table:table-row>
            </table:table>
          </table:table-cell>
          <table:table-cell table:style-name="C4">
            <table:table is-subtable="true" table:name="TBL_0_209_103" table:style-name="TBL_0_209_103">
              <table:table-column table:style-name="TBL_0_209_103_col_0">
</table:table-column>
              <table:table-row table:style-name="TBL_0_209_103_row_0">
                <table:table-cell table:style-name="C1">
                  <text:p text:style-name="P0"><text:span text:style-name="T0">20</text:span></text:p>
                </table:table-cell>
              </table:table-row>
            </table:table>
          </table:table-cell>
          <table:table-cell table:style-name="C4">
            <table:table is-subtable="true" table:name="TBL_0_209_104" table:style-name="TBL_0_209_104">
              <table:table-column table:style-name="TBL_0_209_104_col_0">
</table:table-column>
              <table:table-row table:style-name="TBL_0_209_104_row_0">
                <table:table-cell table:style-name="C1">
                  <text:p text:style-name="P0"><text:span text:style-name="T0">111</text:span></text:p>
                </table:table-cell>
              </table:table-row>
            </table:table>
          </table:table-cell>
          <table:table-cell table:style-name="C4">
            <table:table is-subtable="true" table:name="TBL_0_209_105" table:style-name="TBL_0_209_105">
              <table:table-column table:style-name="TBL_0_209_105_col_0">
</table:table-column>
              <table:table-row table:style-name="TBL_0_209_105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9_106" table:style-name="TBL_0_209_106">
              <table:table-column table:style-name="TBL_0_209_106_col_0">
</table:table-column>
              <table:table-row table:style-name="TBL_0_209_106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107" table:style-name="TBL_0_209_107">
              <table:table-column table:style-name="TBL_0_209_107_col_0">
</table:table-column>
              <table:table-row table:style-name="TBL_0_209_107_row_0">
                <table:table-cell table:style-name="C1">
                  <text:p text:style-name="P0"><text:span text:style-name="T0">5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18">
          <table:table-cell table:style-name="empty-cell"/>
          <table:covered-table-cell/>
          <table:table-cell table:style-name="C1">
            <table:table is-subtable="true" table:name="TBL_0_209_108" table:style-name="TBL_0_209_108">
              <table:table-column table:style-name="TBL_0_209_108_col_0">
</table:table-column>
              <table:table-row table:style-name="TBL_0_209_108_row_0">
                <table:table-cell table:style-name="C1">
                  <text:p text:style-name="P0"><text:span text:style-name="T0">Eugene</text:span></text:p>
                </table:table-cell>
              </table:table-row>
            </table:table>
          </table:table-cell>
          <table:table-cell table:style-name="C4">
            <table:table is-subtable="true" table:name="TBL_0_209_109" table:style-name="TBL_0_209_109">
              <table:table-column table:style-name="TBL_0_209_109_col_0">
</table:table-column>
              <table:table-row table:style-name="TBL_0_209_109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9_110" table:style-name="TBL_0_209_110">
              <table:table-column table:style-name="TBL_0_209_110_col_0">
</table:table-column>
              <table:table-row table:style-name="TBL_0_209_110_row_0">
                <table:table-cell table:style-name="C1">
                  <text:p text:style-name="P0"><text:span text:style-name="T0">76</text:span></text:p>
                </table:table-cell>
              </table:table-row>
            </table:table>
          </table:table-cell>
          <table:table-cell table:style-name="C4">
            <table:table is-subtable="true" table:name="TBL_0_209_111" table:style-name="TBL_0_209_111">
              <table:table-column table:style-name="TBL_0_209_111_col_0">
</table:table-column>
              <table:table-row table:style-name="TBL_0_209_111_row_0">
                <table:table-cell table:style-name="C1">
                  <text:p text:style-name="P0"><text:span text:style-name="T0">25</text:span></text:p>
                </table:table-cell>
              </table:table-row>
            </table:table>
          </table:table-cell>
          <table:table-cell table:style-name="C4">
            <table:table is-subtable="true" table:name="TBL_0_209_112" table:style-name="TBL_0_209_112">
              <table:table-column table:style-name="TBL_0_209_112_col_0">
</table:table-column>
              <table:table-row table:style-name="TBL_0_209_112_row_0">
                <table:table-cell table:style-name="C1">
                  <text:p text:style-name="P0"><text:span text:style-name="T0">14</text:span></text:p>
                </table:table-cell>
              </table:table-row>
            </table:table>
          </table:table-cell>
          <table:table-cell table:style-name="C2">
            <table:table is-subtable="true" table:name="TBL_0_209_113" table:style-name="TBL_0_209_113">
              <table:table-column table:style-name="TBL_0_209_113_col_0">
</table:table-column>
              <table:table-row table:style-name="TBL_0_209_113_row_0">
                <table:table-cell table:style-name="C1">
                  <text:p text:style-name="P0"><text:span text:style-name="T0">11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19">
          <table:table-cell table:style-name="empty-cell"/>
          <table:covered-table-cell/>
          <table:table-cell table:style-name="C1">
            <table:table is-subtable="true" table:name="TBL_0_209_114" table:style-name="TBL_0_209_114">
              <table:table-column table:style-name="TBL_0_209_114_col_0">
</table:table-column>
              <table:table-row table:style-name="TBL_0_209_114_row_0">
                <table:table-cell table:style-name="C1">
                  <text:p text:style-name="P0"><text:span text:style-name="T0">Kirkland</text:span></text:p>
                </table:table-cell>
              </table:table-row>
            </table:table>
          </table:table-cell>
          <table:table-cell table:style-name="C4">
            <table:table is-subtable="true" table:name="TBL_0_209_115" table:style-name="TBL_0_209_115">
              <table:table-column table:style-name="TBL_0_209_115_col_0">
</table:table-column>
              <table:table-row table:style-name="TBL_0_209_115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9_116" table:style-name="TBL_0_209_116">
              <table:table-column table:style-name="TBL_0_209_116_col_0">
</table:table-column>
              <table:table-row table:style-name="TBL_0_209_116_row_0">
                <table:table-cell table:style-name="C1">
                  <text:p text:style-name="P0"><text:span text:style-name="T0">25</text:span></text:p>
                </table:table-cell>
              </table:table-row>
            </table:table>
          </table:table-cell>
          <table:table-cell table:style-name="C4">
            <table:table is-subtable="true" table:name="TBL_0_209_117" table:style-name="TBL_0_209_117">
              <table:table-column table:style-name="TBL_0_209_117_col_0">
</table:table-column>
              <table:table-row table:style-name="TBL_0_209_117_row_0">
                <table:table-cell table:style-name="C1">
                  <text:p text:style-name="P0"><text:span text:style-name="T0">7</text:span></text:p>
                </table:table-cell>
              </table:table-row>
            </table:table>
          </table:table-cell>
          <table:table-cell table:style-name="C4">
            <table:table is-subtable="true" table:name="TBL_0_209_118" table:style-name="TBL_0_209_118">
              <table:table-column table:style-name="TBL_0_209_118_col_0">
</table:table-column>
              <table:table-row table:style-name="TBL_0_209_118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119" table:style-name="TBL_0_209_119">
              <table:table-column table:style-name="TBL_0_209_119_col_0">
</table:table-column>
              <table:table-row table:style-name="TBL_0_209_119_row_0">
                <table:table-cell table:style-name="C1">
                  <text:p text:style-name="P0"><text:span text:style-name="T0">3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20">
          <table:table-cell table:style-name="empty-cell"/>
          <table:covered-table-cell/>
          <table:table-cell table:style-name="C1">
            <table:table is-subtable="true" table:name="TBL_0_209_120" table:style-name="TBL_0_209_120">
              <table:table-column table:style-name="TBL_0_209_120_col_0">
</table:table-column>
              <table:table-row table:style-name="TBL_0_209_120_row_0">
                <table:table-cell table:style-name="C1">
                  <text:p text:style-name="P0"><text:span text:style-name="T0">Lander</text:span></text:p>
                </table:table-cell>
              </table:table-row>
            </table:table>
          </table:table-cell>
          <table:table-cell table:style-name="C4">
            <table:table is-subtable="true" table:name="TBL_0_209_121" table:style-name="TBL_0_209_121">
              <table:table-column table:style-name="TBL_0_209_121_col_0">
</table:table-column>
              <table:table-row table:style-name="TBL_0_209_121_row_0">
                <table:table-cell table:style-name="C1">
                  <text:p text:style-name="P0"><text:span text:style-name="T0">30</text:span></text:p>
                </table:table-cell>
              </table:table-row>
            </table:table>
          </table:table-cell>
          <table:table-cell table:style-name="C4">
            <table:table is-subtable="true" table:name="TBL_0_209_122" table:style-name="TBL_0_209_122">
              <table:table-column table:style-name="TBL_0_209_122_col_0">
</table:table-column>
              <table:table-row table:style-name="TBL_0_209_122_row_0">
                <table:table-cell table:style-name="C1">
                  <text:p text:style-name="P0"><text:span text:style-name="T0">73</text:span></text:p>
                </table:table-cell>
              </table:table-row>
            </table:table>
          </table:table-cell>
          <table:table-cell table:style-name="C4">
            <table:table is-subtable="true" table:name="TBL_0_209_123" table:style-name="TBL_0_209_123">
              <table:table-column table:style-name="TBL_0_209_123_col_0">
</table:table-column>
              <table:table-row table:style-name="TBL_0_209_123_row_0">
                <table:table-cell table:style-name="C1">
                  <text:p text:style-name="P0"><text:span text:style-name="T0">12</text:span></text:p>
                </table:table-cell>
              </table:table-row>
            </table:table>
          </table:table-cell>
          <table:table-cell table:style-name="C4">
            <table:table is-subtable="true" table:name="TBL_0_209_124" table:style-name="TBL_0_209_124">
              <table:table-column table:style-name="TBL_0_209_124_col_0">
</table:table-column>
              <table:table-row table:style-name="TBL_0_209_124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125" table:style-name="TBL_0_209_125">
              <table:table-column table:style-name="TBL_0_209_125_col_0">
</table:table-column>
              <table:table-row table:style-name="TBL_0_209_125_row_0">
                <table:table-cell table:style-name="C1">
                  <text:p text:style-name="P0"><text:span text:style-name="T0">9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21">
          <table:table-cell table:style-name="empty-cell"/>
          <table:covered-table-cell/>
          <table:table-cell table:style-name="C1">
            <table:table is-subtable="true" table:name="TBL_0_209_126" table:style-name="TBL_0_209_126">
              <table:table-column table:style-name="TBL_0_209_126_col_0">
</table:table-column>
              <table:table-row table:style-name="TBL_0_209_126_row_0">
                <table:table-cell table:style-name="C1">
                  <text:p text:style-name="P0"><text:span text:style-name="T0">Portland</text:span></text:p>
                </table:table-cell>
              </table:table-row>
            </table:table>
          </table:table-cell>
          <table:table-cell table:style-name="C4">
            <table:table is-subtable="true" table:name="TBL_0_209_127" table:style-name="TBL_0_209_127">
              <table:table-column table:style-name="TBL_0_209_127_col_0">
</table:table-column>
              <table:table-row table:style-name="TBL_0_209_127_row_0">
                <table:table-cell table:style-name="C1">
                  <text:p text:style-name="P0"><text:span text:style-name="T0">12</text:span></text:p>
                </table:table-cell>
              </table:table-row>
            </table:table>
          </table:table-cell>
          <table:table-cell table:style-name="C4">
            <table:table is-subtable="true" table:name="TBL_0_209_128" table:style-name="TBL_0_209_128">
              <table:table-column table:style-name="TBL_0_209_128_col_0">
</table:table-column>
              <table:table-row table:style-name="TBL_0_209_128_row_0">
                <table:table-cell table:style-name="C1">
                  <text:p text:style-name="P0"><text:span text:style-name="T0">2</text:span></text:p>
                </table:table-cell>
              </table:table-row>
            </table:table>
          </table:table-cell>
          <table:table-cell table:style-name="C4">
            <table:table is-subtable="true" table:name="TBL_0_209_129" table:style-name="TBL_0_209_129">
              <table:table-column table:style-name="TBL_0_209_129_col_0">
</table:table-column>
              <table:table-row table:style-name="TBL_0_209_129_row_0">
                <table:table-cell table:style-name="C1">
                  <text:p text:style-name="P0"><text:span text:style-name="T0">11</text:span></text:p>
                </table:table-cell>
              </table:table-row>
            </table:table>
          </table:table-cell>
          <table:table-cell table:style-name="C4">
            <table:table is-subtable="true" table:name="TBL_0_209_130" table:style-name="TBL_0_209_130">
              <table:table-column table:style-name="TBL_0_209_130_col_0">
</table:table-column>
              <table:table-row table:style-name="TBL_0_209_130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131" table:style-name="TBL_0_209_131">
              <table:table-column table:style-name="TBL_0_209_131_col_0">
</table:table-column>
              <table:table-row table:style-name="TBL_0_209_131_row_0">
                <table:table-cell table:style-name="C1">
                  <text:p text:style-name="P0"><text:span text:style-name="T0">12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22">
          <table:table-cell table:style-name="empty-cell"/>
          <table:covered-table-cell/>
          <table:table-cell table:style-name="C1">
            <table:table is-subtable="true" table:name="TBL_0_209_132" table:style-name="TBL_0_209_132">
              <table:table-column table:style-name="TBL_0_209_132_col_0">
</table:table-column>
              <table:table-row table:style-name="TBL_0_209_132_row_0">
                <table:table-cell table:style-name="C1">
                  <text:p text:style-name="P0"><text:span text:style-name="T0">San Francisco</text:span></text:p>
                </table:table-cell>
              </table:table-row>
            </table:table>
          </table:table-cell>
          <table:table-cell table:style-name="C4">
            <table:table is-subtable="true" table:name="TBL_0_209_133" table:style-name="TBL_0_209_133">
              <table:table-column table:style-name="TBL_0_209_133_col_0">
</table:table-column>
              <table:table-row table:style-name="TBL_0_209_133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9_134" table:style-name="TBL_0_209_134">
              <table:table-column table:style-name="TBL_0_209_134_col_0">
</table:table-column>
              <table:table-row table:style-name="TBL_0_209_134_row_0">
                <table:table-cell table:style-name="C1">
                  <text:p text:style-name="P0"><text:span text:style-name="T0">45</text:span></text:p>
                </table:table-cell>
              </table:table-row>
            </table:table>
          </table:table-cell>
          <table:table-cell table:style-name="C4">
            <table:table is-subtable="true" table:name="TBL_0_209_135" table:style-name="TBL_0_209_135">
              <table:table-column table:style-name="TBL_0_209_135_col_0">
</table:table-column>
              <table:table-row table:style-name="TBL_0_209_135_row_0">
                <table:table-cell table:style-name="C1">
                  <text:p text:style-name="P0"><text:span text:style-name="T0">90</text:span></text:p>
                </table:table-cell>
              </table:table-row>
            </table:table>
          </table:table-cell>
          <table:table-cell table:style-name="C4">
            <table:table is-subtable="true" table:name="TBL_0_209_136" table:style-name="TBL_0_209_136">
              <table:table-column table:style-name="TBL_0_209_136_col_0">
</table:table-column>
              <table:table-row table:style-name="TBL_0_209_136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137" table:style-name="TBL_0_209_137">
              <table:table-column table:style-name="TBL_0_209_137_col_0">
</table:table-column>
              <table:table-row table:style-name="TBL_0_209_137_row_0">
                <table:table-cell table:style-name="C1">
                  <text:p text:style-name="P0"><text:span text:style-name="T0">4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23">
          <table:table-cell table:style-name="empty-cell"/>
          <table:covered-table-cell/>
          <table:table-cell table:style-name="C1">
            <table:table is-subtable="true" table:name="TBL_0_209_138" table:style-name="TBL_0_209_138">
              <table:table-column table:style-name="TBL_0_209_138_col_0">
</table:table-column>
              <table:table-row table:style-name="TBL_0_209_138_row_0">
                <table:table-cell table:style-name="C1">
                  <text:p text:style-name="P0"><text:span text:style-name="T0">Seattle</text:span></text:p>
                </table:table-cell>
              </table:table-row>
            </table:table>
          </table:table-cell>
          <table:table-cell table:style-name="C4">
            <table:table is-subtable="true" table:name="TBL_0_209_139" table:style-name="TBL_0_209_139">
              <table:table-column table:style-name="TBL_0_209_139_col_0">
</table:table-column>
              <table:table-row table:style-name="TBL_0_209_139_row_0">
                <table:table-cell table:style-name="C1">
                  <text:p text:style-name="P0"><text:span text:style-name="T0">23</text:span></text:p>
                </table:table-cell>
              </table:table-row>
            </table:table>
          </table:table-cell>
          <table:table-cell table:style-name="C4">
            <table:table is-subtable="true" table:name="TBL_0_209_140" table:style-name="TBL_0_209_140">
              <table:table-column table:style-name="TBL_0_209_140_col_0">
</table:table-column>
              <table:table-row table:style-name="TBL_0_209_140_row_0">
                <table:table-cell table:style-name="C1">
                  <text:p text:style-name="P0"><text:span text:style-name="T0">81</text:span></text:p>
                </table:table-cell>
              </table:table-row>
            </table:table>
          </table:table-cell>
          <table:table-cell table:style-name="C4">
            <table:table is-subtable="true" table:name="TBL_0_209_141" table:style-name="TBL_0_209_141">
              <table:table-column table:style-name="TBL_0_209_141_col_0">
</table:table-column>
              <table:table-row table:style-name="TBL_0_209_141_row_0">
                <table:table-cell table:style-name="C1">
                  <text:p text:style-name="P0"><text:span text:style-name="T0">44</text:span></text:p>
                </table:table-cell>
              </table:table-row>
            </table:table>
          </table:table-cell>
          <table:table-cell table:style-name="C4">
            <table:table is-subtable="true" table:name="TBL_0_209_142" table:style-name="TBL_0_209_142">
              <table:table-column table:style-name="TBL_0_209_142_col_0">
</table:table-column>
              <table:table-row table:style-name="TBL_0_209_142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143" table:style-name="TBL_0_209_143">
              <table:table-column table:style-name="TBL_0_209_143_col_0">
</table:table-column>
              <table:table-row table:style-name="TBL_0_209_143_row_0">
                <table:table-cell table:style-name="C1">
                  <text:p text:style-name="P0"><text:span text:style-name="T0">14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24">
          <table:table-cell table:style-name="empty-cell"/>
          <table:covered-table-cell/>
          <table:table-cell table:style-name="C1">
            <table:table is-subtable="true" table:name="TBL_0_209_144" table:style-name="TBL_0_209_144">
              <table:table-column table:style-name="TBL_0_209_144_col_0">
</table:table-column>
              <table:table-row table:style-name="TBL_0_209_144_row_0">
                <table:table-cell table:style-name="C1">
                  <text:p text:style-name="P0"><text:span text:style-name="T0">Walla Walla</text:span></text:p>
                </table:table-cell>
              </table:table-row>
            </table:table>
          </table:table-cell>
          <table:table-cell table:style-name="C4">
            <table:table is-subtable="true" table:name="TBL_0_209_145" table:style-name="TBL_0_209_145">
              <table:table-column table:style-name="TBL_0_209_145_col_0">
</table:table-column>
              <table:table-row table:style-name="TBL_0_209_145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9_146" table:style-name="TBL_0_209_146">
              <table:table-column table:style-name="TBL_0_209_146_col_0">
</table:table-column>
              <table:table-row table:style-name="TBL_0_209_146_row_0">
                <table:table-cell table:style-name="C1">
                  <text:p text:style-name="P0"><text:span text:style-name="T0">11</text:span></text:p>
                </table:table-cell>
              </table:table-row>
            </table:table>
          </table:table-cell>
          <table:table-cell table:style-name="C4">
            <table:table is-subtable="true" table:name="TBL_0_209_147" table:style-name="TBL_0_209_147">
              <table:table-column table:style-name="TBL_0_209_147_col_0">
</table:table-column>
              <table:table-row table:style-name="TBL_0_209_147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9_148" table:style-name="TBL_0_209_148">
              <table:table-column table:style-name="TBL_0_209_148_col_0">
</table:table-column>
              <table:table-row table:style-name="TBL_0_209_148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149" table:style-name="TBL_0_209_149">
              <table:table-column table:style-name="TBL_0_209_149_col_0">
</table:table-column>
              <table:table-row table:style-name="TBL_0_209_149_row_0">
                <table:table-cell table:style-name="C1">
                  <text:p text:style-name="P0"><text:span text:style-name="T0">2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25">
          <table:table-cell table:style-name="empty-cell"/>
          <table:table-cell table:style-name="C0" table:number-rows-spanned="4">
            <table:table is-subtable="true" table:name="TBL_0_209_150" table:style-name="TBL_0_209_150">
              <table:table-column table:style-name="TBL_0_209_150_col_0">
</table:table-column>
              <table:table-row table:style-name="TBL_0_209_150_row_0">
                <table:table-cell table:style-name="C1">
                  <text:p text:style-name="P0"><text:span text:style-name="T0">Venezuela</text:span></text:p>
                </table:table-cell>
              </table:table-row>
            </table:table>
          </table:table-cell>
          <table:table-cell table:style-name="C1">
            <table:table is-subtable="true" table:name="TBL_0_209_151" table:style-name="TBL_0_209_151">
              <table:table-column table:style-name="TBL_0_209_151_col_0">
</table:table-column>
              <table:table-row table:style-name="TBL_0_209_151_row_0">
                <table:table-cell table:style-name="C1">
                  <text:p text:style-name="P0"><text:span text:style-name="T0">Barquisimeto</text:span></text:p>
                </table:table-cell>
              </table:table-row>
            </table:table>
          </table:table-cell>
          <table:table-cell table:style-name="C4">
            <table:table is-subtable="true" table:name="TBL_0_209_152" table:style-name="TBL_0_209_152">
              <table:table-column table:style-name="TBL_0_209_152_col_0">
</table:table-column>
              <table:table-row table:style-name="TBL_0_209_152_row_0">
                <table:table-cell table:style-name="C1">
                  <text:p text:style-name="P0"><text:span text:style-name="T0">7</text:span></text:p>
                </table:table-cell>
              </table:table-row>
            </table:table>
          </table:table-cell>
          <table:table-cell table:style-name="C4">
            <table:table is-subtable="true" table:name="TBL_0_209_153" table:style-name="TBL_0_209_153">
              <table:table-column table:style-name="TBL_0_209_153_col_0">
</table:table-column>
              <table:table-row table:style-name="TBL_0_209_153_row_0">
                <table:table-cell table:style-name="C1">
                  <text:p text:style-name="P0"><text:span text:style-name="T0">42</text:span></text:p>
                </table:table-cell>
              </table:table-row>
            </table:table>
          </table:table-cell>
          <table:table-cell table:style-name="C4">
            <table:table is-subtable="true" table:name="TBL_0_209_154" table:style-name="TBL_0_209_154">
              <table:table-column table:style-name="TBL_0_209_154_col_0">
</table:table-column>
              <table:table-row table:style-name="TBL_0_209_154_row_0">
                <table:table-cell table:style-name="C1">
                  <text:p text:style-name="P0"><text:span text:style-name="T0">73</text:span></text:p>
                </table:table-cell>
              </table:table-row>
            </table:table>
          </table:table-cell>
          <table:table-cell table:style-name="C4">
            <table:table is-subtable="true" table:name="TBL_0_209_155" table:style-name="TBL_0_209_155">
              <table:table-column table:style-name="TBL_0_209_155_col_0">
</table:table-column>
              <table:table-row table:style-name="TBL_0_209_155_row_0">
                <table:table-cell table:style-name="C1">
                  <text:p text:style-name="P0"><text:span text:style-name="T0">0</text:span></text:p>
                </table:table-cell>
              </table:table-row>
            </table:table>
          </table:table-cell>
          <table:table-cell table:style-name="C2">
            <table:table is-subtable="true" table:name="TBL_0_209_156" table:style-name="TBL_0_209_156">
              <table:table-column table:style-name="TBL_0_209_156_col_0">
</table:table-column>
              <table:table-row table:style-name="TBL_0_209_156_row_0">
                <table:table-cell table:style-name="C1">
                  <text:p text:style-name="P0"><text:span text:style-name="T0">14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26">
          <table:table-cell table:style-name="empty-cell"/>
          <table:covered-table-cell/>
          <table:table-cell table:style-name="C1">
            <table:table is-subtable="true" table:name="TBL_0_209_157" table:style-name="TBL_0_209_157">
              <table:table-column table:style-name="TBL_0_209_157_col_0">
</table:table-column>
              <table:table-row table:style-name="TBL_0_209_157_row_0">
                <table:table-cell table:style-name="C1">
                  <text:p text:style-name="P0"><text:span text:style-name="T0">Caracas</text:span></text:p>
                </table:table-cell>
              </table:table-row>
            </table:table>
          </table:table-cell>
          <table:table-cell table:style-name="C4">
            <table:table is-subtable="true" table:name="TBL_0_209_158" table:style-name="TBL_0_209_158">
              <table:table-column table:style-name="TBL_0_209_158_col_0">
</table:table-column>
              <table:table-row table:style-name="TBL_0_209_158_row_0">
                <table:table-cell table:style-name="C1">
                  <text:p text:style-name="P0"><text:span text:style-name="T0">66</text:span></text:p>
                </table:table-cell>
              </table:table-row>
            </table:table>
          </table:table-cell>
          <table:table-cell table:style-name="C4">
            <table:table is-subtable="true" table:name="TBL_0_209_159" table:style-name="TBL_0_209_159">
              <table:table-column table:style-name="TBL_0_209_159_col_0">
</table:table-column>
              <table:table-row table:style-name="TBL_0_209_159_row_0">
                <table:table-cell table:style-name="C1">
                  <text:p text:style-name="P0"><text:span text:style-name="T0">1</text:span></text:p>
                </table:table-cell>
              </table:table-row>
            </table:table>
          </table:table-cell>
          <table:table-cell table:style-name="C4">
            <table:table is-subtable="true" table:name="TBL_0_209_160" table:style-name="TBL_0_209_160">
              <table:table-column table:style-name="TBL_0_209_160_col_0">
</table:table-column>
              <table:table-row table:style-name="TBL_0_209_160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9_161" table:style-name="TBL_0_209_161">
              <table:table-column table:style-name="TBL_0_209_161_col_0">
</table:table-column>
              <table:table-row table:style-name="TBL_0_209_161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162" table:style-name="TBL_0_209_162">
              <table:table-column table:style-name="TBL_0_209_162_col_0">
</table:table-column>
              <table:table-row table:style-name="TBL_0_209_162_row_0">
                <table:table-cell table:style-name="C1">
                  <text:p text:style-name="P0"><text:span text:style-name="T0">2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27">
          <table:table-cell table:style-name="empty-cell"/>
          <table:covered-table-cell/>
          <table:table-cell table:style-name="C1">
            <table:table is-subtable="true" table:name="TBL_0_209_163" table:style-name="TBL_0_209_163">
              <table:table-column table:style-name="TBL_0_209_163_col_0">
</table:table-column>
              <table:table-row table:style-name="TBL_0_209_163_row_0">
                <table:table-cell table:style-name="C1">
                  <text:p text:style-name="P0"><text:span text:style-name="T0">I. de Margarita</text:span></text:p>
                </table:table-cell>
              </table:table-row>
            </table:table>
          </table:table-cell>
          <table:table-cell table:style-name="C4">
            <table:table is-subtable="true" table:name="TBL_0_209_164" table:style-name="TBL_0_209_164">
              <table:table-column table:style-name="TBL_0_209_164_col_0">
</table:table-column>
              <table:table-row table:style-name="TBL_0_209_164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4">
            <table:table is-subtable="true" table:name="TBL_0_209_165" table:style-name="TBL_0_209_165">
              <table:table-column table:style-name="TBL_0_209_165_col_0">
</table:table-column>
              <table:table-row table:style-name="TBL_0_209_165_row_0">
                <table:table-cell table:style-name="C1">
                  <text:p text:style-name="P0"><text:span text:style-name="T0">141</text:span></text:p>
                </table:table-cell>
              </table:table-row>
            </table:table>
          </table:table-cell>
          <table:table-cell table:style-name="C4">
            <table:table is-subtable="true" table:name="TBL_0_209_166" table:style-name="TBL_0_209_166">
              <table:table-column table:style-name="TBL_0_209_166_col_0">
</table:table-column>
              <table:table-row table:style-name="TBL_0_209_166_row_0">
                <table:table-cell table:style-name="C1">
                  <text:p text:style-name="P0"><text:span text:style-name="T0">23</text:span></text:p>
                </table:table-cell>
              </table:table-row>
            </table:table>
          </table:table-cell>
          <table:table-cell table:style-name="C4">
            <table:table is-subtable="true" table:name="TBL_0_209_167" table:style-name="TBL_0_209_167">
              <table:table-column table:style-name="TBL_0_209_167_col_0">
</table:table-column>
              <table:table-row table:style-name="TBL_0_209_167_row_0">
                <table:table-cell table:style-name="C1">
                  <text:p text:style-name="P0"><text:span text:style-name="T0">65</text:span></text:p>
                </table:table-cell>
              </table:table-row>
            </table:table>
          </table:table-cell>
          <table:table-cell table:style-name="C2">
            <table:table is-subtable="true" table:name="TBL_0_209_168" table:style-name="TBL_0_209_168">
              <table:table-column table:style-name="TBL_0_209_168_col_0">
</table:table-column>
              <table:table-row table:style-name="TBL_0_209_168_row_0">
                <table:table-cell table:style-name="C1">
                  <text:p text:style-name="P0"><text:span text:style-name="T0">12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28">
          <table:table-cell table:style-name="empty-cell"/>
          <table:covered-table-cell/>
          <table:table-cell table:style-name="C1">
            <table:table is-subtable="true" table:name="TBL_0_209_169" table:style-name="TBL_0_209_169">
              <table:table-column table:style-name="TBL_0_209_169_col_0">
</table:table-column>
              <table:table-row table:style-name="TBL_0_209_169_row_0">
                <table:table-cell table:style-name="C1">
                  <text:p text:style-name="P0"><text:span text:style-name="T0">San Cristóbal</text:span></text:p>
                </table:table-cell>
              </table:table-row>
            </table:table>
          </table:table-cell>
          <table:table-cell table:style-name="C4">
            <table:table is-subtable="true" table:name="TBL_0_209_170" table:style-name="TBL_0_209_170">
              <table:table-column table:style-name="TBL_0_209_170_col_0">
</table:table-column>
              <table:table-row table:style-name="TBL_0_209_170_row_0">
                <table:table-cell table:style-name="C1">
                  <text:p text:style-name="P0"><text:span text:style-name="T0">81</text:span></text:p>
                </table:table-cell>
              </table:table-row>
            </table:table>
          </table:table-cell>
          <table:table-cell table:style-name="C4">
            <table:table is-subtable="true" table:name="TBL_0_209_171" table:style-name="TBL_0_209_171">
              <table:table-column table:style-name="TBL_0_209_171_col_0">
</table:table-column>
              <table:table-row table:style-name="TBL_0_209_171_row_0">
                <table:table-cell table:style-name="C1">
                  <text:p text:style-name="P0"><text:span text:style-name="T0">3</text:span></text:p>
                </table:table-cell>
              </table:table-row>
            </table:table>
          </table:table-cell>
          <table:table-cell table:style-name="C4">
            <table:table is-subtable="true" table:name="TBL_0_209_172" table:style-name="TBL_0_209_172">
              <table:table-column table:style-name="TBL_0_209_172_col_0">
</table:table-column>
              <table:table-row table:style-name="TBL_0_209_172_row_0">
                <table:table-cell table:style-name="C1">
                  <text:p text:style-name="P0"><text:span text:style-name="T0">120</text:span></text:p>
                </table:table-cell>
              </table:table-row>
            </table:table>
          </table:table-cell>
          <table:table-cell table:style-name="C4">
            <table:table is-subtable="true" table:name="TBL_0_209_173" table:style-name="TBL_0_209_173">
              <table:table-column table:style-name="TBL_0_209_173_col_0">
</table:table-column>
              <table:table-row table:style-name="TBL_0_209_173_row_0">
                <table:table-cell table:style-name="C1">
                  <text:p text:style-name="P0"><text:span text:style-name="T0">null</text:span></text:p>
                </table:table-cell>
              </table:table-row>
            </table:table>
          </table:table-cell>
          <table:table-cell table:style-name="C2">
            <table:table is-subtable="true" table:name="TBL_0_209_174" table:style-name="TBL_0_209_174">
              <table:table-column table:style-name="TBL_0_209_174_col_0">
</table:table-column>
              <table:table-row table:style-name="TBL_0_209_174_row_0">
                <table:table-cell table:style-name="C1">
                  <text:p text:style-name="P0"><text:span text:style-name="T0">18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  <table:table-row table:style-name="TBL_0_209_row_29">
          <table:table-cell table:style-name="empty-cell"/>
          <table:table-cell table:style-name="C2" table:number-columns-spanned="2">
            <table:table is-subtable="true" table:name="TBL_0_209_175" table:style-name="TBL_0_209_175">
              <table:table-column table:style-name="TBL_0_209_175_col_0">
</table:table-column>
              <table:table-column table:style-name="TBL_0_209_175_col_1">
</table:table-column>
              <table:table-row table:style-name="TBL_0_209_175_row_0">
                <table:table-cell table:style-name="C3">
                  <text:p text:style-name="P1"><text:span text:style-name="T0">Total SHIPCOUNTRY</text:span></text:p>
                </table:table-cell>
                <table:table-cell table:style-name="empty-cell"/>
              </table:table-row>
            </table:table>
          </table:table-cell>
          <table:covered-table-cell/>
          <table:table-cell table:style-name="C2">
            <table:table is-subtable="true" table:name="TBL_0_209_176" table:style-name="TBL_0_209_176">
              <table:table-column table:style-name="TBL_0_209_176_col_0">
</table:table-column>
              <table:table-row table:style-name="TBL_0_209_176_row_0">
                <table:table-cell table:style-name="C1">
                  <text:p text:style-name="P0"><text:span text:style-name="T0">143</text:span></text:p>
                </table:table-cell>
              </table:table-row>
            </table:table>
          </table:table-cell>
          <table:table-cell table:style-name="C2">
            <table:table is-subtable="true" table:name="TBL_0_209_177" table:style-name="TBL_0_209_177">
              <table:table-column table:style-name="TBL_0_209_177_col_0">
</table:table-column>
              <table:table-row table:style-name="TBL_0_209_177_row_0">
                <table:table-cell table:style-name="C1">
                  <text:p text:style-name="P0"><text:span text:style-name="T0">398</text:span></text:p>
                </table:table-cell>
              </table:table-row>
            </table:table>
          </table:table-cell>
          <table:table-cell table:style-name="C2">
            <table:table is-subtable="true" table:name="TBL_0_209_178" table:style-name="TBL_0_209_178">
              <table:table-column table:style-name="TBL_0_209_178_col_0">
</table:table-column>
              <table:table-row table:style-name="TBL_0_209_178_row_0">
                <table:table-cell table:style-name="C1">
                  <text:p text:style-name="P0"><text:span text:style-name="T0">268</text:span></text:p>
                </table:table-cell>
              </table:table-row>
            </table:table>
          </table:table-cell>
          <table:table-cell table:style-name="C2">
            <table:table is-subtable="true" table:name="TBL_0_209_179" table:style-name="TBL_0_209_179">
              <table:table-column table:style-name="TBL_0_209_179_col_0">
</table:table-column>
              <table:table-row table:style-name="TBL_0_209_179_row_0">
                <table:table-cell table:style-name="C1">
                  <text:p text:style-name="P0"><text:span text:style-name="T0">21</text:span></text:p>
                </table:table-cell>
              </table:table-row>
            </table:table>
          </table:table-cell>
          <table:table-cell table:style-name="C2">
            <table:table is-subtable="true" table:name="TBL_0_209_180" table:style-name="TBL_0_209_180">
              <table:table-column table:style-name="TBL_0_209_180_col_0">
</table:table-column>
              <table:table-row table:style-name="TBL_0_209_180_row_0">
                <table:table-cell table:style-name="C1">
                  <text:p text:style-name="P0"><text:span text:style-name="T0">830</text:span></text:p>
                </table:table-cell>
              </table:table-row>
            </table:table>
          </table:table-cell>
          <table:table-cell table:style-name="empty-cell" table:number-columns-spanned="2"/>
          <table:covered-table-cell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
</file>